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D5965" style:repeat-content="false"/>
      <style:paragraph-properties fo:text-align="start" fo:margin-left="0cm"/>
      <style:text-properties fo:color="#FFFFFF" style:font-name="Aptos" style:font-name-asian="Aptos" style:font-name-complex="Apto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5A6B7A"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19">
      <style:table-cell-properties style:vertical-align="automatic" fo:background-color="#FFFFFF"/>
      <style:text-properties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D5965" style:font-name="Aptos" style:font-name-asian="Aptos" style:font-name-complex="Apto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D5965" fo:border-bottom="thin solid #0D5965" fo:border-left="none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9" style:family="table-cell" style:parent-style-name="Default" style:data-style-name="N3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11" style:family="table-cell" style:parent-style-name="Default" style:data-style-name="N3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E8F5ED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13" style:family="table-cell" style:parent-style-name="Default" style:data-style-name="N3">
      <style:table-cell-properties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D9D9D9" style:vertical-align="middle" fo:wrap-option="wrap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15" style:family="table-cell" style:parent-style-name="Default" style:data-style-name="N36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6" style:family="table-cell" style:parent-style-name="Default" style:data-style-name="N36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D5965" fo:border-left="thin solid #000000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D5965" fo:border-left="none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D5965" fo:border-left="none" fo:border-right="thin solid #000000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D0D8DA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thin solid #D0D8DA" fo:border-left="none" fo:border-right="thin solid #000000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D0D8DA" fo:border-left="thin solid #000000" fo:border-right="none" style:vertical-align="middle" fo:wrap-option="wrap" fo:background-color="#E8F5ED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23" style:family="table-cell" style:parent-style-name="Default" style:data-style-name="N36">
      <style:table-cell-properties fo:border-top="none" fo:border-bottom="thin solid #D0D8DA" fo:border-left="none" fo:border-right="thin solid #000000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E8F5ED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25" style:family="table-cell" style:parent-style-name="Default" style:data-style-name="N14">
      <style:table-cell-properties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26" style:family="table-cell" style:parent-style-name="Default" style:data-style-name="N14">
      <style:table-cell-properties fo:border-top="none" fo:border-bottom="none" fo:border-left="none" fo:border-right="thin solid #000000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60A77F" fo:border-bottom="thin solid #000000" fo:border-left="thin solid #000000" fo:border-right="none" style:vertical-align="middle" fo:wrap-option="wrap" fo:background-color="#E8E4D6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solid #60A77F" fo:border-bottom="thin solid #000000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14">
      <style:table-cell-properties fo:border-top="thin solid #60A77F" fo:border-bottom="thin solid #000000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14">
      <style:table-cell-properties fo:border-top="thin solid #60A77F" fo:border-bottom="thin solid #000000" fo:border-left="none" fo:border-right="thin solid #000000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5A6B7A"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5A6B7A"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34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37" style:family="table-cell" style:parent-style-name="Default" style:data-style-name="N14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38" style:family="table-cell" style:parent-style-name="Default" style:data-style-name="N1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40" style:family="table-cell" style:parent-style-name="Default" style:data-style-name="N14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1" style:family="table-cell" style:parent-style-name="Default" style:data-style-name="N3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42" style:family="table-cell" style:parent-style-name="Default" style:data-style-name="N4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3" style:family="table-cell" style:parent-style-name="Default" style:data-style-name="N4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4" style:family="table-cell" style:parent-style-name="Default" style:data-style-name="N1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47" style:family="table-cell" style:parent-style-name="Default" style:data-style-name="N3">
      <style:table-cell-properties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8" style:family="table-cell" style:parent-style-name="Default" style:data-style-name="N36">
      <style:table-cell-properties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49" style:family="table-cell" style:parent-style-name="Default" style:data-style-name="N14">
      <style:table-cell-properties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50" style:family="table-cell" style:parent-style-name="Default" style:data-style-name="N1">
      <style:table-cell-properties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60A77F" fo:border-bottom="thin solid #60A77F" fo:border-left="none" fo:border-right="none" style:vertical-align="automatic" fo:background-color="#E8E4D6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60A77F" fo:border-bottom="thin solid #60A77F" fo:border-left="none" fo:border-right="none" style:vertical-align="middle" fo:wrap-option="wrap" fo:background-color="#E8E4D6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thin solid #60A77F" fo:border-bottom="thin solid #60A77F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60A77F" fo:border-bottom="thin solid #60A77F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D7377" fo:border-bottom="thin solid #0D7377" fo:border-left="none" fo:border-right="none" style:vertical-align="middle" fo:wrap-option="wrap" fo:background-color="#FFFFFF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D7377" fo:border-bottom="thin solid #0D7377" fo:border-left="none" fo:border-right="none" style:vertical-align="automatic" fo:background-color="#FFFFFF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solid #0D7377" fo:border-bottom="thin solid #0D7377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thin solid #0D7377" fo:border-bottom="thin solid #0D7377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60" style:family="table-cell" style:parent-style-name="Default" style:data-style-name="N39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thin solid #0D7377" fo:border-left="none" fo:border-right="none" style:vertical-align="middle" fo:background-color="#FFFFFF" style:repeat-content="false"/>
      <style:paragraph-properties fo:text-align="start" fo:margin-left="0cm"/>
      <style:text-properties fo:color="#0C5C6B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D7377" fo:border-left="none" fo:border-right="none" style:vertical-align="automatic"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D0D8DA" fo:border-left="none" fo:border-right="none" style:vertical-align="automatic" fo:background-color="#FFFFFF"/>
      <style:text-properties fo:color="#1A1A1A" style:font-name="Aptos" style:font-name-asian="Aptos" style:font-name-complex="Aptos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D0D8DA" fo:border-left="none" fo:border-right="none" style:vertical-align="automatic" fo:background-color="#E8F5ED"/>
      <style:text-properties fo:color="#1A1A1A" style:font-name="Aptos" style:font-name-asian="Aptos" style:font-name-complex="Aptos"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D7377" fo:border-bottom="thin solid #0D7377" fo:border-left="none" fo:border-right="none" style:vertical-align="middle" fo:wrap-option="wrap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background-color="#0D5965" style:repeat-content="false"/>
      <style:paragraph-properties fo:text-align="start" fo:margin-left="0cm"/>
      <style:text-properties fo:color="#FFFFFF" style:font-name="Aptos" style:font-name-asian="Aptos" style:font-name-complex="Aptos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middle" fo:wrap-option="wrap" fo:background-color="#E8F5ED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top" fo:background-color="#0D5965" style:repeat-content="false"/>
      <style:paragraph-properties fo:text-align="center"/>
      <style:text-properties fo:color="#FFFFFF" style:font-name="Aptos" style:font-name-asian="Aptos" style:font-name-complex="Aptos" fo:font-size="14pt" style:font-size-asian="14pt" style:font-size-complex="14pt" fo:font-weight="bold" style:font-weight-asian="bold" style:font-weight-complex="bold"/>
    </style:style>
    <style:style style:name="ce73" style:family="table-cell" style:parent-style-name="Comma" style:data-style-name="N40">
      <style:table-cell-properties style:vertical-align="middle" fo:background-color="#0D5965"/>
      <style:text-properties fo:color="#FFFFFF" style:font-name="Aptos" style:font-name-asian="Aptos" style:font-name-complex="Aptos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5A6B7A" style:font-name="Aptos" style:font-name-asian="Aptos" style:font-name-complex="Aptos" fo:font-size="10pt" style:font-size-asian="10pt" style:font-size-complex="10pt" fo:font-style="italic" style:font-style-asian="italic" style:font-style-complex="italic"/>
    </style:style>
    <style:style style:name="ce75" style:family="table-cell" style:parent-style-name="Comma" style:data-style-name="N40">
      <style:table-cell-properties style:vertical-align="middle" fo:wrap-option="wrap" fo:background-color="#FFFFFF" style:repeat-content="false"/>
      <style:paragraph-properties fo:text-align="start" fo:margin-left="0cm"/>
      <style:text-properties fo:color="#5A6B7A"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7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D5965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77" style:family="table-cell" style:parent-style-name="Comma" style:data-style-name="N40">
      <style:table-cell-properties style:vertical-align="automatic"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78" style:family="table-cell" style:parent-style-name="Comma" style:data-style-name="N40">
      <style:table-cell-properties fo:border-top="thin solid #0D5965" fo:border-bottom="thin solid #0D5965" fo:border-left="none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9pt" style:font-size-asian="9pt" style:font-size-complex="9pt" fo:font-weight="bold" style:font-weight-asian="bold" style:font-weight-complex="bold"/>
    </style:style>
    <style:style style:name="ce79" style:family="table-cell" style:parent-style-name="Comma" style:data-style-name="N40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80" style:family="table-cell" style:parent-style-name="Comma" style:data-style-name="N40">
      <style:table-cell-properties fo:border-top="none" fo:border-bottom="thin solid #D0D8DA" fo:border-left="none" fo:border-right="none" style:vertical-align="middle" fo:wrap-option="wrap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D5965" fo:border-bottom="thin solid #0D5965" fo:border-left="none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82" style:family="table-cell" style:parent-style-name="Comma" style:data-style-name="N40">
      <style:table-cell-properties fo:border-top="thin solid #0D5965" fo:border-bottom="thin solid #0D5965" fo:border-left="none" fo:border-right="none" style:vertical-align="middle" fo:wrap-option="wrap" fo:background-color="#60A77F" style:repeat-content="false"/>
      <style:paragraph-properties fo:text-align="center"/>
      <style:text-properties fo:color="#FFFFFF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83" style:family="table-cell" style:parent-style-name="Comma" style:data-style-name="N40">
      <style:table-cell-properties style:vertical-align="automatic"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84" style:family="table-cell" style:parent-style-name="Comma" style:data-style-name="N40">
      <style:table-cell-properties style:vertical-align="automatic"/>
    </style:style>
    <style:style style:name="ce85" style:family="table-cell" style:parent-style-name="Comma" style:data-style-name="N40"/>
    <style:style style:name="ce86" style:family="table-cell" style:parent-style-name="Default" style:data-style-name="N0">
      <style:text-properties style:font-name="Aptos" style:font-name-asian="Aptos" style:font-name-complex="Aptos" fo:font-size="10pt" style:font-size-asian="10pt" style:font-size-complex="10pt"/>
    </style:style>
    <style:style style:name="ce87" style:family="table-cell" style:parent-style-name="Comma" style:data-style-name="N40">
      <style:text-properties style:font-name="Aptos" style:font-name-asian="Aptos" style:font-name-complex="Aptos" fo:font-size="10pt" style:font-size-asian="10pt" style:font-size-complex="10pt"/>
    </style:style>
    <style:style style:name="ce88" style:family="table-cell" style:parent-style-name="Comma" style:data-style-name="N40">
      <style:table-cell-properties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89" style:family="table-cell" style:parent-style-name="Comma" style:data-style-name="N41">
      <style:table-cell-properties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90" style:family="table-cell" style:parent-style-name="Percent" style:data-style-name="N13">
      <style:table-cell-properties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92" style:family="table-cell" style:parent-style-name="Comma" style:data-style-name="N40">
      <style:table-cell-properties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93" style:family="table-cell" style:parent-style-name="Comma" style:data-style-name="N41">
      <style:table-cell-properties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94" style:family="table-cell" style:parent-style-name="Percent" style:data-style-name="N13">
      <style:table-cell-properties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E8F5ED"/>
      <style:text-properties style:font-name="Aptos" style:font-name-asian="Aptos" style:font-name-complex="Aptos" fo:font-size="10pt" style:font-size-asian="10pt" style:font-size-complex="10pt"/>
    </style:style>
    <style:style style:name="ce96" style:family="table-cell" style:parent-style-name="Default" style:data-style-name="N41">
      <style:table-cell-properties fo:border-top="thin solid #60A77F" fo:border-bottom="thin solid #60A77F" fo:border-left="none" fo:border-right="none" style:vertical-align="automatic" fo:background-color="#E8E4D6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D5965" fo:border-left="none" fo:border-right="none" style:vertical-align="automatic"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thin solid #0C5C6B" fo:border-left="none" fo:border-right="none" style:vertical-align="automatic" fo:background-color="#60A77F"/>
      <style:text-properties fo:color="#FFFFFF" style:font-name="Aptos" style:font-name-asian="Aptos" style:font-name-complex="Aptos"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thin solid #D0D8DA" fo:border-left="none" fo:border-right="none" style:vertical-align="middle" fo:background-color="#E8F5ED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100" style:family="table-cell" style:parent-style-name="Default" style:data-style-name="N3">
      <style:table-cell-properties fo:border-top="none" fo:border-bottom="thin solid #D0D8DA" fo:border-left="none" fo:border-right="none" style:vertical-align="middle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01" style:family="table-cell" style:parent-style-name="Default" style:data-style-name="N0">
      <style:table-cell-properties fo:border-top="none" fo:border-bottom="thin solid #D0D8DA" fo:border-left="none" fo:border-right="none" style:vertical-align="middle" fo:background-color="#FFFFFF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/>
    </style:style>
    <style:style style:name="ce102" style:family="table-cell" style:parent-style-name="Default" style:data-style-name="N3">
      <style:table-cell-properties fo:border-top="none" fo:border-bottom="thin solid #D0D8DA" fo:border-left="none" fo:border-right="none" style:vertical-align="middle" fo:background-color="#FFFFFF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03" style:family="table-cell" style:parent-style-name="Default" style:data-style-name="N36">
      <style:table-cell-properties fo:border-top="none" fo:border-bottom="thin solid #D0D8DA" fo:border-left="none" fo:border-right="none" style:vertical-align="middle" fo:background-color="#E8F5ED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D5965" fo:border-bottom="thin solid #0D5965" fo:border-left="none" fo:border-right="none" style:vertical-align="automatic" fo:background-color="#60A77F"/>
      <style:text-properties fo:color="#FFFFFF" style:font-name="Aptos" style:font-name-asian="Aptos" style:font-name-complex="Aptos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D7377" fo:border-bottom="thin solid #0D7377" fo:border-left="none" fo:border-right="none" style:vertical-align="middle" fo:wrap-option="wrap" fo:background-color="#E8E4D6" style:repeat-content="false"/>
      <style:paragraph-properties fo:text-align="start" fo:margin-lef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3">
      <style:table-cell-properties fo:border-top="thin solid #0D7377" fo:border-bottom="thin solid #0D7377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14">
      <style:table-cell-properties fo:border-top="thin solid #0D7377" fo:border-bottom="thin solid #0D7377" fo:border-left="none" fo:border-right="none" style:vertical-align="middle" fo:wrap-option="wrap" fo:background-color="#E8E4D6" style:repeat-content="false"/>
      <style:paragraph-properties fo:text-align="end" fo:margin-right="0cm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D7377" fo:border-bottom="thin solid #0D7377" fo:border-left="none" fo:border-right="none" style:vertical-align="automatic" fo:background-color="#E8E4D6"/>
      <style:text-properties fo:color="#1A1A1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D5965" fo:border-bottom="thin solid #0D5965" fo:border-left="none" fo:border-right="none" style:vertical-align="middle" fo:background-color="#60A77F" style:repeat-content="false"/>
      <style:paragraph-properties fo:text-align="center"/>
      <style:text-properties fo:color="#FFFFFF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thin solid #D0D8DA" fo:border-left="none" fo:border-right="none" style:vertical-align="middle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D0D8DA" fo:border-left="none" fo:border-right="none" style:vertical-align="middle" fo:background-color="#E8F5ED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112" style:family="table-cell" style:parent-style-name="Default" style:data-style-name="N3">
      <style:table-cell-properties fo:border-top="none" fo:border-bottom="thin solid #D0D8DA" fo:border-left="none" fo:border-right="none" style:vertical-align="middle" fo:wrap-option="wrap" fo:background-color="#FFFFFF" style:repeat-content="false"/>
      <style:paragraph-properties fo:text-align="center"/>
      <style:text-properties fo:color="#1A1A1A" style:font-name="Aptos" style:font-name-asian="Aptos" style:font-name-complex="Aptos" fo:font-size="10pt" style:font-size-asian="10pt" style:font-size-complex="10pt"/>
    </style:style>
    <style:style style:name="ce113" style:family="table-cell" style:parent-style-name="Default" style:data-style-name="N0">
      <style:table-cell-properties style:vertical-align="automatic" fo:background-color="#0D5965"/>
      <style:text-properties fo:color="#FFFFFF" style:font-name="Aptos" style:font-name-asian="Aptos" style:font-name-complex="Aptos" fo:font-size="14pt" style:font-size-asian="14pt" style:font-size-complex="14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/>
      <style:text-properties fo:color="#5A6B7A" style:font-name="Aptos" style:font-name-asian="Aptos" style:font-name-complex="Aptos" fo:font-size="9pt" style:font-size-asian="9pt" style:font-size-complex="9pt" fo:font-style="italic" style:font-style-asian="italic" style:font-style-complex="italic"/>
    </style:style>
    <style:style style:name="ce115" style:family="table-cell" style:parent-style-name="Default" style:data-style-name="N0">
      <style:table-cell-properties style:vertical-align="automatic"/>
      <style:text-properties style:font-name="Aptos" style:font-name-asian="Aptos" style:font-name-complex="Apto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61458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4375cm" style:use-optimal-column-width="true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2.35479166666667cm" style:use-optimal-column-width="true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6.29708333333333cm"/>
    </style:style>
    <style:style style:name="co23" style:family="table-column">
      <style:table-column-properties fo:break-before="auto" style:column-width="15.1077083333333cm" style:use-optimal-column-width="true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5.25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6.7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Portfolio_Overview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21" table:default-cell-style-name="ce1"/>
        <table:table-column table:style-name="co3" table:number-columns-repeated="998" table:default-cell-style-name="ce1"/>
        <table:table-column table:style-name="co1" table:number-columns-repeated="15359" table:default-cell-style-name="ce1"/>
        <table:table-row table:style-name="ro1">
          <table:table-cell/>
          <table:table-cell office:value-type="string" table:style-name="ce2">
            <text:p>Ejari Portfolio Overview</text:p>
          </table:table-cell>
          <table:table-cell table:style-name="ce2"/>
          <table:table-cell table:number-columns-repeated="16381"/>
        </table:table-row>
        <table:table-row table:style-name="ro2">
          <table:table-cell/>
          <table:table-cell office:value-type="string" table:style-name="ce3">
            <text:p>Report_Date</text:p>
          </table:table-cell>
          <table:table-cell office:value-type="date" office:date-value="2026-02-22T00:00:00" table:style-name="ce4">
            <text:p>2/22/20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5">
            <text:p>Key Metrics</text:p>
          </table:table-cell>
          <table:table-cell table:style-name="ce6"/>
          <table:table-cell table:number-columns-repeated="16381"/>
        </table:table-row>
        <table:table-row table:style-name="ro4">
          <table:table-cell/>
          <table:table-cell office:value-type="string" table:style-name="ce7">
            <text:p>Metric</text:p>
          </table:table-cell>
          <table:table-cell office:value-type="string" table:style-name="ce7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Total Contracts</text:p>
          </table:table-cell>
          <table:table-cell office:value-type="float" office:value="1348" table:formula="of:=[Monthly_Cohort.C39]" table:style-name="ce9">
            <text:p>1,34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0">
            <text:p>Active Loans</text:p>
          </table:table-cell>
          <table:table-cell office:value-type="float" office:value="888" table:style-name="ce11">
            <text:p>88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atured / Closed Loans</text:p>
          </table:table-cell>
          <table:table-cell office:value-type="float" office:value="460" table:formula="of:=[Monthly_Cohort.C39]-[Monthly_Cohort.D39]" table:style-name="ce9">
            <text:p>460</text:p>
          </table:table-cell>
          <table:table-cell table:number-columns-repeated="16381"/>
        </table:table-row>
        <table:table-row table:style-name="ro2">
          <table:table-cell/>
          <table:table-cell table:style-name="ce12"/>
          <table:table-cell table:style-name="ce13"/>
          <table:table-cell table:number-columns-repeated="16381"/>
        </table:table-row>
        <table:table-row table:style-name="ro2">
          <table:table-cell/>
          <table:table-cell table:number-columns-repeated="2" table:style-name="ce14"/>
          <table:table-cell table:number-columns-repeated="16381"/>
        </table:table-row>
        <table:table-row table:style-name="ro2">
          <table:table-cell/>
          <table:table-cell office:value-type="string" table:style-name="ce10">
            <text:p>Total Originated (USD)</text:p>
          </table:table-cell>
          <table:table-cell office:value-type="float" office:value="13496316.529999999" table:formula="of:=[Monthly_Cohort.E39]" table:style-name="ce11">
            <text:p>13,496,31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Total Funded (USD)</text:p>
          </table:table-cell>
          <table:table-cell office:value-type="float" office:value="12727014.27" table:formula="of:=[Monthly_Cohort.F39]" table:style-name="ce9">
            <text:p>12,727,01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0">
            <text:p>Outstanding Principal (USD)</text:p>
          </table:table-cell>
          <table:table-cell office:value-type="float" office:value="4327850.5599999996" table:formula="of:=[Monthly_Cohort.G39]" table:style-name="ce11">
            <text:p>4,327,85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Outstanding Fee (USD)</text:p>
          </table:table-cell>
          <table:table-cell office:value-type="float" office:value="480753.83" table:style-name="ce9">
            <text:p>480,75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0">
            <text:p>Total Collections (USD)</text:p>
          </table:table-cell>
          <table:table-cell office:value-type="float" office:value="9287334.9299999997" table:formula="of:=[Monthly_Cohort.H39]" table:style-name="ce11">
            <text:p>9,287,335</text:p>
          </table:table-cell>
          <table:table-cell table:number-columns-repeated="16381"/>
        </table:table-row>
        <table:table-row table:style-name="ro2">
          <table:table-cell/>
          <table:table-cell table:number-columns-repeated="2" table:style-name="ce14"/>
          <table:table-cell table:number-columns-repeated="16381"/>
        </table:table-row>
        <table:table-row table:style-name="ro2">
          <table:table-cell/>
          <table:table-cell office:value-type="string" table:style-name="ce10">
            <text:p>PAR 30+</text:p>
          </table:table-cell>
          <table:table-cell office:value-type="percentage" office:value="4.5823448900494133E-2" table:formula="of:=SUMPRODUCT([Monthly_Cohort.J6:.J38];[Monthly_Cohort.G6:.G38])/[Monthly_Cohort.G39]" table:style-name="ce15">
            <text:p>4.6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AR 60+</text:p>
          </table:table-cell>
          <table:table-cell office:value-type="percentage" office:value="3.8527109657054387E-2" table:formula="of:=SUMPRODUCT([Monthly_Cohort.K6:.K38];[Monthly_Cohort.G6:.G38])/[Monthly_Cohort.G39]" table:style-name="ce16">
            <text:p>3.9%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0">
            <text:p>PAR 90+</text:p>
          </table:table-cell>
          <table:table-cell office:value-type="percentage" office:value="2.8224590128945907E-2" table:formula="of:=SUMPRODUCT([Monthly_Cohort.L6:.L38];[Monthly_Cohort.G6:.G38])/[Monthly_Cohort.G39]" table:style-name="ce15">
            <text:p>2.8%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8">
            <text:p>PAR 180+</text:p>
          </table:table-cell>
          <table:table-cell office:value-type="percentage" office:value="1.101909089199506E-2" table:formula="of:=SUMPRODUCT([Monthly_Cohort.M6:.M38];[Monthly_Cohort.G6:.G38])/[Monthly_Cohort.G39]" table:style-name="ce16">
            <text:p>1.1%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5">
            <text:p>DPD Distribution (Active Loans)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/>
          <table:table-cell office:value-type="string" table:style-name="ce17">
            <text:p>DPD Bucket</text:p>
          </table:table-cell>
          <table:table-cell office:value-type="string" table:style-name="ce18">
            <text:p># Loans</text:p>
          </table:table-cell>
          <table:table-cell office:value-type="string" table:style-name="ce18">
            <text:p>O/S Principal (USD)</text:p>
          </table:table-cell>
          <table:table-cell office:value-type="string" table:style-name="ce18">
            <text:p>% of Loans</text:p>
          </table:table-cell>
          <table:table-cell office:value-type="string" table:style-name="ce19">
            <text:p>% of O/S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0">
            <text:p>Current</text:p>
          </table:table-cell>
          <table:table-cell office:value-type="float" office:value="802" table:formula="of:=[Roll_Rates.B5]" table:style-name="ce9">
            <text:p>802</text:p>
          </table:table-cell>
          <table:table-cell office:value-type="float" office:value="3744932.92" table:formula="of:=[Roll_Rates.C5]" table:style-name="ce9">
            <text:p>3,744,933</text:p>
          </table:table-cell>
          <table:table-cell office:value-type="percentage" office:value="0.90315315315315314" table:formula="of:=[Roll_Rates.B5]/SUM([Roll_Rates.B5:.B11])" table:style-name="ce16">
            <text:p>90.3%</text:p>
          </table:table-cell>
          <table:table-cell office:value-type="percentage" office:value="0.865310128369007" table:formula="of:=[Roll_Rates.D5]" table:style-name="ce21">
            <text:p>86.5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2">
            <text:p>1-30</text:p>
          </table:table-cell>
          <table:table-cell office:value-type="float" office:value="48" table:formula="of:=[Roll_Rates.B6]" table:style-name="ce11">
            <text:p>48</text:p>
          </table:table-cell>
          <table:table-cell office:value-type="float" office:value="388645.41" table:formula="of:=[Roll_Rates.C6]" table:style-name="ce11">
            <text:p>388,645</text:p>
          </table:table-cell>
          <table:table-cell office:value-type="percentage" office:value="5.4054054054054057E-2" table:formula="of:=[Roll_Rates.B6]/SUM([Roll_Rates.B5:.B11])" table:style-name="ce15">
            <text:p>5.4%</text:p>
          </table:table-cell>
          <table:table-cell office:value-type="percentage" office:value="8.9801024175716795E-2" table:formula="of:=[Roll_Rates.D6]" table:style-name="ce23">
            <text:p>9.0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0">
            <text:p>31-60</text:p>
          </table:table-cell>
          <table:table-cell office:value-type="float" office:value="7" table:formula="of:=[Roll_Rates.B7]" table:style-name="ce9">
            <text:p>7</text:p>
          </table:table-cell>
          <table:table-cell office:value-type="float" office:value="27532.639999999999" table:formula="of:=[Roll_Rates.C7]" table:style-name="ce9">
            <text:p>27,533</text:p>
          </table:table-cell>
          <table:table-cell office:value-type="percentage" office:value="7.8828828828828822E-3" table:formula="of:=[Roll_Rates.B7]/SUM([Roll_Rates.B5:.B11])" table:style-name="ce16">
            <text:p>0.8%</text:p>
          </table:table-cell>
          <table:table-cell office:value-type="percentage" office:value="6.36173472496856E-3" table:formula="of:=[Roll_Rates.D7]" table:style-name="ce21">
            <text:p>0.6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2">
            <text:p>61-90</text:p>
          </table:table-cell>
          <table:table-cell office:value-type="float" office:value="5" table:formula="of:=[Roll_Rates.B8]" table:style-name="ce11">
            <text:p>5</text:p>
          </table:table-cell>
          <table:table-cell office:value-type="float" office:value="44587.77" table:formula="of:=[Roll_Rates.C8]" table:style-name="ce11">
            <text:p>44,588</text:p>
          </table:table-cell>
          <table:table-cell office:value-type="percentage" office:value="5.6306306306306304E-3" table:formula="of:=[Roll_Rates.B8]/SUM([Roll_Rates.B5:.B11])" table:style-name="ce15">
            <text:p>0.6%</text:p>
          </table:table-cell>
          <table:table-cell office:value-type="percentage" office:value="1.0302519616979099E-2" table:formula="of:=[Roll_Rates.D8]" table:style-name="ce23">
            <text:p>1.0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0">
            <text:p>91-120</text:p>
          </table:table-cell>
          <table:table-cell office:value-type="float" office:value="5" table:formula="of:=[Roll_Rates.B9]" table:style-name="ce9">
            <text:p>5</text:p>
          </table:table-cell>
          <table:table-cell office:value-type="float" office:value="19110.990000000002" table:formula="of:=[Roll_Rates.C9]" table:style-name="ce9">
            <text:p>19,111</text:p>
          </table:table-cell>
          <table:table-cell office:value-type="percentage" office:value="5.6306306306306304E-3" table:formula="of:=[Roll_Rates.B9]/SUM([Roll_Rates.B5:.B11])" table:style-name="ce16">
            <text:p>0.6%</text:p>
          </table:table-cell>
          <table:table-cell office:value-type="percentage" office:value="4.4158166545224201E-3" table:formula="of:=[Roll_Rates.D9]" table:style-name="ce21">
            <text:p>0.4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2">
            <text:p>121-180</text:p>
          </table:table-cell>
          <table:table-cell office:value-type="float" office:value="12" table:formula="of:=[Roll_Rates.B10]" table:style-name="ce11">
            <text:p>12</text:p>
          </table:table-cell>
          <table:table-cell office:value-type="float" office:value="55351.839999999997" table:formula="of:=[Roll_Rates.C10]" table:style-name="ce11">
            <text:p>55,352</text:p>
          </table:table-cell>
          <table:table-cell office:value-type="percentage" office:value="1.3513513513513514E-2" table:formula="of:=[Roll_Rates.B10]/SUM([Roll_Rates.B5:.B11])" table:style-name="ce15">
            <text:p>1.4%</text:p>
          </table:table-cell>
          <table:table-cell office:value-type="percentage" office:value="1.27896837386726E-2" table:formula="of:=[Roll_Rates.D10]" table:style-name="ce23">
            <text:p>1.3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0">
            <text:p>181-365</text:p>
          </table:table-cell>
          <table:table-cell office:value-type="float" office:value="9" table:formula="of:=[Roll_Rates.B11]" table:style-name="ce9">
            <text:p>9</text:p>
          </table:table-cell>
          <table:table-cell office:value-type="float" office:value="47688.99" table:formula="of:=[Roll_Rates.C11]" table:style-name="ce9">
            <text:p>47,689</text:p>
          </table:table-cell>
          <table:table-cell office:value-type="percentage" office:value="1.0135135135135136E-2" table:formula="of:=[Roll_Rates.B11]/SUM([Roll_Rates.B5:.B11])" table:style-name="ce16">
            <text:p>1.0%</text:p>
          </table:table-cell>
          <table:table-cell office:value-type="percentage" office:value="1.10190927201337E-2" table:formula="of:=[Roll_Rates.D11]" table:style-name="ce21">
            <text:p>1.1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4">
            <text:p>365+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percentage" office:value="0" table:style-name="ce25">
            <text:p>0.00%</text:p>
          </table:table-cell>
          <table:table-cell office:value-type="percentage" office:value="0" table:style-name="ce26">
            <text:p>0.00%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7">
            <text:p>TOTAL</text:p>
          </table:table-cell>
          <table:table-cell office:value-type="float" office:value="888" table:formula="of:=SUM([.C22:.C29])" table:style-name="ce28">
            <text:p>888</text:p>
          </table:table-cell>
          <table:table-cell office:value-type="float" office:value="4327850.5600000005" table:formula="of:=SUM([.D22:.D29])" table:style-name="ce28">
            <text:p>4,327,851</text:p>
          </table:table-cell>
          <table:table-cell office:value-type="percentage" office:value="0.99999999999999989" table:formula="of:=SUM([.E22:.E29])" table:style-name="ce29">
            <text:p>100.00%</text:p>
          </table:table-cell>
          <table:table-cell office:value-type="percentage" office:value="1.0000000000000002" table:formula="of:=SUM([.F22:.F29])" table:style-name="ce30">
            <text:p>100.00%</text:p>
          </table:table-cell>
          <table:table-cell table:number-columns-repeated="16378"/>
        </table:table-row>
        <table:table-row table:number-rows-repeated="969" table:style-name="ro5">
          <table:table-cell/>
          <table:table-cell table:number-columns-repeated="5" table:style-name="ce31"/>
          <table:table-cell table:number-columns-repeated="16378"/>
        </table:table-row>
        <table:table-row table:number-rows-repeated="1047577" table:style-name="ro2">
          <table:table-cell table:number-columns-repeated="16384"/>
        </table:table-row>
      </table:table>
      <table:table table:name="Monthly_Cohort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number-columns-repeated="3" table:default-cell-style-name="ce1"/>
        <table:table-column table:style-name="co1" table:number-columns-repeated="10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table:style-name="ce2"/>
          <table:table-cell office:value-type="string" table:style-name="ce2">
            <text:p>Monthly Cohort Performance</text:p>
          </table:table-cell>
          <table:table-cell table:number-columns-repeated="14" table:style-name="ce2"/>
          <table:table-cell table:number-columns-repeated="16368"/>
        </table:table-row>
        <table:table-row table:style-name="ro6">
          <table:table-cell table:style-name="ce32"/>
          <table:table-cell office:value-type="string" table:style-name="ce32">
            <text:p>Write-offs excluded</text:p>
          </table:table-cell>
          <table:table-cell table:number-columns-repeated="14" table:style-name="ce32"/>
          <table:table-cell table:number-columns-repeated="16368"/>
        </table:table-row>
        <table:table-row table:style-name="ro6">
          <table:table-cell table:style-name="ce32"/>
          <table:table-cell office:value-type="string" table:style-name="ce33">
            <text:p>Cohorts are based on the rent start date, not contract sealing date</text:p>
          </table:table-cell>
          <table:table-cell table:number-columns-repeated="14" table:style-name="ce32"/>
          <table:table-cell table:number-columns-repeated="16368"/>
        </table:table-row>
        <table:table-row table:style-name="ro2">
          <table:table-cell table:style-name="ce34"/>
          <table:table-cell office:value-type="string" table:style-name="ce35">
            <text:p>Exclude frauds where applicable</text:p>
          </table:table-cell>
          <table:table-cell table:number-columns-repeated="14" table:style-name="ce34"/>
          <table:table-cell table:number-columns-repeated="16368"/>
        </table:table-row>
        <table:table-row table:style-name="ro4">
          <table:table-cell office:value-type="string" table:style-name="ce7">
            <text:p>Vintage</text:p>
          </table:table-cell>
          <table:table-cell office:value-type="string" table:style-name="ce7">
            <text:p>Cohort</text:p>
          </table:table-cell>
          <table:table-cell office:value-type="string" table:style-name="ce7">
            <text:p># Loans</text:p>
          </table:table-cell>
          <table:table-cell office:value-type="string" table:style-name="ce7">
            <text:p>Active</text:p>
          </table:table-cell>
          <table:table-cell office:value-type="string" table:style-name="ce7">
            <text:p>Originated</text:p>
            <text:p>(USD)</text:p>
          </table:table-cell>
          <table:table-cell office:value-type="string" table:style-name="ce7">
            <text:p>Funded</text:p>
            <text:p>(USD)</text:p>
          </table:table-cell>
          <table:table-cell office:value-type="string" table:style-name="ce7">
            <text:p>O/S Principal</text:p>
            <text:p>(USD)</text:p>
          </table:table-cell>
          <table:table-cell office:value-type="string" table:style-name="ce7">
            <text:p>Collections</text:p>
            <text:p>(USD)</text:p>
          </table:table-cell>
          <table:table-cell office:value-type="string" table:style-name="ce7">
            <text:p>Coll %</text:p>
          </table:table-cell>
          <table:table-cell office:value-type="string" table:style-name="ce7">
            <text:p>PAR 30+</text:p>
          </table:table-cell>
          <table:table-cell office:value-type="string" table:style-name="ce7">
            <text:p>PAR 60+</text:p>
          </table:table-cell>
          <table:table-cell office:value-type="string" table:style-name="ce7">
            <text:p>PAR 90+</text:p>
          </table:table-cell>
          <table:table-cell office:value-type="string" table:style-name="ce7">
            <text:p>PAR 180+</text:p>
          </table:table-cell>
          <table:table-cell office:value-type="string" table:style-name="ce7">
            <text:p>Avg SIMAH</text:p>
          </table:table-cell>
          <table:table-cell office:value-type="string" table:style-name="ce7">
            <text:p>Avg Salary</text:p>
            <text:p>(USD)</text:p>
          </table:table-cell>
          <table:table-cell office:value-type="string" table:style-name="ce7">
            <text:p>Avg Ticket</text:p>
            <text:p>(USD)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1</text:p>
          </table:table-cell>
          <table:table-cell office:value-type="string" table:style-name="ce8">
            <text:p>Jul-2023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1872.27" table:style-name="ce9">
            <text:p>21,872</text:p>
          </table:table-cell>
          <table:table-cell office:value-type="float" office:value="21872.27" table:style-name="ce9">
            <text:p>21,872</text:p>
          </table:table-cell>
          <table:table-cell office:value-type="float" office:value="0" table:style-name="ce9">
            <text:p>0</text:p>
          </table:table-cell>
          <table:table-cell office:value-type="float" office:value="23551.73" table:style-name="ce9">
            <text:p>23,552</text:p>
          </table:table-cell>
          <table:table-cell office:value-type="percentage" office:value="1" table:style-name="ce37">
            <text:p>10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51" table:style-name="ce38">
            <text:p>551</text:p>
          </table:table-cell>
          <table:table-cell office:value-type="float" office:value="3185.33" table:style-name="ce9">
            <text:p>3,185</text:p>
          </table:table-cell>
          <table:table-cell office:value-type="float" office:value="7290.76" table:style-name="ce9">
            <text:p>7,291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1</text:p>
          </table:table-cell>
          <table:table-cell office:value-type="string" table:style-name="ce10">
            <text:p>Aug-20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table:number-columns-repeated="2" table:style-name="ce39"/>
          <table:table-cell table:style-name="ce41"/>
          <table:table-cell table:number-columns-repeated="16368"/>
        </table:table-row>
        <table:table-row table:style-name="ro2">
          <table:table-cell office:value-type="string" table:style-name="ce36">
            <text:p>V1</text:p>
          </table:table-cell>
          <table:table-cell office:value-type="string" table:style-name="ce8">
            <text:p>Sep-2023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6186.67" table:style-name="ce9">
            <text:p>46,187</text:p>
          </table:table-cell>
          <table:table-cell office:value-type="float" office:value="47053.33" table:style-name="ce9">
            <text:p>47,053</text:p>
          </table:table-cell>
          <table:table-cell office:value-type="float" office:value="0" table:style-name="ce9">
            <text:p>0</text:p>
          </table:table-cell>
          <table:table-cell office:value-type="float" office:value="53741.87" table:style-name="ce9">
            <text:p>53,742</text:p>
          </table:table-cell>
          <table:table-cell office:value-type="percentage" office:value="1" table:style-name="ce37">
            <text:p>10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13" table:style-name="ce38">
            <text:p>513</text:p>
          </table:table-cell>
          <table:table-cell office:value-type="float" office:value="7182.76" table:style-name="ce9">
            <text:p>7,183</text:p>
          </table:table-cell>
          <table:table-cell office:value-type="float" office:value="11546.67" table:style-name="ce9">
            <text:p>11,547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1</text:p>
          </table:table-cell>
          <table:table-cell office:value-type="string" table:style-name="ce10">
            <text:p>Oct-2023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82281.600000000006" table:style-name="ce11">
            <text:p>82,282</text:p>
          </table:table-cell>
          <table:table-cell office:value-type="float" office:value="87533.33" table:style-name="ce11">
            <text:p>87,533</text:p>
          </table:table-cell>
          <table:table-cell office:value-type="float" office:value="0" table:style-name="ce11">
            <text:p>0</text:p>
          </table:table-cell>
          <table:table-cell office:value-type="float" office:value="95375.73" table:style-name="ce11">
            <text:p>95,376</text:p>
          </table:table-cell>
          <table:table-cell office:value-type="percentage" office:value="1.00000002795959" table:style-name="ce15">
            <text:p>100.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484.25" table:style-name="ce42">
            <text:p>484.25</text:p>
          </table:table-cell>
          <table:table-cell office:value-type="float" office:value="3687.16" table:style-name="ce11">
            <text:p>3,687</text:p>
          </table:table-cell>
          <table:table-cell office:value-type="float" office:value="11754.51" table:style-name="ce11">
            <text:p>11,755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1</text:p>
          </table:table-cell>
          <table:table-cell office:value-type="string" table:style-name="ce8">
            <text:p>Nov-2023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82040" table:style-name="ce9">
            <text:p>82,040</text:p>
          </table:table-cell>
          <table:table-cell office:value-type="float" office:value="82040" table:style-name="ce9">
            <text:p>82,040</text:p>
          </table:table-cell>
          <table:table-cell office:value-type="float" office:value="0" table:style-name="ce9">
            <text:p>0</text:p>
          </table:table-cell>
          <table:table-cell office:value-type="float" office:value="94051.47" table:style-name="ce9">
            <text:p>94,051</text:p>
          </table:table-cell>
          <table:table-cell office:value-type="percentage" office:value="1" table:style-name="ce37">
            <text:p>10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65.33333333333303" table:style-name="ce43">
            <text:p>565.33</text:p>
          </table:table-cell>
          <table:table-cell office:value-type="float" office:value="5408.57" table:style-name="ce9">
            <text:p>5,409</text:p>
          </table:table-cell>
          <table:table-cell office:value-type="float" office:value="9115.56" table:style-name="ce9">
            <text:p>9,116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1</text:p>
          </table:table-cell>
          <table:table-cell office:value-type="string" table:style-name="ce10">
            <text:p>Dec-2023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02814.93" table:style-name="ce11">
            <text:p>102,815</text:p>
          </table:table-cell>
          <table:table-cell office:value-type="float" office:value="102814.93" table:style-name="ce11">
            <text:p>102,815</text:p>
          </table:table-cell>
          <table:table-cell office:value-type="float" office:value="0" table:style-name="ce11">
            <text:p>0</text:p>
          </table:table-cell>
          <table:table-cell office:value-type="float" office:value="118692.53" table:style-name="ce11">
            <text:p>118,693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43.5" table:style-name="ce42">
            <text:p>643.50</text:p>
          </table:table-cell>
          <table:table-cell office:value-type="float" office:value="5661.46" table:style-name="ce11">
            <text:p>5,661</text:p>
          </table:table-cell>
          <table:table-cell office:value-type="float" office:value="11423.88" table:style-name="ce11">
            <text:p>11,424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2</text:p>
          </table:table-cell>
          <table:table-cell office:value-type="string" table:style-name="ce8">
            <text:p>Jan-2024</text:p>
          </table:table-cell>
          <table:table-cell office:value-type="float" office:value="1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188576.8" table:style-name="ce9">
            <text:p>188,577</text:p>
          </table:table-cell>
          <table:table-cell office:value-type="float" office:value="193243.47" table:style-name="ce9">
            <text:p>193,243</text:p>
          </table:table-cell>
          <table:table-cell office:value-type="float" office:value="0" table:style-name="ce9">
            <text:p>0</text:p>
          </table:table-cell>
          <table:table-cell office:value-type="float" office:value="204816.27" table:style-name="ce9">
            <text:p>204,816</text:p>
          </table:table-cell>
          <table:table-cell office:value-type="percentage" office:value="0.93844394403506204" table:style-name="ce16">
            <text:p>93.8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62.42857142857099" table:style-name="ce43">
            <text:p>562.43</text:p>
          </table:table-cell>
          <table:table-cell office:value-type="float" office:value="3051.09" table:style-name="ce9">
            <text:p>3,051</text:p>
          </table:table-cell>
          <table:table-cell office:value-type="float" office:value="9925.09" table:style-name="ce9">
            <text:p>9,925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2</text:p>
          </table:table-cell>
          <table:table-cell office:value-type="string" table:style-name="ce10">
            <text:p>Feb-202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63666.67" table:style-name="ce11">
            <text:p>63,667</text:p>
          </table:table-cell>
          <table:table-cell office:value-type="float" office:value="63666.67" table:style-name="ce11">
            <text:p>63,667</text:p>
          </table:table-cell>
          <table:table-cell office:value-type="float" office:value="0" table:style-name="ce11">
            <text:p>0</text:p>
          </table:table-cell>
          <table:table-cell office:value-type="float" office:value="73677.070000000007" table:style-name="ce11">
            <text:p>73,677</text:p>
          </table:table-cell>
          <table:table-cell office:value-type="percentage" office:value="1.0000022440321199" table:style-name="ce15">
            <text:p>100.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37.42857142857099" table:style-name="ce42">
            <text:p>637.43</text:p>
          </table:table-cell>
          <table:table-cell office:value-type="float" office:value="3819.38" table:style-name="ce11">
            <text:p>3,819</text:p>
          </table:table-cell>
          <table:table-cell office:value-type="float" office:value="7958.33" table:style-name="ce11">
            <text:p>7,958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2</text:p>
          </table:table-cell>
          <table:table-cell office:value-type="string" table:style-name="ce8">
            <text:p>Mar-2024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50932.79999999999" table:style-name="ce9">
            <text:p>150,933</text:p>
          </table:table-cell>
          <table:table-cell office:value-type="float" office:value="165600" table:style-name="ce9">
            <text:p>165,600</text:p>
          </table:table-cell>
          <table:table-cell office:value-type="float" office:value="0" table:style-name="ce9">
            <text:p>0</text:p>
          </table:table-cell>
          <table:table-cell office:value-type="float" office:value="172268.79999999999" table:style-name="ce9">
            <text:p>172,269</text:p>
          </table:table-cell>
          <table:table-cell office:value-type="percentage" office:value="0.999998931902913" table:style-name="ce16">
            <text:p>100.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20.857142857143" table:style-name="ce43">
            <text:p>620.86</text:p>
          </table:table-cell>
          <table:table-cell office:value-type="float" office:value="4775.32" table:style-name="ce9">
            <text:p>4,775</text:p>
          </table:table-cell>
          <table:table-cell office:value-type="float" office:value="10062.19" table:style-name="ce9">
            <text:p>10,062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3</text:p>
          </table:table-cell>
          <table:table-cell office:value-type="string" table:style-name="ce10">
            <text:p>Apr-2024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138266.67000000001" table:style-name="ce11">
            <text:p>138,267</text:p>
          </table:table-cell>
          <table:table-cell office:value-type="float" office:value="138266.67000000001" table:style-name="ce11">
            <text:p>138,267</text:p>
          </table:table-cell>
          <table:table-cell office:value-type="float" office:value="0" table:style-name="ce11">
            <text:p>0</text:p>
          </table:table-cell>
          <table:table-cell office:value-type="float" office:value="147780.26999999999" table:style-name="ce11">
            <text:p>147,780</text:p>
          </table:table-cell>
          <table:table-cell office:value-type="percentage" office:value="0.94912003069102802" table:style-name="ce15">
            <text:p>94.9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590.81818181818198" table:style-name="ce42">
            <text:p>590.82</text:p>
          </table:table-cell>
          <table:table-cell office:value-type="float" office:value="4419" table:style-name="ce11">
            <text:p>4,419</text:p>
          </table:table-cell>
          <table:table-cell office:value-type="float" office:value="11522.22" table:style-name="ce11">
            <text:p>11,522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3</text:p>
          </table:table-cell>
          <table:table-cell office:value-type="string" table:style-name="ce8">
            <text:p>May-2024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7754.93" table:style-name="ce9">
            <text:p>57,755</text:p>
          </table:table-cell>
          <table:table-cell office:value-type="float" office:value="75354.929999999993" table:style-name="ce9">
            <text:p>75,355</text:p>
          </table:table-cell>
          <table:table-cell office:value-type="float" office:value="0" table:style-name="ce9">
            <text:p>0</text:p>
          </table:table-cell>
          <table:table-cell office:value-type="float" office:value="64873.33" table:style-name="ce9">
            <text:p>64,873</text:p>
          </table:table-cell>
          <table:table-cell office:value-type="percentage" office:value="0.99999901346310505" table:style-name="ce16">
            <text:p>100.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54" table:style-name="ce38">
            <text:p>554</text:p>
          </table:table-cell>
          <table:table-cell office:value-type="float" office:value="9384.33" table:style-name="ce9">
            <text:p>9,384</text:p>
          </table:table-cell>
          <table:table-cell office:value-type="float" office:value="9625.82" table:style-name="ce9">
            <text:p>9,626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3</text:p>
          </table:table-cell>
          <table:table-cell office:value-type="string" table:style-name="ce10">
            <text:p>Jun-2024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137777.60000000001" table:style-name="ce11">
            <text:p>137,778</text:p>
          </table:table-cell>
          <table:table-cell office:value-type="float" office:value="141333.32999999999" table:style-name="ce11">
            <text:p>141,333</text:p>
          </table:table-cell>
          <table:table-cell office:value-type="float" office:value="0" table:style-name="ce11">
            <text:p>0</text:p>
          </table:table-cell>
          <table:table-cell office:value-type="float" office:value="158166.39999999999" table:style-name="ce11">
            <text:p>158,166</text:p>
          </table:table-cell>
          <table:table-cell office:value-type="percentage" office:value="0.99999994942035997" table:style-name="ce15">
            <text:p>100.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00.44444444444503" table:style-name="ce42">
            <text:p>600.44</text:p>
          </table:table-cell>
          <table:table-cell office:value-type="float" office:value="3282.24" table:style-name="ce11">
            <text:p>3,282</text:p>
          </table:table-cell>
          <table:table-cell office:value-type="float" office:value="6888.88" table:style-name="ce11">
            <text:p>6,889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4</text:p>
          </table:table-cell>
          <table:table-cell office:value-type="string" table:style-name="ce8">
            <text:p>Jul-2024</text:p>
          </table:table-cell>
          <table:table-cell office:value-type="float" office:value="2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227800" table:style-name="ce9">
            <text:p>227,800</text:p>
          </table:table-cell>
          <table:table-cell office:value-type="float" office:value="239600" table:style-name="ce9">
            <text:p>239,600</text:p>
          </table:table-cell>
          <table:table-cell office:value-type="float" office:value="0" table:style-name="ce9">
            <text:p>0</text:p>
          </table:table-cell>
          <table:table-cell office:value-type="float" office:value="257332.53" table:style-name="ce9">
            <text:p>257,333</text:p>
          </table:table-cell>
          <table:table-cell office:value-type="percentage" office:value="0.99999974093190402" table:style-name="ce16">
            <text:p>100.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03" table:style-name="ce38">
            <text:p>603</text:p>
          </table:table-cell>
          <table:table-cell office:value-type="float" office:value="4949.38" table:style-name="ce9">
            <text:p>4,949</text:p>
          </table:table-cell>
          <table:table-cell office:value-type="float" office:value="10847.62" table:style-name="ce9">
            <text:p>10,848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4</text:p>
          </table:table-cell>
          <table:table-cell office:value-type="string" table:style-name="ce10">
            <text:p>Aug-2024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229092.8" table:style-name="ce11">
            <text:p>229,093</text:p>
          </table:table-cell>
          <table:table-cell office:value-type="float" office:value="233913.33" table:style-name="ce11">
            <text:p>233,913</text:p>
          </table:table-cell>
          <table:table-cell office:value-type="float" office:value="331.95" table:style-name="ce11">
            <text:p>332</text:p>
          </table:table-cell>
          <table:table-cell office:value-type="float" office:value="253241.87" table:style-name="ce11">
            <text:p>253,242</text:p>
          </table:table-cell>
          <table:table-cell office:value-type="percentage" office:value="0.99848165457909799" table:style-name="ce15">
            <text:p>99.8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1" table:style-name="ce40">
            <text:p>100.00%</text:p>
          </table:table-cell>
          <table:table-cell office:value-type="float" office:value="606.25" table:style-name="ce42">
            <text:p>606.25</text:p>
          </table:table-cell>
          <table:table-cell office:value-type="float" office:value="8386.2999999999993" table:style-name="ce11">
            <text:p>8,386</text:p>
          </table:table-cell>
          <table:table-cell office:value-type="float" office:value="16363.77" table:style-name="ce11">
            <text:p>16,364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4</text:p>
          </table:table-cell>
          <table:table-cell office:value-type="string" table:style-name="ce8">
            <text:p>Sep-2024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162460.26999999999" table:style-name="ce9">
            <text:p>162,460</text:p>
          </table:table-cell>
          <table:table-cell office:value-type="float" office:value="173238.13" table:style-name="ce9">
            <text:p>173,238</text:p>
          </table:table-cell>
          <table:table-cell office:value-type="float" office:value="0" table:style-name="ce9">
            <text:p>0</text:p>
          </table:table-cell>
          <table:table-cell office:value-type="float" office:value="181541.33" table:style-name="ce9">
            <text:p>181,541</text:p>
          </table:table-cell>
          <table:table-cell office:value-type="percentage" office:value="1.0000004700492799" table:style-name="ce16">
            <text:p>100.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582.18181818181802" table:style-name="ce43">
            <text:p>582.18</text:p>
          </table:table-cell>
          <table:table-cell office:value-type="float" office:value="5252.3" table:style-name="ce9">
            <text:p>5,252</text:p>
          </table:table-cell>
          <table:table-cell office:value-type="float" office:value="13538.36" table:style-name="ce9">
            <text:p>13,538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5</text:p>
          </table:table-cell>
          <table:table-cell office:value-type="string" table:style-name="ce10">
            <text:p>Oct-2024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1">
            <text:p>3</text:p>
          </table:table-cell>
          <table:table-cell office:value-type="float" office:value="412667.73" table:style-name="ce11">
            <text:p>412,668</text:p>
          </table:table-cell>
          <table:table-cell office:value-type="float" office:value="392934.40000000002" table:style-name="ce11">
            <text:p>392,934</text:p>
          </table:table-cell>
          <table:table-cell office:value-type="float" office:value="15354.12" table:style-name="ce11">
            <text:p>15,354</text:p>
          </table:table-cell>
          <table:table-cell office:value-type="float" office:value="418736.27" table:style-name="ce11">
            <text:p>418,736</text:p>
          </table:table-cell>
          <table:table-cell office:value-type="percentage" office:value="0.90897084700120601" table:style-name="ce15">
            <text:p>90.9%</text:p>
          </table:table-cell>
          <table:table-cell office:value-type="percentage" office:value="0.152955575628167" table:style-name="ce15">
            <text:p>15.3%</text:p>
          </table:table-cell>
          <table:table-cell office:value-type="percentage" office:value="0.152955575628167" table:style-name="ce15">
            <text:p>15.3%</text:p>
          </table:table-cell>
          <table:table-cell office:value-type="percentage" office:value="0.152955575628167" table:style-name="ce15">
            <text:p>15.3%</text:p>
          </table:table-cell>
          <table:table-cell office:value-type="percentage" office:value="6.6578948032509203E-2" table:style-name="ce15">
            <text:p>6.7%</text:p>
          </table:table-cell>
          <table:table-cell office:value-type="float" office:value="590.72727272727298" table:style-name="ce42">
            <text:p>590.73</text:p>
          </table:table-cell>
          <table:table-cell office:value-type="float" office:value="5006.41" table:style-name="ce11">
            <text:p>5,006</text:p>
          </table:table-cell>
          <table:table-cell office:value-type="float" office:value="18757.62" table:style-name="ce11">
            <text:p>18,758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5</text:p>
          </table:table-cell>
          <table:table-cell office:value-type="string" table:style-name="ce8">
            <text:p>Nov-2024</text:p>
          </table:table-cell>
          <table:table-cell office:value-type="float" office:value="34" table:style-name="ce9">
            <text:p>34</text:p>
          </table:table-cell>
          <table:table-cell office:value-type="float" office:value="3" table:style-name="ce9">
            <text:p>3</text:p>
          </table:table-cell>
          <table:table-cell office:value-type="float" office:value="479841.33" table:style-name="ce9">
            <text:p>479,841</text:p>
          </table:table-cell>
          <table:table-cell office:value-type="float" office:value="460953.33" table:style-name="ce9">
            <text:p>460,953</text:p>
          </table:table-cell>
          <table:table-cell office:value-type="float" office:value="19276.419999999998" table:style-name="ce9">
            <text:p>19,276</text:p>
          </table:table-cell>
          <table:table-cell office:value-type="float" office:value="492929.33" table:style-name="ce9">
            <text:p>492,929</text:p>
          </table:table-cell>
          <table:table-cell office:value-type="percentage" office:value="0.91699195920258003" table:style-name="ce16">
            <text:p>91.7%</text:p>
          </table:table-cell>
          <table:table-cell office:value-type="percentage" office:value="0.23770010487104201" table:style-name="ce16">
            <text:p>23.8%</text:p>
          </table:table-cell>
          <table:table-cell office:value-type="percentage" office:value="0.23770010487104201" table:style-name="ce16">
            <text:p>23.8%</text:p>
          </table:table-cell>
          <table:table-cell office:value-type="percentage" office:value="0.23770010487104201" table:style-name="ce16">
            <text:p>23.8%</text:p>
          </table:table-cell>
          <table:table-cell office:value-type="percentage" office:value="0.20622663236186201" table:style-name="ce16">
            <text:p>20.6%</text:p>
          </table:table-cell>
          <table:table-cell office:value-type="float" office:value="582.81818181818198" table:style-name="ce43">
            <text:p>582.82</text:p>
          </table:table-cell>
          <table:table-cell office:value-type="float" office:value="5223.68" table:style-name="ce9">
            <text:p>5,224</text:p>
          </table:table-cell>
          <table:table-cell office:value-type="float" office:value="14112.98" table:style-name="ce9">
            <text:p>14,113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5</text:p>
          </table:table-cell>
          <table:table-cell office:value-type="string" table:style-name="ce10">
            <text:p>Dec-2024</text:p>
          </table:table-cell>
          <table:table-cell office:value-type="float" office:value="50" table:style-name="ce11">
            <text:p>50</text:p>
          </table:table-cell>
          <table:table-cell office:value-type="float" office:value="3" table:style-name="ce11">
            <text:p>3</text:p>
          </table:table-cell>
          <table:table-cell office:value-type="float" office:value="534644.80000000005" table:style-name="ce11">
            <text:p>534,645</text:p>
          </table:table-cell>
          <table:table-cell office:value-type="float" office:value="547356.53" table:style-name="ce11">
            <text:p>547,357</text:p>
          </table:table-cell>
          <table:table-cell office:value-type="float" office:value="5971.91" table:style-name="ce11">
            <text:p>5,972</text:p>
          </table:table-cell>
          <table:table-cell office:value-type="float" office:value="600310.93000000005" table:style-name="ce11">
            <text:p>600,311</text:p>
          </table:table-cell>
          <table:table-cell office:value-type="percentage" office:value="0.98856669689996901" table:style-name="ce15">
            <text:p>98.9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1" table:style-name="ce40">
            <text:p>10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05" table:style-name="ce44">
            <text:p>605</text:p>
          </table:table-cell>
          <table:table-cell office:value-type="float" office:value="5153.05" table:style-name="ce11">
            <text:p>5,153</text:p>
          </table:table-cell>
          <table:table-cell office:value-type="float" office:value="10692.9" table:style-name="ce11">
            <text:p>10,693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6</text:p>
          </table:table-cell>
          <table:table-cell office:value-type="string" table:style-name="ce8">
            <text:p>Jan-2025</text:p>
          </table:table-cell>
          <table:table-cell office:value-type="float" office:value="66" table:style-name="ce9">
            <text:p>66</text:p>
          </table:table-cell>
          <table:table-cell office:value-type="float" office:value="2" table:style-name="ce9">
            <text:p>2</text:p>
          </table:table-cell>
          <table:table-cell office:value-type="float" office:value="649388.27" table:style-name="ce9">
            <text:p>649,388</text:p>
          </table:table-cell>
          <table:table-cell office:value-type="float" office:value="661310.4" table:style-name="ce9">
            <text:p>661,310</text:p>
          </table:table-cell>
          <table:table-cell office:value-type="float" office:value="3252.26" table:style-name="ce9">
            <text:p>3,252</text:p>
          </table:table-cell>
          <table:table-cell office:value-type="float" office:value="724245.07" table:style-name="ce9">
            <text:p>724,245</text:p>
          </table:table-cell>
          <table:table-cell office:value-type="percentage" office:value="0.99473349818663803" table:style-name="ce16">
            <text:p>99.5%</text:p>
          </table:table-cell>
          <table:table-cell office:value-type="percentage" office:value="0.72327872295138596" table:style-name="ce16">
            <text:p>72.3%</text:p>
          </table:table-cell>
          <table:table-cell office:value-type="percentage" office:value="0.72327872295138596" table:style-name="ce16">
            <text:p>72.3%</text:p>
          </table:table-cell>
          <table:table-cell office:value-type="percentage" office:value="0.72327872295138596" table:style-name="ce16">
            <text:p>72.3%</text:p>
          </table:table-cell>
          <table:table-cell office:value-type="percentage" office:value="0" table:style-name="ce37">
            <text:p>0.00%</text:p>
          </table:table-cell>
          <table:table-cell office:value-type="float" office:value="603.80327868852498" table:style-name="ce43">
            <text:p>603.80</text:p>
          </table:table-cell>
          <table:table-cell office:value-type="float" office:value="4039.06" table:style-name="ce9">
            <text:p>4,039</text:p>
          </table:table-cell>
          <table:table-cell office:value-type="float" office:value="9839.2199999999993" table:style-name="ce9">
            <text:p>9,839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6</text:p>
          </table:table-cell>
          <table:table-cell office:value-type="string" table:style-name="ce10">
            <text:p>Feb-2025</text:p>
          </table:table-cell>
          <table:table-cell office:value-type="float" office:value="49" table:style-name="ce11">
            <text:p>49</text:p>
          </table:table-cell>
          <table:table-cell office:value-type="float" office:value="3" table:style-name="ce11">
            <text:p>3</text:p>
          </table:table-cell>
          <table:table-cell office:value-type="float" office:value="487023.47" table:style-name="ce11">
            <text:p>487,023</text:p>
          </table:table-cell>
          <table:table-cell office:value-type="float" office:value="507678.93" table:style-name="ce11">
            <text:p>507,679</text:p>
          </table:table-cell>
          <table:table-cell office:value-type="float" office:value="599.21" table:style-name="ce11">
            <text:p>599</text:p>
          </table:table-cell>
          <table:table-cell office:value-type="float" office:value="549161.06999999995" table:style-name="ce11">
            <text:p>549,161</text:p>
          </table:table-cell>
          <table:table-cell office:value-type="percentage" office:value="0.99874705222636495" table:style-name="ce15">
            <text:p>99.9%</text:p>
          </table:table-cell>
          <table:table-cell office:value-type="percentage" office:value="0.99919449224952495" table:style-name="ce15">
            <text:p>99.9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56.48979591836701" table:style-name="ce42">
            <text:p>656.49</text:p>
          </table:table-cell>
          <table:table-cell office:value-type="float" office:value="4736.8999999999996" table:style-name="ce11">
            <text:p>4,737</text:p>
          </table:table-cell>
          <table:table-cell office:value-type="float" office:value="9939.25" table:style-name="ce11">
            <text:p>9,939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6</text:p>
          </table:table-cell>
          <table:table-cell office:value-type="string" table:style-name="ce8">
            <text:p>Mar-2025</text:p>
          </table:table-cell>
          <table:table-cell office:value-type="float" office:value="47" table:style-name="ce9">
            <text:p>47</text:p>
          </table:table-cell>
          <table:table-cell office:value-type="float" office:value="23" table:style-name="ce9">
            <text:p>23</text:p>
          </table:table-cell>
          <table:table-cell office:value-type="float" office:value="401127.73" table:style-name="ce9">
            <text:p>401,128</text:p>
          </table:table-cell>
          <table:table-cell office:value-type="float" office:value="422666.67" table:style-name="ce9">
            <text:p>422,667</text:p>
          </table:table-cell>
          <table:table-cell office:value-type="float" office:value="24258.080000000002" table:style-name="ce9">
            <text:p>24,258</text:p>
          </table:table-cell>
          <table:table-cell office:value-type="float" office:value="432302.93" table:style-name="ce9">
            <text:p>432,303</text:p>
          </table:table-cell>
          <table:table-cell office:value-type="percentage" office:value="0.94330285700486904" table:style-name="ce16">
            <text:p>94.3%</text:p>
          </table:table-cell>
          <table:table-cell office:value-type="percentage" office:value="0.452243104675142" table:style-name="ce16">
            <text:p>45.2%</text:p>
          </table:table-cell>
          <table:table-cell office:value-type="percentage" office:value="0.452243104675142" table:style-name="ce16">
            <text:p>45.2%</text:p>
          </table:table-cell>
          <table:table-cell office:value-type="percentage" office:value="0.452243104675142" table:style-name="ce16">
            <text:p>45.2%</text:p>
          </table:table-cell>
          <table:table-cell office:value-type="percentage" office:value="0" table:style-name="ce37">
            <text:p>0.00%</text:p>
          </table:table-cell>
          <table:table-cell office:value-type="float" office:value="633.64444444444405" table:style-name="ce43">
            <text:p>633.64</text:p>
          </table:table-cell>
          <table:table-cell office:value-type="float" office:value="4206.71" table:style-name="ce9">
            <text:p>4,207</text:p>
          </table:table-cell>
          <table:table-cell office:value-type="float" office:value="8534.6299999999992" table:style-name="ce9">
            <text:p>8,535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7</text:p>
          </table:table-cell>
          <table:table-cell office:value-type="string" table:style-name="ce10">
            <text:p>Apr-2025</text:p>
          </table:table-cell>
          <table:table-cell office:value-type="float" office:value="39" table:style-name="ce11">
            <text:p>39</text:p>
          </table:table-cell>
          <table:table-cell office:value-type="float" office:value="29" table:style-name="ce11">
            <text:p>29</text:p>
          </table:table-cell>
          <table:table-cell office:value-type="float" office:value="349320" table:style-name="ce11">
            <text:p>349,320</text:p>
          </table:table-cell>
          <table:table-cell office:value-type="float" office:value="355906.67" table:style-name="ce11">
            <text:p>355,907</text:p>
          </table:table-cell>
          <table:table-cell office:value-type="float" office:value="64206.43" table:style-name="ce11">
            <text:p>64,206</text:p>
          </table:table-cell>
          <table:table-cell office:value-type="float" office:value="319281.87" table:style-name="ce11">
            <text:p>319,282</text:p>
          </table:table-cell>
          <table:table-cell office:value-type="percentage" office:value="0.81273129029417002" table:style-name="ce15">
            <text:p>81.3%</text:p>
          </table:table-cell>
          <table:table-cell office:value-type="percentage" office:value="0.522292201953794" table:style-name="ce15">
            <text:p>52.2%</text:p>
          </table:table-cell>
          <table:table-cell office:value-type="percentage" office:value="0.51247050759755097" table:style-name="ce15">
            <text:p>51.2%</text:p>
          </table:table-cell>
          <table:table-cell office:value-type="percentage" office:value="0.51247050759755097" table:style-name="ce15">
            <text:p>51.2%</text:p>
          </table:table-cell>
          <table:table-cell office:value-type="percentage" office:value="0.51247050759755097" table:style-name="ce15">
            <text:p>51.2%</text:p>
          </table:table-cell>
          <table:table-cell office:value-type="float" office:value="607.74358974358995" table:style-name="ce42">
            <text:p>607.74</text:p>
          </table:table-cell>
          <table:table-cell office:value-type="float" office:value="4876.66" table:style-name="ce11">
            <text:p>4,877</text:p>
          </table:table-cell>
          <table:table-cell office:value-type="float" office:value="8956.92" table:style-name="ce11">
            <text:p>8,957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7</text:p>
          </table:table-cell>
          <table:table-cell office:value-type="string" table:style-name="ce8">
            <text:p>May-2025</text:p>
          </table:table-cell>
          <table:table-cell office:value-type="float" office:value="51" table:style-name="ce9">
            <text:p>51</text:p>
          </table:table-cell>
          <table:table-cell office:value-type="float" office:value="39" table:style-name="ce9">
            <text:p>39</text:p>
          </table:table-cell>
          <table:table-cell office:value-type="float" office:value="476758.13" table:style-name="ce9">
            <text:p>476,758</text:p>
          </table:table-cell>
          <table:table-cell office:value-type="float" office:value="509000.53" table:style-name="ce9">
            <text:p>509,001</text:p>
          </table:table-cell>
          <table:table-cell office:value-type="float" office:value="108853.78" table:style-name="ce9">
            <text:p>108,854</text:p>
          </table:table-cell>
          <table:table-cell office:value-type="float" office:value="418980.27" table:style-name="ce9">
            <text:p>418,980</text:p>
          </table:table-cell>
          <table:table-cell office:value-type="percentage" office:value="0.76938701757100703" table:style-name="ce16">
            <text:p>76.9%</text:p>
          </table:table-cell>
          <table:table-cell office:value-type="percentage" office:value="0.286196250624975" table:style-name="ce16">
            <text:p>28.6%</text:p>
          </table:table-cell>
          <table:table-cell office:value-type="percentage" office:value="0.286196250624975" table:style-name="ce16">
            <text:p>28.6%</text:p>
          </table:table-cell>
          <table:table-cell office:value-type="percentage" office:value="0.286196250624975" table:style-name="ce16">
            <text:p>28.6%</text:p>
          </table:table-cell>
          <table:table-cell office:value-type="percentage" office:value="8.6864733372854303E-2" table:style-name="ce16">
            <text:p>8.7%</text:p>
          </table:table-cell>
          <table:table-cell office:value-type="float" office:value="622.77083333333303" table:style-name="ce43">
            <text:p>622.77</text:p>
          </table:table-cell>
          <table:table-cell office:value-type="float" office:value="4728.87" table:style-name="ce9">
            <text:p>4,729</text:p>
          </table:table-cell>
          <table:table-cell office:value-type="float" office:value="9348.2000000000007" table:style-name="ce9">
            <text:p>9,348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7</text:p>
          </table:table-cell>
          <table:table-cell office:value-type="string" table:style-name="ce10">
            <text:p>Jun-2025</text:p>
          </table:table-cell>
          <table:table-cell office:value-type="float" office:value="69" table:style-name="ce11">
            <text:p>69</text:p>
          </table:table-cell>
          <table:table-cell office:value-type="float" office:value="57" table:style-name="ce11">
            <text:p>57</text:p>
          </table:table-cell>
          <table:table-cell office:value-type="float" office:value="589470.67000000004" table:style-name="ce11">
            <text:p>589,471</text:p>
          </table:table-cell>
          <table:table-cell office:value-type="float" office:value="606426.67000000004" table:style-name="ce11">
            <text:p>606,427</text:p>
          </table:table-cell>
          <table:table-cell office:value-type="float" office:value="164356.84" table:style-name="ce11">
            <text:p>164,357</text:p>
          </table:table-cell>
          <table:table-cell office:value-type="float" office:value="480050.4" table:style-name="ce11">
            <text:p>480,050</text:p>
          </table:table-cell>
          <table:table-cell office:value-type="percentage" office:value="0.71581421481635499" table:style-name="ce15">
            <text:p>71.6%</text:p>
          </table:table-cell>
          <table:table-cell office:value-type="percentage" office:value="5.9378281312593602E-2" table:style-name="ce15">
            <text:p>5.9%</text:p>
          </table:table-cell>
          <table:table-cell office:value-type="percentage" office:value="5.9378281312593602E-2" table:style-name="ce15">
            <text:p>5.9%</text:p>
          </table:table-cell>
          <table:table-cell office:value-type="percentage" office:value="5.9378281312593602E-2" table:style-name="ce15">
            <text:p>5.9%</text:p>
          </table:table-cell>
          <table:table-cell office:value-type="percentage" office:value="0" table:style-name="ce40">
            <text:p>0.00%</text:p>
          </table:table-cell>
          <table:table-cell office:value-type="float" office:value="615.07462686567203" table:style-name="ce42">
            <text:p>615.07</text:p>
          </table:table-cell>
          <table:table-cell office:value-type="float" office:value="3740.83" table:style-name="ce11">
            <text:p>3,741</text:p>
          </table:table-cell>
          <table:table-cell office:value-type="float" office:value="8543.0499999999993" table:style-name="ce11">
            <text:p>8,543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8</text:p>
          </table:table-cell>
          <table:table-cell office:value-type="string" table:style-name="ce8">
            <text:p>Jul-2025</text:p>
          </table:table-cell>
          <table:table-cell office:value-type="float" office:value="78" table:style-name="ce9">
            <text:p>78</text:p>
          </table:table-cell>
          <table:table-cell office:value-type="float" office:value="71" table:style-name="ce9">
            <text:p>71</text:p>
          </table:table-cell>
          <table:table-cell office:value-type="float" office:value="689634.13" table:style-name="ce9">
            <text:p>689,634</text:p>
          </table:table-cell>
          <table:table-cell office:value-type="float" office:value="692522.93" table:style-name="ce9">
            <text:p>692,523</text:p>
          </table:table-cell>
          <table:table-cell office:value-type="float" office:value="251424.34" table:style-name="ce9">
            <text:p>251,424</text:p>
          </table:table-cell>
          <table:table-cell office:value-type="float" office:value="498394.13" table:style-name="ce9">
            <text:p>498,394</text:p>
          </table:table-cell>
          <table:table-cell office:value-type="percentage" office:value="0.63548730021994104" table:style-name="ce16">
            <text:p>63.5%</text:p>
          </table:table-cell>
          <table:table-cell office:value-type="percentage" office:value="9.31152177141156E-2" table:style-name="ce16">
            <text:p>9.3%</text:p>
          </table:table-cell>
          <table:table-cell office:value-type="percentage" office:value="7.7206336301148704E-2" table:style-name="ce16">
            <text:p>7.7%</text:p>
          </table:table-cell>
          <table:table-cell office:value-type="percentage" office:value="6.4521900092288795E-2" table:style-name="ce16">
            <text:p>6.5%</text:p>
          </table:table-cell>
          <table:table-cell office:value-type="percentage" office:value="0" table:style-name="ce37">
            <text:p>0.00%</text:p>
          </table:table-cell>
          <table:table-cell office:value-type="float" office:value="618.82051282051304" table:style-name="ce43">
            <text:p>618.82</text:p>
          </table:table-cell>
          <table:table-cell office:value-type="float" office:value="4555.38" table:style-name="ce9">
            <text:p>4,555</text:p>
          </table:table-cell>
          <table:table-cell office:value-type="float" office:value="8841.4599999999991" table:style-name="ce9">
            <text:p>8,841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8</text:p>
          </table:table-cell>
          <table:table-cell office:value-type="string" table:style-name="ce10">
            <text:p>Aug-2025</text:p>
          </table:table-cell>
          <table:table-cell office:value-type="float" office:value="147" table:style-name="ce11">
            <text:p>147</text:p>
          </table:table-cell>
          <table:table-cell office:value-type="float" office:value="129" table:style-name="ce11">
            <text:p>129</text:p>
          </table:table-cell>
          <table:table-cell office:value-type="float" office:value="1398299.2" table:style-name="ce11">
            <text:p>1,398,299</text:p>
          </table:table-cell>
          <table:table-cell office:value-type="float" office:value="1383180.27" table:style-name="ce11">
            <text:p>1,383,180</text:p>
          </table:table-cell>
          <table:table-cell office:value-type="float" office:value="530375" table:style-name="ce11">
            <text:p>530,375</text:p>
          </table:table-cell>
          <table:table-cell office:value-type="float" office:value="895765.87" table:style-name="ce11">
            <text:p>895,766</text:p>
          </table:table-cell>
          <table:table-cell office:value-type="percentage" office:value="0.56662942415384598" table:style-name="ce15">
            <text:p>56.7%</text:p>
          </table:table-cell>
          <table:table-cell office:value-type="percentage" office:value="3.0168053612440199E-2" table:style-name="ce15">
            <text:p>3.0%</text:p>
          </table:table-cell>
          <table:table-cell office:value-type="percentage" office:value="1.0474767290807201E-2" table:style-name="ce15">
            <text:p>1.0%</text:p>
          </table:table-cell>
          <table:table-cell office:value-type="percentage" office:value="1.0474767290807201E-2" table:style-name="ce15">
            <text:p>1.0%</text:p>
          </table:table-cell>
          <table:table-cell office:value-type="percentage" office:value="0" table:style-name="ce40">
            <text:p>0.00%</text:p>
          </table:table-cell>
          <table:table-cell office:value-type="float" office:value="617.23943661971805" table:style-name="ce42">
            <text:p>617.24</text:p>
          </table:table-cell>
          <table:table-cell office:value-type="float" office:value="4316.7" table:style-name="ce11">
            <text:p>4,317</text:p>
          </table:table-cell>
          <table:table-cell office:value-type="float" office:value="9512.24" table:style-name="ce11">
            <text:p>9,512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8</text:p>
          </table:table-cell>
          <table:table-cell office:value-type="string" table:style-name="ce8">
            <text:p>Sep-2025</text:p>
          </table:table-cell>
          <table:table-cell office:value-type="float" office:value="121" table:style-name="ce9">
            <text:p>121</text:p>
          </table:table-cell>
          <table:table-cell office:value-type="float" office:value="115" table:style-name="ce9">
            <text:p>115</text:p>
          </table:table-cell>
          <table:table-cell office:value-type="float" office:value="1068145.6000000001" table:style-name="ce9">
            <text:p>1,068,146</text:p>
          </table:table-cell>
          <table:table-cell office:value-type="float" office:value="895785.07" table:style-name="ce9">
            <text:p>895,785</text:p>
          </table:table-cell>
          <table:table-cell office:value-type="float" office:value="391010.82" table:style-name="ce9">
            <text:p>391,011</text:p>
          </table:table-cell>
          <table:table-cell office:value-type="float" office:value="568472" table:style-name="ce9">
            <text:p>568,472</text:p>
          </table:table-cell>
          <table:table-cell office:value-type="percentage" office:value="0.46947520355113098" table:style-name="ce16">
            <text:p>46.9%</text:p>
          </table:table-cell>
          <table:table-cell office:value-type="percentage" office:value="6.7460966348023899E-2" table:style-name="ce16">
            <text:p>6.7%</text:p>
          </table:table-cell>
          <table:table-cell office:value-type="percentage" office:value="6.7460966348023899E-2" table:style-name="ce16">
            <text:p>6.7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07.98333333333301" table:style-name="ce43">
            <text:p>607.98</text:p>
          </table:table-cell>
          <table:table-cell office:value-type="float" office:value="4025.46" table:style-name="ce9">
            <text:p>4,025</text:p>
          </table:table-cell>
          <table:table-cell office:value-type="float" office:value="8827.65" table:style-name="ce9">
            <text:p>8,828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9</text:p>
          </table:table-cell>
          <table:table-cell office:value-type="string" table:style-name="ce10">
            <text:p>Oct-2025</text:p>
          </table:table-cell>
          <table:table-cell office:value-type="float" office:value="64" table:style-name="ce11">
            <text:p>64</text:p>
          </table:table-cell>
          <table:table-cell office:value-type="float" office:value="62" table:style-name="ce11">
            <text:p>62</text:p>
          </table:table-cell>
          <table:table-cell office:value-type="float" office:value="612524.80000000005" table:style-name="ce11">
            <text:p>612,525</text:p>
          </table:table-cell>
          <table:table-cell office:value-type="float" office:value="545858.13" table:style-name="ce11">
            <text:p>545,858</text:p>
          </table:table-cell>
          <table:table-cell office:value-type="float" office:value="315213.78999999998" table:style-name="ce11">
            <text:p>315,214</text:p>
          </table:table-cell>
          <table:table-cell office:value-type="float" office:value="252481.33" table:style-name="ce11">
            <text:p>252,481</text:p>
          </table:table-cell>
          <table:table-cell office:value-type="percentage" office:value="0.36321647745021801" table:style-name="ce15">
            <text:p>36.3%</text:p>
          </table:table-cell>
          <table:table-cell office:value-type="percentage" office:value="2.4815606030799499E-2" table:style-name="ce15">
            <text:p>2.5%</text:p>
          </table:table-cell>
          <table:table-cell office:value-type="percentage" office:value="2.4815606030799499E-2" table:style-name="ce15">
            <text:p>2.5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591.84126984126999" table:style-name="ce42">
            <text:p>591.84</text:p>
          </table:table-cell>
          <table:table-cell office:value-type="float" office:value="3775.5" table:style-name="ce11">
            <text:p>3,776</text:p>
          </table:table-cell>
          <table:table-cell office:value-type="float" office:value="9570.7000000000007" table:style-name="ce11">
            <text:p>9,571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9</text:p>
          </table:table-cell>
          <table:table-cell office:value-type="string" table:style-name="ce8">
            <text:p>Nov-2025</text:p>
          </table:table-cell>
          <table:table-cell office:value-type="float" office:value="61" table:style-name="ce9">
            <text:p>61</text:p>
          </table:table-cell>
          <table:table-cell office:value-type="float" office:value="59" table:style-name="ce9">
            <text:p>59</text:p>
          </table:table-cell>
          <table:table-cell office:value-type="float" office:value="479546.67" table:style-name="ce9">
            <text:p>479,547</text:p>
          </table:table-cell>
          <table:table-cell office:value-type="float" office:value="438240" table:style-name="ce9">
            <text:p>438,240</text:p>
          </table:table-cell>
          <table:table-cell office:value-type="float" office:value="285405.7" table:style-name="ce9">
            <text:p>285,406</text:p>
          </table:table-cell>
          <table:table-cell office:value-type="float" office:value="169603.47" table:style-name="ce9">
            <text:p>169,603</text:p>
          </table:table-cell>
          <table:table-cell office:value-type="percentage" office:value="0.31082868851056999" table:style-name="ce16">
            <text:p>31.1%</text:p>
          </table:table-cell>
          <table:table-cell office:value-type="percentage" office:value="5.0916057913473797E-2" table:style-name="ce16">
            <text:p>5.1%</text:p>
          </table:table-cell>
          <table:table-cell office:value-type="percentage" office:value="2.5221640314829399E-2" table:style-name="ce16">
            <text:p>2.5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27.91803278688496" table:style-name="ce43">
            <text:p>627.92</text:p>
          </table:table-cell>
          <table:table-cell office:value-type="float" office:value="3092.14" table:style-name="ce9">
            <text:p>3,092</text:p>
          </table:table-cell>
          <table:table-cell office:value-type="float" office:value="7861.42" table:style-name="ce9">
            <text:p>7,861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9</text:p>
          </table:table-cell>
          <table:table-cell office:value-type="string" table:style-name="ce10">
            <text:p>Dec-2025</text:p>
          </table:table-cell>
          <table:table-cell office:value-type="float" office:value="89" table:style-name="ce11">
            <text:p>89</text:p>
          </table:table-cell>
          <table:table-cell office:value-type="float" office:value="88" table:style-name="ce11">
            <text:p>88</text:p>
          </table:table-cell>
          <table:table-cell office:value-type="float" office:value="1115790.3999999999" table:style-name="ce11">
            <text:p>1,115,790</text:p>
          </table:table-cell>
          <table:table-cell office:value-type="float" office:value="964941.6" table:style-name="ce11">
            <text:p>964,942</text:p>
          </table:table-cell>
          <table:table-cell office:value-type="float" office:value="735176.65" table:style-name="ce11">
            <text:p>735,177</text:p>
          </table:table-cell>
          <table:table-cell office:value-type="float" office:value="274104.53000000003" table:style-name="ce11">
            <text:p>274,105</text:p>
          </table:table-cell>
          <table:table-cell office:value-type="percentage" office:value="0.217947810009266" table:style-name="ce15">
            <text:p>21.8%</text:p>
          </table:table-cell>
          <table:table-cell office:value-type="percentage" office:value="4.6549646519751502E-3" table:style-name="ce15">
            <text:p>0.5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60.34831460674195" table:style-name="ce42">
            <text:p>660.35</text:p>
          </table:table-cell>
          <table:table-cell office:value-type="float" office:value="4749.26" table:style-name="ce11">
            <text:p>4,749</text:p>
          </table:table-cell>
          <table:table-cell office:value-type="float" office:value="12536.97" table:style-name="ce11">
            <text:p>12,537</text:p>
          </table:table-cell>
          <table:table-cell table:number-columns-repeated="16368"/>
        </table:table-row>
        <table:table-row table:style-name="ro2">
          <table:table-cell office:value-type="string" table:style-name="ce36">
            <text:p>V10</text:p>
          </table:table-cell>
          <table:table-cell office:value-type="string" table:style-name="ce8">
            <text:p>Jan-2026</text:p>
          </table:table-cell>
          <table:table-cell office:value-type="float" office:value="114" table:style-name="ce9">
            <text:p>114</text:p>
          </table:table-cell>
          <table:table-cell office:value-type="float" office:value="114" table:style-name="ce9">
            <text:p>114</text:p>
          </table:table-cell>
          <table:table-cell office:value-type="float" office:value="1169078.1299999999" table:style-name="ce9">
            <text:p>1,169,078</text:p>
          </table:table-cell>
          <table:table-cell office:value-type="float" office:value="905111.47" table:style-name="ce9">
            <text:p>905,111</text:p>
          </table:table-cell>
          <table:table-cell office:value-type="float" office:value="791374.67" table:style-name="ce9">
            <text:p>791,375</text:p>
          </table:table-cell>
          <table:table-cell office:value-type="float" office:value="187808.27" table:style-name="ce9">
            <text:p>187,808</text:p>
          </table:table-cell>
          <table:table-cell office:value-type="percentage" office:value="0.143370575810331" table:style-name="ce16">
            <text:p>14.3%</text:p>
          </table:table-cell>
          <table:table-cell office:value-type="percentage" office:value="6.50496093845638E-3" table:style-name="ce16">
            <text:p>0.7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46.85087719298303" table:style-name="ce43">
            <text:p>646.85</text:p>
          </table:table-cell>
          <table:table-cell office:value-type="float" office:value="4232.33" table:style-name="ce9">
            <text:p>4,232</text:p>
          </table:table-cell>
          <table:table-cell office:value-type="float" office:value="10255.07" table:style-name="ce9">
            <text:p>10,255</text:p>
          </table:table-cell>
          <table:table-cell table:number-columns-repeated="16368"/>
        </table:table-row>
        <table:table-row table:style-name="ro2">
          <table:table-cell office:value-type="string" table:style-name="ce39">
            <text:p>V10</text:p>
          </table:table-cell>
          <table:table-cell office:value-type="string" table:style-name="ce10">
            <text:p>Feb-2026</text:p>
          </table:table-cell>
          <table:table-cell office:value-type="float" office:value="87" table:style-name="ce11">
            <text:p>87</text:p>
          </table:table-cell>
          <table:table-cell office:value-type="float" office:value="86" table:style-name="ce11">
            <text:p>86</text:p>
          </table:table-cell>
          <table:table-cell office:value-type="float" office:value="888331.47" table:style-name="ce11">
            <text:p>888,331</text:p>
          </table:table-cell>
          <table:table-cell office:value-type="float" office:value="671610.27" table:style-name="ce11">
            <text:p>671,610</text:p>
          </table:table-cell>
          <table:table-cell office:value-type="float" office:value="621408.56999999995" table:style-name="ce11">
            <text:p>621,409</text:p>
          </table:table-cell>
          <table:table-cell office:value-type="float" office:value="104982.67" table:style-name="ce11">
            <text:p>104,983</text:p>
          </table:table-cell>
          <table:table-cell office:value-type="percentage" office:value="0.105539238394263" table:style-name="ce15">
            <text:p>10.6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66.65517241379303" table:style-name="ce42">
            <text:p>666.66</text:p>
          </table:table-cell>
          <table:table-cell office:value-type="float" office:value="4602.12" table:style-name="ce11">
            <text:p>4,602</text:p>
          </table:table-cell>
          <table:table-cell office:value-type="float" office:value="10210.709999999999" table:style-name="ce11">
            <text:p>10,211</text:p>
          </table:table-cell>
          <table:table-cell table:number-columns-repeated="16368"/>
        </table:table-row>
        <table:table-row table:style-name="ro2">
          <table:table-cell office:value-type="string" table:style-name="ce45">
            <text:p>V10</text:p>
          </table:table-cell>
          <table:table-cell office:value-type="string" table:style-name="ce46">
            <text:p>Mar-2026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3200" table:style-name="ce47">
            <text:p>3,20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613.33000000000004" table:style-name="ce47">
            <text:p>613</text:p>
          </table:table-cell>
          <table:table-cell office:value-type="percentage" office:value="0.160839160839161" table:style-name="ce48">
            <text:p>16.1%</text:p>
          </table:table-cell>
          <table:table-cell office:value-type="percentage" office:value="0" table:style-name="ce49">
            <text:p>0.00%</text:p>
          </table:table-cell>
          <table:table-cell office:value-type="percentage" office:value="0" table:style-name="ce49">
            <text:p>0.00%</text:p>
          </table:table-cell>
          <table:table-cell office:value-type="percentage" office:value="0" table:style-name="ce49">
            <text:p>0.00%</text:p>
          </table:table-cell>
          <table:table-cell office:value-type="percentage" office:value="0" table:style-name="ce49">
            <text:p>0.00%</text:p>
          </table:table-cell>
          <table:table-cell office:value-type="float" office:value="570" table:style-name="ce50">
            <text:p>570</text:p>
          </table:table-cell>
          <table:table-cell office:value-type="float" office:value="2666.67" table:style-name="ce47">
            <text:p>2,667</text:p>
          </table:table-cell>
          <table:table-cell office:value-type="float" office:value="3200" table:style-name="ce47">
            <text:p>3,200</text:p>
          </table:table-cell>
          <table:table-cell table:number-columns-repeated="16368"/>
        </table:table-row>
        <table:table-row table:style-name="ro2">
          <table:table-cell table:style-name="ce51"/>
          <table:table-cell office:value-type="string" table:style-name="ce52">
            <text:p>TOTAL</text:p>
          </table:table-cell>
          <table:table-cell office:value-type="float" office:value="1348" table:style-name="ce53">
            <text:p>1,348</text:p>
          </table:table-cell>
          <table:table-cell office:value-type="float" office:value="888" table:style-name="ce53">
            <text:p>888</text:p>
          </table:table-cell>
          <table:table-cell office:value-type="float" office:value="13496316.529999999" table:style-name="ce53">
            <text:p>13,496,317</text:p>
          </table:table-cell>
          <table:table-cell office:value-type="float" office:value="12727014.27" table:style-name="ce53">
            <text:p>12,727,014</text:p>
          </table:table-cell>
          <table:table-cell office:value-type="float" office:value="4327850.5599999996" table:style-name="ce53">
            <text:p>4,327,851</text:p>
          </table:table-cell>
          <table:table-cell office:value-type="float" office:value="9287334.9299999997" table:style-name="ce53">
            <text:p>9,287,335</text:p>
          </table:table-cell>
          <table:table-cell office:value-type="percentage" office:value="0.60886482284898802" table:style-name="ce54">
            <text:p>60.9%</text:p>
          </table:table-cell>
          <table:table-cell table:number-columns-repeated="7" table:style-name="ce51"/>
          <table:table-cell table:number-columns-repeated="16368"/>
        </table:table-row>
        <table:table-row table:number-rows-repeated="962" table:style-name="ro5">
          <table:table-cell table:number-columns-repeated="16" table:style-name="ce31"/>
          <table:table-cell table:number-columns-repeated="16368"/>
        </table:table-row>
        <table:table-row table:number-rows-repeated="1047575" table:style-name="ro2">
          <table:table-cell table:number-columns-repeated="16384"/>
        </table:table-row>
      </table:table>
      <table:table table:name="Cohort_Loss_Waterfall" table:style-name="ta1"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Cohort Loss Waterfall</text:p>
          </table:table-cell>
          <table:table-cell table:number-columns-repeated="11" table:style-name="ce2"/>
          <table:table-cell table:number-columns-repeated="16372"/>
        </table:table-row>
        <table:table-row table:style-name="ro6">
          <table:table-cell office:value-type="string" table:style-name="ce32">
            <text:p>Origination → 90DPD Default → Recovery → Net Loss | Fraud isolated per monthly cohort</text:p>
          </table:table-cell>
          <table:table-cell table:number-columns-repeated="11" table:style-name="ce32"/>
          <table:table-cell table:number-columns-repeated="16372"/>
        </table:table-row>
        <table:table-row table:style-name="ro4">
          <table:table-cell office:value-type="string" table:style-name="ce7">
            <text:p>Cohort</text:p>
          </table:table-cell>
          <table:table-cell office:value-type="string" table:style-name="ce7">
            <text:p>Vint</text:p>
          </table:table-cell>
          <table:table-cell office:value-type="string" table:style-name="ce7">
            <text:p>Disbursed</text:p>
            <text:p>(USD)</text:p>
          </table:table-cell>
          <table:table-cell office:value-type="string" table:style-name="ce7">
            <text:p>Gross</text:p>
            <text:p>90DPD Default</text:p>
          </table:table-cell>
          <table:table-cell office:value-type="string" table:style-name="ce7">
            <text:p>Default</text:p>
            <text:p>Rate</text:p>
          </table:table-cell>
          <table:table-cell office:value-type="string" table:style-name="ce7">
            <text:p>Fraud</text:p>
            <text:p>Amount</text:p>
          </table:table-cell>
          <table:table-cell office:value-type="string" table:style-name="ce7">
            <text:p>Non-Fraud</text:p>
            <text:p>Default</text:p>
          </table:table-cell>
          <table:table-cell office:value-type="string" table:style-name="ce7">
            <text:p>Recovery</text:p>
            <text:p>Post 90DPD</text:p>
          </table:table-cell>
          <table:table-cell office:value-type="string" table:style-name="ce7">
            <text:p>Net Loss</text:p>
            <text:p>(USD)</text:p>
          </table:table-cell>
          <table:table-cell office:value-type="string" table:style-name="ce7">
            <text:p>Net Loss</text:p>
            <text:p>Rate</text:p>
          </table:table-cell>
          <table:table-cell office:value-type="string" table:style-name="ce7">
            <text:p>Fraud %</text:p>
            <text:p>of Default</text:p>
          </table:table-cell>
          <table:table-cell office:value-type="string" table:style-name="ce7">
            <text:p>Recovery Rate</text:p>
            <text:p>(Ex-Fraud)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ul-2023</text:p>
          </table:table-cell>
          <table:table-cell office:value-type="string" table:style-name="ce36">
            <text:p>V1</text:p>
          </table:table-cell>
          <table:table-cell office:value-type="float" office:value="29605.599999999999" table:style-name="ce9">
            <text:p>29,606</text:p>
          </table:table-cell>
          <table:table-cell office:value-type="float" office:value="734.67" table:style-name="ce9">
            <text:p>735</text:p>
          </table:table-cell>
          <table:table-cell office:value-type="percentage" office:value="2.4815125066428901E-2" table:style-name="ce16">
            <text:p>2.5%</text:p>
          </table:table-cell>
          <table:table-cell table:style-name="ce36"/>
          <table:table-cell office:value-type="float" office:value="734.67" table:style-name="ce9">
            <text:p>735</text:p>
          </table:table-cell>
          <table:table-cell table:style-name="ce36"/>
          <table:table-cell office:value-type="float" office:value="734.67" table:style-name="ce9">
            <text:p>735</text:p>
          </table:table-cell>
          <table:table-cell office:value-type="percentage" office:value="2.4815125066428901E-2" table:style-name="ce16">
            <text:p>2.5%</text:p>
          </table:table-cell>
          <table:table-cell table:style-name="ce36"/>
          <table:table-cell office:value-type="percentage" office:value="0" table:style-name="ce37">
            <text:p>0.00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Aug-2023</text:p>
          </table:table-cell>
          <table:table-cell office:value-type="string" table:style-name="ce39">
            <text:p>V1</text:p>
          </table:table-cell>
          <table:table-cell office:value-type="float" office:value="10666.67" table:style-name="ce11">
            <text:p>10,667</text:p>
          </table:table-cell>
          <table:table-cell office:value-type="float" office:value="6080" table:style-name="ce11">
            <text:p>6,080</text:p>
          </table:table-cell>
          <table:table-cell office:value-type="percentage" office:value="0.56999999999999995" table:style-name="ce15">
            <text:p>57.0%</text:p>
          </table:table-cell>
          <table:table-cell office:value-type="float" office:value="22800" table:style-name="ce11">
            <text:p>22,800</text:p>
          </table:table-cell>
          <table:table-cell office:value-type="float" office:value="0" table:style-name="ce11">
            <text:p>0</text:p>
          </table:table-cell>
          <table:table-cell office:value-type="float" office:value="564" table:style-name="ce11">
            <text:p>564</text:p>
          </table:table-cell>
          <table:table-cell office:value-type="float" office:value="5516" table:style-name="ce11">
            <text:p>5,516</text:p>
          </table:table-cell>
          <table:table-cell office:value-type="percentage" office:value="0.51712499999999995" table:style-name="ce15">
            <text:p>51.7%</text:p>
          </table:table-cell>
          <table:table-cell office:value-type="percentage" office:value="1" table:style-name="ce40">
            <text:p>100.00%</text:p>
          </table:table-cell>
          <table:table-cell table:style-name="ce39"/>
          <table:table-cell table:number-columns-repeated="16372"/>
        </table:table-row>
        <table:table-row table:style-name="ro2">
          <table:table-cell office:value-type="string" table:style-name="ce8">
            <text:p>Sep-2023</text:p>
          </table:table-cell>
          <table:table-cell office:value-type="string" table:style-name="ce36">
            <text:p>V1</text:p>
          </table:table-cell>
          <table:table-cell office:value-type="float" office:value="63520" table:style-name="ce9">
            <text:p>63,520</text:p>
          </table:table-cell>
          <table:table-cell office:value-type="float" office:value="24527.47" table:style-name="ce9">
            <text:p>24,527</text:p>
          </table:table-cell>
          <table:table-cell office:value-type="percentage" office:value="0.38613769941225901" table:style-name="ce16">
            <text:p>38.6%</text:p>
          </table:table-cell>
          <table:table-cell office:value-type="float" office:value="43603" table:style-name="ce9">
            <text:p>43,603</text:p>
          </table:table-cell>
          <table:table-cell office:value-type="float" office:value="12900" table:style-name="ce9">
            <text:p>12,900</text:p>
          </table:table-cell>
          <table:table-cell office:value-type="float" office:value="12900" table:style-name="ce9">
            <text:p>12,900</text:p>
          </table:table-cell>
          <table:table-cell office:value-type="float" office:value="11627.47" table:style-name="ce9">
            <text:p>11,627</text:p>
          </table:table-cell>
          <table:table-cell office:value-type="percentage" office:value="0.18305205709487801" table:style-name="ce16">
            <text:p>18.3%</text:p>
          </table:table-cell>
          <table:table-cell office:value-type="percentage" office:value="0.47405901411207002" table:style-name="ce16">
            <text:p>47.4%</text:p>
          </table:table-cell>
          <table:table-cell office:value-type="percentage" office:value="1" table:style-name="ce37">
            <text:p>100.00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Oct-2023</text:p>
          </table:table-cell>
          <table:table-cell office:value-type="string" table:style-name="ce39">
            <text:p>V1</text:p>
          </table:table-cell>
          <table:table-cell office:value-type="float" office:value="82281.600000000006" table:style-name="ce11">
            <text:p>82,282</text:p>
          </table:table-cell>
          <table:table-cell office:value-type="float" office:value="17377.599999999999" table:style-name="ce11">
            <text:p>17,378</text:p>
          </table:table-cell>
          <table:table-cell office:value-type="percentage" office:value="0.21119667094465799" table:style-name="ce15">
            <text:p>21.1%</text:p>
          </table:table-cell>
          <table:table-cell table:style-name="ce39"/>
          <table:table-cell office:value-type="float" office:value="17377.599999999999" table:style-name="ce11">
            <text:p>17,378</text:p>
          </table:table-cell>
          <table:table-cell office:value-type="float" office:value="17377.599999999999" table:style-name="ce11">
            <text:p>17,378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table:style-name="ce39"/>
          <table:table-cell office:value-type="percentage" office:value="1" table:style-name="ce40">
            <text:p>100.00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v-2023</text:p>
          </table:table-cell>
          <table:table-cell office:value-type="string" table:style-name="ce36">
            <text:p>V1</text:p>
          </table:table-cell>
          <table:table-cell office:value-type="float" office:value="87306.67" table:style-name="ce9">
            <text:p>87,307</text:p>
          </table:table-cell>
          <table:table-cell office:value-type="float" office:value="11955.2" table:style-name="ce9">
            <text:p>11,955</text:p>
          </table:table-cell>
          <table:table-cell office:value-type="percentage" office:value="0.13693341478314" table:style-name="ce16">
            <text:p>13.7%</text:p>
          </table:table-cell>
          <table:table-cell table:style-name="ce36"/>
          <table:table-cell office:value-type="float" office:value="11955.2" table:style-name="ce9">
            <text:p>11,955</text:p>
          </table:table-cell>
          <table:table-cell office:value-type="float" office:value="10932.8" table:style-name="ce9">
            <text:p>10,933</text:p>
          </table:table-cell>
          <table:table-cell office:value-type="float" office:value="1022.4" table:style-name="ce9">
            <text:p>1,022</text:p>
          </table:table-cell>
          <table:table-cell office:value-type="percentage" office:value="1.1710445937690901E-2" table:style-name="ce16">
            <text:p>1.2%</text:p>
          </table:table-cell>
          <table:table-cell table:style-name="ce36"/>
          <table:table-cell office:value-type="percentage" office:value="0.91448072805139202" table:style-name="ce16">
            <text:p>91.4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Dec-2023</text:p>
          </table:table-cell>
          <table:table-cell office:value-type="string" table:style-name="ce39">
            <text:p>V1</text:p>
          </table:table-cell>
          <table:table-cell office:value-type="float" office:value="134421.6" table:style-name="ce11">
            <text:p>134,422</text:p>
          </table:table-cell>
          <table:table-cell office:value-type="float" office:value="23628.27" table:style-name="ce11">
            <text:p>23,628</text:p>
          </table:table-cell>
          <table:table-cell office:value-type="percentage" office:value="0.17577730563143601" table:style-name="ce15">
            <text:p>17.6%</text:p>
          </table:table-cell>
          <table:table-cell table:style-name="ce39"/>
          <table:table-cell office:value-type="float" office:value="23628.27" table:style-name="ce11">
            <text:p>23,628</text:p>
          </table:table-cell>
          <table:table-cell office:value-type="float" office:value="18973.87" table:style-name="ce11">
            <text:p>18,974</text:p>
          </table:table-cell>
          <table:table-cell office:value-type="float" office:value="4654.3999999999996" table:style-name="ce11">
            <text:p>4,654</text:p>
          </table:table-cell>
          <table:table-cell office:value-type="percentage" office:value="3.4625387586518799E-2" table:style-name="ce15">
            <text:p>3.5%</text:p>
          </table:table-cell>
          <table:table-cell table:style-name="ce39"/>
          <table:table-cell office:value-type="percentage" office:value="0.80301559713789095" table:style-name="ce15">
            <text:p>80.3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an-2024</text:p>
          </table:table-cell>
          <table:table-cell office:value-type="string" table:style-name="ce36">
            <text:p>V2</text:p>
          </table:table-cell>
          <table:table-cell office:value-type="float" office:value="232736.8" table:style-name="ce9">
            <text:p>232,737</text:p>
          </table:table-cell>
          <table:table-cell office:value-type="float" office:value="38932.800000000003" table:style-name="ce9">
            <text:p>38,933</text:p>
          </table:table-cell>
          <table:table-cell office:value-type="percentage" office:value="0.16728252687155601" table:style-name="ce16">
            <text:p>16.7%</text:p>
          </table:table-cell>
          <table:table-cell office:value-type="float" office:value="90383" table:style-name="ce9">
            <text:p>90,383</text:p>
          </table:table-cell>
          <table:table-cell office:value-type="float" office:value="14830.67" table:style-name="ce9">
            <text:p>14,831</text:p>
          </table:table-cell>
          <table:table-cell office:value-type="float" office:value="11374.13" table:style-name="ce9">
            <text:p>11,374</text:p>
          </table:table-cell>
          <table:table-cell office:value-type="float" office:value="27558.67" table:style-name="ce9">
            <text:p>27,559</text:p>
          </table:table-cell>
          <table:table-cell office:value-type="percentage" office:value="0.118411298370806" table:style-name="ce16">
            <text:p>11.8%</text:p>
          </table:table-cell>
          <table:table-cell office:value-type="percentage" office:value="0.61907012424827701" table:style-name="ce16">
            <text:p>61.9%</text:p>
          </table:table-cell>
          <table:table-cell office:value-type="percentage" office:value="0.76693338128202804" table:style-name="ce16">
            <text:p>76.7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Feb-2024</text:p>
          </table:table-cell>
          <table:table-cell office:value-type="string" table:style-name="ce39">
            <text:p>V2</text:p>
          </table:table-cell>
          <table:table-cell office:value-type="float" office:value="70405.33" table:style-name="ce11">
            <text:p>70,405</text:p>
          </table:table-cell>
          <table:table-cell table:number-columns-repeated="9" table:style-name="ce39"/>
          <table:table-cell table:number-columns-repeated="16372"/>
        </table:table-row>
        <table:table-row table:style-name="ro2">
          <table:table-cell office:value-type="string" table:style-name="ce8">
            <text:p>Mar-2024</text:p>
          </table:table-cell>
          <table:table-cell office:value-type="string" table:style-name="ce36">
            <text:p>V2</text:p>
          </table:table-cell>
          <table:table-cell office:value-type="float" office:value="150932.79999999999" table:style-name="ce9">
            <text:p>150,933</text:p>
          </table:table-cell>
          <table:table-cell office:value-type="float" office:value="8249.6" table:style-name="ce9">
            <text:p>8,250</text:p>
          </table:table-cell>
          <table:table-cell office:value-type="percentage" office:value="5.4657436952074E-2" table:style-name="ce16">
            <text:p>5.5%</text:p>
          </table:table-cell>
          <table:table-cell table:style-name="ce36"/>
          <table:table-cell office:value-type="float" office:value="8249.6" table:style-name="ce9">
            <text:p>8,250</text:p>
          </table:table-cell>
          <table:table-cell office:value-type="float" office:value="8249.6" table:style-name="ce9">
            <text:p>8,250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table:style-name="ce36"/>
          <table:table-cell office:value-type="percentage" office:value="1" table:style-name="ce37">
            <text:p>100.00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Apr-2024</text:p>
          </table:table-cell>
          <table:table-cell office:value-type="string" table:style-name="ce39">
            <text:p>V3</text:p>
          </table:table-cell>
          <table:table-cell office:value-type="float" office:value="145866.67000000001" table:style-name="ce11">
            <text:p>145,867</text:p>
          </table:table-cell>
          <table:table-cell office:value-type="float" office:value="18098.400000000001" table:style-name="ce11">
            <text:p>18,098</text:p>
          </table:table-cell>
          <table:table-cell office:value-type="percentage" office:value="0.124074954296161" table:style-name="ce15">
            <text:p>12.4%</text:p>
          </table:table-cell>
          <table:table-cell table:style-name="ce39"/>
          <table:table-cell office:value-type="float" office:value="18098.400000000001" table:style-name="ce11">
            <text:p>18,098</text:p>
          </table:table-cell>
          <table:table-cell office:value-type="float" office:value="14440.27" table:style-name="ce11">
            <text:p>14,440</text:p>
          </table:table-cell>
          <table:table-cell office:value-type="float" office:value="3658.13" table:style-name="ce11">
            <text:p>3,658</text:p>
          </table:table-cell>
          <table:table-cell office:value-type="percentage" office:value="2.50786106032907E-2" table:style-name="ce15">
            <text:p>2.5%</text:p>
          </table:table-cell>
          <table:table-cell table:style-name="ce39"/>
          <table:table-cell office:value-type="percentage" office:value="0.797875318628534" table:style-name="ce15">
            <text:p>79.8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May-2024</text:p>
          </table:table-cell>
          <table:table-cell office:value-type="string" table:style-name="ce36">
            <text:p>V3</text:p>
          </table:table-cell>
          <table:table-cell office:value-type="float" office:value="65221.599999999999" table:style-name="ce9">
            <text:p>65,222</text:p>
          </table:table-cell>
          <table:table-cell office:value-type="float" office:value="7973.87" table:style-name="ce9">
            <text:p>7,974</text:p>
          </table:table-cell>
          <table:table-cell office:value-type="percentage" office:value="0.12225806583503999" table:style-name="ce16">
            <text:p>12.2%</text:p>
          </table:table-cell>
          <table:table-cell table:style-name="ce36"/>
          <table:table-cell office:value-type="float" office:value="7973.87" table:style-name="ce9">
            <text:p>7,974</text:p>
          </table:table-cell>
          <table:table-cell office:value-type="float" office:value="2338.13" table:style-name="ce9">
            <text:p>2,338</text:p>
          </table:table-cell>
          <table:table-cell office:value-type="float" office:value="5635.73" table:style-name="ce9">
            <text:p>5,636</text:p>
          </table:table-cell>
          <table:table-cell office:value-type="percentage" office:value="8.6409001516879899E-2" table:style-name="ce16">
            <text:p>8.6%</text:p>
          </table:table-cell>
          <table:table-cell table:style-name="ce36"/>
          <table:table-cell office:value-type="percentage" office:value="0.29322453347602201" table:style-name="ce16">
            <text:p>29.3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Jun-2024</text:p>
          </table:table-cell>
          <table:table-cell office:value-type="string" table:style-name="ce39">
            <text:p>V3</text:p>
          </table:table-cell>
          <table:table-cell office:value-type="float" office:value="145777.60000000001" table:style-name="ce11">
            <text:p>145,778</text:p>
          </table:table-cell>
          <table:table-cell office:value-type="float" office:value="3105.6" table:style-name="ce11">
            <text:p>3,106</text:p>
          </table:table-cell>
          <table:table-cell office:value-type="percentage" office:value="2.13036845166884E-2" table:style-name="ce15">
            <text:p>2.1%</text:p>
          </table:table-cell>
          <table:table-cell table:style-name="ce39"/>
          <table:table-cell office:value-type="float" office:value="3105.6" table:style-name="ce11">
            <text:p>3,106</text:p>
          </table:table-cell>
          <table:table-cell office:value-type="float" office:value="3105.6" table:style-name="ce11">
            <text:p>3,106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table:style-name="ce39"/>
          <table:table-cell office:value-type="percentage" office:value="1" table:style-name="ce40">
            <text:p>100.00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ul-2024</text:p>
          </table:table-cell>
          <table:table-cell office:value-type="string" table:style-name="ce36">
            <text:p>V4</text:p>
          </table:table-cell>
          <table:table-cell office:value-type="float" office:value="237666.67" table:style-name="ce9">
            <text:p>237,667</text:p>
          </table:table-cell>
          <table:table-cell office:value-type="float" office:value="12487.73" table:style-name="ce9">
            <text:p>12,488</text:p>
          </table:table-cell>
          <table:table-cell office:value-type="percentage" office:value="5.2543057503506303E-2" table:style-name="ce16">
            <text:p>5.3%</text:p>
          </table:table-cell>
          <table:table-cell table:style-name="ce36"/>
          <table:table-cell office:value-type="float" office:value="12487.73" table:style-name="ce9">
            <text:p>12,488</text:p>
          </table:table-cell>
          <table:table-cell office:value-type="float" office:value="3866.67" table:style-name="ce9">
            <text:p>3,867</text:p>
          </table:table-cell>
          <table:table-cell office:value-type="float" office:value="8621.07" table:style-name="ce9">
            <text:p>8,621</text:p>
          </table:table-cell>
          <table:table-cell office:value-type="percentage" office:value="3.6273772791023902E-2" table:style-name="ce16">
            <text:p>3.6%</text:p>
          </table:table-cell>
          <table:table-cell table:style-name="ce36"/>
          <table:table-cell office:value-type="percentage" office:value="0.30963719062973799" table:style-name="ce16">
            <text:p>31.0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Aug-2024</text:p>
          </table:table-cell>
          <table:table-cell office:value-type="string" table:style-name="ce39">
            <text:p>V4</text:p>
          </table:table-cell>
          <table:table-cell office:value-type="float" office:value="308559.46999999997" table:style-name="ce11">
            <text:p>308,559</text:p>
          </table:table-cell>
          <table:table-cell office:value-type="float" office:value="59879.199999999997" table:style-name="ce11">
            <text:p>59,879</text:p>
          </table:table-cell>
          <table:table-cell office:value-type="percentage" office:value="0.194060485801548" table:style-name="ce15">
            <text:p>19.4%</text:p>
          </table:table-cell>
          <table:table-cell office:value-type="float" office:value="29770" table:style-name="ce11">
            <text:p>29,770</text:p>
          </table:table-cell>
          <table:table-cell office:value-type="float" office:value="51940.53" table:style-name="ce11">
            <text:p>51,941</text:p>
          </table:table-cell>
          <table:table-cell office:value-type="float" office:value="19695.2" table:style-name="ce11">
            <text:p>19,695</text:p>
          </table:table-cell>
          <table:table-cell office:value-type="float" office:value="40184" table:style-name="ce11">
            <text:p>40,184</text:p>
          </table:table-cell>
          <table:table-cell office:value-type="percentage" office:value="0.13023097438592099" table:style-name="ce15">
            <text:p>13.0%</text:p>
          </table:table-cell>
          <table:table-cell office:value-type="percentage" office:value="0.132578034888019" table:style-name="ce15">
            <text:p>13.3%</text:p>
          </table:table-cell>
          <table:table-cell office:value-type="percentage" office:value="0.37918748106809302" table:style-name="ce15">
            <text:p>37.9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Sep-2024</text:p>
          </table:table-cell>
          <table:table-cell office:value-type="string" table:style-name="ce36">
            <text:p>V4</text:p>
          </table:table-cell>
          <table:table-cell office:value-type="float" office:value="173793.6" table:style-name="ce9">
            <text:p>173,794</text:p>
          </table:table-cell>
          <table:table-cell office:value-type="float" office:value="23209.07" table:style-name="ce9">
            <text:p>23,209</text:p>
          </table:table-cell>
          <table:table-cell office:value-type="percentage" office:value="0.13354385125037199" table:style-name="ce16">
            <text:p>13.4%</text:p>
          </table:table-cell>
          <table:table-cell table:style-name="ce36"/>
          <table:table-cell office:value-type="float" office:value="23209.07" table:style-name="ce9">
            <text:p>23,209</text:p>
          </table:table-cell>
          <table:table-cell office:value-type="float" office:value="12843.73" table:style-name="ce9">
            <text:p>12,844</text:p>
          </table:table-cell>
          <table:table-cell office:value-type="float" office:value="10365.33" table:style-name="ce9">
            <text:p>10,365</text:p>
          </table:table-cell>
          <table:table-cell office:value-type="percentage" office:value="5.9641628537146003E-2" table:style-name="ce16">
            <text:p>6.0%</text:p>
          </table:table-cell>
          <table:table-cell table:style-name="ce36"/>
          <table:table-cell office:value-type="percentage" office:value="0.55339292690213004" table:style-name="ce16">
            <text:p>55.3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Oct-2024</text:p>
          </table:table-cell>
          <table:table-cell office:value-type="string" table:style-name="ce39">
            <text:p>V5</text:p>
          </table:table-cell>
          <table:table-cell office:value-type="float" office:value="440667.73" table:style-name="ce11">
            <text:p>440,668</text:p>
          </table:table-cell>
          <table:table-cell office:value-type="float" office:value="108808.27" table:style-name="ce11">
            <text:p>108,808</text:p>
          </table:table-cell>
          <table:table-cell office:value-type="percentage" office:value="0.24691680020139101" table:style-name="ce15">
            <text:p>24.7%</text:p>
          </table:table-cell>
          <table:table-cell table:style-name="ce39"/>
          <table:table-cell office:value-type="float" office:value="108808.27" table:style-name="ce11">
            <text:p>108,808</text:p>
          </table:table-cell>
          <table:table-cell office:value-type="float" office:value="47206.67" table:style-name="ce11">
            <text:p>47,207</text:p>
          </table:table-cell>
          <table:table-cell office:value-type="float" office:value="61601.599999999999" table:style-name="ce11">
            <text:p>61,602</text:p>
          </table:table-cell>
          <table:table-cell office:value-type="percentage" office:value="0.13979149218398301" table:style-name="ce15">
            <text:p>14.0%</text:p>
          </table:table-cell>
          <table:table-cell table:style-name="ce39"/>
          <table:table-cell office:value-type="percentage" office:value="0.43385183968865099" table:style-name="ce15">
            <text:p>43.4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v-2024</text:p>
          </table:table-cell>
          <table:table-cell office:value-type="string" table:style-name="ce36">
            <text:p>V5</text:p>
          </table:table-cell>
          <table:table-cell office:value-type="float" office:value="485974.67" table:style-name="ce9">
            <text:p>485,975</text:p>
          </table:table-cell>
          <table:table-cell office:value-type="float" office:value="23976.799999999999" table:style-name="ce9">
            <text:p>23,977</text:p>
          </table:table-cell>
          <table:table-cell office:value-type="percentage" office:value="4.9337551202943399E-2" table:style-name="ce16">
            <text:p>4.9%</text:p>
          </table:table-cell>
          <table:table-cell table:style-name="ce36"/>
          <table:table-cell office:value-type="float" office:value="23976.799999999999" table:style-name="ce9">
            <text:p>23,977</text:p>
          </table:table-cell>
          <table:table-cell office:value-type="float" office:value="14187.2" table:style-name="ce9">
            <text:p>14,187</text:p>
          </table:table-cell>
          <table:table-cell office:value-type="float" office:value="9789.6" table:style-name="ce9">
            <text:p>9,790</text:p>
          </table:table-cell>
          <table:table-cell office:value-type="percentage" office:value="2.0144259920270201E-2" table:style-name="ce16">
            <text:p>2.0%</text:p>
          </table:table-cell>
          <table:table-cell table:style-name="ce36"/>
          <table:table-cell office:value-type="percentage" office:value="0.59170531513796698" table:style-name="ce16">
            <text:p>59.2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Dec-2024</text:p>
          </table:table-cell>
          <table:table-cell office:value-type="string" table:style-name="ce39">
            <text:p>V5</text:p>
          </table:table-cell>
          <table:table-cell office:value-type="float" office:value="549311.47" table:style-name="ce11">
            <text:p>549,311</text:p>
          </table:table-cell>
          <table:table-cell office:value-type="float" office:value="41460.800000000003" table:style-name="ce11">
            <text:p>41,461</text:p>
          </table:table-cell>
          <table:table-cell office:value-type="percentage" office:value="7.5477761736146801E-2" table:style-name="ce15">
            <text:p>7.5%</text:p>
          </table:table-cell>
          <table:table-cell table:style-name="ce39"/>
          <table:table-cell office:value-type="float" office:value="41460.800000000003" table:style-name="ce11">
            <text:p>41,461</text:p>
          </table:table-cell>
          <table:table-cell office:value-type="float" office:value="22488.27" table:style-name="ce11">
            <text:p>22,488</text:p>
          </table:table-cell>
          <table:table-cell office:value-type="float" office:value="18972.53" table:style-name="ce11">
            <text:p>18,973</text:p>
          </table:table-cell>
          <table:table-cell office:value-type="percentage" office:value="3.4538753484362E-2" table:style-name="ce15">
            <text:p>3.5%</text:p>
          </table:table-cell>
          <table:table-cell table:style-name="ce39"/>
          <table:table-cell office:value-type="percentage" office:value="0.54239828142888402" table:style-name="ce15">
            <text:p>54.2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an-2025</text:p>
          </table:table-cell>
          <table:table-cell office:value-type="string" table:style-name="ce36">
            <text:p>V6</text:p>
          </table:table-cell>
          <table:table-cell office:value-type="float" office:value="782188.27" table:style-name="ce9">
            <text:p>782,188</text:p>
          </table:table-cell>
          <table:table-cell office:value-type="float" office:value="141858.93" table:style-name="ce9">
            <text:p>141,859</text:p>
          </table:table-cell>
          <table:table-cell office:value-type="percentage" office:value="0.181361622743169" table:style-name="ce16">
            <text:p>18.1%</text:p>
          </table:table-cell>
          <table:table-cell office:value-type="float" office:value="495250" table:style-name="ce9">
            <text:p>495,250</text:p>
          </table:table-cell>
          <table:table-cell office:value-type="float" office:value="9792.27" table:style-name="ce9">
            <text:p>9,792</text:p>
          </table:table-cell>
          <table:table-cell office:value-type="float" office:value="2898.93" table:style-name="ce9">
            <text:p>2,899</text:p>
          </table:table-cell>
          <table:table-cell office:value-type="float" office:value="138960" table:style-name="ce9">
            <text:p>138,960</text:p>
          </table:table-cell>
          <table:table-cell office:value-type="percentage" office:value="0.177655439133835" table:style-name="ce16">
            <text:p>17.8%</text:p>
          </table:table-cell>
          <table:table-cell office:value-type="percentage" office:value="0.93097180109442101" table:style-name="ce16">
            <text:p>93.1%</text:p>
          </table:table-cell>
          <table:table-cell office:value-type="percentage" office:value="0.29604313608017202" table:style-name="ce16">
            <text:p>29.6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Feb-2025</text:p>
          </table:table-cell>
          <table:table-cell office:value-type="string" table:style-name="ce39">
            <text:p>V6</text:p>
          </table:table-cell>
          <table:table-cell office:value-type="float" office:value="487023.47" table:style-name="ce11">
            <text:p>487,023</text:p>
          </table:table-cell>
          <table:table-cell office:value-type="float" office:value="20368.27" table:style-name="ce11">
            <text:p>20,368</text:p>
          </table:table-cell>
          <table:table-cell office:value-type="percentage" office:value="4.1821940955069699E-2" table:style-name="ce15">
            <text:p>4.2%</text:p>
          </table:table-cell>
          <table:table-cell table:style-name="ce39"/>
          <table:table-cell office:value-type="float" office:value="20368.27" table:style-name="ce11">
            <text:p>20,368</text:p>
          </table:table-cell>
          <table:table-cell office:value-type="float" office:value="14578.67" table:style-name="ce11">
            <text:p>14,579</text:p>
          </table:table-cell>
          <table:table-cell office:value-type="float" office:value="5789.6" table:style-name="ce11">
            <text:p>5,790</text:p>
          </table:table-cell>
          <table:table-cell office:value-type="percentage" office:value="1.1887722864004399E-2" table:style-name="ce15">
            <text:p>1.2%</text:p>
          </table:table-cell>
          <table:table-cell table:style-name="ce39"/>
          <table:table-cell office:value-type="percentage" office:value="0.71575391785915299" table:style-name="ce15">
            <text:p>71.6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Mar-2025</text:p>
          </table:table-cell>
          <table:table-cell office:value-type="string" table:style-name="ce36">
            <text:p>V6</text:p>
          </table:table-cell>
          <table:table-cell office:value-type="float" office:value="417127.73" table:style-name="ce9">
            <text:p>417,128</text:p>
          </table:table-cell>
          <table:table-cell office:value-type="float" office:value="49961.599999999999" table:style-name="ce9">
            <text:p>49,962</text:p>
          </table:table-cell>
          <table:table-cell office:value-type="percentage" office:value="0.11977530144243601" table:style-name="ce16">
            <text:p>12.0%</text:p>
          </table:table-cell>
          <table:table-cell office:value-type="float" office:value="69950" table:style-name="ce9">
            <text:p>69,950</text:p>
          </table:table-cell>
          <table:table-cell office:value-type="float" office:value="31308.27" table:style-name="ce9">
            <text:p>31,308</text:p>
          </table:table-cell>
          <table:table-cell office:value-type="float" office:value="13444.8" table:style-name="ce9">
            <text:p>13,445</text:p>
          </table:table-cell>
          <table:table-cell office:value-type="float" office:value="36516.800000000003" table:style-name="ce9">
            <text:p>36,517</text:p>
          </table:table-cell>
          <table:table-cell office:value-type="percentage" office:value="8.7543447922267106E-2" table:style-name="ce16">
            <text:p>8.8%</text:p>
          </table:table-cell>
          <table:table-cell office:value-type="percentage" office:value="0.37335340207946399" table:style-name="ce16">
            <text:p>37.3%</text:p>
          </table:table-cell>
          <table:table-cell office:value-type="percentage" office:value="0.429432908028551" table:style-name="ce16">
            <text:p>42.9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Apr-2025</text:p>
          </table:table-cell>
          <table:table-cell office:value-type="string" table:style-name="ce39">
            <text:p>V7</text:p>
          </table:table-cell>
          <table:table-cell office:value-type="float" office:value="349320" table:style-name="ce11">
            <text:p>349,320</text:p>
          </table:table-cell>
          <table:table-cell office:value-type="float" office:value="41473.870000000003" table:style-name="ce11">
            <text:p>41,474</text:p>
          </table:table-cell>
          <table:table-cell office:value-type="percentage" office:value="0.118727432344746" table:style-name="ce15">
            <text:p>11.9%</text:p>
          </table:table-cell>
          <table:table-cell table:style-name="ce39"/>
          <table:table-cell office:value-type="float" office:value="41473.870000000003" table:style-name="ce11">
            <text:p>41,474</text:p>
          </table:table-cell>
          <table:table-cell office:value-type="float" office:value="534.66999999999996" table:style-name="ce11">
            <text:p>535</text:p>
          </table:table-cell>
          <table:table-cell office:value-type="float" office:value="40939.199999999997" table:style-name="ce11">
            <text:p>40,939</text:p>
          </table:table-cell>
          <table:table-cell office:value-type="percentage" office:value="0.11719683957403" table:style-name="ce15">
            <text:p>11.7%</text:p>
          </table:table-cell>
          <table:table-cell table:style-name="ce39"/>
          <table:table-cell office:value-type="percentage" office:value="1.2891652253306501E-2" table:style-name="ce15">
            <text:p>1.3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May-2025</text:p>
          </table:table-cell>
          <table:table-cell office:value-type="string" table:style-name="ce36">
            <text:p>V7</text:p>
          </table:table-cell>
          <table:table-cell office:value-type="float" office:value="476758.13" table:style-name="ce9">
            <text:p>476,758</text:p>
          </table:table-cell>
          <table:table-cell office:value-type="float" office:value="37346.400000000001" table:style-name="ce9">
            <text:p>37,346</text:p>
          </table:table-cell>
          <table:table-cell office:value-type="percentage" office:value="7.8334059534310302E-2" table:style-name="ce16">
            <text:p>7.8%</text:p>
          </table:table-cell>
          <table:table-cell table:style-name="ce36"/>
          <table:table-cell office:value-type="float" office:value="37346.400000000001" table:style-name="ce9">
            <text:p>37,346</text:p>
          </table:table-cell>
          <table:table-cell office:value-type="float" office:value="1301.8699999999999" table:style-name="ce9">
            <text:p>1,302</text:p>
          </table:table-cell>
          <table:table-cell office:value-type="float" office:value="36044.53" table:style-name="ce9">
            <text:p>36,045</text:p>
          </table:table-cell>
          <table:table-cell office:value-type="percentage" office:value="7.5603394705239801E-2" table:style-name="ce16">
            <text:p>7.6%</text:p>
          </table:table-cell>
          <table:table-cell table:style-name="ce36"/>
          <table:table-cell office:value-type="percentage" office:value="3.4859227841684E-2" table:style-name="ce16">
            <text:p>3.5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Jun-2025</text:p>
          </table:table-cell>
          <table:table-cell office:value-type="string" table:style-name="ce39">
            <text:p>V7</text:p>
          </table:table-cell>
          <table:table-cell office:value-type="float" office:value="589470.67000000004" table:style-name="ce11">
            <text:p>589,471</text:p>
          </table:table-cell>
          <table:table-cell office:value-type="float" office:value="11935.73" table:style-name="ce11">
            <text:p>11,936</text:p>
          </table:table-cell>
          <table:table-cell office:value-type="percentage" office:value="2.0248222699235301E-2" table:style-name="ce15">
            <text:p>2.0%</text:p>
          </table:table-cell>
          <table:table-cell table:style-name="ce39"/>
          <table:table-cell office:value-type="float" office:value="11935.73" table:style-name="ce11">
            <text:p>11,936</text:p>
          </table:table-cell>
          <table:table-cell office:value-type="float" office:value="612.27" table:style-name="ce11">
            <text:p>612</text:p>
          </table:table-cell>
          <table:table-cell office:value-type="float" office:value="11323.47" table:style-name="ce11">
            <text:p>11,323</text:p>
          </table:table-cell>
          <table:table-cell office:value-type="percentage" office:value="1.9209550715557199E-2" table:style-name="ce15">
            <text:p>1.9%</text:p>
          </table:table-cell>
          <table:table-cell table:style-name="ce39"/>
          <table:table-cell office:value-type="percentage" office:value="5.1296945865635997E-2" table:style-name="ce15">
            <text:p>5.1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ul-2025</text:p>
          </table:table-cell>
          <table:table-cell office:value-type="string" table:style-name="ce36">
            <text:p>V8</text:p>
          </table:table-cell>
          <table:table-cell office:value-type="float" office:value="689634.13" table:style-name="ce9">
            <text:p>689,634</text:p>
          </table:table-cell>
          <table:table-cell office:value-type="float" office:value="24036.53" table:style-name="ce9">
            <text:p>24,037</text:p>
          </table:table-cell>
          <table:table-cell office:value-type="percentage" office:value="3.4854036613810299E-2" table:style-name="ce16">
            <text:p>3.5%</text:p>
          </table:table-cell>
          <table:table-cell table:style-name="ce36"/>
          <table:table-cell office:value-type="float" office:value="24036.53" table:style-name="ce9">
            <text:p>24,037</text:p>
          </table:table-cell>
          <table:table-cell office:value-type="float" office:value="1061.33" table:style-name="ce9">
            <text:p>1,061</text:p>
          </table:table-cell>
          <table:table-cell office:value-type="float" office:value="22975.200000000001" table:style-name="ce9">
            <text:p>22,975</text:p>
          </table:table-cell>
          <table:table-cell office:value-type="percentage" office:value="3.3315056331318503E-2" table:style-name="ce16">
            <text:p>3.3%</text:p>
          </table:table-cell>
          <table:table-cell table:style-name="ce36"/>
          <table:table-cell office:value-type="percentage" office:value="4.4155008487080802E-2" table:style-name="ce16">
            <text:p>4.4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Aug-2025</text:p>
          </table:table-cell>
          <table:table-cell office:value-type="string" table:style-name="ce39">
            <text:p>V8</text:p>
          </table:table-cell>
          <table:table-cell office:value-type="float" office:value="1398299.2" table:style-name="ce11">
            <text:p>1,398,299</text:p>
          </table:table-cell>
          <table:table-cell office:value-type="float" office:value="21981.87" table:style-name="ce11">
            <text:p>21,982</text:p>
          </table:table-cell>
          <table:table-cell office:value-type="percentage" office:value="1.5720431411722701E-2" table:style-name="ce15">
            <text:p>1.6%</text:p>
          </table:table-cell>
          <table:table-cell table:style-name="ce39"/>
          <table:table-cell office:value-type="float" office:value="21981.87" table:style-name="ce11">
            <text:p>21,982</text:p>
          </table:table-cell>
          <table:table-cell office:value-type="float" office:value="6461.33" table:style-name="ce11">
            <text:p>6,461</text:p>
          </table:table-cell>
          <table:table-cell office:value-type="float" office:value="15520.53" table:style-name="ce11">
            <text:p>15,521</text:p>
          </table:table-cell>
          <table:table-cell office:value-type="percentage" office:value="1.1099579641705701E-2" table:style-name="ce15">
            <text:p>1.1%</text:p>
          </table:table-cell>
          <table:table-cell table:style-name="ce39"/>
          <table:table-cell office:value-type="percentage" office:value="0.29393924689440998" table:style-name="ce15">
            <text:p>29.4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Sep-2025</text:p>
          </table:table-cell>
          <table:table-cell office:value-type="string" table:style-name="ce36">
            <text:p>V8</text:p>
          </table:table-cell>
          <table:table-cell office:value-type="float" office:value="1068145.6000000001" table:style-name="ce9">
            <text:p>1,068,146</text:p>
          </table:table-cell>
          <table:table-cell table:number-columns-repeated="9" table:style-name="ce36"/>
          <table:table-cell table:number-columns-repeated="16372"/>
        </table:table-row>
        <table:table-row table:style-name="ro2">
          <table:table-cell office:value-type="string" table:style-name="ce10">
            <text:p>Oct-2025</text:p>
          </table:table-cell>
          <table:table-cell office:value-type="string" table:style-name="ce39">
            <text:p>V9</text:p>
          </table:table-cell>
          <table:table-cell office:value-type="float" office:value="612524.80000000005" table:style-name="ce11">
            <text:p>612,525</text:p>
          </table:table-cell>
          <table:table-cell table:number-columns-repeated="9" table:style-name="ce39"/>
          <table:table-cell table:number-columns-repeated="16372"/>
        </table:table-row>
        <table:table-row table:style-name="ro2">
          <table:table-cell office:value-type="string" table:style-name="ce8">
            <text:p>Nov-2025</text:p>
          </table:table-cell>
          <table:table-cell office:value-type="string" table:style-name="ce36">
            <text:p>V9</text:p>
          </table:table-cell>
          <table:table-cell office:value-type="float" office:value="479546.67" table:style-name="ce9">
            <text:p>479,547</text:p>
          </table:table-cell>
          <table:table-cell table:number-columns-repeated="9" table:style-name="ce36"/>
          <table:table-cell table:number-columns-repeated="16372"/>
        </table:table-row>
        <table:table-row table:style-name="ro2">
          <table:table-cell office:value-type="string" table:style-name="ce10">
            <text:p>Dec-2025</text:p>
          </table:table-cell>
          <table:table-cell office:value-type="string" table:style-name="ce39">
            <text:p>V9</text:p>
          </table:table-cell>
          <table:table-cell office:value-type="float" office:value="1115790.3999999999" table:style-name="ce11">
            <text:p>1,115,790</text:p>
          </table:table-cell>
          <table:table-cell table:number-columns-repeated="9" table:style-name="ce39"/>
          <table:table-cell table:number-columns-repeated="16372"/>
        </table:table-row>
        <table:table-row table:style-name="ro2">
          <table:table-cell office:value-type="string" table:style-name="ce8">
            <text:p>Jan-2026</text:p>
          </table:table-cell>
          <table:table-cell office:value-type="string" table:style-name="ce36">
            <text:p>V10</text:p>
          </table:table-cell>
          <table:table-cell office:value-type="float" office:value="1169078.1299999999" table:style-name="ce9">
            <text:p>1,169,078</text:p>
          </table:table-cell>
          <table:table-cell table:number-columns-repeated="9" table:style-name="ce36"/>
          <table:table-cell table:number-columns-repeated="16372"/>
        </table:table-row>
        <table:table-row table:style-name="ro2">
          <table:table-cell office:value-type="string" table:style-name="ce10">
            <text:p>Feb-2026</text:p>
          </table:table-cell>
          <table:table-cell office:value-type="string" table:style-name="ce39">
            <text:p>V10</text:p>
          </table:table-cell>
          <table:table-cell office:value-type="float" office:value="888331.47" table:style-name="ce11">
            <text:p>888,331</text:p>
          </table:table-cell>
          <table:table-cell table:number-columns-repeated="9" table:style-name="ce39"/>
          <table:table-cell table:number-columns-repeated="16372"/>
        </table:table-row>
        <table:table-row table:style-name="ro2">
          <table:table-cell office:value-type="string" table:style-name="ce55">
            <text:p>TOTAL</text:p>
          </table:table-cell>
          <table:table-cell table:style-name="ce56"/>
          <table:table-cell office:value-type="float" office:value="13941155.199999999" table:style-name="ce57">
            <text:p>13,941,155</text:p>
          </table:table-cell>
          <table:table-cell office:value-type="float" office:value="779448.53" table:style-name="ce57">
            <text:p>779,449</text:p>
          </table:table-cell>
          <table:table-cell office:value-type="percentage" office:value="5.5909895711750902E-2" table:style-name="ce58">
            <text:p>5.6%</text:p>
          </table:table-cell>
          <table:table-cell office:value-type="float" office:value="751756" table:style-name="ce57">
            <text:p>751,756</text:p>
          </table:table-cell>
          <table:table-cell office:value-type="float" office:value="578980.27" table:style-name="ce57">
            <text:p>578,980</text:p>
          </table:table-cell>
          <table:table-cell office:value-type="float" office:value="261437.6" table:style-name="ce57">
            <text:p>261,438</text:p>
          </table:table-cell>
          <table:table-cell office:value-type="float" office:value="518010.93" table:style-name="ce57">
            <text:p>518,011</text:p>
          </table:table-cell>
          <table:table-cell office:value-type="percentage" office:value="3.71569590827978E-2" table:style-name="ce58">
            <text:p>3.7%</text:p>
          </table:table-cell>
          <table:table-cell office:value-type="percentage" office:value="0.257192435540752" table:style-name="ce58">
            <text:p>25.7%</text:p>
          </table:table-cell>
          <table:table-cell office:value-type="percentage" office:value="0.45154837746916898" table:style-name="ce58">
            <text:p>45.2%</text:p>
          </table:table-cell>
          <table:table-cell table:number-columns-repeated="16372"/>
        </table:table-row>
        <table:table-row table:number-rows-repeated="963" table:style-name="ro5">
          <table:table-cell table:number-columns-repeated="12" table:style-name="ce31"/>
          <table:table-cell table:number-columns-repeated="16372"/>
        </table:table-row>
        <table:table-row table:number-rows-repeated="1047577" table:style-name="ro2">
          <table:table-cell table:number-columns-repeated="16384"/>
        </table:table-row>
      </table:table>
      <table:table table:name="Roll_Rates" table:style-name="ta1">
        <table:table-column table:style-name="co2" table:default-cell-style-name="ce1"/>
        <table:table-column table:style-name="co4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5" table:default-cell-style-name="ce1"/>
        <table:table-column table:style-name="co1" table:number-columns-repeated="15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Roll Rate Analysis</text:p>
          </table:table-cell>
          <table:table-cell table:number-columns-repeated="10" table:style-name="ce2"/>
          <table:table-cell table:number-columns-repeated="16373"/>
        </table:table-row>
        <table:table-row table:style-name="ro6">
          <table:table-cell office:value-type="string" table:style-name="ce32">
            <text:p>CLEAN active loans only — payment activity and cure/roll signals by DPD bucket</text:p>
          </table:table-cell>
          <table:table-cell table:number-columns-repeated="10" table:style-name="ce32"/>
          <table:table-cell table:number-columns-repeated="16373"/>
        </table:table-row>
        <table:table-row table:style-name="ro2">
          <table:table-cell table:number-columns-repeated="11" table:style-name="ce59"/>
          <table:table-cell table:number-columns-repeated="16373"/>
        </table:table-row>
        <table:table-row table:style-name="ro4">
          <table:table-cell office:value-type="string" table:style-name="ce7">
            <text:p>DPD Bucket</text:p>
          </table:table-cell>
          <table:table-cell office:value-type="string" table:style-name="ce7">
            <text:p># Loans</text:p>
          </table:table-cell>
          <table:table-cell office:value-type="string" table:style-name="ce7">
            <text:p>O/S (USD)</text:p>
          </table:table-cell>
          <table:table-cell office:value-type="string" table:style-name="ce7">
            <text:p>% of O/S</text:p>
          </table:table-cell>
          <table:table-cell office:value-type="string" table:style-name="ce7">
            <text:p>Avg DPD</text:p>
          </table:table-cell>
          <table:table-cell office:value-type="string" table:style-name="ce7">
            <text:p>Avg Days</text:p>
            <text:p>Since Pay</text:p>
          </table:table-cell>
          <table:table-cell office:value-type="string" table:style-name="ce7">
            <text:p>% Paying</text:p>
            <text:p>&lt;30d</text:p>
          </table:table-cell>
          <table:table-cell office:value-type="string" table:style-name="ce7">
            <text:p>% Paying</text:p>
            <text:p>&lt;60d</text:p>
          </table:table-cell>
          <table:table-cell office:value-type="string" table:style-name="ce7">
            <text:p>% No Pay</text:p>
            <text:p>90d+</text:p>
          </table:table-cell>
          <table:table-cell office:value-type="string" table:style-name="ce7">
            <text:p>Implied</text:p>
            <text:p>Cure Rate</text:p>
          </table:table-cell>
          <table:table-cell office:value-type="string" table:style-name="ce7">
            <text:p>Implied</text:p>
            <text:p>Roll Rate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Current_At Date</text:p>
          </table:table-cell>
          <table:table-cell office:value-type="float" office:value="802" table:style-name="ce9">
            <text:p>802</text:p>
          </table:table-cell>
          <table:table-cell office:value-type="float" office:value="3744932.92" table:style-name="ce9">
            <text:p>3,744,933</text:p>
          </table:table-cell>
          <table:table-cell office:value-type="percentage" office:value="0.865310128369007" table:style-name="ce16">
            <text:p>86.5%</text:p>
          </table:table-cell>
          <table:table-cell office:value-type="float" office:value="0" table:style-name="ce60">
            <text:p>0.0</text:p>
          </table:table-cell>
          <table:table-cell office:value-type="float" office:value="19.590163934426201" table:style-name="ce43">
            <text:p>19.59</text:p>
          </table:table-cell>
          <table:table-cell office:value-type="percentage" office:value="0.92144638403989998" table:style-name="ce16">
            <text:p>92.1%</text:p>
          </table:table-cell>
          <table:table-cell office:value-type="percentage" office:value="0.96882793017456403" table:style-name="ce16">
            <text:p>96.9%</text:p>
          </table:table-cell>
          <table:table-cell office:value-type="percentage" office:value="1.2468827930174601E-2" table:style-name="ce16">
            <text:p>1.2%</text:p>
          </table:table-cell>
          <table:table-cell office:value-type="percentage" office:value="0.95" table:style-name="ce16">
            <text:p>95.0%</text:p>
          </table:table-cell>
          <table:table-cell office:value-type="percentage" office:value="0.05" table:style-name="ce16">
            <text:p>5.0%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-30</text:p>
          </table:table-cell>
          <table:table-cell office:value-type="float" office:value="48" table:style-name="ce11">
            <text:p>48</text:p>
          </table:table-cell>
          <table:table-cell office:value-type="float" office:value="388645.41" table:style-name="ce11">
            <text:p>388,645</text:p>
          </table:table-cell>
          <table:table-cell office:value-type="percentage" office:value="8.9801024175716795E-2" table:style-name="ce15">
            <text:p>9.0%</text:p>
          </table:table-cell>
          <table:table-cell office:value-type="float" office:value="10.875" table:style-name="ce42">
            <text:p>10.88</text:p>
          </table:table-cell>
          <table:table-cell office:value-type="float" office:value="34.7659574468085" table:style-name="ce42">
            <text:p>34.77</text:p>
          </table:table-cell>
          <table:table-cell office:value-type="percentage" office:value="0.5625" table:style-name="ce15">
            <text:p>56.3%</text:p>
          </table:table-cell>
          <table:table-cell office:value-type="percentage" office:value="0.89583333333333304" table:style-name="ce15">
            <text:p>89.6%</text:p>
          </table:table-cell>
          <table:table-cell office:value-type="percentage" office:value="4.1666666666666699E-2" table:style-name="ce15">
            <text:p>4.2%</text:p>
          </table:table-cell>
          <table:table-cell office:value-type="percentage" office:value="0.5625" table:style-name="ce15">
            <text:p>56.3%</text:p>
          </table:table-cell>
          <table:table-cell office:value-type="percentage" office:value="4.1666666666666699E-2" table:style-name="ce15">
            <text:p>4.2%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31-60</text:p>
          </table:table-cell>
          <table:table-cell office:value-type="float" office:value="7" table:style-name="ce9">
            <text:p>7</text:p>
          </table:table-cell>
          <table:table-cell office:value-type="float" office:value="27532.639999999999" table:style-name="ce9">
            <text:p>27,533</text:p>
          </table:table-cell>
          <table:table-cell office:value-type="percentage" office:value="6.36173472496856E-3" table:style-name="ce16">
            <text:p>0.6%</text:p>
          </table:table-cell>
          <table:table-cell office:value-type="float" office:value="39" table:style-name="ce60">
            <text:p>39.0</text:p>
          </table:table-cell>
          <table:table-cell office:value-type="float" office:value="81.428571428571402" table:style-name="ce43">
            <text:p>81.43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.57142857142857095" table:style-name="ce16">
            <text:p>57.1%</text:p>
          </table:table-cell>
          <table:table-cell office:value-type="percentage" office:value="0.14285714285714299" table:style-name="ce16">
            <text:p>14.3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.14285714285714299" table:style-name="ce16">
            <text:p>14.3%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61-90</text:p>
          </table:table-cell>
          <table:table-cell office:value-type="float" office:value="5" table:style-name="ce11">
            <text:p>5</text:p>
          </table:table-cell>
          <table:table-cell office:value-type="float" office:value="44587.77" table:style-name="ce11">
            <text:p>44,588</text:p>
          </table:table-cell>
          <table:table-cell office:value-type="percentage" office:value="1.0302519616979099E-2" table:style-name="ce15">
            <text:p>1.0%</text:p>
          </table:table-cell>
          <table:table-cell office:value-type="float" office:value="70.400000000000006" table:style-name="ce42">
            <text:p>70.40</text:p>
          </table:table-cell>
          <table:table-cell office:value-type="float" office:value="75.400000000000006" table:style-name="ce42">
            <text:p>75.40</text:p>
          </table:table-cell>
          <table:table-cell office:value-type="percentage" office:value="0.2" table:style-name="ce15">
            <text:p>20.0%</text:p>
          </table:table-cell>
          <table:table-cell office:value-type="percentage" office:value="0.2" table:style-name="ce15">
            <text:p>20.0%</text:p>
          </table:table-cell>
          <table:table-cell office:value-type="percentage" office:value="0.4" table:style-name="ce15">
            <text:p>40.0%</text:p>
          </table:table-cell>
          <table:table-cell office:value-type="percentage" office:value="0.2" table:style-name="ce15">
            <text:p>20.0%</text:p>
          </table:table-cell>
          <table:table-cell office:value-type="percentage" office:value="0.4" table:style-name="ce15">
            <text:p>40.0%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91-120</text:p>
          </table:table-cell>
          <table:table-cell office:value-type="float" office:value="5" table:style-name="ce9">
            <text:p>5</text:p>
          </table:table-cell>
          <table:table-cell office:value-type="float" office:value="19110.990000000002" table:style-name="ce9">
            <text:p>19,111</text:p>
          </table:table-cell>
          <table:table-cell office:value-type="percentage" office:value="4.4158166545224201E-3" table:style-name="ce16">
            <text:p>0.4%</text:p>
          </table:table-cell>
          <table:table-cell office:value-type="float" office:value="113.8" table:style-name="ce43">
            <text:p>113.80</text:p>
          </table:table-cell>
          <table:table-cell office:value-type="float" office:value="95" table:style-name="ce60">
            <text:p>95.0</text:p>
          </table:table-cell>
          <table:table-cell office:value-type="percentage" office:value="0.2" table:style-name="ce16">
            <text:p>20.0%</text:p>
          </table:table-cell>
          <table:table-cell office:value-type="percentage" office:value="0.4" table:style-name="ce16">
            <text:p>40.0%</text:p>
          </table:table-cell>
          <table:table-cell office:value-type="percentage" office:value="0.6" table:style-name="ce16">
            <text:p>60.0%</text:p>
          </table:table-cell>
          <table:table-cell office:value-type="percentage" office:value="0.2" table:style-name="ce16">
            <text:p>20.0%</text:p>
          </table:table-cell>
          <table:table-cell office:value-type="percentage" office:value="0.6" table:style-name="ce16">
            <text:p>60.0%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121-180</text:p>
          </table:table-cell>
          <table:table-cell office:value-type="float" office:value="12" table:style-name="ce11">
            <text:p>12</text:p>
          </table:table-cell>
          <table:table-cell office:value-type="float" office:value="55351.839999999997" table:style-name="ce11">
            <text:p>55,352</text:p>
          </table:table-cell>
          <table:table-cell office:value-type="percentage" office:value="1.27896837386726E-2" table:style-name="ce15">
            <text:p>1.3%</text:p>
          </table:table-cell>
          <table:table-cell office:value-type="float" office:value="151.583333333333" table:style-name="ce42">
            <text:p>151.58</text:p>
          </table:table-cell>
          <table:table-cell office:value-type="float" office:value="134.75" table:style-name="ce42">
            <text:p>134.75</text:p>
          </table:table-cell>
          <table:table-cell office:value-type="percentage" office:value="8.3333333333333301E-2" table:style-name="ce15">
            <text:p>8.3%</text:p>
          </table:table-cell>
          <table:table-cell office:value-type="percentage" office:value="8.3333333333333301E-2" table:style-name="ce15">
            <text:p>8.3%</text:p>
          </table:table-cell>
          <table:table-cell office:value-type="percentage" office:value="0.91666666666666696" table:style-name="ce15">
            <text:p>91.7%</text:p>
          </table:table-cell>
          <table:table-cell office:value-type="percentage" office:value="8.3333333333333301E-2" table:style-name="ce15">
            <text:p>8.3%</text:p>
          </table:table-cell>
          <table:table-cell office:value-type="percentage" office:value="0.91666666666666696" table:style-name="ce15">
            <text:p>91.7%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181-365</text:p>
          </table:table-cell>
          <table:table-cell office:value-type="float" office:value="9" table:style-name="ce9">
            <text:p>9</text:p>
          </table:table-cell>
          <table:table-cell office:value-type="float" office:value="47688.99" table:style-name="ce9">
            <text:p>47,689</text:p>
          </table:table-cell>
          <table:table-cell office:value-type="percentage" office:value="1.10190927201337E-2" table:style-name="ce16">
            <text:p>1.1%</text:p>
          </table:table-cell>
          <table:table-cell office:value-type="float" office:value="240.888888888889" table:style-name="ce43">
            <text:p>240.89</text:p>
          </table:table-cell>
          <table:table-cell office:value-type="float" office:value="186.444444444445" table:style-name="ce43">
            <text:p>186.44</text:p>
          </table:table-cell>
          <table:table-cell office:value-type="percentage" office:value="0.11111111111111099" table:style-name="ce16">
            <text:p>11.1%</text:p>
          </table:table-cell>
          <table:table-cell office:value-type="percentage" office:value="0.33333333333333298" table:style-name="ce16">
            <text:p>33.3%</text:p>
          </table:table-cell>
          <table:table-cell office:value-type="percentage" office:value="0.55555555555555602" table:style-name="ce16">
            <text:p>55.6%</text:p>
          </table:table-cell>
          <table:table-cell office:value-type="percentage" office:value="0.11111111111111099" table:style-name="ce16">
            <text:p>11.1%</text:p>
          </table:table-cell>
          <table:table-cell office:value-type="percentage" office:value="0.55555555555555602" table:style-name="ce16">
            <text:p>55.6%</text:p>
          </table:table-cell>
          <table:table-cell table:number-columns-repeated="16373"/>
        </table:table-row>
        <table:table-row table:number-rows-repeated="9" table:style-name="ro7">
          <table:table-cell table:number-columns-repeated="11" table:style-name="ce31"/>
          <table:table-cell table:number-columns-repeated="16373"/>
        </table:table-row>
        <table:table-row table:number-rows-repeated="980" table:style-name="ro5">
          <table:table-cell table:number-columns-repeated="11" table:style-name="ce31"/>
          <table:table-cell table:number-columns-repeated="16373"/>
        </table:table-row>
        <table:table-row table:number-rows-repeated="1047576" table:style-name="ro2">
          <table:table-cell table:number-columns-repeated="16384"/>
        </table:table-row>
      </table:table>
      <table:table table:name="Historical_Performance" table:style-name="ta1">
        <table:table-column table:style-name="co2" table:number-columns-repeated="12" table:default-cell-style-name="ce1"/>
        <table:table-column table:style-name="co1" table:number-columns-repeated="14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Historical Vintage Performance</text:p>
          </table:table-cell>
          <table:table-cell table:number-columns-repeated="11" table:style-name="ce2"/>
          <table:table-cell table:number-columns-repeated="16372"/>
        </table:table-row>
        <table:table-row table:style-name="ro6">
          <table:table-cell office:value-type="string" table:style-name="ce32">
            <text:p>90DPD data — cumulative default &amp; recovery curves | Fraud isolated</text:p>
          </table:table-cell>
          <table:table-cell table:number-columns-repeated="11" table:style-name="ce32"/>
          <table:table-cell table:number-columns-repeated="16372"/>
        </table:table-row>
        <table:table-row table:style-name="ro2">
          <table:table-cell table:number-columns-repeated="12" table:style-name="ce59"/>
          <table:table-cell table:number-columns-repeated="16372"/>
        </table:table-row>
        <table:table-row table:style-name="ro4">
          <table:table-cell office:value-type="string" table:style-name="ce7">
            <text:p>Vintage</text:p>
          </table:table-cell>
          <table:table-cell office:value-type="string" table:style-name="ce7">
            <text:p>Period</text:p>
          </table:table-cell>
          <table:table-cell office:value-type="string" table:style-name="ce7">
            <text:p>Disbursed</text:p>
          </table:table-cell>
          <table:table-cell office:value-type="string" table:style-name="ce7">
            <text:p>90DPD O/S</text:p>
          </table:table-cell>
          <table:table-cell office:value-type="string" table:style-name="ce7">
            <text:p>Fraud</text:p>
          </table:table-cell>
          <table:table-cell office:value-type="string" table:style-name="ce7">
            <text:p>Non-Fraud</text:p>
            <text:p>Default</text:p>
          </table:table-cell>
          <table:table-cell office:value-type="string" table:style-name="ce7">
            <text:p>Recovery</text:p>
          </table:table-cell>
          <table:table-cell office:value-type="string" table:style-name="ce7">
            <text:p>Rec Rate</text:p>
          </table:table-cell>
          <table:table-cell office:value-type="string" table:style-name="ce7">
            <text:p>Rec Rate</text:p>
            <text:p>(Ex-Fraud)</text:p>
          </table:table-cell>
          <table:table-cell office:value-type="string" table:style-name="ce7">
            <text:p>Gross</text:p>
            <text:p>Default %</text:p>
          </table:table-cell>
          <table:table-cell office:value-type="string" table:style-name="ce7">
            <text:p>Net Default %</text:p>
            <text:p>(post recovery)</text:p>
          </table:table-cell>
          <table:table-cell office:value-type="string" table:style-name="ce7">
            <text:p>LGD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2023" table:style-name="ce61">
            <text:p>2023</text:p>
          </table:table-cell>
          <table:table-cell office:value-type="float" office:value="469045.87" table:style-name="ce9">
            <text:p>469,046</text:p>
          </table:table-cell>
          <table:table-cell office:value-type="float" office:value="84303.2" table:style-name="ce9">
            <text:p>84,303</text:p>
          </table:table-cell>
          <table:table-cell office:value-type="float" office:value="66403" table:style-name="ce9">
            <text:p>66,403</text:p>
          </table:table-cell>
          <table:table-cell office:value-type="float" office:value="66595.73" table:style-name="ce9">
            <text:p>66,596</text:p>
          </table:table-cell>
          <table:table-cell office:value-type="float" office:value="60748.27" table:style-name="ce9">
            <text:p>60,748</text:p>
          </table:table-cell>
          <table:table-cell office:value-type="percentage" office:value="0.72059265445044396" table:style-name="ce16">
            <text:p>72.1%</text:p>
          </table:table-cell>
          <table:table-cell office:value-type="percentage" office:value="0.91219457502782997" table:style-name="ce16">
            <text:p>91.2%</text:p>
          </table:table-cell>
          <table:table-cell office:value-type="percentage" office:value="0.17973338215111301" table:style-name="ce16">
            <text:p>18.0%</text:p>
          </table:table-cell>
          <table:table-cell office:value-type="percentage" office:value="5.0218827213486403E-2" table:style-name="ce16">
            <text:p>5.0%</text:p>
          </table:table-cell>
          <table:table-cell office:value-type="percentage" office:value="8.7805424972170407E-2" table:style-name="ce16">
            <text:p>8.8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V2</text:p>
          </table:table-cell>
          <table:table-cell office:value-type="string" table:style-name="ce39">
            <text:p>1Q2024</text:p>
          </table:table-cell>
          <table:table-cell office:value-type="float" office:value="524207.47" table:style-name="ce11">
            <text:p>524,207</text:p>
          </table:table-cell>
          <table:table-cell office:value-type="float" office:value="47182.400000000001" table:style-name="ce11">
            <text:p>47,182</text:p>
          </table:table-cell>
          <table:table-cell office:value-type="float" office:value="90383" table:style-name="ce11">
            <text:p>90,383</text:p>
          </table:table-cell>
          <table:table-cell office:value-type="float" office:value="23080.27" table:style-name="ce11">
            <text:p>23,080</text:p>
          </table:table-cell>
          <table:table-cell office:value-type="float" office:value="19623.73" table:style-name="ce11">
            <text:p>19,624</text:p>
          </table:table-cell>
          <table:table-cell office:value-type="percentage" office:value="0.41591214803260002" table:style-name="ce15">
            <text:p>41.6%</text:p>
          </table:table-cell>
          <table:table-cell office:value-type="percentage" office:value="0.850238587653522" table:style-name="ce15">
            <text:p>85.0%</text:p>
          </table:table-cell>
          <table:table-cell office:value-type="percentage" office:value="9.0007111688094998E-2" table:style-name="ce15">
            <text:p>9.0%</text:p>
          </table:table-cell>
          <table:table-cell office:value-type="percentage" office:value="5.2572060527689299E-2" table:style-name="ce15">
            <text:p>5.3%</text:p>
          </table:table-cell>
          <table:table-cell office:value-type="percentage" office:value="0.149761412346478" table:style-name="ce15">
            <text:p>15.0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3</text:p>
          </table:table-cell>
          <table:table-cell office:value-type="string" table:style-name="ce36">
            <text:p>2Q2024</text:p>
          </table:table-cell>
          <table:table-cell office:value-type="float" office:value="405793.87" table:style-name="ce9">
            <text:p>405,794</text:p>
          </table:table-cell>
          <table:table-cell office:value-type="float" office:value="29177.87" table:style-name="ce9">
            <text:p>29,178</text:p>
          </table:table-cell>
          <table:table-cell office:value-type="float" office:value="0" table:style-name="ce9">
            <text:p>0</text:p>
          </table:table-cell>
          <table:table-cell office:value-type="float" office:value="29177.87" table:style-name="ce9">
            <text:p>29,178</text:p>
          </table:table-cell>
          <table:table-cell office:value-type="float" office:value="19884" table:style-name="ce9">
            <text:p>19,884</text:p>
          </table:table-cell>
          <table:table-cell office:value-type="percentage" office:value="0.68147545628193096" table:style-name="ce16">
            <text:p>68.1%</text:p>
          </table:table-cell>
          <table:table-cell office:value-type="percentage" office:value="0.68147545628193096" table:style-name="ce16">
            <text:p>68.1%</text:p>
          </table:table-cell>
          <table:table-cell office:value-type="percentage" office:value="7.1903173171008999E-2" table:style-name="ce16">
            <text:p>7.2%</text:p>
          </table:table-cell>
          <table:table-cell office:value-type="percentage" office:value="2.2902925426177001E-2" table:style-name="ce16">
            <text:p>2.3%</text:p>
          </table:table-cell>
          <table:table-cell office:value-type="percentage" office:value="0.31852454371806899" table:style-name="ce16">
            <text:p>31.9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V4</text:p>
          </table:table-cell>
          <table:table-cell office:value-type="string" table:style-name="ce39">
            <text:p>3Q2024</text:p>
          </table:table-cell>
          <table:table-cell office:value-type="float" office:value="808916.53" table:style-name="ce11">
            <text:p>808,917</text:p>
          </table:table-cell>
          <table:table-cell office:value-type="float" office:value="95576" table:style-name="ce11">
            <text:p>95,576</text:p>
          </table:table-cell>
          <table:table-cell office:value-type="float" office:value="29770" table:style-name="ce11">
            <text:p>29,770</text:p>
          </table:table-cell>
          <table:table-cell office:value-type="float" office:value="87637.33" table:style-name="ce11">
            <text:p>87,637</text:p>
          </table:table-cell>
          <table:table-cell office:value-type="float" office:value="36405.599999999999" table:style-name="ce11">
            <text:p>36,406</text:p>
          </table:table-cell>
          <table:table-cell office:value-type="percentage" office:value="0.38090734075500099" table:style-name="ce15">
            <text:p>38.1%</text:p>
          </table:table-cell>
          <table:table-cell office:value-type="percentage" office:value="0.41541200097371" table:style-name="ce15">
            <text:p>41.5%</text:p>
          </table:table-cell>
          <table:table-cell office:value-type="percentage" office:value="0.118153104877405" table:style-name="ce15">
            <text:p>11.8%</text:p>
          </table:table-cell>
          <table:table-cell office:value-type="percentage" office:value="7.3147719896605706E-2" table:style-name="ce15">
            <text:p>7.3%</text:p>
          </table:table-cell>
          <table:table-cell office:value-type="percentage" office:value="0.58458799902629" table:style-name="ce15">
            <text:p>58.5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5</text:p>
          </table:table-cell>
          <table:table-cell office:value-type="string" table:style-name="ce36">
            <text:p>4Q2024</text:p>
          </table:table-cell>
          <table:table-cell office:value-type="float" office:value="1669285.33" table:style-name="ce9">
            <text:p>1,669,285</text:p>
          </table:table-cell>
          <table:table-cell office:value-type="float" office:value="174245.87" table:style-name="ce9">
            <text:p>174,246</text:p>
          </table:table-cell>
          <table:table-cell office:value-type="float" office:value="0" table:style-name="ce9">
            <text:p>0</text:p>
          </table:table-cell>
          <table:table-cell office:value-type="float" office:value="174245.87" table:style-name="ce9">
            <text:p>174,246</text:p>
          </table:table-cell>
          <table:table-cell office:value-type="float" office:value="83882.13" table:style-name="ce9">
            <text:p>83,882</text:p>
          </table:table-cell>
          <table:table-cell office:value-type="percentage" office:value="0.62670069551946805" table:style-name="ce16">
            <text:p>62.7%</text:p>
          </table:table-cell>
          <table:table-cell office:value-type="percentage" office:value="0.62670069551946805" table:style-name="ce16">
            <text:p>62.7%</text:p>
          </table:table-cell>
          <table:table-cell office:value-type="percentage" office:value="0.10438351262496399" table:style-name="ce16">
            <text:p>10.4%</text:p>
          </table:table-cell>
          <table:table-cell office:value-type="percentage" office:value="5.4133185938253801E-2" table:style-name="ce16">
            <text:p>5.4%</text:p>
          </table:table-cell>
          <table:table-cell office:value-type="percentage" office:value="0.373299304480532" table:style-name="ce16">
            <text:p>37.3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V6</text:p>
          </table:table-cell>
          <table:table-cell office:value-type="string" table:style-name="ce39">
            <text:p>1Q2025</text:p>
          </table:table-cell>
          <table:table-cell office:value-type="float" office:value="1914719.2" table:style-name="ce11">
            <text:p>1,914,719</text:p>
          </table:table-cell>
          <table:table-cell office:value-type="float" office:value="212188.79999999999" table:style-name="ce11">
            <text:p>212,189</text:p>
          </table:table-cell>
          <table:table-cell office:value-type="float" office:value="565200" table:style-name="ce11">
            <text:p>565,200</text:p>
          </table:table-cell>
          <table:table-cell office:value-type="float" office:value="61468.800000000003" table:style-name="ce11">
            <text:p>61,469</text:p>
          </table:table-cell>
          <table:table-cell office:value-type="float" office:value="30922.400000000001" table:style-name="ce11">
            <text:p>30,922</text:p>
          </table:table-cell>
          <table:table-cell office:value-type="percentage" office:value="0.15349781055908801" table:style-name="ce15">
            <text:p>15.3%</text:p>
          </table:table-cell>
          <table:table-cell office:value-type="percentage" office:value="0.60952776434473599" table:style-name="ce15">
            <text:p>61.0%</text:p>
          </table:table-cell>
          <table:table-cell office:value-type="percentage" office:value="0.11081980062664" table:style-name="ce15">
            <text:p>11.1%</text:p>
          </table:table-cell>
          <table:table-cell office:value-type="percentage" office:value="9.4669965183406493E-2" table:style-name="ce15">
            <text:p>9.5%</text:p>
          </table:table-cell>
          <table:table-cell office:value-type="percentage" office:value="0.39047223565526401" table:style-name="ce15">
            <text:p>39.0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7</text:p>
          </table:table-cell>
          <table:table-cell office:value-type="string" table:style-name="ce36">
            <text:p>2Q2025</text:p>
          </table:table-cell>
          <table:table-cell office:value-type="float" office:value="1612031.47" table:style-name="ce9">
            <text:p>1,612,031</text:p>
          </table:table-cell>
          <table:table-cell office:value-type="float" office:value="90756" table:style-name="ce9">
            <text:p>90,756</text:p>
          </table:table-cell>
          <table:table-cell office:value-type="float" office:value="0" table:style-name="ce9">
            <text:p>0</text:p>
          </table:table-cell>
          <table:table-cell office:value-type="float" office:value="90756" table:style-name="ce9">
            <text:p>90,756</text:p>
          </table:table-cell>
          <table:table-cell office:value-type="float" office:value="2448.8000000000002" table:style-name="ce9">
            <text:p>2,449</text:p>
          </table:table-cell>
          <table:table-cell office:value-type="percentage" office:value="4.2948343193882597E-2" table:style-name="ce16">
            <text:p>4.3%</text:p>
          </table:table-cell>
          <table:table-cell office:value-type="percentage" office:value="4.2948343193882597E-2" table:style-name="ce16">
            <text:p>4.3%</text:p>
          </table:table-cell>
          <table:table-cell office:value-type="percentage" office:value="5.6299149164664802E-2" table:style-name="ce16">
            <text:p>5.6%</text:p>
          </table:table-cell>
          <table:table-cell office:value-type="percentage" office:value="5.4780072117698898E-2" table:style-name="ce16">
            <text:p>5.5%</text:p>
          </table:table-cell>
          <table:table-cell office:value-type="percentage" office:value="0.95705165680611803" table:style-name="ce16">
            <text:p>95.7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V8</text:p>
          </table:table-cell>
          <table:table-cell office:value-type="string" table:style-name="ce39">
            <text:p>3Q2025</text:p>
          </table:table-cell>
          <table:table-cell office:value-type="float" office:value="3596812.27" table:style-name="ce11">
            <text:p>3,596,812</text:p>
          </table:table-cell>
          <table:table-cell office:value-type="float" office:value="46018.400000000001" table:style-name="ce11">
            <text:p>46,018</text:p>
          </table:table-cell>
          <table:table-cell office:value-type="float" office:value="0" table:style-name="ce11">
            <text:p>0</text:p>
          </table:table-cell>
          <table:table-cell office:value-type="float" office:value="46018.400000000001" table:style-name="ce11">
            <text:p>46,018</text:p>
          </table:table-cell>
          <table:table-cell office:value-type="float" office:value="7522.67" table:style-name="ce11">
            <text:p>7,523</text:p>
          </table:table-cell>
          <table:table-cell office:value-type="percentage" office:value="0.40703546590482798" table:style-name="ce15">
            <text:p>40.7%</text:p>
          </table:table-cell>
          <table:table-cell office:value-type="percentage" office:value="0.40703546590482798" table:style-name="ce15">
            <text:p>40.7%</text:p>
          </table:table-cell>
          <table:table-cell office:value-type="percentage" office:value="1.2794217931937701E-2" table:style-name="ce15">
            <text:p>1.3%</text:p>
          </table:table-cell>
          <table:table-cell office:value-type="percentage" office:value="1.0702736334084299E-2" table:style-name="ce15">
            <text:p>1.1%</text:p>
          </table:table-cell>
          <table:table-cell office:value-type="percentage" office:value="0.59296453409517202" table:style-name="ce15">
            <text:p>59.3%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9</text:p>
          </table:table-cell>
          <table:table-cell office:value-type="string" table:style-name="ce36">
            <text:p>4Q2025</text:p>
          </table:table-cell>
          <table:table-cell office:value-type="float" office:value="2506918.67" table:style-name="ce9">
            <text:p>2,506,9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V10</text:p>
          </table:table-cell>
          <table:table-cell office:value-type="string" table:style-name="ce39">
            <text:p>1Q2026</text:p>
          </table:table-cell>
          <table:table-cell office:value-type="float" office:value="1446876.27" table:style-name="ce11">
            <text:p>1,446,8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table:number-columns-repeated="16372"/>
        </table:table-row>
        <table:table-row table:style-name="ro2">
          <table:table-cell table:number-columns-repeated="12" table:style-name="ce59"/>
          <table:table-cell table:number-columns-repeated="16372"/>
        </table:table-row>
        <table:table-row table:style-name="ro3">
          <table:table-cell office:value-type="string" table:style-name="ce62">
            <text:p>Cumulative Curves</text:p>
          </table:table-cell>
          <table:table-cell table:number-columns-repeated="11" table:style-name="ce63"/>
          <table:table-cell table:number-columns-repeated="16372"/>
        </table:table-row>
        <table:table-row table:style-name="ro4">
          <table:table-cell office:value-type="string" table:style-name="ce7">
            <text:p>Vintage</text:p>
          </table:table-cell>
          <table:table-cell office:value-type="string" table:style-name="ce7">
            <text:p>Period</text:p>
          </table:table-cell>
          <table:table-cell office:value-type="string" table:style-name="ce7">
            <text:p>Cum Disbursed</text:p>
          </table:table-cell>
          <table:table-cell office:value-type="string" table:style-name="ce7">
            <text:p>Cum Default</text:p>
          </table:table-cell>
          <table:table-cell office:value-type="string" table:style-name="ce7">
            <text:p>Fraud</text:p>
          </table:table-cell>
          <table:table-cell office:value-type="string" table:style-name="ce7">
            <text:p>Cum Recovery</text:p>
          </table:table-cell>
          <table:table-cell office:value-type="string" table:style-name="ce7">
            <text:p>Rec Rate</text:p>
          </table:table-cell>
          <table:table-cell office:value-type="string" table:style-name="ce7">
            <text:p>Rec Rate</text:p>
            <text:p>(Ex-Fraud)</text:p>
          </table:table-cell>
          <table:table-cell office:value-type="string" table:style-name="ce7">
            <text:p>Gross</text:p>
            <text:p>Default %</text:p>
          </table:table-cell>
          <table:table-cell office:value-type="string" table:style-name="ce7">
            <text:p>Net</text:p>
            <text:p>Default %</text:p>
          </table:table-cell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2023" table:style-name="ce61">
            <text:p>2023</text:p>
          </table:table-cell>
          <table:table-cell office:value-type="float" office:value="469045.87" table:style-name="ce9">
            <text:p>469,046</text:p>
          </table:table-cell>
          <table:table-cell office:value-type="float" office:value="84303.2" table:style-name="ce9">
            <text:p>84,303</text:p>
          </table:table-cell>
          <table:table-cell office:value-type="float" office:value="66403" table:style-name="ce9">
            <text:p>66,403</text:p>
          </table:table-cell>
          <table:table-cell office:value-type="float" office:value="60748.27" table:style-name="ce9">
            <text:p>60,748</text:p>
          </table:table-cell>
          <table:table-cell office:value-type="percentage" office:value="0.72059265445044396" table:style-name="ce16">
            <text:p>72.1%</text:p>
          </table:table-cell>
          <table:table-cell office:value-type="percentage" office:value="0.91219457502782997" table:style-name="ce16">
            <text:p>91.2%</text:p>
          </table:table-cell>
          <table:table-cell office:value-type="percentage" office:value="0.17973338215111301" table:style-name="ce16">
            <text:p>18.0%</text:p>
          </table:table-cell>
          <table:table-cell office:value-type="percentage" office:value="1.5781566001463999E-2" table:style-name="ce16">
            <text:p>1.6%</text:p>
          </table:table-cell>
          <table:table-cell table:number-columns-repeated="2" table:style-name="ce64"/>
          <table:table-cell table:number-columns-repeated="16372"/>
        </table:table-row>
        <table:table-row table:style-name="ro2">
          <table:table-cell office:value-type="string" table:style-name="ce10">
            <text:p>V2</text:p>
          </table:table-cell>
          <table:table-cell office:value-type="string" table:style-name="ce39">
            <text:p>1Q2024</text:p>
          </table:table-cell>
          <table:table-cell office:value-type="float" office:value="993253.33" table:style-name="ce11">
            <text:p>993,253</text:p>
          </table:table-cell>
          <table:table-cell office:value-type="float" office:value="131485.6" table:style-name="ce11">
            <text:p>131,486</text:p>
          </table:table-cell>
          <table:table-cell office:value-type="float" office:value="156786" table:style-name="ce11">
            <text:p>156,786</text:p>
          </table:table-cell>
          <table:table-cell office:value-type="float" office:value="80372" table:style-name="ce11">
            <text:p>80,372</text:p>
          </table:table-cell>
          <table:table-cell office:value-type="percentage" office:value="0.61126085289948096" table:style-name="ce15">
            <text:p>61.1%</text:p>
          </table:table-cell>
          <table:table-cell office:value-type="percentage" office:value="0.89624871760560199" table:style-name="ce15">
            <text:p>89.6%</text:p>
          </table:table-cell>
          <table:table-cell office:value-type="percentage" office:value="0.13237871506430099" table:style-name="ce15">
            <text:p>13.2%</text:p>
          </table:table-cell>
          <table:table-cell office:value-type="percentage" office:value="1.3734461449643701E-2" table:style-name="ce15">
            <text:p>1.4%</text:p>
          </table:table-cell>
          <table:table-cell table:number-columns-repeated="2" table:style-name="ce65"/>
          <table:table-cell table:number-columns-repeated="16372"/>
        </table:table-row>
        <table:table-row table:style-name="ro2">
          <table:table-cell office:value-type="string" table:style-name="ce8">
            <text:p>V3</text:p>
          </table:table-cell>
          <table:table-cell office:value-type="string" table:style-name="ce36">
            <text:p>2Q2024</text:p>
          </table:table-cell>
          <table:table-cell office:value-type="float" office:value="1399047.2" table:style-name="ce9">
            <text:p>1,399,047</text:p>
          </table:table-cell>
          <table:table-cell office:value-type="float" office:value="160663.47" table:style-name="ce9">
            <text:p>160,663</text:p>
          </table:table-cell>
          <table:table-cell office:value-type="float" office:value="156786" table:style-name="ce9">
            <text:p>156,786</text:p>
          </table:table-cell>
          <table:table-cell office:value-type="float" office:value="100256" table:style-name="ce9">
            <text:p>100,256</text:p>
          </table:table-cell>
          <table:table-cell office:value-type="percentage" office:value="0.62401242846330596" table:style-name="ce16">
            <text:p>62.4%</text:p>
          </table:table-cell>
          <table:table-cell office:value-type="percentage" office:value="0.84352325096140501" table:style-name="ce16">
            <text:p>84.4%</text:p>
          </table:table-cell>
          <table:table-cell office:value-type="percentage" office:value="0.114837774355766" table:style-name="ce16">
            <text:p>11.5%</text:p>
          </table:table-cell>
          <table:table-cell office:value-type="percentage" office:value="1.79694415980181E-2" table:style-name="ce16">
            <text:p>1.8%</text:p>
          </table:table-cell>
          <table:table-cell table:number-columns-repeated="2" table:style-name="ce64"/>
          <table:table-cell table:number-columns-repeated="16372"/>
        </table:table-row>
        <table:table-row table:style-name="ro2">
          <table:table-cell office:value-type="string" table:style-name="ce10">
            <text:p>V4</text:p>
          </table:table-cell>
          <table:table-cell office:value-type="string" table:style-name="ce39">
            <text:p>3Q2024</text:p>
          </table:table-cell>
          <table:table-cell office:value-type="float" office:value="2207963.73" table:style-name="ce11">
            <text:p>2,207,964</text:p>
          </table:table-cell>
          <table:table-cell office:value-type="float" office:value="256239.47" table:style-name="ce11">
            <text:p>256,239</text:p>
          </table:table-cell>
          <table:table-cell office:value-type="float" office:value="186556" table:style-name="ce11">
            <text:p>186,556</text:p>
          </table:table-cell>
          <table:table-cell office:value-type="float" office:value="136661.6" table:style-name="ce11">
            <text:p>136,662</text:p>
          </table:table-cell>
          <table:table-cell office:value-type="percentage" office:value="0.53333548409924902" table:style-name="ce15">
            <text:p>53.3%</text:p>
          </table:table-cell>
          <table:table-cell office:value-type="percentage" office:value="0.66182771953477904" table:style-name="ce15">
            <text:p>66.2%</text:p>
          </table:table-cell>
          <table:table-cell office:value-type="percentage" office:value="0.116052389266297" table:style-name="ce15">
            <text:p>11.6%</text:p>
          </table:table-cell>
          <table:table-cell office:value-type="percentage" office:value="3.9245701131621201E-2" table:style-name="ce15">
            <text:p>3.9%</text:p>
          </table:table-cell>
          <table:table-cell table:number-columns-repeated="2" table:style-name="ce65"/>
          <table:table-cell table:number-columns-repeated="16372"/>
        </table:table-row>
        <table:table-row table:style-name="ro2">
          <table:table-cell office:value-type="string" table:style-name="ce8">
            <text:p>V5</text:p>
          </table:table-cell>
          <table:table-cell office:value-type="string" table:style-name="ce36">
            <text:p>4Q2024</text:p>
          </table:table-cell>
          <table:table-cell office:value-type="float" office:value="3877249.07" table:style-name="ce9">
            <text:p>3,877,249</text:p>
          </table:table-cell>
          <table:table-cell office:value-type="float" office:value="430485.33" table:style-name="ce9">
            <text:p>430,485</text:p>
          </table:table-cell>
          <table:table-cell office:value-type="float" office:value="186556" table:style-name="ce9">
            <text:p>186,556</text:p>
          </table:table-cell>
          <table:table-cell office:value-type="float" office:value="220543.73" table:style-name="ce9">
            <text:p>220,544</text:p>
          </table:table-cell>
          <table:table-cell office:value-type="percentage" office:value="0.51231416323901102" table:style-name="ce16">
            <text:p>51.2%</text:p>
          </table:table-cell>
          <table:table-cell office:value-type="percentage" office:value="0.64801307561336996" table:style-name="ce16">
            <text:p>64.8%</text:p>
          </table:table-cell>
          <table:table-cell office:value-type="percentage" office:value="0.111028547800626" table:style-name="ce16">
            <text:p>11.1%</text:p>
          </table:table-cell>
          <table:table-cell office:value-type="percentage" office:value="3.90805970594564E-2" table:style-name="ce16">
            <text:p>3.9%</text:p>
          </table:table-cell>
          <table:table-cell table:number-columns-repeated="2" table:style-name="ce64"/>
          <table:table-cell table:number-columns-repeated="16372"/>
        </table:table-row>
        <table:table-row table:style-name="ro2">
          <table:table-cell office:value-type="string" table:style-name="ce10">
            <text:p>V6</text:p>
          </table:table-cell>
          <table:table-cell office:value-type="string" table:style-name="ce39">
            <text:p>1Q2025</text:p>
          </table:table-cell>
          <table:table-cell office:value-type="float" office:value="5791968.2699999996" table:style-name="ce11">
            <text:p>5,791,968</text:p>
          </table:table-cell>
          <table:table-cell office:value-type="float" office:value="642674.13" table:style-name="ce11">
            <text:p>642,674</text:p>
          </table:table-cell>
          <table:table-cell office:value-type="float" office:value="751756" table:style-name="ce11">
            <text:p>751,756</text:p>
          </table:table-cell>
          <table:table-cell office:value-type="float" office:value="251466.13" table:style-name="ce11">
            <text:p>251,466</text:p>
          </table:table-cell>
          <table:table-cell office:value-type="percentage" office:value="0.39128093117590301" table:style-name="ce15">
            <text:p>39.1%</text:p>
          </table:table-cell>
          <table:table-cell office:value-type="percentage" office:value="0.64302055283519499" table:style-name="ce15">
            <text:p>64.3%</text:p>
          </table:table-cell>
          <table:table-cell office:value-type="percentage" office:value="0.11095953978753401" table:style-name="ce15">
            <text:p>11.1%</text:p>
          </table:table-cell>
          <table:table-cell office:value-type="percentage" office:value="3.9610275171015001E-2" table:style-name="ce15">
            <text:p>4.0%</text:p>
          </table:table-cell>
          <table:table-cell table:number-columns-repeated="2" table:style-name="ce65"/>
          <table:table-cell table:number-columns-repeated="16372"/>
        </table:table-row>
        <table:table-row table:style-name="ro2">
          <table:table-cell office:value-type="string" table:style-name="ce8">
            <text:p>V7</text:p>
          </table:table-cell>
          <table:table-cell office:value-type="string" table:style-name="ce36">
            <text:p>2Q2025</text:p>
          </table:table-cell>
          <table:table-cell office:value-type="float" office:value="7403999.7300000004" table:style-name="ce9">
            <text:p>7,404,000</text:p>
          </table:table-cell>
          <table:table-cell office:value-type="float" office:value="733430.13" table:style-name="ce9">
            <text:p>733,430</text:p>
          </table:table-cell>
          <table:table-cell office:value-type="float" office:value="751756" table:style-name="ce9">
            <text:p>751,756</text:p>
          </table:table-cell>
          <table:table-cell office:value-type="float" office:value="253914.93" table:style-name="ce9">
            <text:p>253,915</text:p>
          </table:table-cell>
          <table:table-cell office:value-type="percentage" office:value="0.34620193770785901" table:style-name="ce16">
            <text:p>34.6%</text:p>
          </table:table-cell>
          <table:table-cell office:value-type="percentage" office:value="0.56666377040672999" table:style-name="ce16">
            <text:p>56.7%</text:p>
          </table:table-cell>
          <table:table-cell office:value-type="percentage" office:value="9.9058638539839303E-2" table:style-name="ce16">
            <text:p>9.9%</text:p>
          </table:table-cell>
          <table:table-cell office:value-type="percentage" office:value="4.2925696933496502E-2" table:style-name="ce16">
            <text:p>4.3%</text:p>
          </table:table-cell>
          <table:table-cell table:number-columns-repeated="2" table:style-name="ce64"/>
          <table:table-cell table:number-columns-repeated="16372"/>
        </table:table-row>
        <table:table-row table:style-name="ro2">
          <table:table-cell office:value-type="string" table:style-name="ce10">
            <text:p>V8</text:p>
          </table:table-cell>
          <table:table-cell office:value-type="string" table:style-name="ce39">
            <text:p>3Q2025</text:p>
          </table:table-cell>
          <table:table-cell office:value-type="float" office:value="11000812" table:style-name="ce11">
            <text:p>11,000,812</text:p>
          </table:table-cell>
          <table:table-cell office:value-type="float" office:value="779448.53" table:style-name="ce11">
            <text:p>779,449</text:p>
          </table:table-cell>
          <table:table-cell office:value-type="float" office:value="751756" table:style-name="ce11">
            <text:p>751,756</text:p>
          </table:table-cell>
          <table:table-cell office:value-type="float" office:value="261437.6" table:style-name="ce11">
            <text:p>261,438</text:p>
          </table:table-cell>
          <table:table-cell office:value-type="percentage" office:value="0.33541355050339899" table:style-name="ce15">
            <text:p>33.5%</text:p>
          </table:table-cell>
          <table:table-cell office:value-type="percentage" office:value="0.56034061980962901" table:style-name="ce15">
            <text:p>56.0%</text:p>
          </table:table-cell>
          <table:table-cell office:value-type="percentage" office:value="7.0853727282434498E-2" table:style-name="ce15">
            <text:p>7.1%</text:p>
          </table:table-cell>
          <table:table-cell office:value-type="percentage" office:value="3.1151505821172799E-2" table:style-name="ce15">
            <text:p>3.1%</text:p>
          </table:table-cell>
          <table:table-cell table:number-columns-repeated="2" table:style-name="ce65"/>
          <table:table-cell table:number-columns-repeated="16372"/>
        </table:table-row>
        <table:table-row table:style-name="ro2">
          <table:table-cell office:value-type="string" table:style-name="ce8">
            <text:p>V9</text:p>
          </table:table-cell>
          <table:table-cell office:value-type="string" table:style-name="ce36">
            <text:p>4Q2025</text:p>
          </table:table-cell>
          <table:table-cell office:value-type="float" office:value="13507730.67" table:style-name="ce9">
            <text:p>13,507,731</text:p>
          </table:table-cell>
          <table:table-cell office:value-type="float" office:value="779448.53" table:style-name="ce9">
            <text:p>779,449</text:p>
          </table:table-cell>
          <table:table-cell office:value-type="float" office:value="751756" table:style-name="ce9">
            <text:p>751,756</text:p>
          </table:table-cell>
          <table:table-cell office:value-type="float" office:value="261437.6" table:style-name="ce9">
            <text:p>261,438</text:p>
          </table:table-cell>
          <table:table-cell office:value-type="percentage" office:value="0.33541355050339899" table:style-name="ce16">
            <text:p>33.5%</text:p>
          </table:table-cell>
          <table:table-cell office:value-type="percentage" office:value="0.56034061980962901" table:style-name="ce16">
            <text:p>56.0%</text:p>
          </table:table-cell>
          <table:table-cell office:value-type="percentage" office:value="5.7703884728527798E-2" table:style-name="ce16">
            <text:p>5.8%</text:p>
          </table:table-cell>
          <table:table-cell office:value-type="percentage" office:value="2.5370054194321201E-2" table:style-name="ce16">
            <text:p>2.5%</text:p>
          </table:table-cell>
          <table:table-cell table:number-columns-repeated="2" table:style-name="ce64"/>
          <table:table-cell table:number-columns-repeated="16372"/>
        </table:table-row>
        <table:table-row table:style-name="ro2">
          <table:table-cell table:number-columns-repeated="12" table:style-name="ce66"/>
          <table:table-cell table:number-columns-repeated="16372"/>
        </table:table-row>
        <table:table-row table:style-name="ro2">
          <table:table-cell table:number-columns-repeated="12" table:style-name="ce59"/>
          <table:table-cell table:number-columns-repeated="16372"/>
        </table:table-row>
        <table:table-row table:number-rows-repeated="961" table:style-name="ro5">
          <table:table-cell table:number-columns-repeated="12" table:style-name="ce31"/>
          <table:table-cell table:number-columns-repeated="16372"/>
        </table:table-row>
        <table:table-row table:number-rows-repeated="1047587" table:style-name="ro2">
          <table:table-cell table:number-columns-repeated="16384"/>
        </table:table-row>
      </table:table>
      <table:table table:name="90DPD_&amp;_Recovery" table:style-name="ta1">
        <table:table-column table:style-name="co12" table:default-cell-style-name="ce1"/>
        <table:table-column table:style-name="co13" table:number-columns-repeated="2" table:default-cell-style-name="ce1"/>
        <table:table-column table:style-name="co4" table:default-cell-style-name="ce1"/>
        <table:table-column table:style-name="co14" table:number-columns-repeated="3" table:default-cell-style-name="ce1"/>
        <table:table-column table:style-name="co2" table:number-columns-repeated="7" table:default-cell-style-name="ce1"/>
        <table:table-column table:style-name="co14" table:default-cell-style-name="ce1"/>
        <table:table-column table:style-name="co4" table:default-cell-style-name="ce1"/>
        <table:table-column table:style-name="co1" table:number-columns-repeated="10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90DPD Loan Detail &amp; Recovery</text:p>
          </table:table-cell>
          <table:table-cell table:number-columns-repeated="15" table:style-name="ce2"/>
          <table:table-cell table:number-columns-repeated="16368"/>
        </table:table-row>
        <table:table-row table:style-name="ro6">
          <table:table-cell office:value-type="string" table:style-name="ce32">
            <text:p>80 loans that reached 90+ DPD | Fraud highlighted red</text:p>
          </table:table-cell>
          <table:table-cell table:number-columns-repeated="15" table:style-name="ce32"/>
          <table:table-cell table:number-columns-repeated="16368"/>
        </table:table-row>
        <table:table-row table:style-name="ro6">
          <table:table-cell office:value-type="string" table:style-name="ce32">
            <text:p>Report date is 31st Jan 2026</text:p>
          </table:table-cell>
          <table:table-cell table:number-columns-repeated="15" table:style-name="ce32"/>
          <table:table-cell table:number-columns-repeated="16368"/>
        </table:table-row>
        <table:table-row table:style-name="ro4">
          <table:table-cell office:value-type="string" table:style-name="ce7">
            <text:p>Cohort</text:p>
          </table:table-cell>
          <table:table-cell office:value-type="string" table:style-name="ce7">
            <text:p>Contract</text:p>
          </table:table-cell>
          <table:table-cell office:value-type="string" table:style-name="ce7">
            <text:p>City</text:p>
          </table:table-cell>
          <table:table-cell office:value-type="string" table:style-name="ce7">
            <text:p>Channel</text:p>
          </table:table-cell>
          <table:table-cell office:value-type="string" table:style-name="ce7">
            <text:p>Total Amt</text:p>
          </table:table-cell>
          <table:table-cell office:value-type="string" table:style-name="ce7">
            <text:p>O/S at 90DPD</text:p>
          </table:table-cell>
          <table:table-cell office:value-type="string" table:style-name="ce7">
            <text:p>Recovery Post</text:p>
          </table:table-cell>
          <table:table-cell office:value-type="string" table:style-name="ce7">
            <text:p>Rec Rate</text:p>
          </table:table-cell>
          <table:table-cell office:value-type="string" table:style-name="ce7">
            <text:p>1-15d</text:p>
          </table:table-cell>
          <table:table-cell office:value-type="string" table:style-name="ce7">
            <text:p>31-60d</text:p>
          </table:table-cell>
          <table:table-cell office:value-type="string" table:style-name="ce7">
            <text:p>61-90d</text:p>
          </table:table-cell>
          <table:table-cell office:value-type="string" table:style-name="ce7">
            <text:p>91-180d</text:p>
          </table:table-cell>
          <table:table-cell office:value-type="string" table:style-name="ce7">
            <text:p>181-365d</text:p>
          </table:table-cell>
          <table:table-cell office:value-type="string" table:style-name="ce7">
            <text:p>365+d</text:p>
          </table:table-cell>
          <table:table-cell office:value-type="string" table:style-name="ce7">
            <text:p>Fraud Amt</text:p>
          </table:table-cell>
          <table:table-cell office:value-type="string" table:style-name="ce7">
            <text:p>Fraud?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02" table:style-name="ce61">
            <text:p>3030002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8816" table:style-name="ce9">
            <text:p>8,816</text:p>
          </table:table-cell>
          <table:table-cell office:value-type="float" office:value="734.67" table:style-name="ce9">
            <text:p>735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03" table:style-name="ce67">
            <text:p>3030003</text:p>
          </table:table-cell>
          <table:table-cell office:value-type="string" table:style-name="ce39">
            <text:p>Aseer</text:p>
          </table:table-cell>
          <table:table-cell office:value-type="string" table:style-name="ce39">
            <text:p>B2B</text:p>
          </table:table-cell>
          <table:table-cell office:value-type="float" office:value="12160" table:style-name="ce11">
            <text:p>12,160</text:p>
          </table:table-cell>
          <table:table-cell office:value-type="float" office:value="6080" table:style-name="ce11">
            <text:p>6,080</text:p>
          </table:table-cell>
          <table:table-cell office:value-type="float" office:value="564" table:style-name="ce11">
            <text:p>564</text:p>
          </table:table-cell>
          <table:table-cell office:value-type="percentage" office:value="9.2763157894736797E-2" table:style-name="ce15">
            <text:p>9.3%</text:p>
          </table:table-cell>
          <table:table-cell office:value-type="float" office:value="0" table:style-name="ce11">
            <text:p>0</text:p>
          </table:table-cell>
          <table:table-cell office:value-type="float" office:value="2115" table:style-name="ce11">
            <text:p>2,1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2800" table:style-name="ce11">
            <text:p>22,800</text:p>
          </table:table-cell>
          <table:table-cell office:value-type="string" table:style-name="ce39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04" table:style-name="ce61">
            <text:p>3030004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19932.8" table:style-name="ce9">
            <text:p>19,933</text:p>
          </table:table-cell>
          <table:table-cell office:value-type="float" office:value="11627.47" table:style-name="ce9">
            <text:p>11,627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603" table:style-name="ce9">
            <text:p>43,603</text:p>
          </table:table-cell>
          <table:table-cell office:value-type="string" table:style-name="ce36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18" table:style-name="ce67">
            <text:p>3030018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4668" table:style-name="ce11">
            <text:p>4,668</text:p>
          </table:table-cell>
          <table:table-cell office:value-type="float" office:value="4668" table:style-name="ce11">
            <text:p>4,668</text:p>
          </table:table-cell>
          <table:table-cell office:value-type="float" office:value="4405.87" table:style-name="ce11">
            <text:p>4,406</text:p>
          </table:table-cell>
          <table:table-cell office:value-type="percentage" office:value="0.94384461582404999" table:style-name="ce15">
            <text:p>94.4%</text:p>
          </table:table-cell>
          <table:table-cell office:value-type="float" office:value="0" table:style-name="ce11">
            <text:p>0</text:p>
          </table:table-cell>
          <table:table-cell office:value-type="float" office:value="2918" table:style-name="ce11">
            <text:p>2,918</text:p>
          </table:table-cell>
          <table:table-cell office:value-type="float" office:value="0" table:style-name="ce11">
            <text:p>0</text:p>
          </table:table-cell>
          <table:table-cell office:value-type="float" office:value="8754" table:style-name="ce11">
            <text:p>8,754</text:p>
          </table:table-cell>
          <table:table-cell office:value-type="float" office:value="0" table:style-name="ce11">
            <text:p>0</text:p>
          </table:table-cell>
          <table:table-cell office:value-type="float" office:value="4850" table:style-name="ce11">
            <text:p>4,85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20" table:style-name="ce61">
            <text:p>3030020</text:p>
          </table:table-cell>
          <table:table-cell office:value-type="string" table:style-name="ce36">
            <text:p>Rabigh</text:p>
          </table:table-cell>
          <table:table-cell office:value-type="string" table:style-name="ce36">
            <text:p>B2C</text:p>
          </table:table-cell>
          <table:table-cell office:value-type="float" office:value="7206.67" table:style-name="ce9">
            <text:p>7,207</text:p>
          </table:table-cell>
          <table:table-cell office:value-type="float" office:value="2402.4" table:style-name="ce9">
            <text:p>2,402</text:p>
          </table:table-cell>
          <table:table-cell office:value-type="float" office:value="2402.4" table:style-name="ce9">
            <text:p>2,402</text:p>
          </table:table-cell>
          <table:table-cell office:value-type="percentage" office:value="1" table:style-name="ce37">
            <text:p>100.00%</text:p>
          </table:table-cell>
          <table:table-cell office:value-type="float" office:value="2252" table:style-name="ce9">
            <text:p>2,252</text:p>
          </table:table-cell>
          <table:table-cell office:value-type="float" office:value="2252" table:style-name="ce9">
            <text:p>2,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05" table:style-name="ce9">
            <text:p>4,5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28" table:style-name="ce67">
            <text:p>3030028</text:p>
          </table:table-cell>
          <table:table-cell office:value-type="string" table:style-name="ce39">
            <text:p>Jeddah</text:p>
          </table:table-cell>
          <table:table-cell office:value-type="string" table:style-name="ce39">
            <text:p>B2C</text:p>
          </table:table-cell>
          <table:table-cell office:value-type="float" office:value="10733.33" table:style-name="ce11">
            <text:p>10,733</text:p>
          </table:table-cell>
          <table:table-cell office:value-type="float" office:value="10733.33" table:style-name="ce11">
            <text:p>10,733</text:p>
          </table:table-cell>
          <table:table-cell office:value-type="float" office:value="9835.4699999999993" table:style-name="ce11">
            <text:p>9,835</text:p>
          </table:table-cell>
          <table:table-cell office:value-type="percentage" office:value="0.91634782608695697" table:style-name="ce15">
            <text:p>91.6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6936" table:style-name="ce11">
            <text:p>26,936</text:p>
          </table:table-cell>
          <table:table-cell office:value-type="float" office:value="9947" table:style-name="ce11">
            <text:p>9,947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2</text:p>
          </table:table-cell>
          <table:table-cell office:value-type="float" office:value="3030036" table:style-name="ce61">
            <text:p>3030036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26293.33" table:style-name="ce9">
            <text:p>26,293</text:p>
          </table:table-cell>
          <table:table-cell office:value-type="float" office:value="24102.13" table:style-name="ce9">
            <text:p>24,102</text:p>
          </table:table-cell>
          <table:table-cell office:value-type="float" office:value="6572.53" table:style-name="ce9">
            <text:p>6,573</text:p>
          </table:table-cell>
          <table:table-cell office:value-type="percentage" office:value="0.27269508646537499" table:style-name="ce16">
            <text:p>27.3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47" table:style-name="ce9">
            <text:p>24,647</text:p>
          </table:table-cell>
          <table:table-cell office:value-type="float" office:value="90383" table:style-name="ce9">
            <text:p>90,383</text:p>
          </table:table-cell>
          <table:table-cell office:value-type="string" table:style-name="ce36">
            <text:p>⚠ FRAUD</text:p>
          </table:table-cell>
          <table:table-cell table:number-columns-repeated="16368"/>
        </table:table-row>
        <table:table-row table:style-name="ro8">
          <table:table-cell office:value-type="string" table:style-name="ce10">
            <text:p>V3</text:p>
          </table:table-cell>
          <table:table-cell office:value-type="float" office:value="3030048" table:style-name="ce67">
            <text:p>3030048</text:p>
          </table:table-cell>
          <table:table-cell office:value-type="string" table:style-name="ce39">
            <text:p>Khamis Mushayt</text:p>
          </table:table-cell>
          <table:table-cell office:value-type="string" table:style-name="ce39">
            <text:p>B2C</text:p>
          </table:table-cell>
          <table:table-cell office:value-type="float" office:value="8778.1299999999992" table:style-name="ce11">
            <text:p>8,778</text:p>
          </table:table-cell>
          <table:table-cell office:value-type="float" office:value="8778.1299999999992" table:style-name="ce11">
            <text:p>8,778</text:p>
          </table:table-cell>
          <table:table-cell office:value-type="float" office:value="5120" table:style-name="ce11">
            <text:p>5,120</text:p>
          </table:table-cell>
          <table:table-cell office:value-type="percentage" office:value="0.58326751321465498" table:style-name="ce15">
            <text:p>58.3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743" table:style-name="ce11">
            <text:p>2,743</text:p>
          </table:table-cell>
          <table:table-cell office:value-type="float" office:value="8229" table:style-name="ce11">
            <text:p>8,229</text:p>
          </table:table-cell>
          <table:table-cell office:value-type="float" office:value="8228" table:style-name="ce11">
            <text:p>8,228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3</text:p>
          </table:table-cell>
          <table:table-cell office:value-type="float" office:value="3030049" table:style-name="ce61">
            <text:p>3030049</text:p>
          </table:table-cell>
          <table:table-cell office:value-type="string" table:style-name="ce36">
            <text:p>Medina</text:p>
          </table:table-cell>
          <table:table-cell office:value-type="string" table:style-name="ce36">
            <text:p>B2C</text:p>
          </table:table-cell>
          <table:table-cell office:value-type="float" office:value="12426.67" table:style-name="ce9">
            <text:p>12,427</text:p>
          </table:table-cell>
          <table:table-cell office:value-type="float" office:value="9320.27" table:style-name="ce9">
            <text:p>9,320</text:p>
          </table:table-cell>
          <table:table-cell office:value-type="float" office:value="9320.27" table:style-name="ce9">
            <text:p>9,320</text:p>
          </table:table-cell>
          <table:table-cell office:value-type="percentage" office:value="1" table:style-name="ce37">
            <text:p>100.00%</text:p>
          </table:table-cell>
          <table:table-cell office:value-type="float" office:value="3883" table:style-name="ce9">
            <text:p>3,883</text:p>
          </table:table-cell>
          <table:table-cell office:value-type="float" office:value="15532" table:style-name="ce9">
            <text:p>15,532</text:p>
          </table:table-cell>
          <table:table-cell office:value-type="float" office:value="0" table:style-name="ce9">
            <text:p>0</text:p>
          </table:table-cell>
          <table:table-cell office:value-type="float" office:value="15536" table:style-name="ce9">
            <text:p>15,5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62" table:style-name="ce67">
            <text:p>3030062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7175.2" table:style-name="ce11">
            <text:p>7,175</text:p>
          </table:table-cell>
          <table:table-cell office:value-type="float" office:value="7175.2" table:style-name="ce11">
            <text:p>7,175</text:p>
          </table:table-cell>
          <table:table-cell office:value-type="float" office:value="7175.2" table:style-name="ce11">
            <text:p>7,175</text:p>
          </table:table-cell>
          <table:table-cell office:value-type="percentage" office:value="1" table:style-name="ce40">
            <text:p>10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6907" table:style-name="ce11">
            <text:p>26,90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64" table:style-name="ce61">
            <text:p>3030064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6135.73" table:style-name="ce9">
            <text:p>6,136</text:p>
          </table:table-cell>
          <table:table-cell office:value-type="float" office:value="4090.93" table:style-name="ce9">
            <text:p>4,091</text:p>
          </table:table-cell>
          <table:table-cell office:value-type="float" office:value="3068.53" table:style-name="ce9">
            <text:p>3,069</text:p>
          </table:table-cell>
          <table:table-cell office:value-type="percentage" office:value="0.75008148099863103" table:style-name="ce16">
            <text:p>75.0%</text:p>
          </table:table-cell>
          <table:table-cell office:value-type="float" office:value="1917" table:style-name="ce9">
            <text:p>1,917</text:p>
          </table:table-cell>
          <table:table-cell office:value-type="float" office:value="3834" table:style-name="ce9">
            <text:p>3,8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34" table:style-name="ce9">
            <text:p>3,834</text:p>
          </table:table-cell>
          <table:table-cell office:value-type="float" office:value="1922" table:style-name="ce9">
            <text:p>1,922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65" table:style-name="ce67">
            <text:p>3030065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3980" table:style-name="ce11">
            <text:p>13,980</text:p>
          </table:table-cell>
          <table:table-cell office:value-type="float" office:value="5824.53" table:style-name="ce11">
            <text:p>5,825</text:p>
          </table:table-cell>
          <table:table-cell office:value-type="float" office:value="2330.13" table:style-name="ce11">
            <text:p>2,330</text:p>
          </table:table-cell>
          <table:table-cell office:value-type="percentage" office:value="0.40005494002380698" table:style-name="ce15">
            <text:p>40.0%</text:p>
          </table:table-cell>
          <table:table-cell office:value-type="float" office:value="4369" table:style-name="ce11">
            <text:p>4,36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369" table:style-name="ce11">
            <text:p>4,36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2</text:p>
          </table:table-cell>
          <table:table-cell office:value-type="float" office:value="3030067" table:style-name="ce61">
            <text:p>303006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6496" table:style-name="ce9">
            <text:p>6,496</text:p>
          </table:table-cell>
          <table:table-cell office:value-type="float" office:value="3248" table:style-name="ce9">
            <text:p>3,248</text:p>
          </table:table-cell>
          <table:table-cell office:value-type="float" office:value="3248" table:style-name="ce9">
            <text:p>3,248</text:p>
          </table:table-cell>
          <table:table-cell office:value-type="percentage" office:value="1" table:style-name="ce37">
            <text:p>100.00%</text:p>
          </table:table-cell>
          <table:table-cell office:value-type="float" office:value="2030" table:style-name="ce9">
            <text:p>2,030</text:p>
          </table:table-cell>
          <table:table-cell office:value-type="float" office:value="4060" table:style-name="ce9">
            <text:p>4,060</text:p>
          </table:table-cell>
          <table:table-cell office:value-type="float" office:value="2030" table:style-name="ce9">
            <text:p>2,030</text:p>
          </table:table-cell>
          <table:table-cell office:value-type="float" office:value="2030" table:style-name="ce9">
            <text:p>2,0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2</text:p>
          </table:table-cell>
          <table:table-cell office:value-type="float" office:value="3030068" table:style-name="ce67">
            <text:p>3030068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9320" table:style-name="ce11">
            <text:p>9,320</text:p>
          </table:table-cell>
          <table:table-cell office:value-type="float" office:value="7766.4" table:style-name="ce11">
            <text:p>7,766</text:p>
          </table:table-cell>
          <table:table-cell office:value-type="float" office:value="1553.6" table:style-name="ce11">
            <text:p>1,554</text:p>
          </table:table-cell>
          <table:table-cell office:value-type="percentage" office:value="0.200041203131438" table:style-name="ce15">
            <text:p>20.0%</text:p>
          </table:table-cell>
          <table:table-cell office:value-type="float" office:value="0" table:style-name="ce11">
            <text:p>0</text:p>
          </table:table-cell>
          <table:table-cell office:value-type="float" office:value="5826" table:style-name="ce11">
            <text:p>5,8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2</text:p>
          </table:table-cell>
          <table:table-cell office:value-type="float" office:value="3030075" table:style-name="ce61">
            <text:p>3030075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34026.67" table:style-name="ce9">
            <text:p>34,027</text:p>
          </table:table-cell>
          <table:table-cell office:value-type="float" office:value="8249.6" table:style-name="ce9">
            <text:p>8,250</text:p>
          </table:table-cell>
          <table:table-cell office:value-type="float" office:value="8249.6" table:style-name="ce9">
            <text:p>8,250</text:p>
          </table:table-cell>
          <table:table-cell office:value-type="percentage" office:value="1" table:style-name="ce37">
            <text:p>100.00%</text:p>
          </table:table-cell>
          <table:table-cell office:value-type="float" office:value="15466" table:style-name="ce9">
            <text:p>15,466</text:p>
          </table:table-cell>
          <table:table-cell office:value-type="float" office:value="7733" table:style-name="ce9">
            <text:p>7,733</text:p>
          </table:table-cell>
          <table:table-cell office:value-type="float" office:value="7737" table:style-name="ce9">
            <text:p>7,7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1</text:p>
          </table:table-cell>
          <table:table-cell office:value-type="float" office:value="3030091" table:style-name="ce67">
            <text:p>3030091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2900" table:style-name="ce11">
            <text:p>12,900</text:p>
          </table:table-cell>
          <table:table-cell office:value-type="float" office:value="12900" table:style-name="ce11">
            <text:p>12,900</text:p>
          </table:table-cell>
          <table:table-cell office:value-type="float" office:value="12900" table:style-name="ce11">
            <text:p>12,900</text:p>
          </table:table-cell>
          <table:table-cell office:value-type="percentage" office:value="1" table:style-name="ce40">
            <text:p>10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675" table:style-name="ce11">
            <text:p>9,675</text:p>
          </table:table-cell>
          <table:table-cell office:value-type="float" office:value="9675" table:style-name="ce11">
            <text:p>9,675</text:p>
          </table:table-cell>
          <table:table-cell office:value-type="float" office:value="19350" table:style-name="ce11">
            <text:p>19,35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93" table:style-name="ce61">
            <text:p>3030093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8268.7999999999993" table:style-name="ce9">
            <text:p>8,269</text:p>
          </table:table-cell>
          <table:table-cell office:value-type="float" office:value="689.07" table:style-name="ce9">
            <text:p>689</text:p>
          </table:table-cell>
          <table:table-cell office:value-type="float" office:value="689.07" table:style-name="ce9">
            <text:p>689</text:p>
          </table:table-cell>
          <table:table-cell office:value-type="percentage" office:value="1" table:style-name="ce37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2</text:p>
          </table:table-cell>
          <table:table-cell office:value-type="float" office:value="3030095" table:style-name="ce67">
            <text:p>3030095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5266.67" table:style-name="ce11">
            <text:p>15,267</text:p>
          </table:table-cell>
          <table:table-cell office:value-type="float" office:value="3816.27" table:style-name="ce11">
            <text:p>3,816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3030096" table:style-name="ce61">
            <text:p>3030096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26066.67" table:style-name="ce9">
            <text:p>26,067</text:p>
          </table:table-cell>
          <table:table-cell office:value-type="float" office:value="17377.599999999999" table:style-name="ce9">
            <text:p>17,378</text:p>
          </table:table-cell>
          <table:table-cell office:value-type="float" office:value="17377.599999999999" table:style-name="ce9">
            <text:p>17,378</text:p>
          </table:table-cell>
          <table:table-cell office:value-type="percentage" office:value="1" table:style-name="ce37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292" table:style-name="ce9">
            <text:p>16,292</text:p>
          </table:table-cell>
          <table:table-cell office:value-type="float" office:value="24438" table:style-name="ce9">
            <text:p>24,438</text:p>
          </table:table-cell>
          <table:table-cell office:value-type="float" office:value="24436" table:style-name="ce9">
            <text:p>24,4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3</text:p>
          </table:table-cell>
          <table:table-cell office:value-type="float" office:value="3030121" table:style-name="ce67">
            <text:p>3030121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9320" table:style-name="ce11">
            <text:p>9,320</text:p>
          </table:table-cell>
          <table:table-cell office:value-type="float" office:value="3105.6" table:style-name="ce11">
            <text:p>3,106</text:p>
          </table:table-cell>
          <table:table-cell office:value-type="float" office:value="3105.6" table:style-name="ce11">
            <text:p>3,106</text:p>
          </table:table-cell>
          <table:table-cell office:value-type="percentage" office:value="1" table:style-name="ce40">
            <text:p>100.00%</text:p>
          </table:table-cell>
          <table:table-cell office:value-type="float" office:value="5820" table:style-name="ce11">
            <text:p>5,820</text:p>
          </table:table-cell>
          <table:table-cell office:value-type="float" office:value="5826" table:style-name="ce11">
            <text:p>5,8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3</text:p>
          </table:table-cell>
          <table:table-cell office:value-type="float" office:value="3030128" table:style-name="ce61">
            <text:p>3030128</text:p>
          </table:table-cell>
          <table:table-cell office:value-type="string" table:style-name="ce36">
            <text:p>Al Diriya</text:p>
          </table:table-cell>
          <table:table-cell office:value-type="string" table:style-name="ce36">
            <text:p>B2C</text:p>
          </table:table-cell>
          <table:table-cell office:value-type="float" office:value="8698.67" table:style-name="ce9">
            <text:p>8,699</text:p>
          </table:table-cell>
          <table:table-cell office:value-type="float" office:value="7973.87" table:style-name="ce9">
            <text:p>7,974</text:p>
          </table:table-cell>
          <table:table-cell office:value-type="float" office:value="2338.13" table:style-name="ce9">
            <text:p>2,338</text:p>
          </table:table-cell>
          <table:table-cell office:value-type="percentage" office:value="0.29322453347602201" table:style-name="ce16">
            <text:p>29.3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68" table:style-name="ce9">
            <text:p>8,768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4</text:p>
          </table:table-cell>
          <table:table-cell office:value-type="float" office:value="3030143" table:style-name="ce67">
            <text:p>3030143</text:p>
          </table:table-cell>
          <table:table-cell office:value-type="string" table:style-name="ce39">
            <text:p>Al Badayea</text:p>
          </table:table-cell>
          <table:table-cell office:value-type="string" table:style-name="ce39">
            <text:p>B2C</text:p>
          </table:table-cell>
          <table:table-cell office:value-type="float" office:value="4640" table:style-name="ce11">
            <text:p>4,640</text:p>
          </table:table-cell>
          <table:table-cell office:value-type="float" office:value="3866.67" table:style-name="ce11">
            <text:p>3,867</text:p>
          </table:table-cell>
          <table:table-cell office:value-type="float" office:value="3866.67" table:style-name="ce11">
            <text:p>3,867</text:p>
          </table:table-cell>
          <table:table-cell office:value-type="percentage" office:value="1" table:style-name="ce40">
            <text:p>10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4</text:p>
          </table:table-cell>
          <table:table-cell office:value-type="float" office:value="3030148" table:style-name="ce61">
            <text:p>3030148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4640" table:style-name="ce9">
            <text:p>4,640</text:p>
          </table:table-cell>
          <table:table-cell office:value-type="float" office:value="1160" table:style-name="ce9">
            <text:p>1,160</text:p>
          </table:table-cell>
          <table:table-cell office:value-type="float" office:value="774.93" table:style-name="ce9">
            <text:p>775</text:p>
          </table:table-cell>
          <table:table-cell office:value-type="percentage" office:value="0.66804597701149404" table:style-name="ce16">
            <text:p>66.8%</text:p>
          </table:table-cell>
          <table:table-cell office:value-type="float" office:value="0" table:style-name="ce9">
            <text:p>0</text:p>
          </table:table-cell>
          <table:table-cell office:value-type="float" office:value="1450" table:style-name="ce9">
            <text:p>1,450</text:p>
          </table:table-cell>
          <table:table-cell office:value-type="float" office:value="0" table:style-name="ce9">
            <text:p>0</text:p>
          </table:table-cell>
          <table:table-cell office:value-type="float" office:value="1456" table:style-name="ce9">
            <text:p>1,4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4</text:p>
          </table:table-cell>
          <table:table-cell office:value-type="float" office:value="3030159" table:style-name="ce67">
            <text:p>3030159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1494.67" table:style-name="ce11">
            <text:p>11,495</text:p>
          </table:table-cell>
          <table:table-cell office:value-type="float" office:value="8621.07" table:style-name="ce11">
            <text:p>8,621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4</text:p>
          </table:table-cell>
          <table:table-cell office:value-type="float" office:value="3030160" table:style-name="ce61">
            <text:p>3030160</text:p>
          </table:table-cell>
          <table:table-cell office:value-type="string" table:style-name="ce36">
            <text:p>Al Badayea</text:p>
          </table:table-cell>
          <table:table-cell office:value-type="string" table:style-name="ce36">
            <text:p>B2C</text:p>
          </table:table-cell>
          <table:table-cell office:value-type="float" office:value="5592" table:style-name="ce9">
            <text:p>5,592</text:p>
          </table:table-cell>
          <table:table-cell office:value-type="float" office:value="2329.0700000000002" table:style-name="ce9">
            <text:p>2,329</text:p>
          </table:table-cell>
          <table:table-cell office:value-type="float" office:value="2329.0700000000002" table:style-name="ce9">
            <text:p>2,329</text:p>
          </table:table-cell>
          <table:table-cell office:value-type="percentage" office:value="1" table:style-name="ce37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6992" table:style-name="ce9">
            <text:p>6,992</text:p>
          </table:table-cell>
          <table:table-cell office:value-type="float" office:value="0" table:style-name="ce9">
            <text:p>0</text:p>
          </table:table-cell>
          <table:table-cell office:value-type="float" office:value="1742" table:style-name="ce9">
            <text:p>1,7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4</text:p>
          </table:table-cell>
          <table:table-cell office:value-type="float" office:value="3030162" table:style-name="ce67">
            <text:p>3030162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46200" table:style-name="ce11">
            <text:p>46,200</text:p>
          </table:table-cell>
          <table:table-cell office:value-type="float" office:value="11548.8" table:style-name="ce11">
            <text:p>11,549</text:p>
          </table:table-cell>
          <table:table-cell office:value-type="float" office:value="11548.8" table:style-name="ce11">
            <text:p>11,549</text:p>
          </table:table-cell>
          <table:table-cell office:value-type="percentage" office:value="1" table:style-name="ce40">
            <text:p>100.00%</text:p>
          </table:table-cell>
          <table:table-cell office:value-type="float" office:value="14438" table:style-name="ce11">
            <text:p>14,438</text:p>
          </table:table-cell>
          <table:table-cell office:value-type="float" office:value="28870" table:style-name="ce11">
            <text:p>28,87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4</text:p>
          </table:table-cell>
          <table:table-cell office:value-type="float" office:value="3030170" table:style-name="ce61">
            <text:p>3030170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39346.67" table:style-name="ce9">
            <text:p>39,347</text:p>
          </table:table-cell>
          <table:table-cell office:value-type="float" office:value="32788.800000000003" table:style-name="ce9">
            <text:p>32,789</text:p>
          </table:table-cell>
          <table:table-cell office:value-type="float" office:value="13097.07" table:style-name="ce9">
            <text:p>13,097</text:p>
          </table:table-cell>
          <table:table-cell office:value-type="percentage" office:value="0.399437206200491" table:style-name="ce16">
            <text:p>39.9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9114" table:style-name="ce9">
            <text:p>49,1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4</text:p>
          </table:table-cell>
          <table:table-cell office:value-type="float" office:value="3030173" table:style-name="ce67">
            <text:p>3030173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5533.33" table:style-name="ce11">
            <text:p>15,533</text:p>
          </table:table-cell>
          <table:table-cell office:value-type="float" office:value="1294.93" table:style-name="ce11">
            <text:p>1,295</text:p>
          </table:table-cell>
          <table:table-cell office:value-type="float" office:value="1294.93" table:style-name="ce11">
            <text:p>1,295</text:p>
          </table:table-cell>
          <table:table-cell office:value-type="percentage" office:value="1" table:style-name="ce40">
            <text:p>10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856" table:style-name="ce11">
            <text:p>4,8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4</text:p>
          </table:table-cell>
          <table:table-cell office:value-type="float" office:value="3030178" table:style-name="ce61">
            <text:p>3030178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2438.4" table:style-name="ce9">
            <text:p>12,438</text:p>
          </table:table-cell>
          <table:table-cell office:value-type="float" office:value="10365.33" table:style-name="ce9">
            <text:p>10,365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186" table:style-name="ce67">
            <text:p>3030186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0173.33" table:style-name="ce11">
            <text:p>10,173</text:p>
          </table:table-cell>
          <table:table-cell office:value-type="float" office:value="8477.8700000000008" table:style-name="ce11">
            <text:p>8,478</text:p>
          </table:table-cell>
          <table:table-cell office:value-type="float" office:value="2543.1999999999998" table:style-name="ce11">
            <text:p>2,543</text:p>
          </table:table-cell>
          <table:table-cell office:value-type="percentage" office:value="0.29998112732762999" table:style-name="ce15">
            <text:p>30.0%</text:p>
          </table:table-cell>
          <table:table-cell office:value-type="float" office:value="3179" table:style-name="ce11">
            <text:p>3,17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4</text:p>
          </table:table-cell>
          <table:table-cell office:value-type="float" office:value="3030187" table:style-name="ce61">
            <text:p>303018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7086.669999999998" table:style-name="ce9">
            <text:p>17,087</text:p>
          </table:table-cell>
          <table:table-cell office:value-type="float" office:value="15662.67" table:style-name="ce9">
            <text:p>15,663</text:p>
          </table:table-cell>
          <table:table-cell office:value-type="float" office:value="1326.13" table:style-name="ce9">
            <text:p>1,326</text:p>
          </table:table-cell>
          <table:table-cell office:value-type="percentage" office:value="8.4668425981101594E-2" table:style-name="ce16">
            <text:p>8.5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973" table:style-name="ce9">
            <text:p>4,9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188" table:style-name="ce67">
            <text:p>3030188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7145.33" table:style-name="ce11">
            <text:p>7,145</text:p>
          </table:table-cell>
          <table:table-cell office:value-type="float" office:value="4168" table:style-name="ce11">
            <text:p>4,168</text:p>
          </table:table-cell>
          <table:table-cell office:value-type="float" office:value="2381.87" table:style-name="ce11">
            <text:p>2,382</text:p>
          </table:table-cell>
          <table:table-cell office:value-type="percentage" office:value="0.57146513115802899" table:style-name="ce15">
            <text:p>57.1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233" table:style-name="ce11">
            <text:p>2,233</text:p>
          </table:table-cell>
          <table:table-cell office:value-type="float" office:value="4466" table:style-name="ce11">
            <text:p>4,466</text:p>
          </table:table-cell>
          <table:table-cell office:value-type="float" office:value="2233" table:style-name="ce11">
            <text:p>2,23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191" table:style-name="ce61">
            <text:p>3030191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8080" table:style-name="ce9">
            <text:p>18,080</text:p>
          </table:table-cell>
          <table:table-cell office:value-type="float" office:value="15066.67" table:style-name="ce9">
            <text:p>15,067</text:p>
          </table:table-cell>
          <table:table-cell office:value-type="float" office:value="15066.67" table:style-name="ce9">
            <text:p>15,067</text:p>
          </table:table-cell>
          <table:table-cell office:value-type="percentage" office:value="1" table:style-name="ce37">
            <text:p>100.00%</text:p>
          </table:table-cell>
          <table:table-cell office:value-type="float" office:value="5650" table:style-name="ce9">
            <text:p>5,650</text:p>
          </table:table-cell>
          <table:table-cell office:value-type="float" office:value="5650" table:style-name="ce9">
            <text:p>5,650</text:p>
          </table:table-cell>
          <table:table-cell office:value-type="float" office:value="5650" table:style-name="ce9">
            <text:p>5,650</text:p>
          </table:table-cell>
          <table:table-cell office:value-type="float" office:value="22600" table:style-name="ce9">
            <text:p>22,600</text:p>
          </table:table-cell>
          <table:table-cell office:value-type="float" office:value="16950" table:style-name="ce9">
            <text:p>16,9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193" table:style-name="ce67">
            <text:p>3030193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73057.33" table:style-name="ce11">
            <text:p>73,057</text:p>
          </table:table-cell>
          <table:table-cell office:value-type="float" office:value="64623.73" table:style-name="ce11">
            <text:p>64,624</text:p>
          </table:table-cell>
          <table:table-cell office:value-type="float" office:value="24225.07" table:style-name="ce11">
            <text:p>24,225</text:p>
          </table:table-cell>
          <table:table-cell office:value-type="percentage" office:value="0.37486331131183998" table:style-name="ce15">
            <text:p>37.5%</text:p>
          </table:table-cell>
          <table:table-cell office:value-type="float" office:value="13474" table:style-name="ce11">
            <text:p>13,474</text:p>
          </table:table-cell>
          <table:table-cell office:value-type="float" office:value="6737" table:style-name="ce11">
            <text:p>6,737</text:p>
          </table:table-cell>
          <table:table-cell office:value-type="float" office:value="13474" table:style-name="ce11">
            <text:p>13,474</text:p>
          </table:table-cell>
          <table:table-cell office:value-type="float" office:value="20211" table:style-name="ce11">
            <text:p>20,211</text:p>
          </table:table-cell>
          <table:table-cell office:value-type="float" office:value="30211" table:style-name="ce11">
            <text:p>30,2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01" table:style-name="ce61">
            <text:p>3030201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4466.67" table:style-name="ce9">
            <text:p>14,467</text:p>
          </table:table-cell>
          <table:table-cell office:value-type="float" office:value="10849.87" table:style-name="ce9">
            <text:p>10,850</text:p>
          </table:table-cell>
          <table:table-cell office:value-type="float" office:value="1456.27" table:style-name="ce9">
            <text:p>1,456</text:p>
          </table:table-cell>
          <table:table-cell office:value-type="percentage" office:value="0.13421977535822299" table:style-name="ce16">
            <text:p>13.4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61" table:style-name="ce9">
            <text:p>5,4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8">
          <table:table-cell office:value-type="string" table:style-name="ce10">
            <text:p>V4</text:p>
          </table:table-cell>
          <table:table-cell office:value-type="float" office:value="3030204" table:style-name="ce67">
            <text:p>3030204</text:p>
          </table:table-cell>
          <table:table-cell office:value-type="string" table:style-name="ce39">
            <text:p>Khamis Mushayt</text:p>
          </table:table-cell>
          <table:table-cell office:value-type="string" table:style-name="ce39">
            <text:p>B2C</text:p>
          </table:table-cell>
          <table:table-cell office:value-type="float" office:value="8661.33" table:style-name="ce11">
            <text:p>8,661</text:p>
          </table:table-cell>
          <table:table-cell office:value-type="float" office:value="7938.67" table:style-name="ce11">
            <text:p>7,939</text:p>
          </table:table-cell>
          <table:table-cell office:value-type="float" office:value="2168" table:style-name="ce11">
            <text:p>2,168</text:p>
          </table:table-cell>
          <table:table-cell office:value-type="percentage" office:value="0.27309371850856601" table:style-name="ce15">
            <text:p>27.3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130" table:style-name="ce11">
            <text:p>8,130</text:p>
          </table:table-cell>
          <table:table-cell office:value-type="float" office:value="0" table:style-name="ce11">
            <text:p>0</text:p>
          </table:table-cell>
          <table:table-cell office:value-type="float" office:value="29770" table:style-name="ce11">
            <text:p>29,770</text:p>
          </table:table-cell>
          <table:table-cell office:value-type="string" table:style-name="ce39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07" table:style-name="ce61">
            <text:p>3030207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6992" table:style-name="ce9">
            <text:p>6,992</text:p>
          </table:table-cell>
          <table:table-cell office:value-type="float" office:value="4078.67" table:style-name="ce9">
            <text:p>4,079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08" table:style-name="ce67">
            <text:p>3030208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9846.669999999998" table:style-name="ce11">
            <text:p>19,847</text:p>
          </table:table-cell>
          <table:table-cell office:value-type="float" office:value="4857.87" table:style-name="ce11">
            <text:p>4,858</text:p>
          </table:table-cell>
          <table:table-cell office:value-type="float" office:value="4163.2" table:style-name="ce11">
            <text:p>4,163</text:p>
          </table:table-cell>
          <table:table-cell office:value-type="percentage" office:value="0.85700170170719703" table:style-name="ce15">
            <text:p>85.7%</text:p>
          </table:table-cell>
          <table:table-cell office:value-type="float" office:value="2602" table:style-name="ce11">
            <text:p>2,602</text:p>
          </table:table-cell>
          <table:table-cell office:value-type="float" office:value="0" table:style-name="ce11">
            <text:p>0</text:p>
          </table:table-cell>
          <table:table-cell office:value-type="float" office:value="7806" table:style-name="ce11">
            <text:p>7,806</text:p>
          </table:table-cell>
          <table:table-cell office:value-type="float" office:value="2602" table:style-name="ce11">
            <text:p>2,60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18" table:style-name="ce61">
            <text:p>3030218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6133.33" table:style-name="ce9">
            <text:p>6,133</text:p>
          </table:table-cell>
          <table:table-cell office:value-type="float" office:value="5622.13" table:style-name="ce9">
            <text:p>5,622</text:p>
          </table:table-cell>
          <table:table-cell office:value-type="float" office:value="1533.6" table:style-name="ce9">
            <text:p>1,534</text:p>
          </table:table-cell>
          <table:table-cell office:value-type="percentage" office:value="0.272779016269032" table:style-name="ce16">
            <text:p>27.3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51" table:style-name="ce9">
            <text:p>5,7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26" table:style-name="ce67">
            <text:p>3030226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5592" table:style-name="ce11">
            <text:p>5,592</text:p>
          </table:table-cell>
          <table:table-cell office:value-type="float" office:value="464.53" table:style-name="ce11">
            <text:p>465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34" table:style-name="ce61">
            <text:p>3030234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11343.2" table:style-name="ce9">
            <text:p>11,343</text:p>
          </table:table-cell>
          <table:table-cell office:value-type="float" office:value="6616.53" table:style-name="ce9">
            <text:p>6,617</text:p>
          </table:table-cell>
          <table:table-cell office:value-type="float" office:value="2064.8000000000002" table:style-name="ce9">
            <text:p>2,065</text:p>
          </table:table-cell>
          <table:table-cell office:value-type="percentage" office:value="0.31206674189908101" table:style-name="ce16">
            <text:p>31.2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43" table:style-name="ce9">
            <text:p>7,7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54" table:style-name="ce67">
            <text:p>3030254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12266.67" table:style-name="ce11">
            <text:p>12,267</text:p>
          </table:table-cell>
          <table:table-cell office:value-type="float" office:value="9200.27" table:style-name="ce11">
            <text:p>9,200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64" table:style-name="ce61">
            <text:p>3030264</text:p>
          </table:table-cell>
          <table:table-cell office:value-type="string" table:style-name="ce36">
            <text:p>Medina</text:p>
          </table:table-cell>
          <table:table-cell office:value-type="string" table:style-name="ce36">
            <text:p>B2C</text:p>
          </table:table-cell>
          <table:table-cell office:value-type="float" office:value="4660" table:style-name="ce9">
            <text:p>4,660</text:p>
          </table:table-cell>
          <table:table-cell office:value-type="float" office:value="3106.93" table:style-name="ce9">
            <text:p>3,107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67" table:style-name="ce67">
            <text:p>3030267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8042.67" table:style-name="ce11">
            <text:p>8,043</text:p>
          </table:table-cell>
          <table:table-cell office:value-type="float" office:value="8000" table:style-name="ce11">
            <text:p>8,000</text:p>
          </table:table-cell>
          <table:table-cell office:value-type="float" office:value="6710.93" table:style-name="ce11">
            <text:p>6,711</text:p>
          </table:table-cell>
          <table:table-cell office:value-type="percentage" office:value="0.83886666666666698" table:style-name="ce15">
            <text:p>83.9%</text:p>
          </table:table-cell>
          <table:table-cell office:value-type="float" office:value="0" table:style-name="ce11">
            <text:p>0</text:p>
          </table:table-cell>
          <table:table-cell office:value-type="float" office:value="8247" table:style-name="ce11">
            <text:p>8,247</text:p>
          </table:table-cell>
          <table:table-cell office:value-type="float" office:value="2417" table:style-name="ce11">
            <text:p>2,417</text:p>
          </table:table-cell>
          <table:table-cell office:value-type="float" office:value="2417" table:style-name="ce11">
            <text:p>2,417</text:p>
          </table:table-cell>
          <table:table-cell office:value-type="float" office:value="7251" table:style-name="ce11">
            <text:p>7,25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83" table:style-name="ce61">
            <text:p>3030283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11805.33" table:style-name="ce9">
            <text:p>11,805</text:p>
          </table:table-cell>
          <table:table-cell office:value-type="float" office:value="2951.73" table:style-name="ce9">
            <text:p>2,952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84" table:style-name="ce67">
            <text:p>3030284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6524" table:style-name="ce11">
            <text:p>6,524</text:p>
          </table:table-cell>
          <table:table-cell office:value-type="float" office:value="5436.53" table:style-name="ce11">
            <text:p>5,437</text:p>
          </table:table-cell>
          <table:table-cell office:value-type="float" office:value="4377.33" table:style-name="ce11">
            <text:p>4,377</text:p>
          </table:table-cell>
          <table:table-cell office:value-type="percentage" office:value="0.80516996124981599" table:style-name="ce15">
            <text:p>80.5%</text:p>
          </table:table-cell>
          <table:table-cell office:value-type="float" office:value="0" table:style-name="ce11">
            <text:p>0</text:p>
          </table:table-cell>
          <table:table-cell office:value-type="float" office:value="8156" table:style-name="ce11">
            <text:p>8,156</text:p>
          </table:table-cell>
          <table:table-cell office:value-type="float" office:value="2039" table:style-name="ce11">
            <text:p>2,039</text:p>
          </table:table-cell>
          <table:table-cell office:value-type="float" office:value="4078" table:style-name="ce11">
            <text:p>4,078</text:p>
          </table:table-cell>
          <table:table-cell office:value-type="float" office:value="2142" table:style-name="ce11">
            <text:p>2,14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286" table:style-name="ce61">
            <text:p>3030286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15200" table:style-name="ce9">
            <text:p>15,200</text:p>
          </table:table-cell>
          <table:table-cell office:value-type="float" office:value="11400" table:style-name="ce9">
            <text:p>11,400</text:p>
          </table:table-cell>
          <table:table-cell office:value-type="float" office:value="11400" table:style-name="ce9">
            <text:p>11,400</text:p>
          </table:table-cell>
          <table:table-cell office:value-type="percentage" office:value="1" table:style-name="ce37">
            <text:p>100.00%</text:p>
          </table:table-cell>
          <table:table-cell office:value-type="float" office:value="4750" table:style-name="ce9">
            <text:p>4,7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50" table:style-name="ce9">
            <text:p>33,2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287" table:style-name="ce67">
            <text:p>3030287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8197.33" table:style-name="ce11">
            <text:p>8,197</text:p>
          </table:table-cell>
          <table:table-cell office:value-type="float" office:value="1365.33" table:style-name="ce11">
            <text:p>1,365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030317" table:style-name="ce61">
            <text:p>303031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9243.2000000000007" table:style-name="ce9">
            <text:p>9,243</text:p>
          </table:table-cell>
          <table:table-cell office:value-type="float" office:value="6161.6" table:style-name="ce9">
            <text:p>6,162</text:p>
          </table:table-cell>
          <table:table-cell office:value-type="float" office:value="6161.6" table:style-name="ce9">
            <text:p>6,162</text:p>
          </table:table-cell>
          <table:table-cell office:value-type="percentage" office:value="1" table:style-name="ce37">
            <text:p>100.00%</text:p>
          </table:table-cell>
          <table:table-cell office:value-type="float" office:value="5778" table:style-name="ce9">
            <text:p>5,778</text:p>
          </table:table-cell>
          <table:table-cell office:value-type="float" office:value="2889" table:style-name="ce9">
            <text:p>2,889</text:p>
          </table:table-cell>
          <table:table-cell office:value-type="float" office:value="2889" table:style-name="ce9">
            <text:p>2,889</text:p>
          </table:table-cell>
          <table:table-cell office:value-type="float" office:value="8661" table:style-name="ce9">
            <text:p>8,6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8">
          <table:table-cell office:value-type="string" table:style-name="ce10">
            <text:p>V6</text:p>
          </table:table-cell>
          <table:table-cell office:value-type="float" office:value="3030323" table:style-name="ce67">
            <text:p>3030323</text:p>
          </table:table-cell>
          <table:table-cell office:value-type="string" table:style-name="ce39">
            <text:p>Al Majmaah</text:p>
          </table:table-cell>
          <table:table-cell office:value-type="string" table:style-name="ce39">
            <text:p>B2C</text:p>
          </table:table-cell>
          <table:table-cell office:value-type="float" office:value="61600" table:style-name="ce11">
            <text:p>61,600</text:p>
          </table:table-cell>
          <table:table-cell office:value-type="float" office:value="46200" table:style-name="ce11">
            <text:p>46,200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73250" table:style-name="ce11">
            <text:p>173,250</text:p>
          </table:table-cell>
          <table:table-cell office:value-type="string" table:style-name="ce39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326" table:style-name="ce61">
            <text:p>3030326</text:p>
          </table:table-cell>
          <table:table-cell office:value-type="string" table:style-name="ce36">
            <text:p>Jazan</text:p>
          </table:table-cell>
          <table:table-cell office:value-type="string" table:style-name="ce36">
            <text:p>B2C</text:p>
          </table:table-cell>
          <table:table-cell office:value-type="float" office:value="5592" table:style-name="ce9">
            <text:p>5,592</text:p>
          </table:table-cell>
          <table:table-cell office:value-type="float" office:value="5125.87" table:style-name="ce9">
            <text:p>5,126</text:p>
          </table:table-cell>
          <table:table-cell office:value-type="float" office:value="466.13" table:style-name="ce9">
            <text:p>466</text:p>
          </table:table-cell>
          <table:table-cell office:value-type="percentage" office:value="9.0937467485173201E-2" table:style-name="ce16">
            <text:p>9.1%</text:p>
          </table:table-cell>
          <table:table-cell office:value-type="float" office:value="0" table:style-name="ce9">
            <text:p>0</text:p>
          </table:table-cell>
          <table:table-cell office:value-type="float" office:value="1748" table:style-name="ce9">
            <text:p>1,7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5</text:p>
          </table:table-cell>
          <table:table-cell office:value-type="float" office:value="3030330" table:style-name="ce67">
            <text:p>3030330</text:p>
          </table:table-cell>
          <table:table-cell office:value-type="string" table:style-name="ce39">
            <text:p>Al Badayea</text:p>
          </table:table-cell>
          <table:table-cell office:value-type="string" table:style-name="ce39">
            <text:p>B2C</text:p>
          </table:table-cell>
          <table:table-cell office:value-type="float" office:value="1797.6" table:style-name="ce11">
            <text:p>1,798</text:p>
          </table:table-cell>
          <table:table-cell office:value-type="float" office:value="1797.6" table:style-name="ce11">
            <text:p>1,798</text:p>
          </table:table-cell>
          <table:table-cell office:value-type="float" office:value="1797.6" table:style-name="ce11">
            <text:p>1,798</text:p>
          </table:table-cell>
          <table:table-cell office:value-type="percentage" office:value="1" table:style-name="ce40">
            <text:p>100.00%</text:p>
          </table:table-cell>
          <table:table-cell office:value-type="float" office:value="3852" table:style-name="ce11">
            <text:p>3,852</text:p>
          </table:table-cell>
          <table:table-cell office:value-type="float" office:value="963" table:style-name="ce11">
            <text:p>963</text:p>
          </table:table-cell>
          <table:table-cell office:value-type="float" office:value="963" table:style-name="ce11">
            <text:p>963</text:p>
          </table:table-cell>
          <table:table-cell office:value-type="float" office:value="963" table:style-name="ce11">
            <text:p>96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339" table:style-name="ce61">
            <text:p>3030339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4536" table:style-name="ce9">
            <text:p>14,536</text:p>
          </table:table-cell>
          <table:table-cell office:value-type="float" office:value="2233.6" table:style-name="ce9">
            <text:p>2,234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3030343" table:style-name="ce67">
            <text:p>3030343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7300" table:style-name="ce11">
            <text:p>7,300</text:p>
          </table:table-cell>
          <table:table-cell office:value-type="float" office:value="2432.8000000000002" table:style-name="ce11">
            <text:p>2,433</text:p>
          </table:table-cell>
          <table:table-cell office:value-type="float" office:value="2432.8000000000002" table:style-name="ce11">
            <text:p>2,433</text:p>
          </table:table-cell>
          <table:table-cell office:value-type="percentage" office:value="1" table:style-name="ce40">
            <text:p>100.00%</text:p>
          </table:table-cell>
          <table:table-cell office:value-type="float" office:value="4560" table:style-name="ce11">
            <text:p>4,560</text:p>
          </table:table-cell>
          <table:table-cell office:value-type="float" office:value="4563" table:style-name="ce11">
            <text:p>4,56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357" table:style-name="ce61">
            <text:p>303035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8280" table:style-name="ce9">
            <text:p>8,280</text:p>
          </table:table-cell>
          <table:table-cell office:value-type="float" office:value="7589.87" table:style-name="ce9">
            <text:p>7,590</text:p>
          </table:table-cell>
          <table:table-cell office:value-type="float" office:value="6901.33" table:style-name="ce9">
            <text:p>6,901</text:p>
          </table:table-cell>
          <table:table-cell office:value-type="percentage" office:value="0.90928255217483001" table:style-name="ce16">
            <text:p>90.9%</text:p>
          </table:table-cell>
          <table:table-cell office:value-type="float" office:value="5176" table:style-name="ce9">
            <text:p>5,176</text:p>
          </table:table-cell>
          <table:table-cell office:value-type="float" office:value="2588" table:style-name="ce9">
            <text:p>2,588</text:p>
          </table:table-cell>
          <table:table-cell office:value-type="float" office:value="2588" table:style-name="ce9">
            <text:p>2,588</text:p>
          </table:table-cell>
          <table:table-cell office:value-type="float" office:value="10352" table:style-name="ce9">
            <text:p>10,352</text:p>
          </table:table-cell>
          <table:table-cell office:value-type="float" office:value="5176" table:style-name="ce9">
            <text:p>5,1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3030366" table:style-name="ce67">
            <text:p>3030366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30666.67" table:style-name="ce11">
            <text:p>30,667</text:p>
          </table:table-cell>
          <table:table-cell office:value-type="float" office:value="12778.4" table:style-name="ce11">
            <text:p>12,778</text:p>
          </table:table-cell>
          <table:table-cell office:value-type="float" office:value="7677.33" table:style-name="ce11">
            <text:p>7,677</text:p>
          </table:table-cell>
          <table:table-cell office:value-type="percentage" office:value="0.60080552599177806" table:style-name="ce15">
            <text:p>60.1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368" table:style-name="ce61">
            <text:p>3030368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85866.67" table:style-name="ce9">
            <text:p>85,867</text:p>
          </table:table-cell>
          <table:table-cell office:value-type="float" office:value="85866.67" table:style-name="ce9">
            <text:p>85,867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2000" table:style-name="ce9">
            <text:p>322,000</text:p>
          </table:table-cell>
          <table:table-cell office:value-type="string" table:style-name="ce36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3030423" table:style-name="ce67">
            <text:p>3030423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7766.67" table:style-name="ce11">
            <text:p>7,767</text:p>
          </table:table-cell>
          <table:table-cell office:value-type="float" office:value="7766.67" table:style-name="ce11">
            <text:p>7,767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9175" table:style-name="ce11">
            <text:p>29,175</text:p>
          </table:table-cell>
          <table:table-cell office:value-type="string" table:style-name="ce39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439" table:style-name="ce61">
            <text:p>3030439</text:p>
          </table:table-cell>
          <table:table-cell office:value-type="string" table:style-name="ce36">
            <text:p>Jubail</text:p>
          </table:table-cell>
          <table:table-cell office:value-type="string" table:style-name="ce36">
            <text:p>B2C</text:p>
          </table:table-cell>
          <table:table-cell office:value-type="float" office:value="9280" table:style-name="ce9">
            <text:p>9,280</text:p>
          </table:table-cell>
          <table:table-cell office:value-type="float" office:value="7733.33" table:style-name="ce9">
            <text:p>7,733</text:p>
          </table:table-cell>
          <table:table-cell office:value-type="float" office:value="3895.2" table:style-name="ce9">
            <text:p>3,895</text:p>
          </table:table-cell>
          <table:table-cell office:value-type="percentage" office:value="0.50368965517241404" table:style-name="ce16">
            <text:p>50.4%</text:p>
          </table:table-cell>
          <table:table-cell office:value-type="float" office:value="0" table:style-name="ce9">
            <text:p>0</text:p>
          </table:table-cell>
          <table:table-cell office:value-type="float" office:value="8700" table:style-name="ce9">
            <text:p>8,700</text:p>
          </table:table-cell>
          <table:table-cell office:value-type="float" office:value="0" table:style-name="ce9">
            <text:p>0</text:p>
          </table:table-cell>
          <table:table-cell office:value-type="float" office:value="107" table:style-name="ce9">
            <text:p>1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3030442" table:style-name="ce67">
            <text:p>3030442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8932" table:style-name="ce11">
            <text:p>8,932</text:p>
          </table:table-cell>
          <table:table-cell office:value-type="float" office:value="3722.13" table:style-name="ce11">
            <text:p>3,722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446" table:style-name="ce61">
            <text:p>3030446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2213.33" table:style-name="ce9">
            <text:p>12,213</text:p>
          </table:table-cell>
          <table:table-cell office:value-type="float" office:value="10177.6" table:style-name="ce9">
            <text:p>10,178</text:p>
          </table:table-cell>
          <table:table-cell office:value-type="float" office:value="4603.2" table:style-name="ce9">
            <text:p>4,603</text:p>
          </table:table-cell>
          <table:table-cell office:value-type="percentage" office:value="0.45228737619871101" table:style-name="ce16">
            <text:p>45.2%</text:p>
          </table:table-cell>
          <table:table-cell office:value-type="float" office:value="3817" table:style-name="ce9">
            <text:p>3,8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28" table:style-name="ce9">
            <text:p>9,6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3030463" table:style-name="ce67">
            <text:p>3030463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0873.33" table:style-name="ce11">
            <text:p>10,873</text:p>
          </table:table-cell>
          <table:table-cell office:value-type="float" office:value="10873.33" table:style-name="ce11">
            <text:p>10,873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0775" table:style-name="ce11">
            <text:p>40,775</text:p>
          </table:table-cell>
          <table:table-cell office:value-type="string" table:style-name="ce39">
            <text:p>⚠ FRAUD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V6</text:p>
          </table:table-cell>
          <table:table-cell office:value-type="float" office:value="3030465" table:style-name="ce61">
            <text:p>3030465</text:p>
          </table:table-cell>
          <table:table-cell office:value-type="string" table:style-name="ce36">
            <text:p>Khobar</text:p>
          </table:table-cell>
          <table:table-cell office:value-type="string" table:style-name="ce36">
            <text:p>B2C</text:p>
          </table:table-cell>
          <table:table-cell office:value-type="float" office:value="14533.33" table:style-name="ce9">
            <text:p>14,533</text:p>
          </table:table-cell>
          <table:table-cell office:value-type="float" office:value="9688.5300000000007" table:style-name="ce9">
            <text:p>9,689</text:p>
          </table:table-cell>
          <table:table-cell office:value-type="float" office:value="4946.3999999999996" table:style-name="ce9">
            <text:p>4,946</text:p>
          </table:table-cell>
          <table:table-cell office:value-type="percentage" office:value="0.51054167125399097" table:style-name="ce16">
            <text:p>51.1%</text:p>
          </table:table-cell>
          <table:table-cell office:value-type="float" office:value="4542" table:style-name="ce9">
            <text:p>4,542</text:p>
          </table:table-cell>
          <table:table-cell office:value-type="float" office:value="4542" table:style-name="ce9">
            <text:p>4,542</text:p>
          </table:table-cell>
          <table:table-cell office:value-type="float" office:value="4923" table:style-name="ce9">
            <text:p>4,9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477" table:style-name="ce67">
            <text:p>3030477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5732.8" table:style-name="ce11">
            <text:p>5,733</text:p>
          </table:table-cell>
          <table:table-cell office:value-type="float" office:value="2866.13" table:style-name="ce11">
            <text:p>2,866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478" table:style-name="ce61">
            <text:p>3030478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12426.67" table:style-name="ce9">
            <text:p>12,427</text:p>
          </table:table-cell>
          <table:table-cell office:value-type="float" office:value="11391.2" table:style-name="ce9">
            <text:p>11,391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484" table:style-name="ce67">
            <text:p>3030484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4784" table:style-name="ce11">
            <text:p>14,784</text:p>
          </table:table-cell>
          <table:table-cell office:value-type="float" office:value="13552" table:style-name="ce11">
            <text:p>13,552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491" table:style-name="ce61">
            <text:p>3030491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7206.67" table:style-name="ce9">
            <text:p>7,207</text:p>
          </table:table-cell>
          <table:table-cell office:value-type="float" office:value="6606.13" table:style-name="ce9">
            <text:p>6,606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495" table:style-name="ce67">
            <text:p>3030495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20814.669999999998" table:style-name="ce11">
            <text:p>20,815</text:p>
          </table:table-cell>
          <table:table-cell office:value-type="float" office:value="12141.33" table:style-name="ce11">
            <text:p>12,141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505" table:style-name="ce61">
            <text:p>3030505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6341.33" table:style-name="ce9">
            <text:p>6,341</text:p>
          </table:table-cell>
          <table:table-cell office:value-type="float" office:value="5812.8" table:style-name="ce9">
            <text:p>5,813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514" table:style-name="ce67">
            <text:p>3030514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6396" table:style-name="ce11">
            <text:p>6,396</text:p>
          </table:table-cell>
          <table:table-cell office:value-type="float" office:value="5862.93" table:style-name="ce11">
            <text:p>5,863</text:p>
          </table:table-cell>
          <table:table-cell office:value-type="float" office:value="1301.8699999999999" table:style-name="ce11">
            <text:p>1,302</text:p>
          </table:table-cell>
          <table:table-cell office:value-type="percentage" office:value="0.22205039570635901" table:style-name="ce15">
            <text:p>22.2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99" table:style-name="ce11">
            <text:p>1,999</text:p>
          </table:table-cell>
          <table:table-cell office:value-type="float" office:value="2883" table:style-name="ce11">
            <text:p>2,88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517" table:style-name="ce61">
            <text:p>303051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B</text:p>
          </table:table-cell>
          <table:table-cell office:value-type="float" office:value="7700" table:style-name="ce9">
            <text:p>7,700</text:p>
          </table:table-cell>
          <table:table-cell office:value-type="float" office:value="7058.4" table:style-name="ce9">
            <text:p>7,058</text:p>
          </table:table-cell>
          <table:table-cell office:value-type="float" office:value="534.66999999999996" table:style-name="ce9">
            <text:p>535</text:p>
          </table:table-cell>
          <table:table-cell office:value-type="percentage" office:value="7.5748989383807502E-2" table:style-name="ce16">
            <text:p>7.6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05" table:style-name="ce9">
            <text:p>2,0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530" table:style-name="ce67">
            <text:p>3030530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2426.67" table:style-name="ce11">
            <text:p>12,427</text:p>
          </table:table-cell>
          <table:table-cell office:value-type="float" office:value="8284.7999999999993" table:style-name="ce11">
            <text:p>8,285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537" table:style-name="ce61">
            <text:p>3030537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6293.33" table:style-name="ce9">
            <text:p>6,293</text:p>
          </table:table-cell>
          <table:table-cell office:value-type="float" office:value="5244.53" table:style-name="ce9">
            <text:p>5,245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7</text:p>
          </table:table-cell>
          <table:table-cell office:value-type="float" office:value="3030580" table:style-name="ce67">
            <text:p>3030580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B</text:p>
          </table:table-cell>
          <table:table-cell office:value-type="float" office:value="9009.33" table:style-name="ce11">
            <text:p>9,009</text:p>
          </table:table-cell>
          <table:table-cell office:value-type="float" office:value="6006.67" table:style-name="ce11">
            <text:p>6,007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3030588" table:style-name="ce61">
            <text:p>3030588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6468" table:style-name="ce9">
            <text:p>6,468</text:p>
          </table:table-cell>
          <table:table-cell office:value-type="float" office:value="5929.07" table:style-name="ce9">
            <text:p>5,929</text:p>
          </table:table-cell>
          <table:table-cell office:value-type="float" office:value="612.27" table:style-name="ce9">
            <text:p>612</text:p>
          </table:table-cell>
          <table:table-cell office:value-type="percentage" office:value="0.10326526940721401" table:style-name="ce16">
            <text:p>10.3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8</text:p>
          </table:table-cell>
          <table:table-cell office:value-type="float" office:value="3030651" table:style-name="ce67">
            <text:p>3030651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6368.8" table:style-name="ce11">
            <text:p>6,369</text:p>
          </table:table-cell>
          <table:table-cell office:value-type="float" office:value="5307.47" table:style-name="ce11">
            <text:p>5,307</text:p>
          </table:table-cell>
          <table:table-cell office:value-type="float" office:value="1061.33" table:style-name="ce11">
            <text:p>1,061</text:p>
          </table:table-cell>
          <table:table-cell office:value-type="percentage" office:value="0.199969853790886" table:style-name="ce15">
            <text:p>20.0%</text:p>
          </table:table-cell>
          <table:table-cell office:value-type="float" office:value="0" table:style-name="ce11">
            <text:p>0</text:p>
          </table:table-cell>
          <table:table-cell office:value-type="float" office:value="1990" table:style-name="ce11">
            <text:p>1,99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8</text:p>
          </table:table-cell>
          <table:table-cell office:value-type="float" office:value="3030653" table:style-name="ce61">
            <text:p>3030653</text:p>
          </table:table-cell>
          <table:table-cell office:value-type="string" table:style-name="ce36">
            <text:p>Jeddah</text:p>
          </table:table-cell>
          <table:table-cell office:value-type="string" table:style-name="ce36">
            <text:p>B2C</text:p>
          </table:table-cell>
          <table:table-cell office:value-type="float" office:value="12266.67" table:style-name="ce9">
            <text:p>12,267</text:p>
          </table:table-cell>
          <table:table-cell office:value-type="float" office:value="10222.4" table:style-name="ce9">
            <text:p>10,222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8</text:p>
          </table:table-cell>
          <table:table-cell office:value-type="float" office:value="3030711" table:style-name="ce67">
            <text:p>3030711</text:p>
          </table:table-cell>
          <table:table-cell office:value-type="string" table:style-name="ce39">
            <text:p>Jeddah</text:p>
          </table:table-cell>
          <table:table-cell office:value-type="string" table:style-name="ce39">
            <text:p>B2B</text:p>
          </table:table-cell>
          <table:table-cell office:value-type="float" office:value="9280" table:style-name="ce11">
            <text:p>9,280</text:p>
          </table:table-cell>
          <table:table-cell office:value-type="float" office:value="8506.67" table:style-name="ce11">
            <text:p>8,507</text:p>
          </table:table-cell>
          <table:table-cell office:value-type="float" office:value="0" table:style-name="ce11">
            <text:p>0</text:p>
          </table:table-cell>
          <table:table-cell office:value-type="percentage" office:value="0" table:style-name="ce40">
            <text:p>0.00%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8">
            <text:p>V8</text:p>
          </table:table-cell>
          <table:table-cell office:value-type="float" office:value="3030786" table:style-name="ce61">
            <text:p>3030786</text:p>
          </table:table-cell>
          <table:table-cell office:value-type="string" table:style-name="ce36">
            <text:p>Riyadh</text:p>
          </table:table-cell>
          <table:table-cell office:value-type="string" table:style-name="ce36">
            <text:p>B2C</text:p>
          </table:table-cell>
          <table:table-cell office:value-type="float" office:value="7769.6" table:style-name="ce9">
            <text:p>7,770</text:p>
          </table:table-cell>
          <table:table-cell office:value-type="float" office:value="6474.67" table:style-name="ce9">
            <text:p>6,475</text:p>
          </table:table-cell>
          <table:table-cell office:value-type="float" office:value="0" table:style-name="ce9">
            <text:p>0</text:p>
          </table:table-cell>
          <table:table-cell office:value-type="percentage" office:value="0" table:style-name="ce37">
            <text:p>0.00%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table:number-columns-repeated="16368"/>
        </table:table-row>
        <table:table-row table:style-name="ro2">
          <table:table-cell office:value-type="string" table:style-name="ce10">
            <text:p>V8</text:p>
          </table:table-cell>
          <table:table-cell office:value-type="float" office:value="3031077" table:style-name="ce67">
            <text:p>3031077</text:p>
          </table:table-cell>
          <table:table-cell office:value-type="string" table:style-name="ce39">
            <text:p>Riyadh</text:p>
          </table:table-cell>
          <table:table-cell office:value-type="string" table:style-name="ce39">
            <text:p>B2C</text:p>
          </table:table-cell>
          <table:table-cell office:value-type="float" office:value="15507.2" table:style-name="ce11">
            <text:p>15,507</text:p>
          </table:table-cell>
          <table:table-cell office:value-type="float" office:value="15507.2" table:style-name="ce11">
            <text:p>15,507</text:p>
          </table:table-cell>
          <table:table-cell office:value-type="float" office:value="6461.33" table:style-name="ce11">
            <text:p>6,461</text:p>
          </table:table-cell>
          <table:table-cell office:value-type="percentage" office:value="0.41666666666666702" table:style-name="ce15">
            <text:p>41.7%</text:p>
          </table:table-cell>
          <table:table-cell office:value-type="float" office:value="14538" table:style-name="ce11">
            <text:p>14,538</text:p>
          </table:table-cell>
          <table:table-cell office:value-type="float" office:value="4846" table:style-name="ce11">
            <text:p>4,846</text:p>
          </table:table-cell>
          <table:table-cell office:value-type="float" office:value="4846" table:style-name="ce11">
            <text:p>4,84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table:number-columns-repeated="16368"/>
        </table:table-row>
        <table:table-row table:style-name="ro2">
          <table:table-cell office:value-type="string" table:style-name="ce55">
            <text:p>TOTAL</text:p>
          </table:table-cell>
          <table:table-cell table:number-columns-repeated="4" table:style-name="ce56"/>
          <table:table-cell office:value-type="float" office:value="779448.53" table:style-name="ce57">
            <text:p>779,449</text:p>
          </table:table-cell>
          <table:table-cell office:value-type="float" office:value="261437.6" table:style-name="ce57">
            <text:p>261,438</text:p>
          </table:table-cell>
          <table:table-cell office:value-type="percentage" office:value="0.33541355050339899" table:style-name="ce58">
            <text:p>33.5%</text:p>
          </table:table-cell>
          <table:table-cell table:number-columns-repeated="6" table:style-name="ce56"/>
          <table:table-cell office:value-type="float" office:value="751756" table:style-name="ce57">
            <text:p>751,756</text:p>
          </table:table-cell>
          <table:table-cell office:value-type="string" table:style-name="ce68">
            <text:p>8 fraud</text:p>
          </table:table-cell>
          <table:table-cell table:number-columns-repeated="16368"/>
        </table:table-row>
        <table:table-row table:number-rows-repeated="915" table:style-name="ro5">
          <table:table-cell table:number-columns-repeated="16" table:style-name="ce31"/>
          <table:table-cell table:number-columns-repeated="16368"/>
        </table:table-row>
        <table:table-row table:number-rows-repeated="1047576" table:style-name="ro2">
          <table:table-cell table:number-columns-repeated="16384"/>
        </table:table-row>
      </table:table>
      <table:table table:name="Collections_by_Origination" table:style-name="ta1">
        <table:table-column table:style-name="co2" table:default-cell-style-name="ce1"/>
        <table:table-column table:style-name="co14" table:number-columns-repeated="14" table:default-cell-style-name="ce1"/>
        <table:table-column table:style-name="co1" table:number-columns-repeated="11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4" table:number-rows-spanned="1" table:style-name="ce72">
            <text:p>Collections Waterfall by Origination</text:p>
          </table:table-cell>
          <table:covered-table-cell table:number-columns-repeated="3"/>
          <table:table-cell table:number-columns-repeated="11" table:style-name="ce69"/>
          <table:table-cell table:number-columns-repeated="16369"/>
        </table:table-row>
        <table:table-row table:style-name="ro6">
          <table:table-cell office:value-type="string" table:style-name="ce32">
            <text:p>USD amounts | Fraud cohorts flagged</text:p>
          </table:table-cell>
          <table:table-cell table:number-columns-repeated="14" table:style-name="ce32"/>
          <table:table-cell table:number-columns-repeated="16369"/>
        </table:table-row>
        <table:table-row table:style-name="ro2">
          <table:table-cell table:number-columns-repeated="15" table:style-name="ce59"/>
          <table:table-cell table:number-columns-repeated="16369"/>
        </table:table-row>
        <table:table-row table:style-name="ro4">
          <table:table-cell office:value-type="string" table:style-name="ce7">
            <text:p>Month</text:p>
          </table:table-cell>
          <table:table-cell office:value-type="string" table:style-name="ce7">
            <text:p>Total Due</text:p>
          </table:table-cell>
          <table:table-cell office:value-type="string" table:style-name="ce7">
            <text:p>Total Paid</text:p>
          </table:table-cell>
          <table:table-cell office:value-type="string" table:style-name="ce7">
            <text:p>Coll %</text:p>
          </table:table-cell>
          <table:table-cell office:value-type="string" table:style-name="ce7">
            <text:p>Early Payment</text:p>
          </table:table-cell>
          <table:table-cell office:value-type="string" table:style-name="ce7">
            <text:p>0-15 Days</text:p>
          </table:table-cell>
          <table:table-cell office:value-type="string" table:style-name="ce7">
            <text:p>15-30 Days</text:p>
          </table:table-cell>
          <table:table-cell office:value-type="string" table:style-name="ce7">
            <text:p>30-45 Days</text:p>
          </table:table-cell>
          <table:table-cell office:value-type="string" table:style-name="ce7">
            <text:p>45-60 Days</text:p>
          </table:table-cell>
          <table:table-cell office:value-type="string" table:style-name="ce7">
            <text:p>60-90 Days</text:p>
          </table:table-cell>
          <table:table-cell office:value-type="string" table:style-name="ce7">
            <text:p>90-120 Days</text:p>
          </table:table-cell>
          <table:table-cell office:value-type="string" table:style-name="ce7">
            <text:p>120-150 Days</text:p>
          </table:table-cell>
          <table:table-cell office:value-type="string" table:style-name="ce7">
            <text:p>150-180 Days</text:p>
          </table:table-cell>
          <table:table-cell office:value-type="string" table:style-name="ce7">
            <text:p>180+ Days</text:p>
          </table:table-cell>
          <table:table-cell office:value-type="string" table:style-name="ce7">
            <text:p>Fraud?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3</text:p>
          </table:table-cell>
          <table:table-cell office:value-type="float" office:value="32367.73" table:style-name="ce9">
            <text:p>32,368</text:p>
          </table:table-cell>
          <table:table-cell office:value-type="float" office:value="31633.07" table:style-name="ce9">
            <text:p>31,633</text:p>
          </table:table-cell>
          <table:table-cell office:value-type="percentage" office:value="0.97729999999999995" table:style-name="ce16">
            <text:p>97.7%</text:p>
          </table:table-cell>
          <table:table-cell office:value-type="float" office:value="16493.599999999999" table:style-name="ce9">
            <text:p>16,494</text:p>
          </table:table-cell>
          <table:table-cell office:value-type="float" office:value="30199" table:style-name="ce9">
            <text:p>30,199</text:p>
          </table:table-cell>
          <table:table-cell office:value-type="float" office:value="15978" table:style-name="ce9">
            <text:p>15,978</text:p>
          </table:table-cell>
          <table:table-cell office:value-type="float" office:value="0" table:style-name="ce9">
            <text:p>0</text:p>
          </table:table-cell>
          <table:table-cell office:value-type="float" office:value="2649" table:style-name="ce9">
            <text:p>2,649</text:p>
          </table:table-cell>
          <table:table-cell office:value-type="float" office:value="7947" table:style-name="ce9">
            <text:p>7,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3</text:p>
          </table:table-cell>
          <table:table-cell office:value-type="float" office:value="12160" table:style-name="ce11">
            <text:p>12,160</text:p>
          </table:table-cell>
          <table:table-cell office:value-type="float" office:value="6644" table:style-name="ce11">
            <text:p>6,644</text:p>
          </table:table-cell>
          <table:table-cell office:value-type="percentage" office:value="0.5464" table:style-name="ce15">
            <text:p>54.6%</text:p>
          </table:table-cell>
          <table:table-cell office:value-type="float" office:value="6080" table:style-name="ce11">
            <text:p>6,08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15" table:style-name="ce11">
            <text:p>2,1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3</text:p>
          </table:table-cell>
          <table:table-cell office:value-type="float" office:value="73674.67" table:style-name="ce9">
            <text:p>73,675</text:p>
          </table:table-cell>
          <table:table-cell office:value-type="float" office:value="62047.199999999997" table:style-name="ce9">
            <text:p>62,047</text:p>
          </table:table-cell>
          <table:table-cell office:value-type="percentage" office:value="0.84219999999999995" table:style-name="ce16">
            <text:p>84.2%</text:p>
          </table:table-cell>
          <table:table-cell office:value-type="float" office:value="2687.47" table:style-name="ce9">
            <text:p>2,687</text:p>
          </table:table-cell>
          <table:table-cell office:value-type="float" office:value="85334" table:style-name="ce9">
            <text:p>85,334</text:p>
          </table:table-cell>
          <table:table-cell office:value-type="float" office:value="33778" table:style-name="ce9">
            <text:p>33,778</text:p>
          </table:table-cell>
          <table:table-cell office:value-type="float" office:value="31460" table:style-name="ce9">
            <text:p>31,460</text:p>
          </table:table-cell>
          <table:table-cell office:value-type="float" office:value="19709" table:style-name="ce9">
            <text:p>19,709</text:p>
          </table:table-cell>
          <table:table-cell office:value-type="float" office:value="3943" table:style-name="ce9">
            <text:p>3,943</text:p>
          </table:table-cell>
          <table:table-cell office:value-type="float" office:value="9675" table:style-name="ce9">
            <text:p>9,675</text:p>
          </table:table-cell>
          <table:table-cell office:value-type="float" office:value="0" table:style-name="ce9">
            <text:p>0</text:p>
          </table:table-cell>
          <table:table-cell office:value-type="float" office:value="9675" table:style-name="ce9">
            <text:p>9,675</text:p>
          </table:table-cell>
          <table:table-cell office:value-type="float" office:value="29025" table:style-name="ce9">
            <text:p>29,025</text:p>
          </table:table-cell>
          <table:table-cell office:value-type="string" table:style-name="ce36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3</text:p>
          </table:table-cell>
          <table:table-cell office:value-type="float" office:value="95375.73" table:style-name="ce11">
            <text:p>95,376</text:p>
          </table:table-cell>
          <table:table-cell office:value-type="float" office:value="95375.73" table:style-name="ce11">
            <text:p>95,376</text:p>
          </table:table-cell>
          <table:table-cell office:value-type="percentage" office:value="1" table:style-name="ce40">
            <text:p>100.00%</text:p>
          </table:table-cell>
          <table:table-cell office:value-type="float" office:value="14642.67" table:style-name="ce11">
            <text:p>14,643</text:p>
          </table:table-cell>
          <table:table-cell office:value-type="float" office:value="147589" table:style-name="ce11">
            <text:p>147,589</text:p>
          </table:table-cell>
          <table:table-cell office:value-type="float" office:value="70574" table:style-name="ce11">
            <text:p>70,574</text:p>
          </table:table-cell>
          <table:table-cell office:value-type="float" office:value="11627" table:style-name="ce11">
            <text:p>11,627</text:p>
          </table:table-cell>
          <table:table-cell office:value-type="float" office:value="13821" table:style-name="ce11">
            <text:p>13,821</text:p>
          </table:table-cell>
          <table:table-cell office:value-type="float" office:value="2118" table:style-name="ce11">
            <text:p>2,118</text:p>
          </table:table-cell>
          <table:table-cell office:value-type="float" office:value="8146" table:style-name="ce11">
            <text:p>8,146</text:p>
          </table:table-cell>
          <table:table-cell office:value-type="float" office:value="16290" table:style-name="ce11">
            <text:p>16,290</text:p>
          </table:table-cell>
          <table:table-cell office:value-type="float" office:value="16292" table:style-name="ce11">
            <text:p>16,292</text:p>
          </table:table-cell>
          <table:table-cell office:value-type="float" office:value="16292" table:style-name="ce11">
            <text:p>16,292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3</text:p>
          </table:table-cell>
          <table:table-cell office:value-type="float" office:value="100187.2" table:style-name="ce9">
            <text:p>100,187</text:p>
          </table:table-cell>
          <table:table-cell office:value-type="float" office:value="99164.800000000003" table:style-name="ce9">
            <text:p>99,165</text:p>
          </table:table-cell>
          <table:table-cell office:value-type="percentage" office:value="0.98980000000000001" table:style-name="ce16">
            <text:p>99.0%</text:p>
          </table:table-cell>
          <table:table-cell office:value-type="float" office:value="3645.87" table:style-name="ce9">
            <text:p>3,646</text:p>
          </table:table-cell>
          <table:table-cell office:value-type="float" office:value="144093" table:style-name="ce9">
            <text:p>144,093</text:p>
          </table:table-cell>
          <table:table-cell office:value-type="float" office:value="105706" table:style-name="ce9">
            <text:p>105,706</text:p>
          </table:table-cell>
          <table:table-cell office:value-type="float" office:value="44947" table:style-name="ce9">
            <text:p>44,947</text:p>
          </table:table-cell>
          <table:table-cell office:value-type="float" office:value="12761" table:style-name="ce9">
            <text:p>12,761</text:p>
          </table:table-cell>
          <table:table-cell office:value-type="float" office:value="15442" table:style-name="ce9">
            <text:p>15,442</text:p>
          </table:table-cell>
          <table:table-cell office:value-type="float" office:value="2584" table:style-name="ce9">
            <text:p>2,5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663" table:style-name="ce9">
            <text:p>32,663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3</text:p>
          </table:table-cell>
          <table:table-cell office:value-type="float" office:value="155280.53" table:style-name="ce11">
            <text:p>155,281</text:p>
          </table:table-cell>
          <table:table-cell office:value-type="float" office:value="150626.13" table:style-name="ce11">
            <text:p>150,626</text:p>
          </table:table-cell>
          <table:table-cell office:value-type="percentage" office:value="0.97" table:style-name="ce15">
            <text:p>97.0%</text:p>
          </table:table-cell>
          <table:table-cell office:value-type="float" office:value="4614.67" table:style-name="ce11">
            <text:p>4,615</text:p>
          </table:table-cell>
          <table:table-cell office:value-type="float" office:value="281126" table:style-name="ce11">
            <text:p>281,126</text:p>
          </table:table-cell>
          <table:table-cell office:value-type="float" office:value="78443" table:style-name="ce11">
            <text:p>78,443</text:p>
          </table:table-cell>
          <table:table-cell office:value-type="float" office:value="57487" table:style-name="ce11">
            <text:p>57,487</text:p>
          </table:table-cell>
          <table:table-cell office:value-type="float" office:value="51724" table:style-name="ce11">
            <text:p>51,724</text:p>
          </table:table-cell>
          <table:table-cell office:value-type="float" office:value="19402" table:style-name="ce11">
            <text:p>19,40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285" table:style-name="ce11">
            <text:p>6,285</text:p>
          </table:table-cell>
          <table:table-cell office:value-type="float" office:value="53076" table:style-name="ce11">
            <text:p>53,076</text:p>
          </table:table-cell>
          <table:table-cell office:value-type="string" table:style-name="ce39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4</text:p>
          </table:table-cell>
          <table:table-cell office:value-type="float" office:value="269130.93" table:style-name="ce9">
            <text:p>269,131</text:p>
          </table:table-cell>
          <table:table-cell office:value-type="float" office:value="228137.60000000001" table:style-name="ce9">
            <text:p>228,138</text:p>
          </table:table-cell>
          <table:table-cell office:value-type="percentage" office:value="0.84770000000000001" table:style-name="ce16">
            <text:p>84.8%</text:p>
          </table:table-cell>
          <table:table-cell office:value-type="float" office:value="16448.8" table:style-name="ce9">
            <text:p>16,449</text:p>
          </table:table-cell>
          <table:table-cell office:value-type="float" office:value="447681" table:style-name="ce9">
            <text:p>447,681</text:p>
          </table:table-cell>
          <table:table-cell office:value-type="float" office:value="224728" table:style-name="ce9">
            <text:p>224,728</text:p>
          </table:table-cell>
          <table:table-cell office:value-type="float" office:value="49492" table:style-name="ce9">
            <text:p>49,492</text:p>
          </table:table-cell>
          <table:table-cell office:value-type="float" office:value="4771" table:style-name="ce9">
            <text:p>4,771</text:p>
          </table:table-cell>
          <table:table-cell office:value-type="float" office:value="32628" table:style-name="ce9">
            <text:p>32,628</text:p>
          </table:table-cell>
          <table:table-cell office:value-type="float" office:value="6973" table:style-name="ce9">
            <text:p>6,973</text:p>
          </table:table-cell>
          <table:table-cell office:value-type="float" office:value="2913" table:style-name="ce9">
            <text:p>2,913</text:p>
          </table:table-cell>
          <table:table-cell office:value-type="float" office:value="0" table:style-name="ce9">
            <text:p>0</text:p>
          </table:table-cell>
          <table:table-cell office:value-type="float" office:value="24647" table:style-name="ce9">
            <text:p>24,647</text:p>
          </table:table-cell>
          <table:table-cell office:value-type="string" table:style-name="ce36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Feb-2024</text:p>
          </table:table-cell>
          <table:table-cell office:value-type="float" office:value="81527.73" table:style-name="ce11">
            <text:p>81,528</text:p>
          </table:table-cell>
          <table:table-cell office:value-type="float" office:value="81527.73" table:style-name="ce11">
            <text:p>81,528</text:p>
          </table:table-cell>
          <table:table-cell office:value-type="percentage" office:value="1" table:style-name="ce40">
            <text:p>100.00%</text:p>
          </table:table-cell>
          <table:table-cell office:value-type="float" office:value="7730.4" table:style-name="ce11">
            <text:p>7,730</text:p>
          </table:table-cell>
          <table:table-cell office:value-type="float" office:value="137896" table:style-name="ce11">
            <text:p>137,896</text:p>
          </table:table-cell>
          <table:table-cell office:value-type="float" office:value="114310" table:style-name="ce11">
            <text:p>114,310</text:p>
          </table:table-cell>
          <table:table-cell office:value-type="float" office:value="12265" table:style-name="ce11">
            <text:p>12,265</text:p>
          </table:table-cell>
          <table:table-cell office:value-type="float" office:value="4910" table:style-name="ce11">
            <text:p>4,910</text:p>
          </table:table-cell>
          <table:table-cell office:value-type="float" office:value="7359" table:style-name="ce11">
            <text:p>7,35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r-2024</text:p>
          </table:table-cell>
          <table:table-cell office:value-type="float" office:value="172268.79999999999" table:style-name="ce9">
            <text:p>172,269</text:p>
          </table:table-cell>
          <table:table-cell office:value-type="float" office:value="172268.79999999999" table:style-name="ce9">
            <text:p>172,269</text:p>
          </table:table-cell>
          <table:table-cell office:value-type="percentage" office:value="1" table:style-name="ce37">
            <text:p>100.00%</text:p>
          </table:table-cell>
          <table:table-cell office:value-type="float" office:value="15252.53" table:style-name="ce9">
            <text:p>15,253</text:p>
          </table:table-cell>
          <table:table-cell office:value-type="float" office:value="316352" table:style-name="ce9">
            <text:p>316,352</text:p>
          </table:table-cell>
          <table:table-cell office:value-type="float" office:value="179302" table:style-name="ce9">
            <text:p>179,302</text:p>
          </table:table-cell>
          <table:table-cell office:value-type="float" office:value="34649" table:style-name="ce9">
            <text:p>34,649</text:p>
          </table:table-cell>
          <table:table-cell office:value-type="float" office:value="14013" table:style-name="ce9">
            <text:p>14,013</text:p>
          </table:table-cell>
          <table:table-cell office:value-type="float" office:value="36762" table:style-name="ce9">
            <text:p>36,762</text:p>
          </table:table-cell>
          <table:table-cell office:value-type="float" office:value="0" table:style-name="ce9">
            <text:p>0</text:p>
          </table:table-cell>
          <table:table-cell office:value-type="float" office:value="7733" table:style-name="ce9">
            <text:p>7,7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pr-2024</text:p>
          </table:table-cell>
          <table:table-cell office:value-type="float" office:value="164480.53" table:style-name="ce11">
            <text:p>164,481</text:p>
          </table:table-cell>
          <table:table-cell office:value-type="float" office:value="152900.53" table:style-name="ce11">
            <text:p>152,901</text:p>
          </table:table-cell>
          <table:table-cell office:value-type="percentage" office:value="0.92959999999999998" table:style-name="ce15">
            <text:p>93.0%</text:p>
          </table:table-cell>
          <table:table-cell office:value-type="float" office:value="17211.47" table:style-name="ce11">
            <text:p>17,211</text:p>
          </table:table-cell>
          <table:table-cell office:value-type="float" office:value="363728" table:style-name="ce11">
            <text:p>363,728</text:p>
          </table:table-cell>
          <table:table-cell office:value-type="float" office:value="72878" table:style-name="ce11">
            <text:p>72,878</text:p>
          </table:table-cell>
          <table:table-cell office:value-type="float" office:value="23896" table:style-name="ce11">
            <text:p>23,896</text:p>
          </table:table-cell>
          <table:table-cell office:value-type="float" office:value="9716" table:style-name="ce11">
            <text:p>9,716</text:p>
          </table:table-cell>
          <table:table-cell office:value-type="float" office:value="11649" table:style-name="ce11">
            <text:p>11,649</text:p>
          </table:table-cell>
          <table:table-cell office:value-type="float" office:value="3883" table:style-name="ce11">
            <text:p>3,883</text:p>
          </table:table-cell>
          <table:table-cell office:value-type="float" office:value="3883" table:style-name="ce11">
            <text:p>3,883</text:p>
          </table:table-cell>
          <table:table-cell office:value-type="float" office:value="0" table:style-name="ce11">
            <text:p>0</text:p>
          </table:table-cell>
          <table:table-cell office:value-type="float" office:value="19201" table:style-name="ce11">
            <text:p>19,201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y-2024</text:p>
          </table:table-cell>
          <table:table-cell office:value-type="float" office:value="73572" table:style-name="ce9">
            <text:p>73,572</text:p>
          </table:table-cell>
          <table:table-cell office:value-type="float" office:value="67936.27" table:style-name="ce9">
            <text:p>67,936</text:p>
          </table:table-cell>
          <table:table-cell office:value-type="percentage" office:value="0.9234" table:style-name="ce16">
            <text:p>92.3%</text:p>
          </table:table-cell>
          <table:table-cell office:value-type="float" office:value="6219.2" table:style-name="ce9">
            <text:p>6,219</text:p>
          </table:table-cell>
          <table:table-cell office:value-type="float" office:value="131147" table:style-name="ce9">
            <text:p>131,147</text:p>
          </table:table-cell>
          <table:table-cell office:value-type="float" office:value="52860" table:style-name="ce9">
            <text:p>52,860</text:p>
          </table:table-cell>
          <table:table-cell office:value-type="float" office:value="35946" table:style-name="ce9">
            <text:p>35,946</text:p>
          </table:table-cell>
          <table:table-cell office:value-type="float" office:value="0" table:style-name="ce9">
            <text:p>0</text:p>
          </table:table-cell>
          <table:table-cell office:value-type="float" office:value="2718" table:style-name="ce9">
            <text:p>2,7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68" table:style-name="ce9">
            <text:p>8,768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Jun-2024</text:p>
          </table:table-cell>
          <table:table-cell office:value-type="float" office:value="163602.13" table:style-name="ce11">
            <text:p>163,602</text:p>
          </table:table-cell>
          <table:table-cell office:value-type="float" office:value="163602.13" table:style-name="ce11">
            <text:p>163,602</text:p>
          </table:table-cell>
          <table:table-cell office:value-type="percentage" office:value="1" table:style-name="ce40">
            <text:p>100.00%</text:p>
          </table:table-cell>
          <table:table-cell office:value-type="float" office:value="24905.87" table:style-name="ce11">
            <text:p>24,906</text:p>
          </table:table-cell>
          <table:table-cell office:value-type="float" office:value="223125" table:style-name="ce11">
            <text:p>223,125</text:p>
          </table:table-cell>
          <table:table-cell office:value-type="float" office:value="226441" table:style-name="ce11">
            <text:p>226,441</text:p>
          </table:table-cell>
          <table:table-cell office:value-type="float" office:value="54454" table:style-name="ce11">
            <text:p>54,454</text:p>
          </table:table-cell>
          <table:table-cell office:value-type="float" office:value="5741" table:style-name="ce11">
            <text:p>5,741</text:p>
          </table:table-cell>
          <table:table-cell office:value-type="float" office:value="7437" table:style-name="ce11">
            <text:p>7,437</text:p>
          </table:table-cell>
          <table:table-cell office:value-type="float" office:value="0" table:style-name="ce11">
            <text:p>0</text:p>
          </table:table-cell>
          <table:table-cell office:value-type="float" office:value="2913" table:style-name="ce11">
            <text:p>2,9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4</text:p>
          </table:table-cell>
          <table:table-cell office:value-type="float" office:value="268827.2" table:style-name="ce9">
            <text:p>268,827</text:p>
          </table:table-cell>
          <table:table-cell office:value-type="float" office:value="260206.13" table:style-name="ce9">
            <text:p>260,206</text:p>
          </table:table-cell>
          <table:table-cell office:value-type="percentage" office:value="0.96789999999999998" table:style-name="ce16">
            <text:p>96.8%</text:p>
          </table:table-cell>
          <table:table-cell office:value-type="float" office:value="73457.070000000007" table:style-name="ce9">
            <text:p>73,457</text:p>
          </table:table-cell>
          <table:table-cell office:value-type="float" office:value="461984" table:style-name="ce9">
            <text:p>461,984</text:p>
          </table:table-cell>
          <table:table-cell office:value-type="float" office:value="201459" table:style-name="ce9">
            <text:p>201,459</text:p>
          </table:table-cell>
          <table:table-cell office:value-type="float" office:value="27901" table:style-name="ce9">
            <text:p>27,901</text:p>
          </table:table-cell>
          <table:table-cell office:value-type="float" office:value="1450" table:style-name="ce9">
            <text:p>1,450</text:p>
          </table:table-cell>
          <table:table-cell office:value-type="float" office:value="6065" table:style-name="ce9">
            <text:p>6,065</text:p>
          </table:table-cell>
          <table:table-cell office:value-type="float" office:value="1450" table:style-name="ce9">
            <text:p>1,4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4</text:p>
          </table:table-cell>
          <table:table-cell office:value-type="float" office:value="344674.93" table:style-name="ce11">
            <text:p>344,675</text:p>
          </table:table-cell>
          <table:table-cell office:value-type="float" office:value="304490.93" table:style-name="ce11">
            <text:p>304,491</text:p>
          </table:table-cell>
          <table:table-cell office:value-type="percentage" office:value="0.88339999999999996" table:style-name="ce15">
            <text:p>88.3%</text:p>
          </table:table-cell>
          <table:table-cell office:value-type="float" office:value="40589.07" table:style-name="ce11">
            <text:p>40,589</text:p>
          </table:table-cell>
          <table:table-cell office:value-type="float" office:value="359855" table:style-name="ce11">
            <text:p>359,855</text:p>
          </table:table-cell>
          <table:table-cell office:value-type="float" office:value="219997" table:style-name="ce11">
            <text:p>219,997</text:p>
          </table:table-cell>
          <table:table-cell office:value-type="float" office:value="289102" table:style-name="ce11">
            <text:p>289,102</text:p>
          </table:table-cell>
          <table:table-cell office:value-type="float" office:value="35573" table:style-name="ce11">
            <text:p>35,573</text:p>
          </table:table-cell>
          <table:table-cell office:value-type="float" office:value="14744" table:style-name="ce11">
            <text:p>14,744</text:p>
          </table:table-cell>
          <table:table-cell office:value-type="float" office:value="15716" table:style-name="ce11">
            <text:p>15,716</text:p>
          </table:table-cell>
          <table:table-cell office:value-type="float" office:value="3198" table:style-name="ce11">
            <text:p>3,198</text:p>
          </table:table-cell>
          <table:table-cell office:value-type="float" office:value="29571" table:style-name="ce11">
            <text:p>29,571</text:p>
          </table:table-cell>
          <table:table-cell office:value-type="float" office:value="21876" table:style-name="ce11">
            <text:p>21,876</text:p>
          </table:table-cell>
          <table:table-cell office:value-type="string" table:style-name="ce39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4</text:p>
          </table:table-cell>
          <table:table-cell office:value-type="float" office:value="193979.73" table:style-name="ce9">
            <text:p>193,980</text:p>
          </table:table-cell>
          <table:table-cell office:value-type="float" office:value="183614.4" table:style-name="ce9">
            <text:p>183,614</text:p>
          </table:table-cell>
          <table:table-cell office:value-type="percentage" office:value="0.9466" table:style-name="ce16">
            <text:p>94.7%</text:p>
          </table:table-cell>
          <table:table-cell office:value-type="float" office:value="62401.07" table:style-name="ce9">
            <text:p>62,401</text:p>
          </table:table-cell>
          <table:table-cell office:value-type="float" office:value="252831" table:style-name="ce9">
            <text:p>252,831</text:p>
          </table:table-cell>
          <table:table-cell office:value-type="float" office:value="122831" table:style-name="ce9">
            <text:p>122,831</text:p>
          </table:table-cell>
          <table:table-cell office:value-type="float" office:value="10259" table:style-name="ce9">
            <text:p>10,259</text:p>
          </table:table-cell>
          <table:table-cell office:value-type="float" office:value="6870" table:style-name="ce9">
            <text:p>6,870</text:p>
          </table:table-cell>
          <table:table-cell office:value-type="float" office:value="28027" table:style-name="ce9">
            <text:p>28,027</text:p>
          </table:table-cell>
          <table:table-cell office:value-type="float" office:value="28876" table:style-name="ce9">
            <text:p>28,876</text:p>
          </table:table-cell>
          <table:table-cell office:value-type="float" office:value="0" table:style-name="ce9">
            <text:p>0</text:p>
          </table:table-cell>
          <table:table-cell office:value-type="float" office:value="4856" table:style-name="ce9">
            <text:p>4,856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4</text:p>
          </table:table-cell>
          <table:table-cell office:value-type="float" office:value="440274.67" table:style-name="ce11">
            <text:p>440,275</text:p>
          </table:table-cell>
          <table:table-cell office:value-type="float" office:value="416240" table:style-name="ce11">
            <text:p>416,240</text:p>
          </table:table-cell>
          <table:table-cell office:value-type="percentage" office:value="0.94540000000000002" table:style-name="ce15">
            <text:p>94.5%</text:p>
          </table:table-cell>
          <table:table-cell office:value-type="float" office:value="94197.07" table:style-name="ce11">
            <text:p>94,197</text:p>
          </table:table-cell>
          <table:table-cell office:value-type="float" office:value="535167" table:style-name="ce11">
            <text:p>535,167</text:p>
          </table:table-cell>
          <table:table-cell office:value-type="float" office:value="232030" table:style-name="ce11">
            <text:p>232,030</text:p>
          </table:table-cell>
          <table:table-cell office:value-type="float" office:value="162299" table:style-name="ce11">
            <text:p>162,299</text:p>
          </table:table-cell>
          <table:table-cell office:value-type="float" office:value="157780" table:style-name="ce11">
            <text:p>157,780</text:p>
          </table:table-cell>
          <table:table-cell office:value-type="float" office:value="74876" table:style-name="ce11">
            <text:p>74,876</text:p>
          </table:table-cell>
          <table:table-cell office:value-type="float" office:value="9916" table:style-name="ce11">
            <text:p>9,916</text:p>
          </table:table-cell>
          <table:table-cell office:value-type="float" office:value="0" table:style-name="ce11">
            <text:p>0</text:p>
          </table:table-cell>
          <table:table-cell office:value-type="float" office:value="13289" table:style-name="ce11">
            <text:p>13,289</text:p>
          </table:table-cell>
          <table:table-cell office:value-type="float" office:value="22304" table:style-name="ce11">
            <text:p>22,304</text:p>
          </table:table-cell>
          <table:table-cell office:value-type="string" table:style-name="ce39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4</text:p>
          </table:table-cell>
          <table:table-cell office:value-type="float" office:value="507042.67" table:style-name="ce9">
            <text:p>507,043</text:p>
          </table:table-cell>
          <table:table-cell office:value-type="float" office:value="495842.67" table:style-name="ce9">
            <text:p>495,843</text:p>
          </table:table-cell>
          <table:table-cell office:value-type="percentage" office:value="0.97789999999999999" table:style-name="ce16">
            <text:p>97.8%</text:p>
          </table:table-cell>
          <table:table-cell office:value-type="float" office:value="169909.6" table:style-name="ce9">
            <text:p>169,910</text:p>
          </table:table-cell>
          <table:table-cell office:value-type="float" office:value="663143" table:style-name="ce9">
            <text:p>663,143</text:p>
          </table:table-cell>
          <table:table-cell office:value-type="float" office:value="373114" table:style-name="ce9">
            <text:p>373,114</text:p>
          </table:table-cell>
          <table:table-cell office:value-type="float" office:value="82765" table:style-name="ce9">
            <text:p>82,765</text:p>
          </table:table-cell>
          <table:table-cell office:value-type="float" office:value="58764" table:style-name="ce9">
            <text:p>58,764</text:p>
          </table:table-cell>
          <table:table-cell office:value-type="float" office:value="21394" table:style-name="ce9">
            <text:p>21,394</text:p>
          </table:table-cell>
          <table:table-cell office:value-type="float" office:value="4631" table:style-name="ce9">
            <text:p>4,631</text:p>
          </table:table-cell>
          <table:table-cell office:value-type="float" office:value="5204" table:style-name="ce9">
            <text:p>5,204</text:p>
          </table:table-cell>
          <table:table-cell office:value-type="float" office:value="5491" table:style-name="ce9">
            <text:p>5,491</text:p>
          </table:table-cell>
          <table:table-cell office:value-type="float" office:value="7743" table:style-name="ce9">
            <text:p>7,743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4</text:p>
          </table:table-cell>
          <table:table-cell office:value-type="float" office:value="624180.53" table:style-name="ce11">
            <text:p>624,181</text:p>
          </table:table-cell>
          <table:table-cell office:value-type="float" office:value="603957.06999999995" table:style-name="ce11">
            <text:p>603,957</text:p>
          </table:table-cell>
          <table:table-cell office:value-type="percentage" office:value="0.96760000000000002" table:style-name="ce15">
            <text:p>96.8%</text:p>
          </table:table-cell>
          <table:table-cell office:value-type="float" office:value="136543.73000000001" table:style-name="ce11">
            <text:p>136,544</text:p>
          </table:table-cell>
          <table:table-cell office:value-type="float" office:value="1114551" table:style-name="ce11">
            <text:p>1,114,551</text:p>
          </table:table-cell>
          <table:table-cell office:value-type="float" office:value="434750" table:style-name="ce11">
            <text:p>434,750</text:p>
          </table:table-cell>
          <table:table-cell office:value-type="float" office:value="64004" table:style-name="ce11">
            <text:p>64,004</text:p>
          </table:table-cell>
          <table:table-cell office:value-type="float" office:value="69693" table:style-name="ce11">
            <text:p>69,693</text:p>
          </table:table-cell>
          <table:table-cell office:value-type="float" office:value="27904" table:style-name="ce11">
            <text:p>27,904</text:p>
          </table:table-cell>
          <table:table-cell office:value-type="float" office:value="20829" table:style-name="ce11">
            <text:p>20,829</text:p>
          </table:table-cell>
          <table:table-cell office:value-type="float" office:value="9530" table:style-name="ce11">
            <text:p>9,530</text:p>
          </table:table-cell>
          <table:table-cell office:value-type="float" office:value="11539" table:style-name="ce11">
            <text:p>11,539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5</text:p>
          </table:table-cell>
          <table:table-cell office:value-type="float" office:value="880091.2" table:style-name="ce9">
            <text:p>880,091</text:p>
          </table:table-cell>
          <table:table-cell office:value-type="float" office:value="741509.6" table:style-name="ce9">
            <text:p>741,510</text:p>
          </table:table-cell>
          <table:table-cell office:value-type="percentage" office:value="0.84250000000000003" table:style-name="ce16">
            <text:p>84.3%</text:p>
          </table:table-cell>
          <table:table-cell office:value-type="float" office:value="271053.07" table:style-name="ce9">
            <text:p>271,053</text:p>
          </table:table-cell>
          <table:table-cell office:value-type="float" office:value="1254260" table:style-name="ce9">
            <text:p>1,254,260</text:p>
          </table:table-cell>
          <table:table-cell office:value-type="float" office:value="310625" table:style-name="ce9">
            <text:p>310,625</text:p>
          </table:table-cell>
          <table:table-cell office:value-type="float" office:value="90624" table:style-name="ce9">
            <text:p>90,624</text:p>
          </table:table-cell>
          <table:table-cell office:value-type="float" office:value="47783" table:style-name="ce9">
            <text:p>47,783</text:p>
          </table:table-cell>
          <table:table-cell office:value-type="float" office:value="51113" table:style-name="ce9">
            <text:p>51,113</text:p>
          </table:table-cell>
          <table:table-cell office:value-type="float" office:value="0" table:style-name="ce9">
            <text:p>0</text:p>
          </table:table-cell>
          <table:table-cell office:value-type="float" office:value="6311" table:style-name="ce9">
            <text:p>6,311</text:p>
          </table:table-cell>
          <table:table-cell office:value-type="float" office:value="0" table:style-name="ce9">
            <text:p>0</text:p>
          </table:table-cell>
          <table:table-cell office:value-type="float" office:value="3496" table:style-name="ce9">
            <text:p>3,496</text:p>
          </table:table-cell>
          <table:table-cell office:value-type="string" table:style-name="ce36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Feb-2025</text:p>
          </table:table-cell>
          <table:table-cell office:value-type="float" office:value="549850.13" table:style-name="ce11">
            <text:p>549,850</text:p>
          </table:table-cell>
          <table:table-cell office:value-type="float" office:value="549161.06999999995" table:style-name="ce11">
            <text:p>549,161</text:p>
          </table:table-cell>
          <table:table-cell office:value-type="percentage" office:value="0.99870000000000003" table:style-name="ce15">
            <text:p>99.9%</text:p>
          </table:table-cell>
          <table:table-cell office:value-type="float" office:value="150195.20000000001" table:style-name="ce11">
            <text:p>150,195</text:p>
          </table:table-cell>
          <table:table-cell office:value-type="float" office:value="1098243" table:style-name="ce11">
            <text:p>1,098,243</text:p>
          </table:table-cell>
          <table:table-cell office:value-type="float" office:value="233963" table:style-name="ce11">
            <text:p>233,963</text:p>
          </table:table-cell>
          <table:table-cell office:value-type="float" office:value="64729" table:style-name="ce11">
            <text:p>64,729</text:p>
          </table:table-cell>
          <table:table-cell office:value-type="float" office:value="38332" table:style-name="ce11">
            <text:p>38,332</text:p>
          </table:table-cell>
          <table:table-cell office:value-type="float" office:value="38332" table:style-name="ce11">
            <text:p>38,332</text:p>
          </table:table-cell>
          <table:table-cell office:value-type="float" office:value="12171" table:style-name="ce11">
            <text:p>12,171</text:p>
          </table:table-cell>
          <table:table-cell office:value-type="float" office:value="10352" table:style-name="ce11">
            <text:p>10,3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r-2025</text:p>
          </table:table-cell>
          <table:table-cell office:value-type="float" office:value="472393.33" table:style-name="ce9">
            <text:p>472,393</text:p>
          </table:table-cell>
          <table:table-cell office:value-type="float" office:value="431377.87" table:style-name="ce9">
            <text:p>431,378</text:p>
          </table:table-cell>
          <table:table-cell office:value-type="percentage" office:value="0.91320000000000001" table:style-name="ce16">
            <text:p>91.3%</text:p>
          </table:table-cell>
          <table:table-cell office:value-type="float" office:value="176493.07" table:style-name="ce9">
            <text:p>176,493</text:p>
          </table:table-cell>
          <table:table-cell office:value-type="float" office:value="685149" table:style-name="ce9">
            <text:p>685,149</text:p>
          </table:table-cell>
          <table:table-cell office:value-type="float" office:value="139233" table:style-name="ce9">
            <text:p>139,233</text:p>
          </table:table-cell>
          <table:table-cell office:value-type="float" office:value="52614" table:style-name="ce9">
            <text:p>52,614</text:p>
          </table:table-cell>
          <table:table-cell office:value-type="float" office:value="7260" table:style-name="ce9">
            <text:p>7,260</text:p>
          </table:table-cell>
          <table:table-cell office:value-type="float" office:value="46858" table:style-name="ce9">
            <text:p>46,858</text:p>
          </table:table-cell>
          <table:table-cell office:value-type="float" office:value="13253" table:style-name="ce9">
            <text:p>13,253</text:p>
          </table:table-cell>
          <table:table-cell office:value-type="float" office:value="3817" table:style-name="ce9">
            <text:p>3,817</text:p>
          </table:table-cell>
          <table:table-cell office:value-type="float" office:value="3817" table:style-name="ce9">
            <text:p>3,817</text:p>
          </table:table-cell>
          <table:table-cell office:value-type="float" office:value="3817" table:style-name="ce9">
            <text:p>3,817</text:p>
          </table:table-cell>
          <table:table-cell office:value-type="string" table:style-name="ce36">
            <text:p>⚠ FRAUD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pr-2025</text:p>
          </table:table-cell>
          <table:table-cell office:value-type="float" office:value="362762.67" table:style-name="ce11">
            <text:p>362,763</text:p>
          </table:table-cell>
          <table:table-cell office:value-type="float" office:value="319019.2" table:style-name="ce11">
            <text:p>319,019</text:p>
          </table:table-cell>
          <table:table-cell office:value-type="percentage" office:value="0.87939999999999996" table:style-name="ce15">
            <text:p>87.9%</text:p>
          </table:table-cell>
          <table:table-cell office:value-type="float" office:value="179985.87" table:style-name="ce11">
            <text:p>179,986</text:p>
          </table:table-cell>
          <table:table-cell office:value-type="float" office:value="323940" table:style-name="ce11">
            <text:p>323,940</text:p>
          </table:table-cell>
          <table:table-cell office:value-type="float" office:value="116582" table:style-name="ce11">
            <text:p>116,582</text:p>
          </table:table-cell>
          <table:table-cell office:value-type="float" office:value="54928" table:style-name="ce11">
            <text:p>54,928</text:p>
          </table:table-cell>
          <table:table-cell office:value-type="float" office:value="13660" table:style-name="ce11">
            <text:p>13,660</text:p>
          </table:table-cell>
          <table:table-cell office:value-type="float" office:value="10260" table:style-name="ce11">
            <text:p>10,2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05" table:style-name="ce11">
            <text:p>2,005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y-2025</text:p>
          </table:table-cell>
          <table:table-cell office:value-type="float" office:value="449799.47" table:style-name="ce9">
            <text:p>449,799</text:p>
          </table:table-cell>
          <table:table-cell office:value-type="float" office:value="414419.20000000001" table:style-name="ce9">
            <text:p>414,419</text:p>
          </table:table-cell>
          <table:table-cell office:value-type="percentage" office:value="0.92130000000000001" table:style-name="ce16">
            <text:p>92.1%</text:p>
          </table:table-cell>
          <table:table-cell office:value-type="float" office:value="243869.33" table:style-name="ce9">
            <text:p>243,869</text:p>
          </table:table-cell>
          <table:table-cell office:value-type="float" office:value="521103" table:style-name="ce9">
            <text:p>521,103</text:p>
          </table:table-cell>
          <table:table-cell office:value-type="float" office:value="67839" table:style-name="ce9">
            <text:p>67,839</text:p>
          </table:table-cell>
          <table:table-cell office:value-type="float" office:value="36503" table:style-name="ce9">
            <text:p>36,503</text:p>
          </table:table-cell>
          <table:table-cell office:value-type="float" office:value="6505" table:style-name="ce9">
            <text:p>6,505</text:p>
          </table:table-cell>
          <table:table-cell office:value-type="float" office:value="115" table:style-name="ce9">
            <text:p>115</text:p>
          </table:table-cell>
          <table:table-cell office:value-type="float" office:value="0" table:style-name="ce9">
            <text:p>0</text:p>
          </table:table-cell>
          <table:table-cell office:value-type="float" office:value="1500" table:style-name="ce9">
            <text:p>1,500</text:p>
          </table:table-cell>
          <table:table-cell office:value-type="float" office:value="5997" table:style-name="ce9">
            <text:p>5,997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Jun-2025</text:p>
          </table:table-cell>
          <table:table-cell office:value-type="float" office:value="502731.47" table:style-name="ce11">
            <text:p>502,731</text:p>
          </table:table-cell>
          <table:table-cell office:value-type="float" office:value="477156.27" table:style-name="ce11">
            <text:p>477,156</text:p>
          </table:table-cell>
          <table:table-cell office:value-type="percentage" office:value="0.94910000000000005" table:style-name="ce15">
            <text:p>94.9%</text:p>
          </table:table-cell>
          <table:table-cell office:value-type="float" office:value="226288.53" table:style-name="ce11">
            <text:p>226,289</text:p>
          </table:table-cell>
          <table:table-cell office:value-type="float" office:value="749722" table:style-name="ce11">
            <text:p>749,722</text:p>
          </table:table-cell>
          <table:table-cell office:value-type="float" office:value="182399" table:style-name="ce11">
            <text:p>182,399</text:p>
          </table:table-cell>
          <table:table-cell office:value-type="float" office:value="4888" table:style-name="ce11">
            <text:p>4,888</text:p>
          </table:table-cell>
          <table:table-cell office:value-type="float" office:value="1449" table:style-name="ce11">
            <text:p>1,449</text:p>
          </table:table-cell>
          <table:table-cell office:value-type="float" office:value="275" table:style-name="ce11">
            <text:p>275</text:p>
          </table:table-cell>
          <table:table-cell office:value-type="float" office:value="2021" table:style-name="ce11">
            <text:p>2,0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5</text:p>
          </table:table-cell>
          <table:table-cell office:value-type="float" office:value="519192.53" table:style-name="ce9">
            <text:p>519,193</text:p>
          </table:table-cell>
          <table:table-cell office:value-type="float" office:value="488204.79999999999" table:style-name="ce9">
            <text:p>488,205</text:p>
          </table:table-cell>
          <table:table-cell office:value-type="percentage" office:value="0.94030000000000002" table:style-name="ce16">
            <text:p>94.0%</text:p>
          </table:table-cell>
          <table:table-cell office:value-type="float" office:value="259416.53" table:style-name="ce9">
            <text:p>259,417</text:p>
          </table:table-cell>
          <table:table-cell office:value-type="float" office:value="693245" table:style-name="ce9">
            <text:p>693,245</text:p>
          </table:table-cell>
          <table:table-cell office:value-type="float" office:value="114542" table:style-name="ce9">
            <text:p>114,542</text:p>
          </table:table-cell>
          <table:table-cell office:value-type="float" office:value="22913" table:style-name="ce9">
            <text:p>22,913</text:p>
          </table:table-cell>
          <table:table-cell office:value-type="float" office:value="21286" table:style-name="ce9">
            <text:p>21,286</text:p>
          </table:table-cell>
          <table:table-cell office:value-type="float" office:value="0" table:style-name="ce9">
            <text:p>0</text:p>
          </table:table-cell>
          <table:table-cell office:value-type="float" office:value="5970" table:style-name="ce9">
            <text:p>5,9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5</text:p>
          </table:table-cell>
          <table:table-cell office:value-type="float" office:value="910251.73" table:style-name="ce11">
            <text:p>910,252</text:p>
          </table:table-cell>
          <table:table-cell office:value-type="float" office:value="871604.8" table:style-name="ce11">
            <text:p>871,605</text:p>
          </table:table-cell>
          <table:table-cell office:value-type="percentage" office:value="0.95750000000000002" table:style-name="ce15">
            <text:p>95.8%</text:p>
          </table:table-cell>
          <table:table-cell office:value-type="float" office:value="473783.2" table:style-name="ce11">
            <text:p>473,783</text:p>
          </table:table-cell>
          <table:table-cell office:value-type="float" office:value="1194298" table:style-name="ce11">
            <text:p>1,194,298</text:p>
          </table:table-cell>
          <table:table-cell office:value-type="float" office:value="208139" table:style-name="ce11">
            <text:p>208,139</text:p>
          </table:table-cell>
          <table:table-cell office:value-type="float" office:value="67047" table:style-name="ce11">
            <text:p>67,047</text:p>
          </table:table-cell>
          <table:table-cell office:value-type="float" office:value="7809" table:style-name="ce11">
            <text:p>7,809</text:p>
          </table:table-cell>
          <table:table-cell office:value-type="float" office:value="0" table:style-name="ce11">
            <text:p>0</text:p>
          </table:table-cell>
          <table:table-cell office:value-type="float" office:value="14538" table:style-name="ce11">
            <text:p>14,53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5</text:p>
          </table:table-cell>
          <table:table-cell office:value-type="float" office:value="607826.13" table:style-name="ce9">
            <text:p>607,826</text:p>
          </table:table-cell>
          <table:table-cell office:value-type="float" office:value="567376.53" table:style-name="ce9">
            <text:p>567,377</text:p>
          </table:table-cell>
          <table:table-cell office:value-type="percentage" office:value="0.9335" table:style-name="ce16">
            <text:p>93.4%</text:p>
          </table:table-cell>
          <table:table-cell office:value-type="float" office:value="355059.47" table:style-name="ce9">
            <text:p>355,059</text:p>
          </table:table-cell>
          <table:table-cell office:value-type="float" office:value="636290" table:style-name="ce9">
            <text:p>636,290</text:p>
          </table:table-cell>
          <table:table-cell office:value-type="float" office:value="108772" table:style-name="ce9">
            <text:p>108,772</text:p>
          </table:table-cell>
          <table:table-cell office:value-type="float" office:value="36956" table:style-name="ce9">
            <text:p>36,956</text:p>
          </table:table-cell>
          <table:table-cell office:value-type="float" office:value="10050" table:style-name="ce9">
            <text:p>10,050</text:p>
          </table:table-cell>
          <table:table-cell office:value-type="float" office:value="4121" table:style-name="ce9">
            <text:p>4,1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5</text:p>
          </table:table-cell>
          <table:table-cell office:value-type="float" office:value="273403.73" table:style-name="ce11">
            <text:p>273,404</text:p>
          </table:table-cell>
          <table:table-cell office:value-type="float" office:value="252443.2" table:style-name="ce11">
            <text:p>252,443</text:p>
          </table:table-cell>
          <table:table-cell office:value-type="percentage" office:value="0.92330000000000001" table:style-name="ce15">
            <text:p>92.3%</text:p>
          </table:table-cell>
          <table:table-cell office:value-type="float" office:value="131016" table:style-name="ce11">
            <text:p>131,016</text:p>
          </table:table-cell>
          <table:table-cell office:value-type="float" office:value="397271" table:style-name="ce11">
            <text:p>397,271</text:p>
          </table:table-cell>
          <table:table-cell office:value-type="float" office:value="30440" table:style-name="ce11">
            <text:p>30,440</text:p>
          </table:table-cell>
          <table:table-cell office:value-type="float" office:value="19016" table:style-name="ce11">
            <text:p>19,016</text:p>
          </table:table-cell>
          <table:table-cell office:value-type="float" office:value="5750" table:style-name="ce11">
            <text:p>5,750</text:p>
          </table:table-cell>
          <table:table-cell office:value-type="float" office:value="2875" table:style-name="ce11">
            <text:p>2,87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5</text:p>
          </table:table-cell>
          <table:table-cell office:value-type="float" office:value="183009.6" table:style-name="ce9">
            <text:p>183,010</text:p>
          </table:table-cell>
          <table:table-cell office:value-type="float" office:value="165982.67000000001" table:style-name="ce9">
            <text:p>165,983</text:p>
          </table:table-cell>
          <table:table-cell office:value-type="percentage" office:value="0.90700000000000003" table:style-name="ce16">
            <text:p>90.7%</text:p>
          </table:table-cell>
          <table:table-cell office:value-type="float" office:value="104046.39999999999" table:style-name="ce9">
            <text:p>104,046</text:p>
          </table:table-cell>
          <table:table-cell office:value-type="float" office:value="201206" table:style-name="ce9">
            <text:p>201,206</text:p>
          </table:table-cell>
          <table:table-cell office:value-type="float" office:value="10795" table:style-name="ce9">
            <text:p>10,795</text:p>
          </table:table-cell>
          <table:table-cell office:value-type="float" office:value="17360" table:style-name="ce9">
            <text:p>17,360</text:p>
          </table:table-cell>
          <table:table-cell office:value-type="float" office:value="2900" table:style-name="ce9">
            <text:p>2,9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5</text:p>
          </table:table-cell>
          <table:table-cell office:value-type="float" office:value="310384.8" table:style-name="ce11">
            <text:p>310,385</text:p>
          </table:table-cell>
          <table:table-cell office:value-type="float" office:value="279488.53000000003" table:style-name="ce11">
            <text:p>279,489</text:p>
          </table:table-cell>
          <table:table-cell office:value-type="percentage" office:value="0.90049999999999997" table:style-name="ce15">
            <text:p>90.1%</text:p>
          </table:table-cell>
          <table:table-cell office:value-type="float" office:value="205118.4" table:style-name="ce11">
            <text:p>205,118</text:p>
          </table:table-cell>
          <table:table-cell office:value-type="float" office:value="202149" table:style-name="ce11">
            <text:p>202,149</text:p>
          </table:table-cell>
          <table:table-cell office:value-type="float" office:value="51787" table:style-name="ce11">
            <text:p>51,787</text:p>
          </table:table-cell>
          <table:table-cell office:value-type="float" office:value="24952" table:style-name="ce11">
            <text:p>24,9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39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6</text:p>
          </table:table-cell>
          <table:table-cell office:value-type="float" office:value="205855.73" table:style-name="ce9">
            <text:p>205,856</text:p>
          </table:table-cell>
          <table:table-cell office:value-type="float" office:value="182651.47" table:style-name="ce9">
            <text:p>182,651</text:p>
          </table:table-cell>
          <table:table-cell office:value-type="percentage" office:value="0.88729999999999998" table:style-name="ce16">
            <text:p>88.7%</text:p>
          </table:table-cell>
          <table:table-cell office:value-type="float" office:value="149718.93" table:style-name="ce9">
            <text:p>149,719</text:p>
          </table:table-cell>
          <table:table-cell office:value-type="float" office:value="94855" table:style-name="ce9">
            <text:p>94,855</text:p>
          </table:table-cell>
          <table:table-cell office:value-type="float" office:value="28642" table:style-name="ce9">
            <text:p>28,6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36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Feb-2026</text:p>
          </table:table-cell>
          <table:table-cell office:value-type="float" office:value="106112.8" table:style-name="ce13">
            <text:p>106,113</text:p>
          </table:table-cell>
          <table:table-cell office:value-type="float" office:value="95100" table:style-name="ce13">
            <text:p>95,100</text:p>
          </table:table-cell>
          <table:table-cell office:value-type="percentage" office:value="0.8962" table:style-name="ce70">
            <text:p>89.6%</text:p>
          </table:table-cell>
          <table:table-cell office:value-type="float" office:value="85411.73" table:style-name="ce13">
            <text:p>85,412</text:p>
          </table:table-cell>
          <table:table-cell office:value-type="float" office:value="36331" table:style-name="ce13">
            <text:p>36,33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71">
            <text:p>✓</text:p>
          </table:table-cell>
          <table:table-cell table:number-columns-repeated="16369"/>
        </table:table-row>
        <table:table-row table:style-name="ro2">
          <table:table-cell office:value-type="string" table:style-name="ce52">
            <text:p>TOTAL</text:p>
          </table:table-cell>
          <table:table-cell office:value-type="float" office:value="10106273.07" table:style-name="ce53">
            <text:p>10,106,273</text:p>
          </table:table-cell>
          <table:table-cell office:value-type="float" office:value="9411710.4000000004" table:style-name="ce53">
            <text:p>9,411,710</text:p>
          </table:table-cell>
          <table:table-cell office:value-type="percentage" office:value="0.93127410450074499" table:style-name="ce54">
            <text:p>93.1%</text:p>
          </table:table-cell>
          <table:table-cell table:number-columns-repeated="11" table:style-name="ce51"/>
          <table:table-cell table:number-columns-repeated="16369"/>
        </table:table-row>
        <table:table-row table:number-rows-repeated="963" table:style-name="ro5">
          <table:table-cell table:number-columns-repeated="15" table:style-name="ce31"/>
          <table:table-cell table:number-columns-repeated="16369"/>
        </table:table-row>
        <table:table-row table:number-rows-repeated="1047576" table:style-name="ro2">
          <table:table-cell table:number-columns-repeated="16384"/>
        </table:table-row>
      </table:table>
      <table:table table:name="Segment_Analysis" table:style-name="ta1">
        <table:table-column table:style-name="co15" table:default-cell-style-name="ce1"/>
        <table:table-column table:style-name="co4" table:number-columns-repeated="2" table:default-cell-style-name="ce1"/>
        <table:table-column table:style-name="co16" table:number-columns-repeated="2" table:default-cell-style-name="ce1"/>
        <table:table-column table:style-name="co7" table:number-columns-repeated="3" table:default-cell-style-name="ce1"/>
        <table:table-column table:style-name="co6" table:default-cell-style-name="ce85"/>
        <table:table-column table:style-name="co6" table:default-cell-style-name="ce1"/>
        <table:table-column table:style-name="co1" table:number-columns-repeated="2" table:default-cell-style-name="ce1"/>
        <table:table-column table:style-name="co1" table:number-columns-repeated="14" table:default-cell-style-name="ce1" table:visibility="collapse"/>
        <table:table-column table:style-name="co3" table:number-columns-repeated="998" table:default-cell-style-name="ce1" table:visibility="collapse"/>
        <table:table-column table:style-name="co1" table:number-columns-repeated="15360" table:default-cell-style-name="ce1" table:visibility="collapse"/>
        <table:table-row table:style-name="ro1">
          <table:table-cell office:value-type="string" table:style-name="ce2">
            <text:p>Segment Analysis</text:p>
          </table:table-cell>
          <table:table-cell table:number-columns-repeated="7" table:style-name="ce2"/>
          <table:table-cell table:style-name="ce73"/>
          <table:table-cell table:style-name="ce2"/>
          <table:table-cell table:number-columns-repeated="16374"/>
        </table:table-row>
        <table:table-row table:style-name="ro6">
          <table:table-cell office:value-type="string" table:style-name="ce74">
            <text:p>Write offs excluded - breakdowns by Use Case, Employment, Region, Gender</text:p>
          </table:table-cell>
          <table:table-cell table:number-columns-repeated="7" table:style-name="ce32"/>
          <table:table-cell table:style-name="ce75"/>
          <table:table-cell table:style-name="ce32"/>
          <table:table-cell table:number-columns-repeated="16374"/>
        </table:table-row>
        <table:table-row table:style-name="ro2">
          <table:table-cell office:value-type="string" table:style-name="ce76">
            <text:p>By Use Case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7">
            <text:p>Segment</text:p>
          </table:table-cell>
          <table:table-cell office:value-type="string" table:style-name="ce7">
            <text:p># Loans</text:p>
          </table:table-cell>
          <table:table-cell office:value-type="string" table:style-name="ce7">
            <text:p>Active</text:p>
          </table:table-cell>
          <table:table-cell office:value-type="string" table:style-name="ce7">
            <text:p>Orig (USD)</text:p>
          </table:table-cell>
          <table:table-cell office:value-type="string" table:style-name="ce7">
            <text:p>O/S (USD)</text:p>
          </table:table-cell>
          <table:table-cell office:value-type="string" table:style-name="ce7">
            <text:p>Coll %</text:p>
          </table:table-cell>
          <table:table-cell office:value-type="string" table:style-name="ce7">
            <text:p>PAR 30+</text:p>
          </table:table-cell>
          <table:table-cell office:value-type="string" table:style-name="ce7">
            <text:p>PAR 90+</text:p>
          </table:table-cell>
          <table:table-cell office:value-type="string" table:style-name="ce78">
            <text:p>Avg SIMAH</text:p>
          </table:table-cell>
          <table:table-cell office:value-type="string" table:style-name="ce7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LABOUR_HOUSING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131400" table:style-name="ce9">
            <text:p>131,400</text:p>
          </table:table-cell>
          <table:table-cell office:value-type="float" office:value="16034.58" table:style-name="ce9">
            <text:p>16,035</text:p>
          </table:table-cell>
          <table:table-cell office:value-type="percentage" office:value="0.87277477134425396" table:style-name="ce16">
            <text:p>87.3%</text:p>
          </table:table-cell>
          <table:table-cell office:value-type="percentage" office:value="0.25225654112215701" table:style-name="ce16">
            <text:p>25.2%</text:p>
          </table:table-cell>
          <table:table-cell office:value-type="percentage" office:value="0" table:style-name="ce37">
            <text:p>0.00%</text:p>
          </table:table-cell>
          <table:table-cell office:value-type="float" office:value="666.125" table:style-name="ce79">
            <text:p><text:s/>666<text:s/></text:p>
          </table:table-cell>
          <table:table-cell office:value-type="float" office:value="11032.42" table:style-name="ce9">
            <text:p>11,032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LANDLORD</text:p>
          </table:table-cell>
          <table:table-cell office:value-type="float" office:value="102" table:style-name="ce11">
            <text:p>102</text:p>
          </table:table-cell>
          <table:table-cell office:value-type="float" office:value="27" table:style-name="ce11">
            <text:p>27</text:p>
          </table:table-cell>
          <table:table-cell office:value-type="float" office:value="951002.4" table:style-name="ce11">
            <text:p>951,002</text:p>
          </table:table-cell>
          <table:table-cell office:value-type="float" office:value="32167.08" table:style-name="ce11">
            <text:p>32,167</text:p>
          </table:table-cell>
          <table:table-cell office:value-type="percentage" office:value="0.96563750179195695" table:style-name="ce15">
            <text:p>96.6%</text:p>
          </table:table-cell>
          <table:table-cell office:value-type="percentage" office:value="0.49329443028097097" table:style-name="ce15">
            <text:p>49.3%</text:p>
          </table:table-cell>
          <table:table-cell office:value-type="percentage" office:value="0.45507706052541402" table:style-name="ce15">
            <text:p>45.5%</text:p>
          </table:table-cell>
          <table:table-cell office:value-type="float" office:value="608.85567010309296" table:style-name="ce80">
            <text:p><text:s/>609<text:s/></text:p>
          </table:table-cell>
          <table:table-cell office:value-type="float" office:value="4120.58" table:style-name="ce11">
            <text:p>4,121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LIVING</text:p>
          </table:table-cell>
          <table:table-cell office:value-type="float" office:value="1200" table:style-name="ce9">
            <text:p>1,200</text:p>
          </table:table-cell>
          <table:table-cell office:value-type="float" office:value="855" table:style-name="ce9">
            <text:p>855</text:p>
          </table:table-cell>
          <table:table-cell office:value-type="float" office:value="12217712.800000001" table:style-name="ce9">
            <text:p>12,217,713</text:p>
          </table:table-cell>
          <table:table-cell office:value-type="float" office:value="4096106.45" table:style-name="ce9">
            <text:p>4,096,106</text:p>
          </table:table-cell>
          <table:table-cell office:value-type="percentage" office:value="0.57222992328066602" table:style-name="ce16">
            <text:p>57.2%</text:p>
          </table:table-cell>
          <table:table-cell office:value-type="percentage" office:value="4.1708335903268202E-2" table:style-name="ce16">
            <text:p>4.2%</text:p>
          </table:table-cell>
          <table:table-cell office:value-type="percentage" office:value="2.51350422651813E-2" table:style-name="ce16">
            <text:p>2.5%</text:p>
          </table:table-cell>
          <table:table-cell office:value-type="float" office:value="621.59947871416205" table:style-name="ce79">
            <text:p><text:s/>622<text:s/></text:p>
          </table:table-cell>
          <table:table-cell office:value-type="float" office:value="4406.88" table:style-name="ce9">
            <text:p>4,407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SHORT_TERM_RENTAL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1">
            <text:p>2</text:p>
          </table:table-cell>
          <table:table-cell office:value-type="float" office:value="196201.33" table:style-name="ce11">
            <text:p>196,201</text:p>
          </table:table-cell>
          <table:table-cell office:value-type="float" office:value="183534.13333333333" table:style-name="ce11">
            <text:p>183,534</text:p>
          </table:table-cell>
          <table:table-cell office:value-type="percentage" office:value="0.93543776351227259" table:formula="of:=[.E8]/[.D8]" table:style-name="ce15">
            <text:p>93.5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43.26315789473699" table:style-name="ce80">
            <text:p><text:s/>643<text:s/></text:p>
          </table:table-cell>
          <table:table-cell office:value-type="float" office:value="3416.85" table:style-name="ce11">
            <text:p>3,417</text:p>
          </table:table-cell>
          <table:table-cell table:number-columns-repeated="16374"/>
        </table:table-row>
        <table:table-row table:style-name="ro9">
          <table:table-cell table:number-columns-repeated="8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76">
            <text:p>By Employment Sector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81">
            <text:p>Segment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Active</text:p>
          </table:table-cell>
          <table:table-cell office:value-type="string" table:style-name="ce81">
            <text:p>Orig (USD)</text:p>
          </table:table-cell>
          <table:table-cell office:value-type="string" table:style-name="ce81">
            <text:p>O/S (USD)</text:p>
          </table:table-cell>
          <table:table-cell office:value-type="string" table:style-name="ce81">
            <text:p>Coll %</text:p>
          </table:table-cell>
          <table:table-cell office:value-type="string" table:style-name="ce81">
            <text:p>PAR 30+</text:p>
          </table:table-cell>
          <table:table-cell office:value-type="string" table:style-name="ce81">
            <text:p>PAR 90+</text:p>
          </table:table-cell>
          <table:table-cell office:value-type="string" table:style-name="ce82">
            <text:p>Avg SIMAH</text:p>
          </table:table-cell>
          <table:table-cell office:value-type="string" table:style-name="ce81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Government</text:p>
          </table:table-cell>
          <table:table-cell office:value-type="float" office:value="148" table:style-name="ce9">
            <text:p>148</text:p>
          </table:table-cell>
          <table:table-cell office:value-type="float" office:value="96" table:style-name="ce9">
            <text:p>96</text:p>
          </table:table-cell>
          <table:table-cell office:value-type="float" office:value="1125190.3999999999" table:style-name="ce9">
            <text:p>1,125,190</text:p>
          </table:table-cell>
          <table:table-cell office:value-type="float" office:value="397143.98" table:style-name="ce9">
            <text:p>397,144</text:p>
          </table:table-cell>
          <table:table-cell office:value-type="percentage" office:value="0.59628556226428697" table:style-name="ce16">
            <text:p>59.6%</text:p>
          </table:table-cell>
          <table:table-cell office:value-type="percentage" office:value="0.110761235287147" table:style-name="ce16">
            <text:p>11.1%</text:p>
          </table:table-cell>
          <table:table-cell office:value-type="percentage" office:value="3.7606814923509702E-2" table:style-name="ce16">
            <text:p>3.8%</text:p>
          </table:table-cell>
          <table:table-cell office:value-type="float" office:value="638.32653061224505" table:style-name="ce79">
            <text:p><text:s/>638<text:s/></text:p>
          </table:table-cell>
          <table:table-cell office:value-type="float" office:value="3935.82" table:style-name="ce9">
            <text:p>3,936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Private</text:p>
          </table:table-cell>
          <table:table-cell office:value-type="float" office:value="1200" table:style-name="ce11">
            <text:p>1,200</text:p>
          </table:table-cell>
          <table:table-cell office:value-type="float" office:value="792" table:style-name="ce11">
            <text:p>792</text:p>
          </table:table-cell>
          <table:table-cell office:value-type="float" office:value="12371126.130000001" table:style-name="ce11">
            <text:p>12,371,126</text:p>
          </table:table-cell>
          <table:table-cell office:value-type="float" office:value="3930706.59" table:style-name="ce11">
            <text:p>3,930,707</text:p>
          </table:table-cell>
          <table:table-cell office:value-type="percentage" office:value="0.61001339816310196" table:style-name="ce15">
            <text:p>61.0%</text:p>
          </table:table-cell>
          <table:table-cell office:value-type="percentage" office:value="3.9262379335964499E-2" table:style-name="ce15">
            <text:p>3.9%</text:p>
          </table:table-cell>
          <table:table-cell office:value-type="percentage" office:value="2.72766483140084E-2" table:style-name="ce15">
            <text:p>2.7%</text:p>
          </table:table-cell>
          <table:table-cell office:value-type="float" office:value="619.406277244987" table:style-name="ce80">
            <text:p><text:s/>619<text:s/></text:p>
          </table:table-cell>
          <table:table-cell office:value-type="float" office:value="4457.1400000000003" table:style-name="ce11">
            <text:p>4,457</text:p>
          </table:table-cell>
          <table:table-cell table:number-columns-repeated="16374"/>
        </table:table-row>
        <table:table-row table:style-name="ro9">
          <table:table-cell table:number-columns-repeated="8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76">
            <text:p>By Region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81">
            <text:p>Segment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Active</text:p>
          </table:table-cell>
          <table:table-cell office:value-type="string" table:style-name="ce81">
            <text:p>Orig (USD)</text:p>
          </table:table-cell>
          <table:table-cell office:value-type="string" table:style-name="ce81">
            <text:p>O/S (USD)</text:p>
          </table:table-cell>
          <table:table-cell office:value-type="string" table:style-name="ce81">
            <text:p>Coll %</text:p>
          </table:table-cell>
          <table:table-cell office:value-type="string" table:style-name="ce81">
            <text:p>PAR 30+</text:p>
          </table:table-cell>
          <table:table-cell office:value-type="string" table:style-name="ce81">
            <text:p>PAR 90+</text:p>
          </table:table-cell>
          <table:table-cell office:value-type="string" table:style-name="ce82">
            <text:p>Avg SIMAH</text:p>
          </table:table-cell>
          <table:table-cell office:value-type="string" table:style-name="ce81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Al-Madinah al-Munawwarah Province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63116.800000000003" table:style-name="ce9">
            <text:p>63,117</text:p>
          </table:table-cell>
          <table:table-cell office:value-type="float" office:value="17155.55" table:style-name="ce9">
            <text:p>17,156</text:p>
          </table:table-cell>
          <table:table-cell office:value-type="percentage" office:value="0.57404600620417201" table:style-name="ce16">
            <text:p>57.4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37.57142857142901" table:style-name="ce79">
            <text:p><text:s/>638<text:s/></text:p>
          </table:table-cell>
          <table:table-cell office:value-type="float" office:value="3778.24" table:style-name="ce9">
            <text:p>3,778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Al-Qassim Province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42274.67" table:style-name="ce11">
            <text:p>42,275</text:p>
          </table:table-cell>
          <table:table-cell office:value-type="float" office:value="13356.99" table:style-name="ce11">
            <text:p>13,357</text:p>
          </table:table-cell>
          <table:table-cell office:value-type="percentage" office:value="0.62730552281413199" table:style-name="ce15">
            <text:p>62.7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32.11111111111097" table:style-name="ce80">
            <text:p><text:s/>632<text:s/></text:p>
          </table:table-cell>
          <table:table-cell office:value-type="float" office:value="3212.66" table:style-name="ce11">
            <text:p>3,213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Aseer Province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32266.67" table:style-name="ce9">
            <text:p>32,267</text:p>
          </table:table-cell>
          <table:table-cell office:value-type="float" office:value="2025.74" table:style-name="ce9">
            <text:p>2,026</text:p>
          </table:table-cell>
          <table:table-cell office:value-type="percentage" office:value="0.93744875916988102" table:style-name="ce16">
            <text:p>93.7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31" table:style-name="ce79">
            <text:p><text:s/>631<text:s/></text:p>
          </table:table-cell>
          <table:table-cell office:value-type="float" office:value="3225.01" table:style-name="ce9">
            <text:p>3,22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Eastern Province</text:p>
          </table:table-cell>
          <table:table-cell office:value-type="float" office:value="65" table:style-name="ce11">
            <text:p>65</text:p>
          </table:table-cell>
          <table:table-cell office:value-type="float" office:value="50" table:style-name="ce11">
            <text:p>50</text:p>
          </table:table-cell>
          <table:table-cell office:value-type="float" office:value="613133.06999999995" table:style-name="ce11">
            <text:p>613,133</text:p>
          </table:table-cell>
          <table:table-cell office:value-type="float" office:value="188523.91" table:style-name="ce11">
            <text:p>188,524</text:p>
          </table:table-cell>
          <table:table-cell office:value-type="percentage" office:value="0.53952400427138703" table:style-name="ce15">
            <text:p>54.0%</text:p>
          </table:table-cell>
          <table:table-cell office:value-type="percentage" office:value="1.75507502787886E-2" table:style-name="ce15">
            <text:p>1.8%</text:p>
          </table:table-cell>
          <table:table-cell office:value-type="percentage" office:value="1.75507502787886E-2" table:style-name="ce15">
            <text:p>1.8%</text:p>
          </table:table-cell>
          <table:table-cell office:value-type="float" office:value="604.555555555556" table:style-name="ce80">
            <text:p><text:s/>605<text:s/></text:p>
          </table:table-cell>
          <table:table-cell office:value-type="float" office:value="4908.4399999999996" table:style-name="ce11">
            <text:p>4,908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Hail Province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59333.33" table:style-name="ce9">
            <text:p>59,333</text:p>
          </table:table-cell>
          <table:table-cell office:value-type="float" office:value="7500.29" table:style-name="ce9">
            <text:p>7,500</text:p>
          </table:table-cell>
          <table:table-cell office:value-type="percentage" office:value="0.87454478302482497" table:style-name="ce16">
            <text:p>87.5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float" office:value="635.375" table:style-name="ce79">
            <text:p><text:s/>635<text:s/></text:p>
          </table:table-cell>
          <table:table-cell office:value-type="float" office:value="4074.6" table:style-name="ce9">
            <text:p>4,075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Makkah al-Mukarramah Province</text:p>
          </table:table-cell>
          <table:table-cell office:value-type="float" office:value="81" table:style-name="ce11">
            <text:p>81</text:p>
          </table:table-cell>
          <table:table-cell office:value-type="float" office:value="57" table:style-name="ce11">
            <text:p>57</text:p>
          </table:table-cell>
          <table:table-cell office:value-type="float" office:value="813377.6" table:style-name="ce11">
            <text:p>813,378</text:p>
          </table:table-cell>
          <table:table-cell office:value-type="float" office:value="285444.65000000002" table:style-name="ce11">
            <text:p>285,445</text:p>
          </table:table-cell>
          <table:table-cell office:value-type="percentage" office:value="0.58002746797567695" table:style-name="ce15">
            <text:p>58.0%</text:p>
          </table:table-cell>
          <table:table-cell office:value-type="percentage" office:value="0.119559795392399" table:style-name="ce15">
            <text:p>12.0%</text:p>
          </table:table-cell>
          <table:table-cell office:value-type="percentage" office:value="7.4121625010814707E-2" table:style-name="ce15">
            <text:p>7.4%</text:p>
          </table:table-cell>
          <table:table-cell office:value-type="float" office:value="615.51948051948102" table:style-name="ce80">
            <text:p><text:s/>616<text:s/></text:p>
          </table:table-cell>
          <table:table-cell office:value-type="float" office:value="4587.8999999999996" table:style-name="ce11">
            <text:p>4,588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Riyadh Province</text:p>
          </table:table-cell>
          <table:table-cell office:value-type="float" office:value="1170" table:style-name="ce9">
            <text:p>1,170</text:p>
          </table:table-cell>
          <table:table-cell office:value-type="float" office:value="768" table:style-name="ce9">
            <text:p>768</text:p>
          </table:table-cell>
          <table:table-cell office:value-type="float" office:value="11860654.130000001" table:style-name="ce9">
            <text:p>11,860,654</text:p>
          </table:table-cell>
          <table:table-cell office:value-type="float" office:value="3803477.97" table:style-name="ce9">
            <text:p>3,803,478</text:p>
          </table:table-cell>
          <table:table-cell office:value-type="percentage" office:value="0.61279893272939101" table:style-name="ce16">
            <text:p>61.3%</text:p>
          </table:table-cell>
          <table:table-cell office:value-type="percentage" office:value="4.2298288962905897E-2" table:style-name="ce16">
            <text:p>4.2%</text:p>
          </table:table-cell>
          <table:table-cell office:value-type="percentage" office:value="2.5683194310311401E-2" table:style-name="ce16">
            <text:p>2.6%</text:p>
          </table:table-cell>
          <table:table-cell office:value-type="float" office:value="622.477292965272" table:style-name="ce79">
            <text:p><text:s/>622<text:s/></text:p>
          </table:table-cell>
          <table:table-cell office:value-type="float" office:value="4380.8500000000004" table:style-name="ce9">
            <text:p>4,381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Tabuk Provinc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160" table:style-name="ce11">
            <text:p>4,160</text:p>
          </table:table-cell>
          <table:table-cell office:value-type="float" office:value="3709.61" table:style-name="ce11">
            <text:p>3,710</text:p>
          </table:table-cell>
          <table:table-cell office:value-type="percentage" office:value="0.108267073303562" table:style-name="ce15">
            <text:p>10.8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669" table:style-name="ce80">
            <text:p><text:s/>669<text:s/></text:p>
          </table:table-cell>
          <table:table-cell office:value-type="float" office:value="4557.33" table:style-name="ce11">
            <text:p>4,557</text:p>
          </table:table-cell>
          <table:table-cell table:number-columns-repeated="16374"/>
        </table:table-row>
        <table:table-row table:style-name="ro10">
          <table:table-cell table:number-columns-repeated="8" table:style-name="ce66"/>
          <table:table-cell table:style-name="ce83"/>
          <table:table-cell table:style-name="ce66"/>
          <table:table-cell table:number-columns-repeated="16374"/>
        </table:table-row>
        <table:table-row table:style-name="ro2">
          <table:table-cell office:value-type="string" table:style-name="ce76">
            <text:p>By Gender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81">
            <text:p>Segment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Active</text:p>
          </table:table-cell>
          <table:table-cell office:value-type="string" table:style-name="ce81">
            <text:p>Orig (USD)</text:p>
          </table:table-cell>
          <table:table-cell office:value-type="string" table:style-name="ce81">
            <text:p>O/S (USD)</text:p>
          </table:table-cell>
          <table:table-cell office:value-type="string" table:style-name="ce81">
            <text:p>Coll %</text:p>
          </table:table-cell>
          <table:table-cell office:value-type="string" table:style-name="ce81">
            <text:p>PAR 30+</text:p>
          </table:table-cell>
          <table:table-cell office:value-type="string" table:style-name="ce81">
            <text:p>PAR 90+</text:p>
          </table:table-cell>
          <table:table-cell office:value-type="string" table:style-name="ce82">
            <text:p>Avg SIMAH</text:p>
          </table:table-cell>
          <table:table-cell office:value-type="string" table:style-name="ce81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Female</text:p>
          </table:table-cell>
          <table:table-cell office:value-type="float" office:value="217" table:style-name="ce9">
            <text:p>217</text:p>
          </table:table-cell>
          <table:table-cell office:value-type="float" office:value="138" table:style-name="ce9">
            <text:p>138</text:p>
          </table:table-cell>
          <table:table-cell office:value-type="float" office:value="2491081.33" table:style-name="ce9">
            <text:p>2,491,081</text:p>
          </table:table-cell>
          <table:table-cell office:value-type="float" office:value="825502.08" table:style-name="ce9">
            <text:p>825,502</text:p>
          </table:table-cell>
          <table:table-cell office:value-type="percentage" office:value="0.626887118738511" table:style-name="ce16">
            <text:p>62.7%</text:p>
          </table:table-cell>
          <table:table-cell office:value-type="percentage" office:value="3.5212826397036899E-2" table:style-name="ce16">
            <text:p>3.5%</text:p>
          </table:table-cell>
          <table:table-cell office:value-type="percentage" office:value="2.8213488460544198E-2" table:style-name="ce16">
            <text:p>2.8%</text:p>
          </table:table-cell>
          <table:table-cell office:value-type="float" office:value="622.38942307692298" table:style-name="ce79">
            <text:p><text:s/>622<text:s/></text:p>
          </table:table-cell>
          <table:table-cell office:value-type="float" office:value="4107.57" table:style-name="ce9">
            <text:p>4,108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Male</text:p>
          </table:table-cell>
          <table:table-cell office:value-type="float" office:value="1131" table:style-name="ce11">
            <text:p>1,131</text:p>
          </table:table-cell>
          <table:table-cell office:value-type="float" office:value="750" table:style-name="ce11">
            <text:p>750</text:p>
          </table:table-cell>
          <table:table-cell office:value-type="float" office:value="11005235.199999999" table:style-name="ce11">
            <text:p>11,005,235</text:p>
          </table:table-cell>
          <table:table-cell office:value-type="float" office:value="3502348.48" table:style-name="ce11">
            <text:p>3,502,348</text:p>
          </table:table-cell>
          <table:table-cell office:value-type="percentage" office:value="0.60476241640880202" table:style-name="ce15">
            <text:p>60.5%</text:p>
          </table:table-cell>
          <table:table-cell office:value-type="percentage" office:value="4.8324371416861099E-2" table:style-name="ce15">
            <text:p>4.8%</text:p>
          </table:table-cell>
          <table:table-cell office:value-type="percentage" office:value="2.8227210475356201E-2" table:style-name="ce15">
            <text:p>2.8%</text:p>
          </table:table-cell>
          <table:table-cell office:value-type="float" office:value="621.39594843462305" table:style-name="ce80">
            <text:p><text:s/>621<text:s/></text:p>
          </table:table-cell>
          <table:table-cell office:value-type="float" office:value="4454.72" table:style-name="ce11">
            <text:p>4,455</text:p>
          </table:table-cell>
          <table:table-cell table:number-columns-repeated="16374"/>
        </table:table-row>
        <table:table-row table:style-name="ro9">
          <table:table-cell table:number-columns-repeated="8" table:style-name="ce66"/>
          <table:table-cell table:style-name="ce83"/>
          <table:table-cell table:style-name="ce66"/>
          <table:table-cell table:number-columns-repeated="16374"/>
        </table:table-row>
        <table:table-row table:style-name="ro2">
          <table:table-cell office:value-type="string" table:style-name="ce76">
            <text:p>By Marital Status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81">
            <text:p>Segment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Active</text:p>
          </table:table-cell>
          <table:table-cell office:value-type="string" table:style-name="ce81">
            <text:p>Orig (USD)</text:p>
          </table:table-cell>
          <table:table-cell office:value-type="string" table:style-name="ce81">
            <text:p>O/S (USD)</text:p>
          </table:table-cell>
          <table:table-cell office:value-type="string" table:style-name="ce81">
            <text:p>Coll %</text:p>
          </table:table-cell>
          <table:table-cell office:value-type="string" table:style-name="ce81">
            <text:p>PAR 30+</text:p>
          </table:table-cell>
          <table:table-cell office:value-type="string" table:style-name="ce81">
            <text:p>PAR 90+</text:p>
          </table:table-cell>
          <table:table-cell office:value-type="string" table:style-name="ce82">
            <text:p>Avg SIMAH</text:p>
          </table:table-cell>
          <table:table-cell office:value-type="string" table:style-name="ce81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Married</text:p>
          </table:table-cell>
          <table:table-cell office:value-type="float" office:value="533" table:style-name="ce9">
            <text:p>533</text:p>
          </table:table-cell>
          <table:table-cell office:value-type="float" office:value="346" table:style-name="ce9">
            <text:p>346</text:p>
          </table:table-cell>
          <table:table-cell office:value-type="float" office:value="6021674.4000000004" table:style-name="ce9">
            <text:p>6,021,674</text:p>
          </table:table-cell>
          <table:table-cell office:value-type="float" office:value="1922825.55" table:style-name="ce9">
            <text:p>1,922,826</text:p>
          </table:table-cell>
          <table:table-cell office:value-type="percentage" office:value="0.61436074091681803" table:style-name="ce16">
            <text:p>61.4%</text:p>
          </table:table-cell>
          <table:table-cell office:value-type="percentage" office:value="4.83924059115384E-2" table:style-name="ce16">
            <text:p>4.8%</text:p>
          </table:table-cell>
          <table:table-cell office:value-type="percentage" office:value="2.8087473621780899E-2" table:style-name="ce16">
            <text:p>2.8%</text:p>
          </table:table-cell>
          <table:table-cell office:value-type="float" office:value="619.05490196078404" table:style-name="ce79">
            <text:p><text:s/>619<text:s/></text:p>
          </table:table-cell>
          <table:table-cell office:value-type="float" office:value="5576.05" table:style-name="ce9">
            <text:p>5,576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Single</text:p>
          </table:table-cell>
          <table:table-cell office:value-type="float" office:value="815" table:style-name="ce11">
            <text:p>815</text:p>
          </table:table-cell>
          <table:table-cell office:value-type="float" office:value="542" table:style-name="ce11">
            <text:p>542</text:p>
          </table:table-cell>
          <table:table-cell office:value-type="float" office:value="7474642.1299999999" table:style-name="ce11">
            <text:p>7,474,642</text:p>
          </table:table-cell>
          <table:table-cell office:value-type="float" office:value="2405025.0099999998" table:style-name="ce11">
            <text:p>2,405,025</text:p>
          </table:table-cell>
          <table:table-cell office:value-type="percentage" office:value="0.60445322949278402" table:style-name="ce15">
            <text:p>60.4%</text:p>
          </table:table-cell>
          <table:table-cell office:value-type="percentage" office:value="4.3769563852830602E-2" table:style-name="ce15">
            <text:p>4.4%</text:p>
          </table:table-cell>
          <table:table-cell office:value-type="percentage" office:value="2.8334220606195001E-2" table:style-name="ce15">
            <text:p>2.8%</text:p>
          </table:table-cell>
          <table:table-cell office:value-type="float" office:value="623.18239795918396" table:style-name="ce80">
            <text:p><text:s/>623<text:s/></text:p>
          </table:table-cell>
          <table:table-cell office:value-type="float" office:value="3623.97" table:style-name="ce11">
            <text:p>3,624</text:p>
          </table:table-cell>
          <table:table-cell table:number-columns-repeated="16374"/>
        </table:table-row>
        <table:table-row table:style-name="ro11">
          <table:table-cell table:number-columns-repeated="8" table:style-name="ce66"/>
          <table:table-cell table:style-name="ce83"/>
          <table:table-cell table:style-name="ce66"/>
          <table:table-cell table:number-columns-repeated="16374"/>
        </table:table-row>
        <table:table-row table:style-name="ro2">
          <table:table-cell office:value-type="string" table:style-name="ce76">
            <text:p>By Payment Scheme</text:p>
          </table:table-cell>
          <table:table-cell table:number-columns-repeated="7" table:style-name="ce59"/>
          <table:table-cell table:style-name="ce77"/>
          <table:table-cell table:style-name="ce59"/>
          <table:table-cell table:number-columns-repeated="16374"/>
        </table:table-row>
        <table:table-row table:style-name="ro2">
          <table:table-cell office:value-type="string" table:style-name="ce81">
            <text:p>Segment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Active</text:p>
          </table:table-cell>
          <table:table-cell office:value-type="string" table:style-name="ce81">
            <text:p>Orig (USD)</text:p>
          </table:table-cell>
          <table:table-cell office:value-type="string" table:style-name="ce81">
            <text:p>O/S (USD)</text:p>
          </table:table-cell>
          <table:table-cell office:value-type="string" table:style-name="ce81">
            <text:p>Coll %</text:p>
          </table:table-cell>
          <table:table-cell office:value-type="string" table:style-name="ce81">
            <text:p>PAR 30+</text:p>
          </table:table-cell>
          <table:table-cell office:value-type="string" table:style-name="ce81">
            <text:p>PAR 90+</text:p>
          </table:table-cell>
          <table:table-cell office:value-type="string" table:style-name="ce82">
            <text:p>Avg SIMAH</text:p>
          </table:table-cell>
          <table:table-cell office:value-type="string" table:style-name="ce81">
            <text:p>Avg Salar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FIRST_INSTALLMENT_PREPAID</text:p>
          </table:table-cell>
          <table:table-cell office:value-type="float" office:value="245" table:style-name="ce9">
            <text:p>245</text:p>
          </table:table-cell>
          <table:table-cell office:value-type="float" office:value="242" table:style-name="ce9">
            <text:p>242</text:p>
          </table:table-cell>
          <table:table-cell office:value-type="float" office:value="2398175.2000000002" table:style-name="ce9">
            <text:p>2,398,175</text:p>
          </table:table-cell>
          <table:table-cell office:value-type="float" office:value="1591582.41" table:style-name="ce9">
            <text:p>1,591,582</text:p>
          </table:table-cell>
          <table:table-cell office:value-type="percentage" office:value="0.167767266597253" table:style-name="ce16">
            <text:p>16.8%</text:p>
          </table:table-cell>
          <table:table-cell office:value-type="percentage" office:value="7.7572240007682501E-3" table:style-name="ce16">
            <text:p>0.8%</text:p>
          </table:table-cell>
          <table:table-cell office:value-type="percentage" office:value="0" table:style-name="ce37">
            <text:p>0.00%</text:p>
          </table:table-cell>
          <table:table-cell office:value-type="float" office:value="661.175510204082" table:style-name="ce79">
            <text:p><text:s/>661<text:s/></text:p>
          </table:table-cell>
          <table:table-cell office:value-type="float" office:value="4193.6899999999996" table:style-name="ce9">
            <text:p>4,19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FULLY_THROUGH_EJAR_CONTRACT</text:p>
          </table:table-cell>
          <table:table-cell office:value-type="float" office:value="1103" table:style-name="ce11">
            <text:p>1,103</text:p>
          </table:table-cell>
          <table:table-cell office:value-type="float" office:value="646" table:style-name="ce11">
            <text:p>646</text:p>
          </table:table-cell>
          <table:table-cell office:value-type="float" office:value="11098141.33" table:style-name="ce11">
            <text:p>11,098,141</text:p>
          </table:table-cell>
          <table:table-cell office:value-type="float" office:value="2736268.15" table:style-name="ce11">
            <text:p>2,736,268</text:p>
          </table:table-cell>
          <table:table-cell office:value-type="percentage" office:value="0.70327495050202904" table:style-name="ce15">
            <text:p>70.3%</text:p>
          </table:table-cell>
          <table:table-cell office:value-type="percentage" office:value="6.7965118568129299E-2" table:style-name="ce15">
            <text:p>6.8%</text:p>
          </table:table-cell>
          <table:table-cell office:value-type="percentage" office:value="4.4641758265331101E-2" table:style-name="ce15">
            <text:p>4.5%</text:p>
          </table:table-cell>
          <table:table-cell office:value-type="float" office:value="612.30219256434702" table:style-name="ce80">
            <text:p><text:s/>612<text:s/></text:p>
          </table:table-cell>
          <table:table-cell office:value-type="float" office:value="4445.47" table:style-name="ce11">
            <text:p>4,445</text:p>
          </table:table-cell>
          <table:table-cell table:number-columns-repeated="16374"/>
        </table:table-row>
        <table:table-row table:number-rows-repeated="953" table:style-name="ro5">
          <table:table-cell table:number-columns-repeated="8" table:style-name="ce31"/>
          <table:table-cell table:style-name="ce84"/>
          <table:table-cell table:style-name="ce31"/>
          <table:table-cell table:number-columns-repeated="16374"/>
        </table:table-row>
        <table:table-row table:number-rows-repeated="1047584" table:style-name="ro2">
          <table:table-cell table:number-columns-repeated="16384"/>
        </table:table-row>
      </table:table>
      <table:table table:name="Credit_Quality_Trends" table:style-name="ta1">
        <table:table-column table:style-name="co2" table:default-cell-style-name="ce1"/>
        <table:table-column table:style-name="co4" table:number-columns-repeated="2" table:default-cell-style-name="ce1"/>
        <table:table-column table:style-name="co6" table:number-columns-repeated="3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3" table:default-cell-style-name="ce1"/>
        <table:table-column table:style-name="co3" table:number-columns-repeated="99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Credit Quality Trends</text:p>
          </table:table-cell>
          <table:table-cell table:number-columns-repeated="12" table:style-name="ce2"/>
          <table:table-cell table:style-name="ce86"/>
          <table:table-cell table:number-columns-repeated="16370"/>
        </table:table-row>
        <table:table-row table:style-name="ro6">
          <table:table-cell office:value-type="string" table:style-name="ce32">
            <text:p>Write offs excluded - underwriting metrics by monthly cohort</text:p>
          </table:table-cell>
          <table:table-cell table:number-columns-repeated="12" table:style-name="ce32"/>
          <table:table-cell table:style-name="ce86"/>
          <table:table-cell table:number-columns-repeated="16370"/>
        </table:table-row>
        <table:table-row table:style-name="ro2">
          <table:table-cell table:number-columns-repeated="13" table:style-name="ce59"/>
          <table:table-cell table:style-name="ce86"/>
          <table:table-cell table:number-columns-repeated="16370"/>
        </table:table-row>
        <table:table-row table:style-name="ro4">
          <table:table-cell office:value-type="string" table:style-name="ce7">
            <text:p>Cohort</text:p>
          </table:table-cell>
          <table:table-cell office:value-type="string" table:style-name="ce7">
            <text:p>Vint</text:p>
          </table:table-cell>
          <table:table-cell office:value-type="string" table:style-name="ce7">
            <text:p># Loans</text:p>
          </table:table-cell>
          <table:table-cell office:value-type="string" table:style-name="ce7">
            <text:p>Avg</text:p>
            <text:p>SIMAH</text:p>
          </table:table-cell>
          <table:table-cell office:value-type="string" table:style-name="ce7">
            <text:p>Med</text:p>
            <text:p>SIMAH</text:p>
          </table:table-cell>
          <table:table-cell office:value-type="string" table:style-name="ce7">
            <text:p>Avg Salary</text:p>
            <text:p>(USD)</text:p>
          </table:table-cell>
          <table:table-cell office:value-type="string" table:style-name="ce7">
            <text:p>Med Salary</text:p>
          </table:table-cell>
          <table:table-cell office:value-type="string" table:style-name="ce7">
            <text:p>Avg Ticket</text:p>
            <text:p>(USD)</text:p>
          </table:table-cell>
          <table:table-cell office:value-type="string" table:style-name="ce7">
            <text:p>Avg DBR</text:p>
          </table:table-cell>
          <table:table-cell office:value-type="string" table:style-name="ce7">
            <text:p>% Govt</text:p>
          </table:table-cell>
          <table:table-cell office:value-type="string" table:style-name="ce7">
            <text:p>% Female</text:p>
          </table:table-cell>
          <table:table-cell office:value-type="string" table:style-name="ce7">
            <text:p>% Married</text:p>
          </table:table-cell>
          <table:table-cell office:value-type="string" table:style-name="ce7">
            <text:p>Avg Term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Jul-2023</text:p>
          </table:table-cell>
          <table:table-cell office:value-type="string" table:style-name="ce36">
            <text:p>V1</text:p>
          </table:table-cell>
          <table:table-cell office:value-type="float" office:value="3" table:style-name="ce9">
            <text:p>3</text:p>
          </table:table-cell>
          <table:table-cell office:value-type="float" office:value="551" table:style-name="ce79">
            <text:p><text:s/>551<text:s/></text:p>
          </table:table-cell>
          <table:table-cell office:value-type="float" office:value="551" table:style-name="ce79">
            <text:p><text:s/>551<text:s/></text:p>
          </table:table-cell>
          <table:table-cell office:value-type="float" office:value="3185.33" table:style-name="ce9">
            <text:p>3,185</text:p>
          </table:table-cell>
          <table:table-cell office:value-type="float" office:value="3185.33" table:style-name="ce9">
            <text:p>3,185</text:p>
          </table:table-cell>
          <table:table-cell office:value-type="float" office:value="7290.76" table:style-name="ce9">
            <text:p>7,291</text:p>
          </table:table-cell>
          <table:table-cell office:value-type="percentage" office:value="0.23868300000000001" table:style-name="ce16">
            <text:p>23.9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" table:style-name="ce37">
            <text:p>0.00%</text:p>
          </table:table-cell>
          <table:table-cell office:value-type="percentage" office:value="0.33333333333333298" table:style-name="ce16">
            <text:p>33.3%</text:p>
          </table:table-cell>
          <table:table-cell office:value-type="float" office:value="10" table:style-name="ce79">
            <text:p><text:s/>10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Sep-2023</text:p>
          </table:table-cell>
          <table:table-cell office:value-type="string" table:style-name="ce39">
            <text:p>V1</text:p>
          </table:table-cell>
          <table:table-cell office:value-type="float" office:value="4" table:style-name="ce11">
            <text:p>4</text:p>
          </table:table-cell>
          <table:table-cell office:value-type="float" office:value="513" table:style-name="ce80">
            <text:p><text:s/>513<text:s/></text:p>
          </table:table-cell>
          <table:table-cell office:value-type="float" office:value="513" table:style-name="ce80">
            <text:p><text:s/>513<text:s/></text:p>
          </table:table-cell>
          <table:table-cell office:value-type="float" office:value="7182.76" table:style-name="ce11">
            <text:p>7,183</text:p>
          </table:table-cell>
          <table:table-cell office:value-type="float" office:value="7548.27" table:style-name="ce11">
            <text:p>7,548</text:p>
          </table:table-cell>
          <table:table-cell office:value-type="float" office:value="11546.67" table:style-name="ce11">
            <text:p>11,547</text:p>
          </table:table-cell>
          <table:table-cell office:value-type="percentage" office:value="0.83046399999999998" table:style-name="ce15">
            <text:p>83.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.25" table:style-name="ce15">
            <text:p>25.0%</text:p>
          </table:table-cell>
          <table:table-cell office:value-type="percentage" office:value="1" table:style-name="ce40">
            <text:p>100.00%</text:p>
          </table:table-cell>
          <table:table-cell office:value-type="float" office:value="9.5" table:style-name="ce80">
            <text:p><text:s/>10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Oct-2023</text:p>
          </table:table-cell>
          <table:table-cell office:value-type="string" table:style-name="ce36">
            <text:p>V1</text:p>
          </table:table-cell>
          <table:table-cell office:value-type="float" office:value="7" table:style-name="ce9">
            <text:p>7</text:p>
          </table:table-cell>
          <table:table-cell office:value-type="float" office:value="484.25" table:style-name="ce79">
            <text:p><text:s/>484<text:s/></text:p>
          </table:table-cell>
          <table:table-cell office:value-type="float" office:value="438.5" table:style-name="ce79">
            <text:p><text:s/>439<text:s/></text:p>
          </table:table-cell>
          <table:table-cell office:value-type="float" office:value="3687.16" table:style-name="ce9">
            <text:p>3,687</text:p>
          </table:table-cell>
          <table:table-cell office:value-type="float" office:value="1840" table:style-name="ce9">
            <text:p>1,840</text:p>
          </table:table-cell>
          <table:table-cell office:value-type="float" office:value="11754.51" table:style-name="ce9">
            <text:p>11,755</text:p>
          </table:table-cell>
          <table:table-cell office:value-type="float" office:value="8.1534537500000006" table:style-name="ce43">
            <text:p>8.15</text:p>
          </table:table-cell>
          <table:table-cell office:value-type="percentage" office:value="0.14285714285714299" table:style-name="ce16">
            <text:p>14.3%</text:p>
          </table:table-cell>
          <table:table-cell office:value-type="percentage" office:value="0.14285714285714299" table:style-name="ce16">
            <text:p>14.3%</text:p>
          </table:table-cell>
          <table:table-cell office:value-type="percentage" office:value="0.28571428571428598" table:style-name="ce16">
            <text:p>28.6%</text:p>
          </table:table-cell>
          <table:table-cell office:value-type="float" office:value="11.285714285714301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Nov-2023</text:p>
          </table:table-cell>
          <table:table-cell office:value-type="string" table:style-name="ce39">
            <text:p>V1</text:p>
          </table:table-cell>
          <table:table-cell office:value-type="float" office:value="9" table:style-name="ce11">
            <text:p>9</text:p>
          </table:table-cell>
          <table:table-cell office:value-type="float" office:value="565.33333333333303" table:style-name="ce80">
            <text:p><text:s/>565<text:s/></text:p>
          </table:table-cell>
          <table:table-cell office:value-type="float" office:value="588" table:style-name="ce80">
            <text:p><text:s/>588<text:s/></text:p>
          </table:table-cell>
          <table:table-cell office:value-type="float" office:value="5408.57" table:style-name="ce11">
            <text:p>5,409</text:p>
          </table:table-cell>
          <table:table-cell office:value-type="float" office:value="4557.33" table:style-name="ce11">
            <text:p>4,557</text:p>
          </table:table-cell>
          <table:table-cell office:value-type="float" office:value="9115.56" table:style-name="ce11">
            <text:p>9,116</text:p>
          </table:table-cell>
          <table:table-cell office:value-type="percentage" office:value="0.36367660000000002" table:style-name="ce15">
            <text:p>36.4%</text:p>
          </table:table-cell>
          <table:table-cell office:value-type="percentage" office:value="0.22222222222222199" table:style-name="ce15">
            <text:p>22.2%</text:p>
          </table:table-cell>
          <table:table-cell office:value-type="percentage" office:value="0.22222222222222199" table:style-name="ce15">
            <text:p>22.2%</text:p>
          </table:table-cell>
          <table:table-cell office:value-type="percentage" office:value="0.22222222222222199" table:style-name="ce15">
            <text:p>22.2%</text:p>
          </table:table-cell>
          <table:table-cell office:value-type="float" office:value="11.3333333333333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Dec-2023</text:p>
          </table:table-cell>
          <table:table-cell office:value-type="string" table:style-name="ce36">
            <text:p>V1</text:p>
          </table:table-cell>
          <table:table-cell office:value-type="float" office:value="9" table:style-name="ce9">
            <text:p>9</text:p>
          </table:table-cell>
          <table:table-cell office:value-type="float" office:value="643.5" table:style-name="ce79">
            <text:p><text:s/>644<text:s/></text:p>
          </table:table-cell>
          <table:table-cell office:value-type="float" office:value="659.5" table:style-name="ce79">
            <text:p><text:s/>660<text:s/></text:p>
          </table:table-cell>
          <table:table-cell office:value-type="float" office:value="5661.46" table:style-name="ce9">
            <text:p>5,661</text:p>
          </table:table-cell>
          <table:table-cell office:value-type="float" office:value="3733.33" table:style-name="ce9">
            <text:p>3,733</text:p>
          </table:table-cell>
          <table:table-cell office:value-type="float" office:value="11423.88" table:style-name="ce9">
            <text:p>11,424</text:p>
          </table:table-cell>
          <table:table-cell office:value-type="percentage" office:value="0.7599032" table:style-name="ce16">
            <text:p>76.0%</text:p>
          </table:table-cell>
          <table:table-cell office:value-type="percentage" office:value="0.11111111111111099" table:style-name="ce16">
            <text:p>11.1%</text:p>
          </table:table-cell>
          <table:table-cell office:value-type="percentage" office:value="0.33333333333333298" table:style-name="ce16">
            <text:p>33.3%</text:p>
          </table:table-cell>
          <table:table-cell office:value-type="percentage" office:value="0.77777777777777801" table:style-name="ce16">
            <text:p>77.8%</text:p>
          </table:table-cell>
          <table:table-cell office:value-type="float" office:value="11.3333333333333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Jan-2024</text:p>
          </table:table-cell>
          <table:table-cell office:value-type="string" table:style-name="ce39">
            <text:p>V2</text:p>
          </table:table-cell>
          <table:table-cell office:value-type="float" office:value="19" table:style-name="ce11">
            <text:p>19</text:p>
          </table:table-cell>
          <table:table-cell office:value-type="float" office:value="562.42857142857099" table:style-name="ce80">
            <text:p><text:s/>562<text:s/></text:p>
          </table:table-cell>
          <table:table-cell office:value-type="float" office:value="583.5" table:style-name="ce80">
            <text:p><text:s/>584<text:s/></text:p>
          </table:table-cell>
          <table:table-cell office:value-type="float" office:value="3051.09" table:style-name="ce11">
            <text:p>3,051</text:p>
          </table:table-cell>
          <table:table-cell office:value-type="float" office:value="2341.1999999999998" table:style-name="ce11">
            <text:p>2,341</text:p>
          </table:table-cell>
          <table:table-cell office:value-type="float" office:value="9925.09" table:style-name="ce11">
            <text:p>9,925</text:p>
          </table:table-cell>
          <table:table-cell office:value-type="percentage" office:value="0.88735715384615399" table:style-name="ce15">
            <text:p>88.7%</text:p>
          </table:table-cell>
          <table:table-cell office:value-type="percentage" office:value="5.2631578947368397E-2" table:style-name="ce15">
            <text:p>5.3%</text:p>
          </table:table-cell>
          <table:table-cell office:value-type="percentage" office:value="0.42105263157894701" table:style-name="ce15">
            <text:p>42.1%</text:p>
          </table:table-cell>
          <table:table-cell office:value-type="percentage" office:value="0.31578947368421101" table:style-name="ce15">
            <text:p>31.6%</text:p>
          </table:table-cell>
          <table:table-cell office:value-type="float" office:value="10.9473684210526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Feb-2024</text:p>
          </table:table-cell>
          <table:table-cell office:value-type="string" table:style-name="ce36">
            <text:p>V2</text:p>
          </table:table-cell>
          <table:table-cell office:value-type="float" office:value="8" table:style-name="ce9">
            <text:p>8</text:p>
          </table:table-cell>
          <table:table-cell office:value-type="float" office:value="637.42857142857099" table:style-name="ce79">
            <text:p><text:s/>637<text:s/></text:p>
          </table:table-cell>
          <table:table-cell office:value-type="float" office:value="632" table:style-name="ce79">
            <text:p><text:s/>632<text:s/></text:p>
          </table:table-cell>
          <table:table-cell office:value-type="float" office:value="3819.38" table:style-name="ce9">
            <text:p>3,819</text:p>
          </table:table-cell>
          <table:table-cell office:value-type="float" office:value="3122.67" table:style-name="ce9">
            <text:p>3,123</text:p>
          </table:table-cell>
          <table:table-cell office:value-type="float" office:value="7958.33" table:style-name="ce9">
            <text:p>7,958</text:p>
          </table:table-cell>
          <table:table-cell office:value-type="percentage" office:value="0.49893019999999999" table:style-name="ce16">
            <text:p>49.9%</text:p>
          </table:table-cell>
          <table:table-cell office:value-type="percentage" office:value="0.125" table:style-name="ce16">
            <text:p>12.5%</text:p>
          </table:table-cell>
          <table:table-cell office:value-type="percentage" office:value="0.25" table:style-name="ce16">
            <text:p>25.0%</text:p>
          </table:table-cell>
          <table:table-cell office:value-type="percentage" office:value="0.375" table:style-name="ce16">
            <text:p>37.5%</text:p>
          </table:table-cell>
          <table:table-cell office:value-type="float" office:value="12" table:style-name="ce79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Mar-2024</text:p>
          </table:table-cell>
          <table:table-cell office:value-type="string" table:style-name="ce39">
            <text:p>V2</text:p>
          </table:table-cell>
          <table:table-cell office:value-type="float" office:value="15" table:style-name="ce11">
            <text:p>15</text:p>
          </table:table-cell>
          <table:table-cell office:value-type="float" office:value="620.857142857143" table:style-name="ce80">
            <text:p><text:s/>621<text:s/></text:p>
          </table:table-cell>
          <table:table-cell office:value-type="float" office:value="631.5" table:style-name="ce80">
            <text:p><text:s/>632<text:s/></text:p>
          </table:table-cell>
          <table:table-cell office:value-type="float" office:value="4775.32" table:style-name="ce11">
            <text:p>4,775</text:p>
          </table:table-cell>
          <table:table-cell office:value-type="float" office:value="3120" table:style-name="ce11">
            <text:p>3,120</text:p>
          </table:table-cell>
          <table:table-cell office:value-type="float" office:value="10062.19" table:style-name="ce11">
            <text:p>10,062</text:p>
          </table:table-cell>
          <table:table-cell office:value-type="percentage" office:value="0.86585837499999996" table:style-name="ce15">
            <text:p>86.6%</text:p>
          </table:table-cell>
          <table:table-cell office:value-type="percentage" office:value="6.6666666666666693E-2" table:style-name="ce15">
            <text:p>6.7%</text:p>
          </table:table-cell>
          <table:table-cell office:value-type="percentage" office:value="0.266666666666667" table:style-name="ce15">
            <text:p>26.7%</text:p>
          </table:table-cell>
          <table:table-cell office:value-type="percentage" office:value="0.66666666666666696" table:style-name="ce15">
            <text:p>66.7%</text:p>
          </table:table-cell>
          <table:table-cell office:value-type="float" office:value="10.533333333333299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Apr-2024</text:p>
          </table:table-cell>
          <table:table-cell office:value-type="string" table:style-name="ce36">
            <text:p>V3</text:p>
          </table:table-cell>
          <table:table-cell office:value-type="float" office:value="12" table:style-name="ce9">
            <text:p>12</text:p>
          </table:table-cell>
          <table:table-cell office:value-type="float" office:value="590.81818181818198" table:style-name="ce79">
            <text:p><text:s/>591<text:s/></text:p>
          </table:table-cell>
          <table:table-cell office:value-type="float" office:value="618" table:style-name="ce79">
            <text:p><text:s/>618<text:s/></text:p>
          </table:table-cell>
          <table:table-cell office:value-type="float" office:value="4419" table:style-name="ce9">
            <text:p>4,419</text:p>
          </table:table-cell>
          <table:table-cell office:value-type="float" office:value="4120.2700000000004" table:style-name="ce9">
            <text:p>4,120</text:p>
          </table:table-cell>
          <table:table-cell office:value-type="float" office:value="11522.22" table:style-name="ce9">
            <text:p>11,522</text:p>
          </table:table-cell>
          <table:table-cell office:value-type="percentage" office:value="0.61814028571428603" table:style-name="ce16">
            <text:p>61.8%</text:p>
          </table:table-cell>
          <table:table-cell office:value-type="percentage" office:value="8.3333333333333301E-2" table:style-name="ce16">
            <text:p>8.3%</text:p>
          </table:table-cell>
          <table:table-cell office:value-type="percentage" office:value="8.3333333333333301E-2" table:style-name="ce16">
            <text:p>8.3%</text:p>
          </table:table-cell>
          <table:table-cell office:value-type="percentage" office:value="0.5" table:style-name="ce16">
            <text:p>50.0%</text:p>
          </table:table-cell>
          <table:table-cell office:value-type="float" office:value="11.5" table:style-name="ce79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May-2024</text:p>
          </table:table-cell>
          <table:table-cell office:value-type="string" table:style-name="ce39">
            <text:p>V3</text:p>
          </table:table-cell>
          <table:table-cell office:value-type="float" office:value="6" table:style-name="ce11">
            <text:p>6</text:p>
          </table:table-cell>
          <table:table-cell office:value-type="float" office:value="554" table:style-name="ce80">
            <text:p><text:s/>554<text:s/></text:p>
          </table:table-cell>
          <table:table-cell office:value-type="float" office:value="562.5" table:style-name="ce80">
            <text:p><text:s/>563<text:s/></text:p>
          </table:table-cell>
          <table:table-cell office:value-type="float" office:value="9384.33" table:style-name="ce11">
            <text:p>9,384</text:p>
          </table:table-cell>
          <table:table-cell office:value-type="float" office:value="6960" table:style-name="ce11">
            <text:p>6,960</text:p>
          </table:table-cell>
          <table:table-cell office:value-type="float" office:value="9625.82" table:style-name="ce11">
            <text:p>9,626</text:p>
          </table:table-cell>
          <table:table-cell office:value-type="percentage" office:value="0.39640516666666697" table:style-name="ce15">
            <text:p>39.6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.16666666666666699" table:style-name="ce15">
            <text:p>16.7%</text:p>
          </table:table-cell>
          <table:table-cell office:value-type="percentage" office:value="0.5" table:style-name="ce15">
            <text:p>50.0%</text:p>
          </table:table-cell>
          <table:table-cell office:value-type="float" office:value="10.1666666666667" table:style-name="ce80">
            <text:p><text:s/>10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Jun-2024</text:p>
          </table:table-cell>
          <table:table-cell office:value-type="string" table:style-name="ce36">
            <text:p>V3</text:p>
          </table:table-cell>
          <table:table-cell office:value-type="float" office:value="20" table:style-name="ce9">
            <text:p>20</text:p>
          </table:table-cell>
          <table:table-cell office:value-type="float" office:value="600.44444444444503" table:style-name="ce79">
            <text:p><text:s/>600<text:s/></text:p>
          </table:table-cell>
          <table:table-cell office:value-type="float" office:value="639" table:style-name="ce79">
            <text:p><text:s/>639<text:s/></text:p>
          </table:table-cell>
          <table:table-cell office:value-type="float" office:value="3282.24" table:style-name="ce9">
            <text:p>3,282</text:p>
          </table:table-cell>
          <table:table-cell office:value-type="float" office:value="2640" table:style-name="ce9">
            <text:p>2,640</text:p>
          </table:table-cell>
          <table:table-cell office:value-type="float" office:value="6888.88" table:style-name="ce9">
            <text:p>6,889</text:p>
          </table:table-cell>
          <table:table-cell office:value-type="percentage" office:value="0.86536665000000002" table:style-name="ce16">
            <text:p>86.5%</text:p>
          </table:table-cell>
          <table:table-cell office:value-type="percentage" office:value="0.1" table:style-name="ce16">
            <text:p>10.0%</text:p>
          </table:table-cell>
          <table:table-cell office:value-type="percentage" office:value="0.05" table:style-name="ce16">
            <text:p>5.0%</text:p>
          </table:table-cell>
          <table:table-cell office:value-type="percentage" office:value="0.75" table:style-name="ce16">
            <text:p>75.0%</text:p>
          </table:table-cell>
          <table:table-cell office:value-type="float" office:value="9.4499999999999993" table:style-name="ce79">
            <text:p><text:s/>9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Jul-2024</text:p>
          </table:table-cell>
          <table:table-cell office:value-type="string" table:style-name="ce39">
            <text:p>V4</text:p>
          </table:table-cell>
          <table:table-cell office:value-type="float" office:value="21" table:style-name="ce11">
            <text:p>21</text:p>
          </table:table-cell>
          <table:table-cell office:value-type="float" office:value="603" table:style-name="ce80">
            <text:p><text:s/>603<text:s/></text:p>
          </table:table-cell>
          <table:table-cell office:value-type="float" office:value="623" table:style-name="ce80">
            <text:p><text:s/>623<text:s/></text:p>
          </table:table-cell>
          <table:table-cell office:value-type="float" office:value="4949.38" table:style-name="ce11">
            <text:p>4,949</text:p>
          </table:table-cell>
          <table:table-cell office:value-type="float" office:value="4000" table:style-name="ce11">
            <text:p>4,000</text:p>
          </table:table-cell>
          <table:table-cell office:value-type="float" office:value="10847.62" table:style-name="ce11">
            <text:p>10,848</text:p>
          </table:table-cell>
          <table:table-cell office:value-type="percentage" office:value="0.90452630000000001" table:style-name="ce15">
            <text:p>90.5%</text:p>
          </table:table-cell>
          <table:table-cell office:value-type="percentage" office:value="4.7619047619047603E-2" table:style-name="ce15">
            <text:p>4.8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.57142857142857095" table:style-name="ce15">
            <text:p>57.1%</text:p>
          </table:table-cell>
          <table:table-cell office:value-type="float" office:value="10.619047619047601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Aug-2024</text:p>
          </table:table-cell>
          <table:table-cell office:value-type="string" table:style-name="ce36">
            <text:p>V4</text:p>
          </table:table-cell>
          <table:table-cell office:value-type="float" office:value="14" table:style-name="ce9">
            <text:p>14</text:p>
          </table:table-cell>
          <table:table-cell office:value-type="float" office:value="606.25" table:style-name="ce79">
            <text:p><text:s/>606<text:s/></text:p>
          </table:table-cell>
          <table:table-cell office:value-type="float" office:value="607" table:style-name="ce79">
            <text:p><text:s/>607<text:s/></text:p>
          </table:table-cell>
          <table:table-cell office:value-type="float" office:value="8386.2999999999993" table:style-name="ce9">
            <text:p>8,386</text:p>
          </table:table-cell>
          <table:table-cell office:value-type="float" office:value="5126.67" table:style-name="ce9">
            <text:p>5,127</text:p>
          </table:table-cell>
          <table:table-cell office:value-type="float" office:value="16363.77" table:style-name="ce9">
            <text:p>16,364</text:p>
          </table:table-cell>
          <table:table-cell office:value-type="percentage" office:value="0.56103584615384605" table:style-name="ce16">
            <text:p>56.1%</text:p>
          </table:table-cell>
          <table:table-cell office:value-type="percentage" office:value="0.214285714285714" table:style-name="ce16">
            <text:p>21.4%</text:p>
          </table:table-cell>
          <table:table-cell office:value-type="percentage" office:value="0.14285714285714299" table:style-name="ce16">
            <text:p>14.3%</text:p>
          </table:table-cell>
          <table:table-cell office:value-type="percentage" office:value="0.71428571428571397" table:style-name="ce16">
            <text:p>71.4%</text:p>
          </table:table-cell>
          <table:table-cell office:value-type="float" office:value="11.1428571428571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Sep-2024</text:p>
          </table:table-cell>
          <table:table-cell office:value-type="string" table:style-name="ce39">
            <text:p>V4</text:p>
          </table:table-cell>
          <table:table-cell office:value-type="float" office:value="12" table:style-name="ce11">
            <text:p>12</text:p>
          </table:table-cell>
          <table:table-cell office:value-type="float" office:value="582.18181818181802" table:style-name="ce80">
            <text:p><text:s/>582<text:s/></text:p>
          </table:table-cell>
          <table:table-cell office:value-type="float" office:value="595" table:style-name="ce80">
            <text:p><text:s/>595<text:s/></text:p>
          </table:table-cell>
          <table:table-cell office:value-type="float" office:value="5252.3" table:style-name="ce11">
            <text:p>5,252</text:p>
          </table:table-cell>
          <table:table-cell office:value-type="float" office:value="4215.55" table:style-name="ce11">
            <text:p>4,216</text:p>
          </table:table-cell>
          <table:table-cell office:value-type="float" office:value="13538.36" table:style-name="ce11">
            <text:p>13,538</text:p>
          </table:table-cell>
          <table:table-cell office:value-type="percentage" office:value="0.556948" table:style-name="ce15">
            <text:p>55.7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.16666666666666699" table:style-name="ce15">
            <text:p>16.7%</text:p>
          </table:table-cell>
          <table:table-cell office:value-type="percentage" office:value="0.25" table:style-name="ce15">
            <text:p>25.0%</text:p>
          </table:table-cell>
          <table:table-cell office:value-type="float" office:value="10.4166666666667" table:style-name="ce80">
            <text:p><text:s/>10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Oct-2024</text:p>
          </table:table-cell>
          <table:table-cell office:value-type="string" table:style-name="ce36">
            <text:p>V5</text:p>
          </table:table-cell>
          <table:table-cell office:value-type="float" office:value="22" table:style-name="ce9">
            <text:p>22</text:p>
          </table:table-cell>
          <table:table-cell office:value-type="float" office:value="590.72727272727298" table:style-name="ce79">
            <text:p><text:s/>591<text:s/></text:p>
          </table:table-cell>
          <table:table-cell office:value-type="float" office:value="629.5" table:style-name="ce79">
            <text:p><text:s/>630<text:s/></text:p>
          </table:table-cell>
          <table:table-cell office:value-type="float" office:value="5006.41" table:style-name="ce9">
            <text:p>5,006</text:p>
          </table:table-cell>
          <table:table-cell office:value-type="float" office:value="3112.88" table:style-name="ce9">
            <text:p>3,113</text:p>
          </table:table-cell>
          <table:table-cell office:value-type="float" office:value="18757.62" table:style-name="ce9">
            <text:p>18,758</text:p>
          </table:table-cell>
          <table:table-cell office:value-type="float" office:value="2.1707983636363601" table:style-name="ce43">
            <text:p>2.17</text:p>
          </table:table-cell>
          <table:table-cell office:value-type="percentage" office:value="4.5454545454545497E-2" table:style-name="ce16">
            <text:p>4.5%</text:p>
          </table:table-cell>
          <table:table-cell office:value-type="percentage" office:value="0.22727272727272699" table:style-name="ce16">
            <text:p>22.7%</text:p>
          </table:table-cell>
          <table:table-cell office:value-type="percentage" office:value="0.5" table:style-name="ce16">
            <text:p>50.0%</text:p>
          </table:table-cell>
          <table:table-cell office:value-type="float" office:value="12.681818181818199" table:style-name="ce79">
            <text:p><text:s/>13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Nov-2024</text:p>
          </table:table-cell>
          <table:table-cell office:value-type="string" table:style-name="ce39">
            <text:p>V5</text:p>
          </table:table-cell>
          <table:table-cell office:value-type="float" office:value="34" table:style-name="ce11">
            <text:p>34</text:p>
          </table:table-cell>
          <table:table-cell office:value-type="float" office:value="582.81818181818198" table:style-name="ce80">
            <text:p><text:s/>583<text:s/></text:p>
          </table:table-cell>
          <table:table-cell office:value-type="float" office:value="619" table:style-name="ce80">
            <text:p><text:s/>619<text:s/></text:p>
          </table:table-cell>
          <table:table-cell office:value-type="float" office:value="5223.68" table:style-name="ce11">
            <text:p>5,224</text:p>
          </table:table-cell>
          <table:table-cell office:value-type="float" office:value="3460.67" table:style-name="ce11">
            <text:p>3,461</text:p>
          </table:table-cell>
          <table:table-cell office:value-type="float" office:value="14112.98" table:style-name="ce11">
            <text:p>14,113</text:p>
          </table:table-cell>
          <table:table-cell office:value-type="percentage" office:value="0.61971658823529396" table:style-name="ce15">
            <text:p>62.0%</text:p>
          </table:table-cell>
          <table:table-cell office:value-type="percentage" office:value="8.8235294117647106E-2" table:style-name="ce15">
            <text:p>8.8%</text:p>
          </table:table-cell>
          <table:table-cell office:value-type="percentage" office:value="0.11764705882352899" table:style-name="ce15">
            <text:p>11.8%</text:p>
          </table:table-cell>
          <table:table-cell office:value-type="percentage" office:value="0.38235294117647101" table:style-name="ce15">
            <text:p>38.2%</text:p>
          </table:table-cell>
          <table:table-cell office:value-type="float" office:value="12.5588235294118" table:style-name="ce80">
            <text:p><text:s/>13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Dec-2024</text:p>
          </table:table-cell>
          <table:table-cell office:value-type="string" table:style-name="ce36">
            <text:p>V5</text:p>
          </table:table-cell>
          <table:table-cell office:value-type="float" office:value="50" table:style-name="ce9">
            <text:p>50</text:p>
          </table:table-cell>
          <table:table-cell office:value-type="float" office:value="605" table:style-name="ce79">
            <text:p><text:s/>605<text:s/></text:p>
          </table:table-cell>
          <table:table-cell office:value-type="float" office:value="639" table:style-name="ce79">
            <text:p><text:s/>639<text:s/></text:p>
          </table:table-cell>
          <table:table-cell office:value-type="float" office:value="5153.05" table:style-name="ce9">
            <text:p>5,153</text:p>
          </table:table-cell>
          <table:table-cell office:value-type="float" office:value="3396.67" table:style-name="ce9">
            <text:p>3,397</text:p>
          </table:table-cell>
          <table:table-cell office:value-type="float" office:value="10692.9" table:style-name="ce9">
            <text:p>10,693</text:p>
          </table:table-cell>
          <table:table-cell office:value-type="percentage" office:value="0.68604617999999995" table:style-name="ce16">
            <text:p>68.6%</text:p>
          </table:table-cell>
          <table:table-cell office:value-type="percentage" office:value="0.08" table:style-name="ce16">
            <text:p>8.0%</text:p>
          </table:table-cell>
          <table:table-cell office:value-type="percentage" office:value="0.14000000000000001" table:style-name="ce16">
            <text:p>14.0%</text:p>
          </table:table-cell>
          <table:table-cell office:value-type="percentage" office:value="0.52" table:style-name="ce16">
            <text:p>52.0%</text:p>
          </table:table-cell>
          <table:table-cell office:value-type="float" office:value="10.84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Jan-2025</text:p>
          </table:table-cell>
          <table:table-cell office:value-type="string" table:style-name="ce39">
            <text:p>V6</text:p>
          </table:table-cell>
          <table:table-cell office:value-type="float" office:value="66" table:style-name="ce11">
            <text:p>66</text:p>
          </table:table-cell>
          <table:table-cell office:value-type="float" office:value="603.80327868852498" table:style-name="ce80">
            <text:p><text:s/>604<text:s/></text:p>
          </table:table-cell>
          <table:table-cell office:value-type="float" office:value="615" table:style-name="ce80">
            <text:p><text:s/>615<text:s/></text:p>
          </table:table-cell>
          <table:table-cell office:value-type="float" office:value="4039.06" table:style-name="ce11">
            <text:p>4,039</text:p>
          </table:table-cell>
          <table:table-cell office:value-type="float" office:value="3273.33" table:style-name="ce11">
            <text:p>3,273</text:p>
          </table:table-cell>
          <table:table-cell office:value-type="float" office:value="9839.2199999999993" table:style-name="ce11">
            <text:p>9,839</text:p>
          </table:table-cell>
          <table:table-cell office:value-type="percentage" office:value="0.613857081967213" table:style-name="ce15">
            <text:p>61.4%</text:p>
          </table:table-cell>
          <table:table-cell office:value-type="percentage" office:value="0.10606060606060599" table:style-name="ce15">
            <text:p>10.6%</text:p>
          </table:table-cell>
          <table:table-cell office:value-type="percentage" office:value="0.12121212121212099" table:style-name="ce15">
            <text:p>12.1%</text:p>
          </table:table-cell>
          <table:table-cell office:value-type="percentage" office:value="0.27272727272727298" table:style-name="ce15">
            <text:p>27.3%</text:p>
          </table:table-cell>
          <table:table-cell office:value-type="float" office:value="10.954545454545499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Feb-2025</text:p>
          </table:table-cell>
          <table:table-cell office:value-type="string" table:style-name="ce36">
            <text:p>V6</text:p>
          </table:table-cell>
          <table:table-cell office:value-type="float" office:value="49" table:style-name="ce9">
            <text:p>49</text:p>
          </table:table-cell>
          <table:table-cell office:value-type="float" office:value="656.48979591836701" table:style-name="ce79">
            <text:p><text:s/>656<text:s/></text:p>
          </table:table-cell>
          <table:table-cell office:value-type="float" office:value="668" table:style-name="ce79">
            <text:p><text:s/>668<text:s/></text:p>
          </table:table-cell>
          <table:table-cell office:value-type="float" office:value="4736.8999999999996" table:style-name="ce9">
            <text:p>4,737</text:p>
          </table:table-cell>
          <table:table-cell office:value-type="float" office:value="3507.2" table:style-name="ce9">
            <text:p>3,507</text:p>
          </table:table-cell>
          <table:table-cell office:value-type="float" office:value="9939.25" table:style-name="ce9">
            <text:p>9,939</text:p>
          </table:table-cell>
          <table:table-cell office:value-type="percentage" office:value="0.53722469387755101" table:style-name="ce16">
            <text:p>53.7%</text:p>
          </table:table-cell>
          <table:table-cell office:value-type="percentage" office:value="0.14285714285714299" table:style-name="ce16">
            <text:p>14.3%</text:p>
          </table:table-cell>
          <table:table-cell office:value-type="percentage" office:value="0.16326530612244899" table:style-name="ce16">
            <text:p>16.3%</text:p>
          </table:table-cell>
          <table:table-cell office:value-type="percentage" office:value="0.26530612244898" table:style-name="ce16">
            <text:p>26.5%</text:p>
          </table:table-cell>
          <table:table-cell office:value-type="float" office:value="10.8571428571429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Mar-2025</text:p>
          </table:table-cell>
          <table:table-cell office:value-type="string" table:style-name="ce39">
            <text:p>V6</text:p>
          </table:table-cell>
          <table:table-cell office:value-type="float" office:value="47" table:style-name="ce11">
            <text:p>47</text:p>
          </table:table-cell>
          <table:table-cell office:value-type="float" office:value="633.64444444444405" table:style-name="ce80">
            <text:p><text:s/>634<text:s/></text:p>
          </table:table-cell>
          <table:table-cell office:value-type="float" office:value="661" table:style-name="ce80">
            <text:p><text:s/>661<text:s/></text:p>
          </table:table-cell>
          <table:table-cell office:value-type="float" office:value="4206.71" table:style-name="ce11">
            <text:p>4,207</text:p>
          </table:table-cell>
          <table:table-cell office:value-type="float" office:value="2933.33" table:style-name="ce11">
            <text:p>2,933</text:p>
          </table:table-cell>
          <table:table-cell office:value-type="float" office:value="8534.6299999999992" table:style-name="ce11">
            <text:p>8,535</text:p>
          </table:table-cell>
          <table:table-cell office:value-type="percentage" office:value="0.56007742553191497" table:style-name="ce15">
            <text:p>56.0%</text:p>
          </table:table-cell>
          <table:table-cell office:value-type="percentage" office:value="0.12765957446808501" table:style-name="ce15">
            <text:p>12.8%</text:p>
          </table:table-cell>
          <table:table-cell office:value-type="percentage" office:value="0.21276595744680901" table:style-name="ce15">
            <text:p>21.3%</text:p>
          </table:table-cell>
          <table:table-cell office:value-type="percentage" office:value="0.25531914893617003" table:style-name="ce15">
            <text:p>25.5%</text:p>
          </table:table-cell>
          <table:table-cell office:value-type="float" office:value="10.9787234042553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Apr-2025</text:p>
          </table:table-cell>
          <table:table-cell office:value-type="string" table:style-name="ce36">
            <text:p>V7</text:p>
          </table:table-cell>
          <table:table-cell office:value-type="float" office:value="39" table:style-name="ce9">
            <text:p>39</text:p>
          </table:table-cell>
          <table:table-cell office:value-type="float" office:value="607.74358974358995" table:style-name="ce79">
            <text:p><text:s/>608<text:s/></text:p>
          </table:table-cell>
          <table:table-cell office:value-type="float" office:value="641" table:style-name="ce79">
            <text:p><text:s/>641<text:s/></text:p>
          </table:table-cell>
          <table:table-cell office:value-type="float" office:value="4876.66" table:style-name="ce9">
            <text:p>4,877</text:p>
          </table:table-cell>
          <table:table-cell office:value-type="float" office:value="3472.53" table:style-name="ce9">
            <text:p>3,473</text:p>
          </table:table-cell>
          <table:table-cell office:value-type="float" office:value="8956.92" table:style-name="ce9">
            <text:p>8,957</text:p>
          </table:table-cell>
          <table:table-cell office:value-type="percentage" office:value="0.56180191428571402" table:style-name="ce16">
            <text:p>56.2%</text:p>
          </table:table-cell>
          <table:table-cell office:value-type="percentage" office:value="0.102564102564103" table:style-name="ce16">
            <text:p>10.3%</text:p>
          </table:table-cell>
          <table:table-cell office:value-type="percentage" office:value="0.102564102564103" table:style-name="ce16">
            <text:p>10.3%</text:p>
          </table:table-cell>
          <table:table-cell office:value-type="percentage" office:value="0.33333333333333298" table:style-name="ce16">
            <text:p>33.3%</text:p>
          </table:table-cell>
          <table:table-cell office:value-type="float" office:value="11.128205128205099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May-2025</text:p>
          </table:table-cell>
          <table:table-cell office:value-type="string" table:style-name="ce39">
            <text:p>V7</text:p>
          </table:table-cell>
          <table:table-cell office:value-type="float" office:value="51" table:style-name="ce11">
            <text:p>51</text:p>
          </table:table-cell>
          <table:table-cell office:value-type="float" office:value="622.77083333333303" table:style-name="ce80">
            <text:p><text:s/>623<text:s/></text:p>
          </table:table-cell>
          <table:table-cell office:value-type="float" office:value="626" table:style-name="ce80">
            <text:p><text:s/>626<text:s/></text:p>
          </table:table-cell>
          <table:table-cell office:value-type="float" office:value="4728.87" table:style-name="ce11">
            <text:p>4,729</text:p>
          </table:table-cell>
          <table:table-cell office:value-type="float" office:value="3133.33" table:style-name="ce11">
            <text:p>3,133</text:p>
          </table:table-cell>
          <table:table-cell office:value-type="float" office:value="9348.2000000000007" table:style-name="ce11">
            <text:p>9,348</text:p>
          </table:table-cell>
          <table:table-cell office:value-type="percentage" office:value="0.54149360416666703" table:style-name="ce15">
            <text:p>54.1%</text:p>
          </table:table-cell>
          <table:table-cell office:value-type="percentage" office:value="3.9215686274509803E-2" table:style-name="ce15">
            <text:p>3.9%</text:p>
          </table:table-cell>
          <table:table-cell office:value-type="percentage" office:value="0.19607843137254899" table:style-name="ce15">
            <text:p>19.6%</text:p>
          </table:table-cell>
          <table:table-cell office:value-type="percentage" office:value="0.39215686274509798" table:style-name="ce15">
            <text:p>39.2%</text:p>
          </table:table-cell>
          <table:table-cell office:value-type="float" office:value="10.921568627451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Jun-2025</text:p>
          </table:table-cell>
          <table:table-cell office:value-type="string" table:style-name="ce36">
            <text:p>V7</text:p>
          </table:table-cell>
          <table:table-cell office:value-type="float" office:value="69" table:style-name="ce9">
            <text:p>69</text:p>
          </table:table-cell>
          <table:table-cell office:value-type="float" office:value="615.07462686567203" table:style-name="ce79">
            <text:p><text:s/>615<text:s/></text:p>
          </table:table-cell>
          <table:table-cell office:value-type="float" office:value="619" table:style-name="ce79">
            <text:p><text:s/>619<text:s/></text:p>
          </table:table-cell>
          <table:table-cell office:value-type="float" office:value="3740.83" table:style-name="ce9">
            <text:p>3,741</text:p>
          </table:table-cell>
          <table:table-cell office:value-type="float" office:value="3176.67" table:style-name="ce9">
            <text:p>3,177</text:p>
          </table:table-cell>
          <table:table-cell office:value-type="float" office:value="8543.0499999999993" table:style-name="ce9">
            <text:p>8,543</text:p>
          </table:table-cell>
          <table:table-cell office:value-type="percentage" office:value="0.50085551470588197" table:style-name="ce16">
            <text:p>50.1%</text:p>
          </table:table-cell>
          <table:table-cell office:value-type="percentage" office:value="0.14492753623188401" table:style-name="ce16">
            <text:p>14.5%</text:p>
          </table:table-cell>
          <table:table-cell office:value-type="percentage" office:value="0.13043478260869601" table:style-name="ce16">
            <text:p>13.0%</text:p>
          </table:table-cell>
          <table:table-cell office:value-type="percentage" office:value="0.36231884057970998" table:style-name="ce16">
            <text:p>36.2%</text:p>
          </table:table-cell>
          <table:table-cell office:value-type="float" office:value="11.4057971014493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Jul-2025</text:p>
          </table:table-cell>
          <table:table-cell office:value-type="string" table:style-name="ce39">
            <text:p>V8</text:p>
          </table:table-cell>
          <table:table-cell office:value-type="float" office:value="78" table:style-name="ce11">
            <text:p>78</text:p>
          </table:table-cell>
          <table:table-cell office:value-type="float" office:value="618.82051282051304" table:style-name="ce80">
            <text:p><text:s/>619<text:s/></text:p>
          </table:table-cell>
          <table:table-cell office:value-type="float" office:value="619" table:style-name="ce80">
            <text:p><text:s/>619<text:s/></text:p>
          </table:table-cell>
          <table:table-cell office:value-type="float" office:value="4555.38" table:style-name="ce11">
            <text:p>4,555</text:p>
          </table:table-cell>
          <table:table-cell office:value-type="float" office:value="2894.67" table:style-name="ce11">
            <text:p>2,895</text:p>
          </table:table-cell>
          <table:table-cell office:value-type="float" office:value="8841.4599999999991" table:style-name="ce11">
            <text:p>8,841</text:p>
          </table:table-cell>
          <table:table-cell office:value-type="percentage" office:value="0.47392494805194801" table:style-name="ce15">
            <text:p>47.4%</text:p>
          </table:table-cell>
          <table:table-cell office:value-type="percentage" office:value="0.141025641025641" table:style-name="ce15">
            <text:p>14.1%</text:p>
          </table:table-cell>
          <table:table-cell office:value-type="percentage" office:value="0.20512820512820501" table:style-name="ce15">
            <text:p>20.5%</text:p>
          </table:table-cell>
          <table:table-cell office:value-type="percentage" office:value="0.43589743589743601" table:style-name="ce15">
            <text:p>43.6%</text:p>
          </table:table-cell>
          <table:table-cell office:value-type="float" office:value="11.628205128205099" table:style-name="ce80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Aug-2025</text:p>
          </table:table-cell>
          <table:table-cell office:value-type="string" table:style-name="ce36">
            <text:p>V8</text:p>
          </table:table-cell>
          <table:table-cell office:value-type="float" office:value="147" table:style-name="ce9">
            <text:p>147</text:p>
          </table:table-cell>
          <table:table-cell office:value-type="float" office:value="617.23943661971805" table:style-name="ce79">
            <text:p><text:s/>617<text:s/></text:p>
          </table:table-cell>
          <table:table-cell office:value-type="float" office:value="620.5" table:style-name="ce79">
            <text:p><text:s/>621<text:s/></text:p>
          </table:table-cell>
          <table:table-cell office:value-type="float" office:value="4316.7" table:style-name="ce9">
            <text:p>4,317</text:p>
          </table:table-cell>
          <table:table-cell office:value-type="float" office:value="3226.67" table:style-name="ce9">
            <text:p>3,227</text:p>
          </table:table-cell>
          <table:table-cell office:value-type="float" office:value="9512.24" table:style-name="ce9">
            <text:p>9,512</text:p>
          </table:table-cell>
          <table:table-cell office:value-type="percentage" office:value="0.43757745138888898" table:style-name="ce16">
            <text:p>43.8%</text:p>
          </table:table-cell>
          <table:table-cell office:value-type="percentage" office:value="0.17006802721088399" table:style-name="ce16">
            <text:p>17.0%</text:p>
          </table:table-cell>
          <table:table-cell office:value-type="percentage" office:value="0.13605442176870799" table:style-name="ce16">
            <text:p>13.6%</text:p>
          </table:table-cell>
          <table:table-cell office:value-type="percentage" office:value="0.40136054421768702" table:style-name="ce16">
            <text:p>40.1%</text:p>
          </table:table-cell>
          <table:table-cell office:value-type="float" office:value="11.2108843537415" table:style-name="ce79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Sep-2025</text:p>
          </table:table-cell>
          <table:table-cell office:value-type="string" table:style-name="ce39">
            <text:p>V8</text:p>
          </table:table-cell>
          <table:table-cell office:value-type="float" office:value="121" table:style-name="ce11">
            <text:p>121</text:p>
          </table:table-cell>
          <table:table-cell office:value-type="float" office:value="607.98333333333301" table:style-name="ce80">
            <text:p><text:s/>608<text:s/></text:p>
          </table:table-cell>
          <table:table-cell office:value-type="float" office:value="619.5" table:style-name="ce80">
            <text:p><text:s/>620<text:s/></text:p>
          </table:table-cell>
          <table:table-cell office:value-type="float" office:value="4025.46" table:style-name="ce11">
            <text:p>4,025</text:p>
          </table:table-cell>
          <table:table-cell office:value-type="float" office:value="3057.77" table:style-name="ce11">
            <text:p>3,058</text:p>
          </table:table-cell>
          <table:table-cell office:value-type="float" office:value="8827.65" table:style-name="ce11">
            <text:p>8,828</text:p>
          </table:table-cell>
          <table:table-cell office:value-type="percentage" office:value="0.455196041666667" table:style-name="ce15">
            <text:p>45.5%</text:p>
          </table:table-cell>
          <table:table-cell office:value-type="percentage" office:value="8.2644628099173598E-2" table:style-name="ce15">
            <text:p>8.3%</text:p>
          </table:table-cell>
          <table:table-cell office:value-type="percentage" office:value="0.19834710743801701" table:style-name="ce15">
            <text:p>19.8%</text:p>
          </table:table-cell>
          <table:table-cell office:value-type="percentage" office:value="0.35537190082644599" table:style-name="ce15">
            <text:p>35.5%</text:p>
          </table:table-cell>
          <table:table-cell office:value-type="float" office:value="11.5702479338843" table:style-name="ce80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Oct-2025</text:p>
          </table:table-cell>
          <table:table-cell office:value-type="string" table:style-name="ce36">
            <text:p>V9</text:p>
          </table:table-cell>
          <table:table-cell office:value-type="float" office:value="64" table:style-name="ce9">
            <text:p>64</text:p>
          </table:table-cell>
          <table:table-cell office:value-type="float" office:value="591.84126984126999" table:style-name="ce79">
            <text:p><text:s/>592<text:s/></text:p>
          </table:table-cell>
          <table:table-cell office:value-type="float" office:value="612" table:style-name="ce79">
            <text:p><text:s/>612<text:s/></text:p>
          </table:table-cell>
          <table:table-cell office:value-type="float" office:value="3775.5" table:style-name="ce9">
            <text:p>3,776</text:p>
          </table:table-cell>
          <table:table-cell office:value-type="float" office:value="2698.33" table:style-name="ce9">
            <text:p>2,698</text:p>
          </table:table-cell>
          <table:table-cell office:value-type="float" office:value="9570.7000000000007" table:style-name="ce9">
            <text:p>9,571</text:p>
          </table:table-cell>
          <table:table-cell office:value-type="percentage" office:value="0.41558169841269799" table:style-name="ce16">
            <text:p>41.6%</text:p>
          </table:table-cell>
          <table:table-cell office:value-type="percentage" office:value="0.15625" table:style-name="ce16">
            <text:p>15.6%</text:p>
          </table:table-cell>
          <table:table-cell office:value-type="percentage" office:value="0.140625" table:style-name="ce16">
            <text:p>14.1%</text:p>
          </table:table-cell>
          <table:table-cell office:value-type="percentage" office:value="0.3125" table:style-name="ce16">
            <text:p>31.3%</text:p>
          </table:table-cell>
          <table:table-cell office:value-type="float" office:value="11.625" table:style-name="ce79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Nov-2025</text:p>
          </table:table-cell>
          <table:table-cell office:value-type="string" table:style-name="ce39">
            <text:p>V9</text:p>
          </table:table-cell>
          <table:table-cell office:value-type="float" office:value="61" table:style-name="ce11">
            <text:p>61</text:p>
          </table:table-cell>
          <table:table-cell office:value-type="float" office:value="627.91803278688496" table:style-name="ce80">
            <text:p><text:s/>628<text:s/></text:p>
          </table:table-cell>
          <table:table-cell office:value-type="float" office:value="626" table:style-name="ce80">
            <text:p><text:s/>626<text:s/></text:p>
          </table:table-cell>
          <table:table-cell office:value-type="float" office:value="3092.14" table:style-name="ce11">
            <text:p>3,092</text:p>
          </table:table-cell>
          <table:table-cell office:value-type="float" office:value="2400" table:style-name="ce11">
            <text:p>2,400</text:p>
          </table:table-cell>
          <table:table-cell office:value-type="float" office:value="7861.42" table:style-name="ce11">
            <text:p>7,861</text:p>
          </table:table-cell>
          <table:table-cell office:value-type="percentage" office:value="0.44632732786885199" table:style-name="ce15">
            <text:p>44.6%</text:p>
          </table:table-cell>
          <table:table-cell office:value-type="percentage" office:value="6.5573770491803296E-2" table:style-name="ce15">
            <text:p>6.6%</text:p>
          </table:table-cell>
          <table:table-cell office:value-type="percentage" office:value="0.14754098360655701" table:style-name="ce15">
            <text:p>14.8%</text:p>
          </table:table-cell>
          <table:table-cell office:value-type="percentage" office:value="0.27868852459016402" table:style-name="ce15">
            <text:p>27.9%</text:p>
          </table:table-cell>
          <table:table-cell office:value-type="float" office:value="11.344262295082" table:style-name="ce80">
            <text:p><text:s/>11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Dec-2025</text:p>
          </table:table-cell>
          <table:table-cell office:value-type="string" table:style-name="ce36">
            <text:p>V9</text:p>
          </table:table-cell>
          <table:table-cell office:value-type="float" office:value="89" table:style-name="ce9">
            <text:p>89</text:p>
          </table:table-cell>
          <table:table-cell office:value-type="float" office:value="660.34831460674195" table:style-name="ce79">
            <text:p><text:s/>660<text:s/></text:p>
          </table:table-cell>
          <table:table-cell office:value-type="float" office:value="665" table:style-name="ce79">
            <text:p><text:s/>665<text:s/></text:p>
          </table:table-cell>
          <table:table-cell office:value-type="float" office:value="4749.26" table:style-name="ce9">
            <text:p>4,749</text:p>
          </table:table-cell>
          <table:table-cell office:value-type="float" office:value="4000" table:style-name="ce9">
            <text:p>4,000</text:p>
          </table:table-cell>
          <table:table-cell office:value-type="float" office:value="12536.97" table:style-name="ce9">
            <text:p>12,537</text:p>
          </table:table-cell>
          <table:table-cell office:value-type="percentage" office:value="0.57800388764044897" table:style-name="ce16">
            <text:p>57.8%</text:p>
          </table:table-cell>
          <table:table-cell office:value-type="percentage" office:value="7.8651685393258397E-2" table:style-name="ce16">
            <text:p>7.9%</text:p>
          </table:table-cell>
          <table:table-cell office:value-type="percentage" office:value="0.16853932584269701" table:style-name="ce16">
            <text:p>16.9%</text:p>
          </table:table-cell>
          <table:table-cell office:value-type="percentage" office:value="0.49438202247190999" table:style-name="ce16">
            <text:p>49.4%</text:p>
          </table:table-cell>
          <table:table-cell office:value-type="float" office:value="11.7977528089888" table:style-name="ce79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Jan-2026</text:p>
          </table:table-cell>
          <table:table-cell office:value-type="string" table:style-name="ce39">
            <text:p>V10</text:p>
          </table:table-cell>
          <table:table-cell office:value-type="float" office:value="114" table:style-name="ce11">
            <text:p>114</text:p>
          </table:table-cell>
          <table:table-cell office:value-type="float" office:value="646.85087719298303" table:style-name="ce80">
            <text:p><text:s/>647<text:s/></text:p>
          </table:table-cell>
          <table:table-cell office:value-type="float" office:value="651.5" table:style-name="ce80">
            <text:p><text:s/>652<text:s/></text:p>
          </table:table-cell>
          <table:table-cell office:value-type="float" office:value="4232.33" table:style-name="ce11">
            <text:p>4,232</text:p>
          </table:table-cell>
          <table:table-cell office:value-type="float" office:value="3687.55" table:style-name="ce11">
            <text:p>3,688</text:p>
          </table:table-cell>
          <table:table-cell office:value-type="float" office:value="10255.07" table:style-name="ce11">
            <text:p>10,255</text:p>
          </table:table-cell>
          <table:table-cell office:value-type="percentage" office:value="0.51275394736842095" table:style-name="ce15">
            <text:p>51.3%</text:p>
          </table:table-cell>
          <table:table-cell office:value-type="percentage" office:value="0.12280701754386" table:style-name="ce15">
            <text:p>12.3%</text:p>
          </table:table-cell>
          <table:table-cell office:value-type="percentage" office:value="0.157894736842105" table:style-name="ce15">
            <text:p>15.8%</text:p>
          </table:table-cell>
          <table:table-cell office:value-type="percentage" office:value="0.429824561403509" table:style-name="ce15">
            <text:p>43.0%</text:p>
          </table:table-cell>
          <table:table-cell office:value-type="float" office:value="11.789473684210501" table:style-name="ce80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8">
            <text:p>Feb-2026</text:p>
          </table:table-cell>
          <table:table-cell office:value-type="string" table:style-name="ce36">
            <text:p>V10</text:p>
          </table:table-cell>
          <table:table-cell office:value-type="float" office:value="87" table:style-name="ce9">
            <text:p>87</text:p>
          </table:table-cell>
          <table:table-cell office:value-type="float" office:value="666.65517241379303" table:style-name="ce79">
            <text:p><text:s/>667<text:s/></text:p>
          </table:table-cell>
          <table:table-cell office:value-type="float" office:value="678" table:style-name="ce79">
            <text:p><text:s/>678<text:s/></text:p>
          </table:table-cell>
          <table:table-cell office:value-type="float" office:value="4602.12" table:style-name="ce9">
            <text:p>4,602</text:p>
          </table:table-cell>
          <table:table-cell office:value-type="float" office:value="3293.33" table:style-name="ce9">
            <text:p>3,293</text:p>
          </table:table-cell>
          <table:table-cell office:value-type="float" office:value="10210.709999999999" table:style-name="ce9">
            <text:p>10,211</text:p>
          </table:table-cell>
          <table:table-cell office:value-type="percentage" office:value="0.45122210344827601" table:style-name="ce16">
            <text:p>45.1%</text:p>
          </table:table-cell>
          <table:table-cell office:value-type="percentage" office:value="0.10344827586206901" table:style-name="ce16">
            <text:p>10.3%</text:p>
          </table:table-cell>
          <table:table-cell office:value-type="percentage" office:value="0.14942528735632199" table:style-name="ce16">
            <text:p>14.9%</text:p>
          </table:table-cell>
          <table:table-cell office:value-type="percentage" office:value="0.36781609195402298" table:style-name="ce16">
            <text:p>36.8%</text:p>
          </table:table-cell>
          <table:table-cell office:value-type="float" office:value="11.6666666666667" table:style-name="ce79">
            <text:p><text:s/>12<text:s/></text:p>
          </table:table-cell>
          <table:table-cell table:style-name="ce86"/>
          <table:table-cell table:number-columns-repeated="16370"/>
        </table:table-row>
        <table:table-row table:style-name="ro2">
          <table:table-cell office:value-type="string" table:style-name="ce10">
            <text:p>Mar-2026</text:p>
          </table:table-cell>
          <table:table-cell office:value-type="string" table:style-name="ce39">
            <text:p>V10</text:p>
          </table:table-cell>
          <table:table-cell office:value-type="float" office:value="1" table:style-name="ce11">
            <text:p>1</text:p>
          </table:table-cell>
          <table:table-cell office:value-type="float" office:value="570" table:style-name="ce80">
            <text:p><text:s/>570<text:s/></text:p>
          </table:table-cell>
          <table:table-cell office:value-type="float" office:value="570" table:style-name="ce80">
            <text:p><text:s/>570<text:s/></text:p>
          </table:table-cell>
          <table:table-cell office:value-type="float" office:value="2666.67" table:style-name="ce11">
            <text:p>2,667</text:p>
          </table:table-cell>
          <table:table-cell office:value-type="float" office:value="2666.67" table:style-name="ce11">
            <text:p>2,667</text:p>
          </table:table-cell>
          <table:table-cell office:value-type="float" office:value="3200" table:style-name="ce11">
            <text:p>3,200</text:p>
          </table:table-cell>
          <table:table-cell office:value-type="percentage" office:value="0.51526000000000005" table:style-name="ce15">
            <text:p>51.5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percentage" office:value="0" table:style-name="ce40">
            <text:p>0.00%</text:p>
          </table:table-cell>
          <table:table-cell office:value-type="float" office:value="12" table:style-name="ce80">
            <text:p><text:s/>12<text:s/></text:p>
          </table:table-cell>
          <table:table-cell table:style-name="ce86"/>
          <table:table-cell table:number-columns-repeated="16370"/>
        </table:table-row>
        <table:table-row table:number-rows-repeated="12" table:style-name="ro5">
          <table:table-cell table:number-columns-repeated="13" table:style-name="ce31"/>
          <table:table-cell table:number-columns-repeated="16371" table:style-name="ce1"/>
        </table:table-row>
        <table:table-row table:number-rows-repeated="952" table:style-name="ro5">
          <table:table-cell table:number-columns-repeated="13" table:style-name="ce31"/>
          <table:table-cell table:number-columns-repeated="16371"/>
        </table:table-row>
        <table:table-row table:number-rows-repeated="1047576" table:style-name="ro2">
          <table:table-cell table:number-columns-repeated="16384"/>
        </table:table-row>
      </table:table>
      <table:table table:name="Collections_by_Month" table:style-name="ta1">
        <table:table-column table:style-name="co2" table:default-cell-style-name="ce1"/>
        <table:table-column table:style-name="co14" table:number-columns-repeated="14" table:default-cell-style-name="ce1"/>
        <table:table-column table:style-name="co1" table:number-columns-repeated="12" table:default-cell-style-name="ce1"/>
        <table:table-column table:style-name="co3" table:number-columns-repeated="998" table:default-cell-style-name="ce1"/>
        <table:table-column table:style-name="co1" table:number-columns-repeated="15359" table:default-cell-style-name="ce1"/>
        <table:table-row table:style-name="ro1">
          <table:table-cell office:value-type="string" table:style-name="ce2">
            <text:p>Collections Waterfall by Payment Month</text:p>
          </table:table-cell>
          <table:table-cell table:number-columns-repeated="14" table:style-name="ce2"/>
          <table:table-cell table:number-columns-repeated="16369"/>
        </table:table-row>
        <table:table-row table:style-name="ro2">
          <table:table-cell table:number-columns-repeated="15" table:style-name="ce59"/>
          <table:table-cell table:number-columns-repeated="16369"/>
        </table:table-row>
        <table:table-row table:style-name="ro4">
          <table:table-cell office:value-type="string" table:style-name="ce7">
            <text:p>Month</text:p>
          </table:table-cell>
          <table:table-cell office:value-type="string" table:style-name="ce7">
            <text:p>Total Due</text:p>
          </table:table-cell>
          <table:table-cell office:value-type="string" table:style-name="ce7">
            <text:p>Total Paid</text:p>
          </table:table-cell>
          <table:table-cell table:style-name="ce7"/>
          <table:table-cell office:value-type="string" table:style-name="ce7">
            <text:p>Coll %</text:p>
          </table:table-cell>
          <table:table-cell office:value-type="string" table:style-name="ce7">
            <text:p>Early Payment</text:p>
          </table:table-cell>
          <table:table-cell office:value-type="string" table:style-name="ce7">
            <text:p>0-15 Days</text:p>
          </table:table-cell>
          <table:table-cell office:value-type="string" table:style-name="ce7">
            <text:p>15-30 Days</text:p>
          </table:table-cell>
          <table:table-cell office:value-type="string" table:style-name="ce7">
            <text:p>30-45 Days</text:p>
          </table:table-cell>
          <table:table-cell office:value-type="string" table:style-name="ce7">
            <text:p>45-60 Days</text:p>
          </table:table-cell>
          <table:table-cell office:value-type="string" table:style-name="ce7">
            <text:p>60-90 Days</text:p>
          </table:table-cell>
          <table:table-cell office:value-type="string" table:style-name="ce7">
            <text:p>90-120 Days</text:p>
          </table:table-cell>
          <table:table-cell office:value-type="string" table:style-name="ce7">
            <text:p>120-150 Days</text:p>
          </table:table-cell>
          <table:table-cell office:value-type="string" table:style-name="ce7">
            <text:p>150-180 Days</text:p>
          </table:table-cell>
          <table:table-cell office:value-type="string" table:style-name="ce7">
            <text:p>180+ Days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3</text:p>
          </table:table-cell>
          <table:table-cell office:value-type="float" office:value="4463.47" table:style-name="ce9">
            <text:p>4,463</text:p>
          </table:table-cell>
          <table:table-cell office:value-type="float" office:value="4463.47" table:style-name="ce9">
            <text:p>4,463</text:p>
          </table:table-cell>
          <table:table-cell office:value-type="float" office:value="0" table:formula="of:=[.B4]-[.C4]" table:style-name="ce9">
            <text:p>0</text:p>
          </table:table-cell>
          <table:table-cell office:value-type="percentage" office:value="1" table:style-name="ce37">
            <text:p>100.00%</text:p>
          </table:table-cell>
          <table:table-cell office:value-type="float" office:value="605.07000000000005" table:style-name="ce9">
            <text:p>605</text:p>
          </table:table-cell>
          <table:table-cell office:value-type="float" office:value="0" table:style-name="ce9">
            <text:p>0</text:p>
          </table:table-cell>
          <table:table-cell office:value-type="float" office:value="6522" table:style-name="ce9">
            <text:p>6,5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47" table:style-name="ce9">
            <text:p>7,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3</text:p>
          </table:table-cell>
          <table:table-cell office:value-type="float" office:value="2344.27" table:style-name="ce11">
            <text:p>2,344</text:p>
          </table:table-cell>
          <table:table-cell office:value-type="float" office:value="2344.27" table:style-name="ce11">
            <text:p>2,344</text:p>
          </table:table-cell>
          <table:table-cell office:value-type="float" office:value="0" table:formula="of:=[.B5]-[.C5]" table:style-name="ce9">
            <text:p>0</text:p>
          </table:table-cell>
          <table:table-cell office:value-type="percentage" office:value="1" table:style-name="ce40">
            <text:p>100.00%</text:p>
          </table:table-cell>
          <table:table-cell office:value-type="float" office:value="1609.6" table:style-name="ce11">
            <text:p>1,610</text:p>
          </table:table-cell>
          <table:table-cell office:value-type="float" office:value="2755" table:style-name="ce11">
            <text:p>2,75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3</text:p>
          </table:table-cell>
          <table:table-cell office:value-type="float" office:value="11087.73" table:style-name="ce9">
            <text:p>11,088</text:p>
          </table:table-cell>
          <table:table-cell office:value-type="float" office:value="11087.73" table:style-name="ce9">
            <text:p>11,088</text:p>
          </table:table-cell>
          <table:table-cell office:value-type="float" office:value="0" table:formula="of:=[.B6]-[.C6]" table:style-name="ce9">
            <text:p>0</text:p>
          </table:table-cell>
          <table:table-cell office:value-type="percentage" office:value="1" table:style-name="ce37">
            <text:p>100.00%</text:p>
          </table:table-cell>
          <table:table-cell office:value-type="float" office:value="4284" table:style-name="ce9">
            <text:p>4,284</text:p>
          </table:table-cell>
          <table:table-cell office:value-type="float" office:value="15839" table:style-name="ce9">
            <text:p>15,8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75" table:style-name="ce9">
            <text:p>9,6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3</text:p>
          </table:table-cell>
          <table:table-cell office:value-type="float" office:value="21310.93" table:style-name="ce11">
            <text:p>21,311</text:p>
          </table:table-cell>
          <table:table-cell office:value-type="float" office:value="21310.93" table:style-name="ce11">
            <text:p>21,311</text:p>
          </table:table-cell>
          <table:table-cell office:value-type="float" office:value="0" table:formula="of:=[.B7]-[.C7]" table:style-name="ce9">
            <text:p>0</text:p>
          </table:table-cell>
          <table:table-cell office:value-type="percentage" office:value="1" table:style-name="ce40">
            <text:p>100.00%</text:p>
          </table:table-cell>
          <table:table-cell office:value-type="float" office:value="6308.53" table:style-name="ce11">
            <text:p>6,309</text:p>
          </table:table-cell>
          <table:table-cell office:value-type="float" office:value="25281" table:style-name="ce11">
            <text:p>25,281</text:p>
          </table:table-cell>
          <table:table-cell office:value-type="float" office:value="13445" table:style-name="ce11">
            <text:p>13,445</text:p>
          </table:table-cell>
          <table:table-cell office:value-type="float" office:value="7858" table:style-name="ce11">
            <text:p>7,85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675" table:style-name="ce11">
            <text:p>9,675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3</text:p>
          </table:table-cell>
          <table:table-cell office:value-type="float" office:value="29200.53" table:style-name="ce9">
            <text:p>29,201</text:p>
          </table:table-cell>
          <table:table-cell office:value-type="float" office:value="29200.53" table:style-name="ce9">
            <text:p>29,201</text:p>
          </table:table-cell>
          <table:table-cell office:value-type="float" office:value="0" table:formula="of:=[.B8]-[.C8]" table:style-name="ce9">
            <text:p>0</text:p>
          </table:table-cell>
          <table:table-cell office:value-type="percentage" office:value="1" table:style-name="ce37">
            <text:p>100.00%</text:p>
          </table:table-cell>
          <table:table-cell office:value-type="float" office:value="5202.93" table:style-name="ce9">
            <text:p>5,203</text:p>
          </table:table-cell>
          <table:table-cell office:value-type="float" office:value="49483" table:style-name="ce9">
            <text:p>49,483</text:p>
          </table:table-cell>
          <table:table-cell office:value-type="float" office:value="16948" table:style-name="ce9">
            <text:p>16,948</text:p>
          </table:table-cell>
          <table:table-cell office:value-type="float" office:value="2584" table:style-name="ce9">
            <text:p>2,584</text:p>
          </table:table-cell>
          <table:table-cell office:value-type="float" office:value="6781" table:style-name="ce9">
            <text:p>6,7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195" table:style-name="ce9">
            <text:p>14,195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3</text:p>
          </table:table-cell>
          <table:table-cell office:value-type="float" office:value="42970.67" table:style-name="ce11">
            <text:p>42,971</text:p>
          </table:table-cell>
          <table:table-cell office:value-type="float" office:value="42970.67" table:style-name="ce11">
            <text:p>42,971</text:p>
          </table:table-cell>
          <table:table-cell office:value-type="float" office:value="0" table:formula="of:=[.B9]-[.C9]" table:style-name="ce9">
            <text:p>0</text:p>
          </table:table-cell>
          <table:table-cell office:value-type="percentage" office:value="1" table:style-name="ce40">
            <text:p>100.00%</text:p>
          </table:table-cell>
          <table:table-cell office:value-type="float" office:value="3689.07" table:style-name="ce11">
            <text:p>3,689</text:p>
          </table:table-cell>
          <table:table-cell office:value-type="float" office:value="79799" table:style-name="ce11">
            <text:p>79,799</text:p>
          </table:table-cell>
          <table:table-cell office:value-type="float" office:value="30302" table:style-name="ce11">
            <text:p>30,302</text:p>
          </table:table-cell>
          <table:table-cell office:value-type="float" office:value="3415" table:style-name="ce11">
            <text:p>3,415</text:p>
          </table:table-cell>
          <table:table-cell office:value-type="float" office:value="11428" table:style-name="ce11">
            <text:p>11,428</text:p>
          </table:table-cell>
          <table:table-cell office:value-type="float" office:value="1917" table:style-name="ce11">
            <text:p>1,9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445" table:style-name="ce11">
            <text:p>20,445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4</text:p>
          </table:table-cell>
          <table:table-cell office:value-type="float" office:value="65831.47" table:style-name="ce9">
            <text:p>65,831</text:p>
          </table:table-cell>
          <table:table-cell office:value-type="float" office:value="64712" table:style-name="ce9">
            <text:p>64,712</text:p>
          </table:table-cell>
          <table:table-cell office:value-type="float" office:value="1119.4700000000012" table:formula="of:=[.B10]-[.C10]" table:style-name="ce9">
            <text:p>1,119</text:p>
          </table:table-cell>
          <table:table-cell office:value-type="percentage" office:value="0.98299999999999998" table:style-name="ce16">
            <text:p>98.3%</text:p>
          </table:table-cell>
          <table:table-cell office:value-type="float" office:value="7082.4" table:style-name="ce9">
            <text:p>7,082</text:p>
          </table:table-cell>
          <table:table-cell office:value-type="float" office:value="90651" table:style-name="ce9">
            <text:p>90,651</text:p>
          </table:table-cell>
          <table:table-cell office:value-type="float" office:value="84332" table:style-name="ce9">
            <text:p>84,332</text:p>
          </table:table-cell>
          <table:table-cell office:value-type="float" office:value="10453" table:style-name="ce9">
            <text:p>10,453</text:p>
          </table:table-cell>
          <table:table-cell office:value-type="float" office:value="3943" table:style-name="ce9">
            <text:p>3,943</text:p>
          </table:table-cell>
          <table:table-cell office:value-type="float" office:value="6287" table:style-name="ce9">
            <text:p>6,2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45" table:style-name="ce9">
            <text:p>20,445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Feb-2024</text:p>
          </table:table-cell>
          <table:table-cell office:value-type="float" office:value="70045.33" table:style-name="ce11">
            <text:p>70,045</text:p>
          </table:table-cell>
          <table:table-cell office:value-type="float" office:value="67264.800000000003" table:style-name="ce11">
            <text:p>67,265</text:p>
          </table:table-cell>
          <table:table-cell office:value-type="float" office:value="2780.5299999999988" table:formula="of:=[.B11]-[.C11]" table:style-name="ce9">
            <text:p>2,781</text:p>
          </table:table-cell>
          <table:table-cell office:value-type="percentage" office:value="0.96030000000000004" table:style-name="ce15">
            <text:p>96.0%</text:p>
          </table:table-cell>
          <table:table-cell office:value-type="float" office:value="10014.129999999999" table:style-name="ce11">
            <text:p>10,014</text:p>
          </table:table-cell>
          <table:table-cell office:value-type="float" office:value="108708" table:style-name="ce11">
            <text:p>108,708</text:p>
          </table:table-cell>
          <table:table-cell office:value-type="float" office:value="36946" table:style-name="ce11">
            <text:p>36,946</text:p>
          </table:table-cell>
          <table:table-cell office:value-type="float" office:value="30322" table:style-name="ce11">
            <text:p>30,322</text:p>
          </table:table-cell>
          <table:table-cell office:value-type="float" office:value="7735" table:style-name="ce11">
            <text:p>7,735</text:p>
          </table:table-cell>
          <table:table-cell office:value-type="float" office:value="3846" table:style-name="ce11">
            <text:p>3,84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064" table:style-name="ce11">
            <text:p>11,064</text:p>
          </table:table-cell>
          <table:table-cell office:value-type="float" office:value="16069" table:style-name="ce11">
            <text:p>16,069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r-2024</text:p>
          </table:table-cell>
          <table:table-cell office:value-type="float" office:value="93142.67" table:style-name="ce9">
            <text:p>93,143</text:p>
          </table:table-cell>
          <table:table-cell office:value-type="float" office:value="89912.8" table:style-name="ce9">
            <text:p>89,913</text:p>
          </table:table-cell>
          <table:table-cell office:value-type="float" office:value="3229.8699999999953" table:formula="of:=[.B12]-[.C12]" table:style-name="ce9">
            <text:p>3,230</text:p>
          </table:table-cell>
          <table:table-cell office:value-type="percentage" office:value="0.96530000000000005" table:style-name="ce16">
            <text:p>96.5%</text:p>
          </table:table-cell>
          <table:table-cell office:value-type="float" office:value="2245.0700000000002" table:style-name="ce9">
            <text:p>2,245</text:p>
          </table:table-cell>
          <table:table-cell office:value-type="float" office:value="182535" table:style-name="ce9">
            <text:p>182,535</text:p>
          </table:table-cell>
          <table:table-cell office:value-type="float" office:value="74439" table:style-name="ce9">
            <text:p>74,439</text:p>
          </table:table-cell>
          <table:table-cell office:value-type="float" office:value="20608" table:style-name="ce9">
            <text:p>20,608</text:p>
          </table:table-cell>
          <table:table-cell office:value-type="float" office:value="14310" table:style-name="ce9">
            <text:p>14,310</text:p>
          </table:table-cell>
          <table:table-cell office:value-type="float" office:value="5702" table:style-name="ce9">
            <text:p>5,702</text:p>
          </table:table-cell>
          <table:table-cell office:value-type="float" office:value="0" table:style-name="ce9">
            <text:p>0</text:p>
          </table:table-cell>
          <table:table-cell office:value-type="float" office:value="5028" table:style-name="ce9">
            <text:p>5,028</text:p>
          </table:table-cell>
          <table:table-cell office:value-type="float" office:value="8146" table:style-name="ce9">
            <text:p>8,146</text:p>
          </table:table-cell>
          <table:table-cell office:value-type="float" office:value="17986" table:style-name="ce9">
            <text:p>17,986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pr-2024</text:p>
          </table:table-cell>
          <table:table-cell office:value-type="float" office:value="100137.87" table:style-name="ce11">
            <text:p>100,138</text:p>
          </table:table-cell>
          <table:table-cell office:value-type="float" office:value="96342.93" table:style-name="ce11">
            <text:p>96,343</text:p>
          </table:table-cell>
          <table:table-cell office:value-type="float" office:value="3794.9400000000023" table:formula="of:=[.B13]-[.C13]" table:style-name="ce9">
            <text:p>3,795</text:p>
          </table:table-cell>
          <table:table-cell office:value-type="percentage" office:value="0.96209999999999996" table:style-name="ce15">
            <text:p>96.2%</text:p>
          </table:table-cell>
          <table:table-cell office:value-type="float" office:value="5597.07" table:style-name="ce11">
            <text:p>5,597</text:p>
          </table:table-cell>
          <table:table-cell office:value-type="float" office:value="166737" table:style-name="ce11">
            <text:p>166,737</text:p>
          </table:table-cell>
          <table:table-cell office:value-type="float" office:value="99318" table:style-name="ce11">
            <text:p>99,318</text:p>
          </table:table-cell>
          <table:table-cell office:value-type="float" office:value="25584" table:style-name="ce11">
            <text:p>25,584</text:p>
          </table:table-cell>
          <table:table-cell office:value-type="float" office:value="15911" table:style-name="ce11">
            <text:p>15,911</text:p>
          </table:table-cell>
          <table:table-cell office:value-type="float" office:value="0" table:style-name="ce11">
            <text:p>0</text:p>
          </table:table-cell>
          <table:table-cell office:value-type="float" office:value="2913" table:style-name="ce11">
            <text:p>2,913</text:p>
          </table:table-cell>
          <table:table-cell office:value-type="float" office:value="8146" table:style-name="ce11">
            <text:p>8,146</text:p>
          </table:table-cell>
          <table:table-cell office:value-type="float" office:value="0" table:style-name="ce11">
            <text:p>0</text:p>
          </table:table-cell>
          <table:table-cell office:value-type="float" office:value="21688" table:style-name="ce11">
            <text:p>21,688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y-2024</text:p>
          </table:table-cell>
          <table:table-cell office:value-type="float" office:value="105562.67" table:style-name="ce9">
            <text:p>105,563</text:p>
          </table:table-cell>
          <table:table-cell office:value-type="float" office:value="97878.399999999994" table:style-name="ce9">
            <text:p>97,878</text:p>
          </table:table-cell>
          <table:table-cell office:value-type="float" office:value="7684.2700000000041" table:formula="of:=[.B14]-[.C14]" table:style-name="ce9">
            <text:p>7,684</text:p>
          </table:table-cell>
          <table:table-cell office:value-type="percentage" office:value="0.92720000000000002" table:style-name="ce16">
            <text:p>92.7%</text:p>
          </table:table-cell>
          <table:table-cell office:value-type="float" office:value="7326.4" table:style-name="ce9">
            <text:p>7,326</text:p>
          </table:table-cell>
          <table:table-cell office:value-type="float" office:value="182626" table:style-name="ce9">
            <text:p>182,626</text:p>
          </table:table-cell>
          <table:table-cell office:value-type="float" office:value="76781" table:style-name="ce9">
            <text:p>76,781</text:p>
          </table:table-cell>
          <table:table-cell office:value-type="float" office:value="34510" table:style-name="ce9">
            <text:p>34,510</text:p>
          </table:table-cell>
          <table:table-cell office:value-type="float" office:value="9667" table:style-name="ce9">
            <text:p>9,667</text:p>
          </table:table-cell>
          <table:table-cell office:value-type="float" office:value="19798" table:style-name="ce9">
            <text:p>19,798</text:p>
          </table:table-cell>
          <table:table-cell office:value-type="float" office:value="8146" table:style-name="ce9">
            <text:p>8,1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42" table:style-name="ce9">
            <text:p>8,042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Jun-2024</text:p>
          </table:table-cell>
          <table:table-cell office:value-type="float" office:value="115998.67" table:style-name="ce11">
            <text:p>115,999</text:p>
          </table:table-cell>
          <table:table-cell office:value-type="float" office:value="107841.87" table:style-name="ce11">
            <text:p>107,842</text:p>
          </table:table-cell>
          <table:table-cell office:value-type="float" office:value="8156.8000000000029" table:formula="of:=[.B15]-[.C15]" table:style-name="ce9">
            <text:p>8,157</text:p>
          </table:table-cell>
          <table:table-cell office:value-type="percentage" office:value="0.92969999999999997" table:style-name="ce15">
            <text:p>93.0%</text:p>
          </table:table-cell>
          <table:table-cell office:value-type="float" office:value="8879.2000000000007" table:style-name="ce11">
            <text:p>8,879</text:p>
          </table:table-cell>
          <table:table-cell office:value-type="float" office:value="203544" table:style-name="ce11">
            <text:p>203,544</text:p>
          </table:table-cell>
          <table:table-cell office:value-type="float" office:value="92228" table:style-name="ce11">
            <text:p>92,228</text:p>
          </table:table-cell>
          <table:table-cell office:value-type="float" office:value="32096" table:style-name="ce11">
            <text:p>32,096</text:p>
          </table:table-cell>
          <table:table-cell office:value-type="float" office:value="9686" table:style-name="ce11">
            <text:p>9,686</text:p>
          </table:table-cell>
          <table:table-cell office:value-type="float" office:value="24728" table:style-name="ce11">
            <text:p>24,7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828" table:style-name="ce11">
            <text:p>8,828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4</text:p>
          </table:table-cell>
          <table:table-cell office:value-type="float" office:value="143548" table:style-name="ce9">
            <text:p>143,548</text:p>
          </table:table-cell>
          <table:table-cell office:value-type="float" office:value="136125.87" table:style-name="ce9">
            <text:p>136,126</text:p>
          </table:table-cell>
          <table:table-cell office:value-type="float" office:value="7422.1300000000047" table:formula="of:=[.B16]-[.C16]" table:style-name="ce9">
            <text:p>7,422</text:p>
          </table:table-cell>
          <table:table-cell office:value-type="percentage" office:value="0.94830000000000003" table:style-name="ce16">
            <text:p>94.8%</text:p>
          </table:table-cell>
          <table:table-cell office:value-type="float" office:value="3575.2" table:style-name="ce9">
            <text:p>3,575</text:p>
          </table:table-cell>
          <table:table-cell office:value-type="float" office:value="288204" table:style-name="ce9">
            <text:p>288,204</text:p>
          </table:table-cell>
          <table:table-cell office:value-type="float" office:value="108112" table:style-name="ce9">
            <text:p>108,112</text:p>
          </table:table-cell>
          <table:table-cell office:value-type="float" office:value="31456" table:style-name="ce9">
            <text:p>31,456</text:p>
          </table:table-cell>
          <table:table-cell office:value-type="float" office:value="19680" table:style-name="ce9">
            <text:p>19,680</text:p>
          </table:table-cell>
          <table:table-cell office:value-type="float" office:value="20440" table:style-name="ce9">
            <text:p>20,440</text:p>
          </table:table-cell>
          <table:table-cell office:value-type="float" office:value="2030" table:style-name="ce9">
            <text:p>2,030</text:p>
          </table:table-cell>
          <table:table-cell office:value-type="float" office:value="3883" table:style-name="ce9">
            <text:p>3,883</text:p>
          </table:table-cell>
          <table:table-cell office:value-type="float" office:value="3367" table:style-name="ce9">
            <text:p>3,367</text:p>
          </table:table-cell>
          <table:table-cell office:value-type="float" office:value="19893" table:style-name="ce9">
            <text:p>19,893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4</text:p>
          </table:table-cell>
          <table:table-cell office:value-type="float" office:value="165183.20000000001" table:style-name="ce11">
            <text:p>165,183</text:p>
          </table:table-cell>
          <table:table-cell office:value-type="float" office:value="157761.07" table:style-name="ce11">
            <text:p>157,761</text:p>
          </table:table-cell>
          <table:table-cell office:value-type="float" office:value="7422.1300000000047" table:formula="of:=[.B17]-[.C17]" table:style-name="ce9">
            <text:p>7,422</text:p>
          </table:table-cell>
          <table:table-cell office:value-type="percentage" office:value="0.95509999999999995" table:style-name="ce15">
            <text:p>95.5%</text:p>
          </table:table-cell>
          <table:table-cell office:value-type="float" office:value="13653.33" table:style-name="ce11">
            <text:p>13,653</text:p>
          </table:table-cell>
          <table:table-cell office:value-type="float" office:value="282569" table:style-name="ce11">
            <text:p>282,569</text:p>
          </table:table-cell>
          <table:table-cell office:value-type="float" office:value="117124" table:style-name="ce11">
            <text:p>117,124</text:p>
          </table:table-cell>
          <table:table-cell office:value-type="float" office:value="88485" table:style-name="ce11">
            <text:p>88,485</text:p>
          </table:table-cell>
          <table:table-cell office:value-type="float" office:value="9359" table:style-name="ce11">
            <text:p>9,359</text:p>
          </table:table-cell>
          <table:table-cell office:value-type="float" office:value="17841" table:style-name="ce11">
            <text:p>17,841</text:p>
          </table:table-cell>
          <table:table-cell office:value-type="float" office:value="3883" table:style-name="ce11">
            <text:p>3,88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143" table:style-name="ce11">
            <text:p>21,143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4</text:p>
          </table:table-cell>
          <table:table-cell office:value-type="float" office:value="174344.53" table:style-name="ce9">
            <text:p>174,345</text:p>
          </table:table-cell>
          <table:table-cell office:value-type="float" office:value="167262.93" table:style-name="ce9">
            <text:p>167,263</text:p>
          </table:table-cell>
          <table:table-cell office:value-type="float" office:value="7081.6000000000058" table:formula="of:=[.B18]-[.C18]" table:style-name="ce9">
            <text:p>7,082</text:p>
          </table:table-cell>
          <table:table-cell office:value-type="percentage" office:value="0.95940000000000003" table:style-name="ce16">
            <text:p>95.9%</text:p>
          </table:table-cell>
          <table:table-cell office:value-type="float" office:value="16307.73" table:style-name="ce9">
            <text:p>16,308</text:p>
          </table:table-cell>
          <table:table-cell office:value-type="float" office:value="302609" table:style-name="ce9">
            <text:p>302,609</text:p>
          </table:table-cell>
          <table:table-cell office:value-type="float" office:value="138451" table:style-name="ce9">
            <text:p>138,451</text:p>
          </table:table-cell>
          <table:table-cell office:value-type="float" office:value="84039" table:style-name="ce9">
            <text:p>84,039</text:p>
          </table:table-cell>
          <table:table-cell office:value-type="float" office:value="9122" table:style-name="ce9">
            <text:p>9,122</text:p>
          </table:table-cell>
          <table:table-cell office:value-type="float" office:value="7855" table:style-name="ce9">
            <text:p>7,855</text:p>
          </table:table-cell>
          <table:table-cell office:value-type="float" office:value="1450" table:style-name="ce9">
            <text:p>1,450</text:p>
          </table:table-cell>
          <table:table-cell office:value-type="float" office:value="8144" table:style-name="ce9">
            <text:p>8,144</text:p>
          </table:table-cell>
          <table:table-cell office:value-type="float" office:value="4973" table:style-name="ce9">
            <text:p>4,973</text:p>
          </table:table-cell>
          <table:table-cell office:value-type="float" office:value="9439" table:style-name="ce9">
            <text:p>9,439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4</text:p>
          </table:table-cell>
          <table:table-cell office:value-type="float" office:value="206039.47" table:style-name="ce11">
            <text:p>206,039</text:p>
          </table:table-cell>
          <table:table-cell office:value-type="float" office:value="195194.13" table:style-name="ce11">
            <text:p>195,194</text:p>
          </table:table-cell>
          <table:table-cell office:value-type="float" office:value="10845.339999999997" table:formula="of:=[.B19]-[.C19]" table:style-name="ce9">
            <text:p>10,845</text:p>
          </table:table-cell>
          <table:table-cell office:value-type="percentage" office:value="0.94740000000000002" table:style-name="ce15">
            <text:p>94.7%</text:p>
          </table:table-cell>
          <table:table-cell office:value-type="float" office:value="20325.07" table:style-name="ce11">
            <text:p>20,325</text:p>
          </table:table-cell>
          <table:table-cell office:value-type="float" office:value="303263" table:style-name="ce11">
            <text:p>303,263</text:p>
          </table:table-cell>
          <table:table-cell office:value-type="float" office:value="179725" table:style-name="ce11">
            <text:p>179,725</text:p>
          </table:table-cell>
          <table:table-cell office:value-type="float" office:value="66256" table:style-name="ce11">
            <text:p>66,256</text:p>
          </table:table-cell>
          <table:table-cell office:value-type="float" office:value="41817" table:style-name="ce11">
            <text:p>41,817</text:p>
          </table:table-cell>
          <table:table-cell office:value-type="float" office:value="39122" table:style-name="ce11">
            <text:p>39,122</text:p>
          </table:table-cell>
          <table:table-cell office:value-type="float" office:value="4614" table:style-name="ce11">
            <text:p>4,6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962" table:style-name="ce11">
            <text:p>20,962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4</text:p>
          </table:table-cell>
          <table:table-cell office:value-type="float" office:value="265863.73" table:style-name="ce9">
            <text:p>265,864</text:p>
          </table:table-cell>
          <table:table-cell office:value-type="float" office:value="252948" table:style-name="ce9">
            <text:p>252,948</text:p>
          </table:table-cell>
          <table:table-cell office:value-type="float" office:value="12915.729999999981" table:formula="of:=[.B20]-[.C20]" table:style-name="ce9">
            <text:p>12,916</text:p>
          </table:table-cell>
          <table:table-cell office:value-type="percentage" office:value="0.95140000000000002" table:style-name="ce16">
            <text:p>95.1%</text:p>
          </table:table-cell>
          <table:table-cell office:value-type="float" office:value="26728.799999999999" table:style-name="ce9">
            <text:p>26,729</text:p>
          </table:table-cell>
          <table:table-cell office:value-type="float" office:value="482657" table:style-name="ce9">
            <text:p>482,657</text:p>
          </table:table-cell>
          <table:table-cell office:value-type="float" office:value="225905" table:style-name="ce9">
            <text:p>225,905</text:p>
          </table:table-cell>
          <table:table-cell office:value-type="float" office:value="71065" table:style-name="ce9">
            <text:p>71,065</text:p>
          </table:table-cell>
          <table:table-cell office:value-type="float" office:value="25253" table:style-name="ce9">
            <text:p>25,253</text:p>
          </table:table-cell>
          <table:table-cell office:value-type="float" office:value="16533" table:style-name="ce9">
            <text:p>16,533</text:p>
          </table:table-cell>
          <table:table-cell office:value-type="float" office:value="0" table:style-name="ce9">
            <text:p>0</text:p>
          </table:table-cell>
          <table:table-cell office:value-type="float" office:value="7733" table:style-name="ce9">
            <text:p>7,733</text:p>
          </table:table-cell>
          <table:table-cell office:value-type="float" office:value="12296" table:style-name="ce9">
            <text:p>12,296</text:p>
          </table:table-cell>
          <table:table-cell office:value-type="float" office:value="6880" table:style-name="ce9">
            <text:p>6,88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4</text:p>
          </table:table-cell>
          <table:table-cell office:value-type="float" office:value="298786.93" table:style-name="ce11">
            <text:p>298,787</text:p>
          </table:table-cell>
          <table:table-cell office:value-type="float" office:value="287171.73" table:style-name="ce11">
            <text:p>287,172</text:p>
          </table:table-cell>
          <table:table-cell office:value-type="float" office:value="11615.200000000012" table:formula="of:=[.B21]-[.C21]" table:style-name="ce9">
            <text:p>11,615</text:p>
          </table:table-cell>
          <table:table-cell office:value-type="percentage" office:value="0.96109999999999995" table:style-name="ce15">
            <text:p>96.1%</text:p>
          </table:table-cell>
          <table:table-cell office:value-type="float" office:value="37365.33" table:style-name="ce11">
            <text:p>37,365</text:p>
          </table:table-cell>
          <table:table-cell office:value-type="float" office:value="494429" table:style-name="ce11">
            <text:p>494,429</text:p>
          </table:table-cell>
          <table:table-cell office:value-type="float" office:value="239626" table:style-name="ce11">
            <text:p>239,626</text:p>
          </table:table-cell>
          <table:table-cell office:value-type="float" office:value="137012" table:style-name="ce11">
            <text:p>137,012</text:p>
          </table:table-cell>
          <table:table-cell office:value-type="float" office:value="18496" table:style-name="ce11">
            <text:p>18,496</text:p>
          </table:table-cell>
          <table:table-cell office:value-type="float" office:value="20756" table:style-name="ce11">
            <text:p>20,756</text:p>
          </table:table-cell>
          <table:table-cell office:value-type="float" office:value="3179" table:style-name="ce11">
            <text:p>3,179</text:p>
          </table:table-cell>
          <table:table-cell office:value-type="float" office:value="3413" table:style-name="ce11">
            <text:p>3,413</text:p>
          </table:table-cell>
          <table:table-cell office:value-type="float" office:value="12296" table:style-name="ce11">
            <text:p>12,296</text:p>
          </table:table-cell>
          <table:table-cell office:value-type="float" office:value="7567" table:style-name="ce11">
            <text:p>7,567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5</text:p>
          </table:table-cell>
          <table:table-cell office:value-type="float" office:value="357636" table:style-name="ce9">
            <text:p>357,636</text:p>
          </table:table-cell>
          <table:table-cell office:value-type="float" office:value="344204.27" table:style-name="ce9">
            <text:p>344,204</text:p>
          </table:table-cell>
          <table:table-cell office:value-type="float" office:value="13431.729999999981" table:formula="of:=[.B22]-[.C22]" table:style-name="ce9">
            <text:p>13,432</text:p>
          </table:table-cell>
          <table:table-cell office:value-type="percentage" office:value="0.96240000000000003" table:style-name="ce16">
            <text:p>96.2%</text:p>
          </table:table-cell>
          <table:table-cell office:value-type="float" office:value="53705.33" table:style-name="ce9">
            <text:p>53,705</text:p>
          </table:table-cell>
          <table:table-cell office:value-type="float" office:value="565739" table:style-name="ce9">
            <text:p>565,739</text:p>
          </table:table-cell>
          <table:table-cell office:value-type="float" office:value="315324" table:style-name="ce9">
            <text:p>315,324</text:p>
          </table:table-cell>
          <table:table-cell office:value-type="float" office:value="68308" table:style-name="ce9">
            <text:p>68,308</text:p>
          </table:table-cell>
          <table:table-cell office:value-type="float" office:value="64265" table:style-name="ce9">
            <text:p>64,265</text:p>
          </table:table-cell>
          <table:table-cell office:value-type="float" office:value="42267" table:style-name="ce9">
            <text:p>42,267</text:p>
          </table:table-cell>
          <table:table-cell office:value-type="float" office:value="21380" table:style-name="ce9">
            <text:p>21,380</text:p>
          </table:table-cell>
          <table:table-cell office:value-type="float" office:value="0" table:style-name="ce9">
            <text:p>0</text:p>
          </table:table-cell>
          <table:table-cell office:value-type="float" office:value="5650" table:style-name="ce9">
            <text:p>5,650</text:p>
          </table:table-cell>
          <table:table-cell office:value-type="float" office:value="6438" table:style-name="ce9">
            <text:p>6,438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Feb-2025</text:p>
          </table:table-cell>
          <table:table-cell office:value-type="float" office:value="364922.93" table:style-name="ce11">
            <text:p>364,923</text:p>
          </table:table-cell>
          <table:table-cell office:value-type="float" office:value="346342.93" table:style-name="ce11">
            <text:p>346,343</text:p>
          </table:table-cell>
          <table:table-cell office:value-type="float" office:value="18580" table:formula="of:=[.B23]-[.C23]" table:style-name="ce9">
            <text:p>18,580</text:p>
          </table:table-cell>
          <table:table-cell office:value-type="percentage" office:value="0.94910000000000005" table:style-name="ce15">
            <text:p>94.9%</text:p>
          </table:table-cell>
          <table:table-cell office:value-type="float" office:value="91186.67" table:style-name="ce11">
            <text:p>91,187</text:p>
          </table:table-cell>
          <table:table-cell office:value-type="float" office:value="581018" table:style-name="ce11">
            <text:p>581,018</text:p>
          </table:table-cell>
          <table:table-cell office:value-type="float" office:value="210320" table:style-name="ce11">
            <text:p>210,320</text:p>
          </table:table-cell>
          <table:table-cell office:value-type="float" office:value="86540" table:style-name="ce11">
            <text:p>86,540</text:p>
          </table:table-cell>
          <table:table-cell office:value-type="float" office:value="22599" table:style-name="ce11">
            <text:p>22,599</text:p>
          </table:table-cell>
          <table:table-cell office:value-type="float" office:value="46802" table:style-name="ce11">
            <text:p>46,802</text:p>
          </table:table-cell>
          <table:table-cell office:value-type="float" office:value="0" table:style-name="ce11">
            <text:p>0</text:p>
          </table:table-cell>
          <table:table-cell office:value-type="float" office:value="6700" table:style-name="ce11">
            <text:p>6,700</text:p>
          </table:table-cell>
          <table:table-cell office:value-type="float" office:value="940" table:style-name="ce11">
            <text:p>940</text:p>
          </table:table-cell>
          <table:table-cell office:value-type="float" office:value="1917" table:style-name="ce11">
            <text:p>1,917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r-2025</text:p>
          </table:table-cell>
          <table:table-cell office:value-type="float" office:value="385673.87" table:style-name="ce9">
            <text:p>385,674</text:p>
          </table:table-cell>
          <table:table-cell office:value-type="float" office:value="363801.07" table:style-name="ce9">
            <text:p>363,801</text:p>
          </table:table-cell>
          <table:table-cell office:value-type="float" office:value="21872.799999999988" table:formula="of:=[.B24]-[.C24]" table:style-name="ce9">
            <text:p>21,873</text:p>
          </table:table-cell>
          <table:table-cell office:value-type="percentage" office:value="0.94330000000000003" table:style-name="ce16">
            <text:p>94.3%</text:p>
          </table:table-cell>
          <table:table-cell office:value-type="float" office:value="85260" table:style-name="ce9">
            <text:p>85,260</text:p>
          </table:table-cell>
          <table:table-cell office:value-type="float" office:value="624502" table:style-name="ce9">
            <text:p>624,502</text:p>
          </table:table-cell>
          <table:table-cell office:value-type="float" office:value="222156" table:style-name="ce9">
            <text:p>222,156</text:p>
          </table:table-cell>
          <table:table-cell office:value-type="float" office:value="98537" table:style-name="ce9">
            <text:p>98,537</text:p>
          </table:table-cell>
          <table:table-cell office:value-type="float" office:value="45191" table:style-name="ce9">
            <text:p>45,191</text:p>
          </table:table-cell>
          <table:table-cell office:value-type="float" office:value="36148" table:style-name="ce9">
            <text:p>36,148</text:p>
          </table:table-cell>
          <table:table-cell office:value-type="float" office:value="4750" table:style-name="ce9">
            <text:p>4,750</text:p>
          </table:table-cell>
          <table:table-cell office:value-type="float" office:value="4336" table:style-name="ce9">
            <text:p>4,336</text:p>
          </table:table-cell>
          <table:table-cell office:value-type="float" office:value="7161" table:style-name="ce9">
            <text:p>7,161</text:p>
          </table:table-cell>
          <table:table-cell office:value-type="float" office:value="1748" table:style-name="ce9">
            <text:p>1,748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pr-2025</text:p>
          </table:table-cell>
          <table:table-cell office:value-type="float" office:value="409048.27" table:style-name="ce11">
            <text:p>409,048</text:p>
          </table:table-cell>
          <table:table-cell office:value-type="float" office:value="381843.47" table:style-name="ce11">
            <text:p>381,843</text:p>
          </table:table-cell>
          <table:table-cell office:value-type="float" office:value="27204.800000000047" table:formula="of:=[.B25]-[.C25]" table:style-name="ce9">
            <text:p>27,205</text:p>
          </table:table-cell>
          <table:table-cell office:value-type="percentage" office:value="0.9335" table:style-name="ce15">
            <text:p>93.4%</text:p>
          </table:table-cell>
          <table:table-cell office:value-type="float" office:value="118194.4" table:style-name="ce11">
            <text:p>118,194</text:p>
          </table:table-cell>
          <table:table-cell office:value-type="float" office:value="570838" table:style-name="ce11">
            <text:p>570,838</text:p>
          </table:table-cell>
          <table:table-cell office:value-type="float" office:value="278201" table:style-name="ce11">
            <text:p>278,201</text:p>
          </table:table-cell>
          <table:table-cell office:value-type="float" office:value="67124" table:style-name="ce11">
            <text:p>67,124</text:p>
          </table:table-cell>
          <table:table-cell office:value-type="float" office:value="28899" table:style-name="ce11">
            <text:p>28,899</text:p>
          </table:table-cell>
          <table:table-cell office:value-type="float" office:value="22369" table:style-name="ce11">
            <text:p>22,369</text:p>
          </table:table-cell>
          <table:table-cell office:value-type="float" office:value="1748" table:style-name="ce11">
            <text:p>1,748</text:p>
          </table:table-cell>
          <table:table-cell office:value-type="float" office:value="4627" table:style-name="ce11">
            <text:p>4,627</text:p>
          </table:table-cell>
          <table:table-cell office:value-type="float" office:value="9585" table:style-name="ce11">
            <text:p>9,585</text:p>
          </table:table-cell>
          <table:table-cell office:value-type="float" office:value="5293" table:style-name="ce11">
            <text:p>5,293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May-2025</text:p>
          </table:table-cell>
          <table:table-cell office:value-type="float" office:value="454428.8" table:style-name="ce9">
            <text:p>454,429</text:p>
          </table:table-cell>
          <table:table-cell office:value-type="float" office:value="425168" table:style-name="ce9">
            <text:p>425,168</text:p>
          </table:table-cell>
          <table:table-cell office:value-type="float" office:value="29260.799999999988" table:formula="of:=[.B26]-[.C26]" table:style-name="ce9">
            <text:p>29,261</text:p>
          </table:table-cell>
          <table:table-cell office:value-type="percentage" office:value="0.93559999999999999" table:style-name="ce16">
            <text:p>93.6%</text:p>
          </table:table-cell>
          <table:table-cell office:value-type="float" office:value="179362.4" table:style-name="ce9">
            <text:p>179,362</text:p>
          </table:table-cell>
          <table:table-cell office:value-type="float" office:value="621985" table:style-name="ce9">
            <text:p>621,985</text:p>
          </table:table-cell>
          <table:table-cell office:value-type="float" office:value="156286" table:style-name="ce9">
            <text:p>156,286</text:p>
          </table:table-cell>
          <table:table-cell office:value-type="float" office:value="59594" table:style-name="ce9">
            <text:p>59,594</text:p>
          </table:table-cell>
          <table:table-cell office:value-type="float" office:value="24273" table:style-name="ce9">
            <text:p>24,273</text:p>
          </table:table-cell>
          <table:table-cell office:value-type="float" office:value="24724" table:style-name="ce9">
            <text:p>24,724</text:p>
          </table:table-cell>
          <table:table-cell office:value-type="float" office:value="9134" table:style-name="ce9">
            <text:p>9,134</text:p>
          </table:table-cell>
          <table:table-cell office:value-type="float" office:value="13242" table:style-name="ce9">
            <text:p>13,242</text:p>
          </table:table-cell>
          <table:table-cell office:value-type="float" office:value="6983" table:style-name="ce9">
            <text:p>6,983</text:p>
          </table:table-cell>
          <table:table-cell office:value-type="float" office:value="5550" table:style-name="ce9">
            <text:p>5,55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Jun-2025</text:p>
          </table:table-cell>
          <table:table-cell office:value-type="float" office:value="486093.87" table:style-name="ce11">
            <text:p>486,094</text:p>
          </table:table-cell>
          <table:table-cell office:value-type="float" office:value="453949.6" table:style-name="ce11">
            <text:p>453,950</text:p>
          </table:table-cell>
          <table:table-cell office:value-type="float" office:value="32144.270000000019" table:formula="of:=[.B27]-[.C27]" table:style-name="ce9">
            <text:p>32,144</text:p>
          </table:table-cell>
          <table:table-cell office:value-type="percentage" office:value="0.93389999999999995" table:style-name="ce15">
            <text:p>93.4%</text:p>
          </table:table-cell>
          <table:table-cell office:value-type="float" office:value="215802.13" table:style-name="ce11">
            <text:p>215,802</text:p>
          </table:table-cell>
          <table:table-cell office:value-type="float" office:value="607526" table:style-name="ce11">
            <text:p>607,526</text:p>
          </table:table-cell>
          <table:table-cell office:value-type="float" office:value="148874" table:style-name="ce11">
            <text:p>148,874</text:p>
          </table:table-cell>
          <table:table-cell office:value-type="float" office:value="59231" table:style-name="ce11">
            <text:p>59,231</text:p>
          </table:table-cell>
          <table:table-cell office:value-type="float" office:value="28909" table:style-name="ce11">
            <text:p>28,909</text:p>
          </table:table-cell>
          <table:table-cell office:value-type="float" office:value="20133" table:style-name="ce11">
            <text:p>20,133</text:p>
          </table:table-cell>
          <table:table-cell office:value-type="float" office:value="16855" table:style-name="ce11">
            <text:p>16,855</text:p>
          </table:table-cell>
          <table:table-cell office:value-type="float" office:value="5190" table:style-name="ce11">
            <text:p>5,190</text:p>
          </table:table-cell>
          <table:table-cell office:value-type="float" office:value="1999" table:style-name="ce11">
            <text:p>1,999</text:p>
          </table:table-cell>
          <table:table-cell office:value-type="float" office:value="4336" table:style-name="ce11">
            <text:p>4,336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ul-2025</text:p>
          </table:table-cell>
          <table:table-cell office:value-type="float" office:value="550988.80000000005" table:style-name="ce9">
            <text:p>550,989</text:p>
          </table:table-cell>
          <table:table-cell office:value-type="float" office:value="519255.73" table:style-name="ce9">
            <text:p>519,256</text:p>
          </table:table-cell>
          <table:table-cell office:value-type="float" office:value="31733.070000000065" table:formula="of:=[.B28]-[.C28]" table:style-name="ce9">
            <text:p>31,733</text:p>
          </table:table-cell>
          <table:table-cell office:value-type="percentage" office:value="0.94240000000000002" table:style-name="ce16">
            <text:p>94.2%</text:p>
          </table:table-cell>
          <table:table-cell office:value-type="float" office:value="230689.07" table:style-name="ce9">
            <text:p>230,689</text:p>
          </table:table-cell>
          <table:table-cell office:value-type="float" office:value="799734" table:style-name="ce9">
            <text:p>799,734</text:p>
          </table:table-cell>
          <table:table-cell office:value-type="float" office:value="132601" table:style-name="ce9">
            <text:p>132,601</text:p>
          </table:table-cell>
          <table:table-cell office:value-type="float" office:value="42127" table:style-name="ce9">
            <text:p>42,127</text:p>
          </table:table-cell>
          <table:table-cell office:value-type="float" office:value="58561" table:style-name="ce9">
            <text:p>58,561</text:p>
          </table:table-cell>
          <table:table-cell office:value-type="float" office:value="10967" table:style-name="ce9">
            <text:p>10,967</text:p>
          </table:table-cell>
          <table:table-cell office:value-type="float" office:value="30081" table:style-name="ce9">
            <text:p>30,081</text:p>
          </table:table-cell>
          <table:table-cell office:value-type="float" office:value="0" table:style-name="ce9">
            <text:p>0</text:p>
          </table:table-cell>
          <table:table-cell office:value-type="float" office:value="2005" table:style-name="ce9">
            <text:p>2,005</text:p>
          </table:table-cell>
          <table:table-cell office:value-type="float" office:value="6049" table:style-name="ce9">
            <text:p>6,049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Aug-2025</text:p>
          </table:table-cell>
          <table:table-cell office:value-type="float" office:value="684658.67" table:style-name="ce11">
            <text:p>684,659</text:p>
          </table:table-cell>
          <table:table-cell office:value-type="float" office:value="654667.19999999995" table:style-name="ce11">
            <text:p>654,667</text:p>
          </table:table-cell>
          <table:table-cell office:value-type="float" office:value="29991.470000000088" table:formula="of:=[.B29]-[.C29]" table:style-name="ce9">
            <text:p>29,991</text:p>
          </table:table-cell>
          <table:table-cell office:value-type="percentage" office:value="0.95620000000000005" table:style-name="ce15">
            <text:p>95.6%</text:p>
          </table:table-cell>
          <table:table-cell office:value-type="float" office:value="345384" table:style-name="ce11">
            <text:p>345,384</text:p>
          </table:table-cell>
          <table:table-cell office:value-type="float" office:value="746001" table:style-name="ce11">
            <text:p>746,001</text:p>
          </table:table-cell>
          <table:table-cell office:value-type="float" office:value="265113" table:style-name="ce11">
            <text:p>265,113</text:p>
          </table:table-cell>
          <table:table-cell office:value-type="float" office:value="42920" table:style-name="ce11">
            <text:p>42,920</text:p>
          </table:table-cell>
          <table:table-cell office:value-type="float" office:value="53565" table:style-name="ce11">
            <text:p>53,565</text:p>
          </table:table-cell>
          <table:table-cell office:value-type="float" office:value="24114" table:style-name="ce11">
            <text:p>24,114</text:p>
          </table:table-cell>
          <table:table-cell office:value-type="float" office:value="17427" table:style-name="ce11">
            <text:p>17,427</text:p>
          </table:table-cell>
          <table:table-cell office:value-type="float" office:value="0" table:style-name="ce11">
            <text:p>0</text:p>
          </table:table-cell>
          <table:table-cell office:value-type="float" office:value="10672" table:style-name="ce11">
            <text:p>10,672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Sep-2025</text:p>
          </table:table-cell>
          <table:table-cell office:value-type="float" office:value="719562.13" table:style-name="ce9">
            <text:p>719,562</text:p>
          </table:table-cell>
          <table:table-cell office:value-type="float" office:value="686275.73" table:style-name="ce9">
            <text:p>686,276</text:p>
          </table:table-cell>
          <table:table-cell office:value-type="float" office:value="33286.400000000023" table:formula="of:=[.B30]-[.C30]" table:style-name="ce9">
            <text:p>33,286</text:p>
          </table:table-cell>
          <table:table-cell office:value-type="percentage" office:value="0.95369999999999999" table:style-name="ce16">
            <text:p>95.4%</text:p>
          </table:table-cell>
          <table:table-cell office:value-type="float" office:value="338134.4" table:style-name="ce9">
            <text:p>338,134</text:p>
          </table:table-cell>
          <table:table-cell office:value-type="float" office:value="1028881" table:style-name="ce9">
            <text:p>1,028,881</text:p>
          </table:table-cell>
          <table:table-cell office:value-type="float" office:value="178309" table:style-name="ce9">
            <text:p>178,309</text:p>
          </table:table-cell>
          <table:table-cell office:value-type="float" office:value="42557" table:style-name="ce9">
            <text:p>42,557</text:p>
          </table:table-cell>
          <table:table-cell office:value-type="float" office:value="27249" table:style-name="ce9">
            <text:p>27,249</text:p>
          </table:table-cell>
          <table:table-cell office:value-type="float" office:value="9605" table:style-name="ce9">
            <text:p>9,605</text:p>
          </table:table-cell>
          <table:table-cell office:value-type="float" office:value="13612" table:style-name="ce9">
            <text:p>13,612</text:p>
          </table:table-cell>
          <table:table-cell office:value-type="float" office:value="5317" table:style-name="ce9">
            <text:p>5,3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Oct-2025</text:p>
          </table:table-cell>
          <table:table-cell office:value-type="float" office:value="730060.27" table:style-name="ce11">
            <text:p>730,060</text:p>
          </table:table-cell>
          <table:table-cell office:value-type="float" office:value="695151.47" table:style-name="ce11">
            <text:p>695,151</text:p>
          </table:table-cell>
          <table:table-cell office:value-type="float" office:value="34908.800000000047" table:formula="of:=[.B31]-[.C31]" table:style-name="ce9">
            <text:p>34,909</text:p>
          </table:table-cell>
          <table:table-cell office:value-type="percentage" office:value="0.95220000000000005" table:style-name="ce15">
            <text:p>95.2%</text:p>
          </table:table-cell>
          <table:table-cell office:value-type="float" office:value="330742.93" table:style-name="ce11">
            <text:p>330,743</text:p>
          </table:table-cell>
          <table:table-cell office:value-type="float" office:value="1078223" table:style-name="ce11">
            <text:p>1,078,223</text:p>
          </table:table-cell>
          <table:table-cell office:value-type="float" office:value="192080" table:style-name="ce11">
            <text:p>192,080</text:p>
          </table:table-cell>
          <table:table-cell office:value-type="float" office:value="48438" table:style-name="ce11">
            <text:p>48,438</text:p>
          </table:table-cell>
          <table:table-cell office:value-type="float" office:value="23148" table:style-name="ce11">
            <text:p>23,148</text:p>
          </table:table-cell>
          <table:table-cell office:value-type="float" office:value="16878" table:style-name="ce11">
            <text:p>16,878</text:p>
          </table:table-cell>
          <table:table-cell office:value-type="float" office:value="7765" table:style-name="ce11">
            <text:p>7,76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ov-2025</text:p>
          </table:table-cell>
          <table:table-cell office:value-type="float" office:value="766872" table:style-name="ce9">
            <text:p>766,872</text:p>
          </table:table-cell>
          <table:table-cell office:value-type="float" office:value="732590.13" table:style-name="ce9">
            <text:p>732,590</text:p>
          </table:table-cell>
          <table:table-cell office:value-type="float" office:value="34281.869999999995" table:formula="of:=[.B32]-[.C32]" table:style-name="ce9">
            <text:p>34,282</text:p>
          </table:table-cell>
          <table:table-cell office:value-type="percentage" office:value="0.95530000000000004" table:style-name="ce16">
            <text:p>95.5%</text:p>
          </table:table-cell>
          <table:table-cell office:value-type="float" office:value="358688.27" table:style-name="ce9">
            <text:p>358,688</text:p>
          </table:table-cell>
          <table:table-cell office:value-type="float" office:value="1035491" table:style-name="ce9">
            <text:p>1,035,491</text:p>
          </table:table-cell>
          <table:table-cell office:value-type="float" office:value="240868" table:style-name="ce9">
            <text:p>240,868</text:p>
          </table:table-cell>
          <table:table-cell office:value-type="float" office:value="73999" table:style-name="ce9">
            <text:p>73,999</text:p>
          </table:table-cell>
          <table:table-cell office:value-type="float" office:value="31782" table:style-name="ce9">
            <text:p>31,782</text:p>
          </table:table-cell>
          <table:table-cell office:value-type="float" office:value="18002" table:style-name="ce9">
            <text:p>18,002</text:p>
          </table:table-cell>
          <table:table-cell office:value-type="float" office:value="1990" table:style-name="ce9">
            <text:p>1,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Dec-2025</text:p>
          </table:table-cell>
          <table:table-cell office:value-type="float" office:value="806021.87" table:style-name="ce11">
            <text:p>806,022</text:p>
          </table:table-cell>
          <table:table-cell office:value-type="float" office:value="771251.73" table:style-name="ce11">
            <text:p>771,252</text:p>
          </table:table-cell>
          <table:table-cell office:value-type="float" office:value="34770.140000000014" table:formula="of:=[.B33]-[.C33]" table:style-name="ce9">
            <text:p>34,770</text:p>
          </table:table-cell>
          <table:table-cell office:value-type="percentage" office:value="0.95689999999999997" table:style-name="ce15">
            <text:p>95.7%</text:p>
          </table:table-cell>
          <table:table-cell office:value-type="float" office:value="409839.2" table:style-name="ce11">
            <text:p>409,839</text:p>
          </table:table-cell>
          <table:table-cell office:value-type="float" office:value="993942" table:style-name="ce11">
            <text:p>993,942</text:p>
          </table:table-cell>
          <table:table-cell office:value-type="float" office:value="231694" table:style-name="ce11">
            <text:p>231,694</text:p>
          </table:table-cell>
          <table:table-cell office:value-type="float" office:value="98978" table:style-name="ce11">
            <text:p>98,978</text:p>
          </table:table-cell>
          <table:table-cell office:value-type="float" office:value="21100" table:style-name="ce11">
            <text:p>21,100</text:p>
          </table:table-cell>
          <table:table-cell office:value-type="float" office:value="9583" table:style-name="ce11">
            <text:p>9,58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Jan-2026</text:p>
          </table:table-cell>
          <table:table-cell office:value-type="float" office:value="831802.93" table:style-name="ce9">
            <text:p>831,803</text:p>
          </table:table-cell>
          <table:table-cell office:value-type="float" office:value="773612.8" table:style-name="ce9">
            <text:p>773,613</text:p>
          </table:table-cell>
          <table:table-cell office:value-type="float" office:value="58190.130000000005" table:formula="of:=[.B34]-[.C34]" table:style-name="ce9">
            <text:p>58,190</text:p>
          </table:table-cell>
          <table:table-cell office:value-type="percentage" office:value="0.93" table:style-name="ce16">
            <text:p>93.0%</text:p>
          </table:table-cell>
          <table:table-cell office:value-type="float" office:value="439543.47" table:style-name="ce9">
            <text:p>439,543</text:p>
          </table:table-cell>
          <table:table-cell office:value-type="float" office:value="957765" table:style-name="ce9">
            <text:p>957,765</text:p>
          </table:table-cell>
          <table:table-cell office:value-type="float" office:value="244008" table:style-name="ce9">
            <text:p>244,008</text:p>
          </table:table-cell>
          <table:table-cell office:value-type="float" office:value="50987" table:style-name="ce9">
            <text:p>50,9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Feb-2026</text:p>
          </table:table-cell>
          <table:table-cell office:value-type="float" office:value="903806.67" table:style-name="ce11">
            <text:p>903,807</text:p>
          </table:table-cell>
          <table:table-cell office:value-type="float" office:value="458525.87" table:style-name="ce11">
            <text:p>458,526</text:p>
          </table:table-cell>
          <table:table-cell office:value-type="float" office:value="445280.80000000005" table:formula="of:=[.B35]-[.C35]" table:style-name="ce9">
            <text:p>445,281</text:p>
          </table:table-cell>
          <table:table-cell office:value-type="percentage" office:value="0.50729999999999997" table:style-name="ce15">
            <text:p>50.7%</text:p>
          </table:table-cell>
          <table:table-cell office:value-type="float" office:value="373878.4" table:style-name="ce11">
            <text:p>373,878</text:p>
          </table:table-cell>
          <table:table-cell office:value-type="float" office:value="310529" table:style-name="ce11">
            <text:p>310,529</text:p>
          </table:table-cell>
          <table:table-cell office:value-type="float" office:value="6899" table:style-name="ce11">
            <text:p>6,89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46">
            <text:p>Mar-2026</text:p>
          </table:table-cell>
          <table:table-cell office:value-type="float" office:value="811816" table:style-name="ce47">
            <text:p>811,816</text:p>
          </table:table-cell>
          <table:table-cell office:value-type="float" office:value="28723.200000000001" table:style-name="ce47">
            <text:p>28,723</text:p>
          </table:table-cell>
          <table:table-cell office:value-type="float" office:value="783092.8" table:formula="of:=[.B36]-[.C36]" table:style-name="ce9">
            <text:p>783,093</text:p>
          </table:table-cell>
          <table:table-cell office:value-type="percentage" office:value="3.5400000000000001E-2" table:style-name="ce48">
            <text:p>3.5%</text:p>
          </table:table-cell>
          <table:table-cell office:value-type="float" office:value="28723.200000000001" table:style-name="ce47">
            <text:p>28,72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52">
            <text:p>TOTAL</text:p>
          </table:table-cell>
          <table:table-cell office:value-type="float" office:value="11179255.199999999" table:style-name="ce53">
            <text:p>11,179,255</text:p>
          </table:table-cell>
          <table:table-cell office:value-type="float" office:value="9467157.3300000001" table:style-name="ce53">
            <text:p>9,467,157</text:p>
          </table:table-cell>
          <table:table-cell table:style-name="ce53"/>
          <table:table-cell office:value-type="percentage" office:value="0.84685045326931396" table:style-name="ce54">
            <text:p>84.7%</text:p>
          </table:table-cell>
          <table:table-cell table:number-columns-repeated="10" table:style-name="ce51"/>
          <table:table-cell table:number-columns-repeated="16369"/>
        </table:table-row>
        <table:table-row table:number-rows-repeated="963" table:style-name="ro5">
          <table:table-cell table:number-columns-repeated="15" table:style-name="ce31"/>
          <table:table-cell table:number-columns-repeated="16369"/>
        </table:table-row>
        <table:table-row table:number-rows-repeated="1047576" table:style-name="ro2">
          <table:table-cell table:number-columns-repeated="16384"/>
        </table:table-row>
      </table:table>
      <table:table table:name="Najiz_&amp;_Legal" table:style-name="ta1">
        <table:table-column table:style-name="co2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17" table:default-cell-style-name="ce85"/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 table:visibility="collapse"/>
        <table:table-column table:style-name="co1" table:number-columns-repeated="10" table:default-cell-style-name="ce1"/>
        <table:table-column table:style-name="co3" table:number-columns-repeated="998" table:default-cell-style-name="ce1"/>
        <table:table-column table:style-name="co1" table:number-columns-repeated="15363" table:default-cell-style-name="ce1"/>
        <table:table-row table:style-name="ro1">
          <table:table-cell office:value-type="string" table:style-name="ce2">
            <text:p>Najiz &amp; Legal Collections</text:p>
          </table:table-cell>
          <table:table-cell table:number-columns-repeated="10" table:style-name="ce2"/>
          <table:table-cell table:number-columns-repeated="2" table:style-name="ce86"/>
          <table:table-cell table:number-columns-repeated="16371"/>
        </table:table-row>
        <table:table-row table:style-name="ro6">
          <table:table-cell office:value-type="string" table:style-name="ce32">
            <text:p>Court execution data by vintage</text:p>
          </table:table-cell>
          <table:table-cell table:number-columns-repeated="7" table:style-name="ce32"/>
          <table:table-cell table:style-name="ce87"/>
          <table:table-cell table:number-columns-repeated="4" table:style-name="ce86"/>
          <table:table-cell table:number-columns-repeated="16371"/>
        </table:table-row>
        <table:table-row table:style-name="ro2">
          <table:table-cell table:number-columns-repeated="8" table:style-name="ce59"/>
          <table:table-cell table:style-name="ce87"/>
          <table:table-cell table:number-columns-repeated="4" table:style-name="ce86"/>
          <table:table-cell table:number-columns-repeated="16371"/>
        </table:table-row>
        <table:table-row table:style-name="ro4">
          <table:table-cell office:value-type="string" table:style-name="ce7">
            <text:p>Vintage</text:p>
          </table:table-cell>
          <table:table-cell office:value-type="string" table:style-name="ce7">
            <text:p># Cases</text:p>
          </table:table-cell>
          <table:table-cell office:value-type="string" table:style-name="ce7">
            <text:p># Executions</text:p>
          </table:table-cell>
          <table:table-cell office:value-type="string" table:style-name="ce7">
            <text:p>Exec Rate</text:p>
          </table:table-cell>
          <table:table-cell office:value-type="string" table:style-name="ce7">
            <text:p>Exec Value (USD)</text:p>
          </table:table-cell>
          <table:table-cell office:value-type="string" table:style-name="ce7">
            <text:p>Recovery (USD)</text:p>
          </table:table-cell>
          <table:table-cell office:value-type="string" table:style-name="ce7">
            <text:p>Rec/Exec</text:p>
          </table:table-cell>
          <table:table-cell office:value-type="string" table:style-name="ce7">
            <text:p>Avg Rec/Case</text:p>
          </table:table-cell>
          <table:table-cell office:value-type="string" table:style-name="ce7">
            <text:p>Fraud Writeoff</text:p>
          </table:table-cell>
          <table:table-cell office:value-type="string" table:style-name="ce7">
            <text:p>Fraud Recovery</text:p>
          </table:table-cell>
          <table:table-cell office:value-type="string" table:style-name="ce7">
            <text:p>Fraud Recovery Rate</text:p>
          </table:table-cell>
          <table:table-cell office:value-type="string" table:style-name="ce7">
            <text:p>Credit Recovery</text:p>
          </table:table-cell>
          <table:table-cell table:style-name="ce7"/>
          <table:table-cell table:number-columns-repeated="16371"/>
        </table:table-row>
        <table:table-row table:style-name="ro2">
          <table:table-cell office:value-type="string" table:style-name="ce8">
            <text:p>V1</text:p>
          </table:table-cell>
          <table:table-cell office:value-type="float" office:value="183" table:style-name="ce9">
            <text:p>183</text:p>
          </table:table-cell>
          <table:table-cell office:value-type="float" office:value="97" table:style-name="ce9">
            <text:p>97</text:p>
          </table:table-cell>
          <table:table-cell office:value-type="percentage" office:value="0.5300546448087432" table:formula="of:=[.C5]/[.B5]" table:style-name="ce16">
            <text:p>53.0%</text:p>
          </table:table-cell>
          <table:table-cell office:value-type="float" office:value="109841.87" table:style-name="ce9">
            <text:p>109,842</text:p>
          </table:table-cell>
          <table:table-cell office:value-type="float" office:value="70812.53" table:style-name="ce9">
            <text:p>70,813</text:p>
          </table:table-cell>
          <table:table-cell office:value-type="percentage" office:value="0.64467707516502504" table:style-name="ce16">
            <text:p>64.5%</text:p>
          </table:table-cell>
          <table:table-cell office:value-type="float" office:value="4720.84" table:style-name="ce9">
            <text:p>4,721</text:p>
          </table:table-cell>
          <table:table-cell office:value-type="float" office:value="66403" table:style-name="ce88">
            <text:p><text:s/>66,403<text:s/></text:p>
          </table:table-cell>
          <table:table-cell office:value-type="float" office:value="27373.66" table:style-name="ce89">
            <text:p><text:s/>27,373.66<text:s/></text:p>
          </table:table-cell>
          <table:table-cell office:value-type="percentage" office:value="0.41223529057422104" table:formula="of:=IFERROR([.J5]/[.I5];0)" table:style-name="ce90">
            <text:p>41%</text:p>
          </table:table-cell>
          <table:table-cell table:number-columns-repeated="2" table:style-name="ce91"/>
          <table:table-cell table:number-columns-repeated="16371"/>
        </table:table-row>
        <table:table-row table:style-name="ro2">
          <table:table-cell office:value-type="string" table:style-name="ce10">
            <text:p>V2</text:p>
          </table:table-cell>
          <table:table-cell office:value-type="float" office:value="148" table:style-name="ce11">
            <text:p>148</text:p>
          </table:table-cell>
          <table:table-cell office:value-type="float" office:value="49" table:style-name="ce11">
            <text:p>49</text:p>
          </table:table-cell>
          <table:table-cell office:value-type="percentage" office:value="0.33108108108108109" table:formula="of:=[.C6]/[.B6]" table:style-name="ce15">
            <text:p>33.1%</text:p>
          </table:table-cell>
          <table:table-cell office:value-type="float" office:value="56593.599999999999" table:style-name="ce11">
            <text:p>56,594</text:p>
          </table:table-cell>
          <table:table-cell office:value-type="float" office:value="30238.67" table:style-name="ce11">
            <text:p>30,239</text:p>
          </table:table-cell>
          <table:table-cell office:value-type="percentage" office:value="0.53431247820719396" table:style-name="ce15">
            <text:p>53.4%</text:p>
          </table:table-cell>
          <table:table-cell office:value-type="float" office:value="4319.8100000000004" table:style-name="ce11">
            <text:p>4,320</text:p>
          </table:table-cell>
          <table:table-cell office:value-type="float" office:value="90383" table:style-name="ce92">
            <text:p><text:s/>90,383<text:s/></text:p>
          </table:table-cell>
          <table:table-cell office:value-type="float" office:value="3456" table:style-name="ce93">
            <text:p><text:s/>3,456.00<text:s/></text:p>
          </table:table-cell>
          <table:table-cell office:value-type="percentage" office:value="3.8237279134350488E-2" table:formula="of:=IFERROR([.J6]/[.I6];0)" table:style-name="ce94">
            <text:p>4%</text:p>
          </table:table-cell>
          <table:table-cell table:number-columns-repeated="2" table:style-name="ce95"/>
          <table:table-cell table:number-columns-repeated="16371"/>
        </table:table-row>
        <table:table-row table:style-name="ro2">
          <table:table-cell office:value-type="string" table:style-name="ce8">
            <text:p>V3</text:p>
          </table:table-cell>
          <table:table-cell office:value-type="float" office:value="121" table:style-name="ce9">
            <text:p>121</text:p>
          </table:table-cell>
          <table:table-cell office:value-type="float" office:value="49" table:style-name="ce9">
            <text:p>49</text:p>
          </table:table-cell>
          <table:table-cell office:value-type="percentage" office:value="0.4049586776859504" table:formula="of:=[.C7]/[.B7]" table:style-name="ce16">
            <text:p>40.5%</text:p>
          </table:table-cell>
          <table:table-cell office:value-type="float" office:value="38649.599999999999" table:style-name="ce9">
            <text:p>38,650</text:p>
          </table:table-cell>
          <table:table-cell office:value-type="float" office:value="28460.799999999999" table:style-name="ce9">
            <text:p>28,461</text:p>
          </table:table-cell>
          <table:table-cell office:value-type="percentage" office:value="0.73638019539658905" table:style-name="ce16">
            <text:p>73.6%</text:p>
          </table:table-cell>
          <table:table-cell office:value-type="float" office:value="2189.29" table:style-name="ce9">
            <text:p>2,189</text:p>
          </table:table-cell>
          <table:table-cell office:value-type="float" office:value="0" table:style-name="ce88">
            <text:p><text:s/>-<text:s/></text:p>
          </table:table-cell>
          <table:table-cell office:value-type="float" office:value="0" table:style-name="ce89">
            <text:p><text:s/>-<text:s/></text:p>
          </table:table-cell>
          <table:table-cell office:value-type="percentage" office:value="0" table:formula="of:=IFERROR([.J7]/[.I7];0)" table:style-name="ce90">
            <text:p>0%</text:p>
          </table:table-cell>
          <table:table-cell table:number-columns-repeated="2" table:style-name="ce91"/>
          <table:table-cell table:number-columns-repeated="16371"/>
        </table:table-row>
        <table:table-row table:style-name="ro2">
          <table:table-cell office:value-type="string" table:style-name="ce10">
            <text:p>V4</text:p>
          </table:table-cell>
          <table:table-cell office:value-type="float" office:value="158" table:style-name="ce11">
            <text:p>158</text:p>
          </table:table-cell>
          <table:table-cell office:value-type="float" office:value="96" table:style-name="ce11">
            <text:p>96</text:p>
          </table:table-cell>
          <table:table-cell office:value-type="percentage" office:value="0.60759493670886078" table:formula="of:=[.C8]/[.B8]" table:style-name="ce15">
            <text:p>60.8%</text:p>
          </table:table-cell>
          <table:table-cell office:value-type="float" office:value="157786.13" table:style-name="ce11">
            <text:p>157,786</text:p>
          </table:table-cell>
          <table:table-cell office:value-type="float" office:value="91360.8" table:style-name="ce11">
            <text:p>91,361</text:p>
          </table:table-cell>
          <table:table-cell office:value-type="percentage" office:value="0.57901666052614698" table:style-name="ce15">
            <text:p>57.9%</text:p>
          </table:table-cell>
          <table:table-cell office:value-type="float" office:value="4808.46" table:style-name="ce11">
            <text:p>4,808</text:p>
          </table:table-cell>
          <table:table-cell office:value-type="float" office:value="29770" table:style-name="ce92">
            <text:p><text:s/>29,770<text:s/></text:p>
          </table:table-cell>
          <table:table-cell office:value-type="float" office:value="3245" table:style-name="ce93">
            <text:p><text:s/>3,245.00<text:s/></text:p>
          </table:table-cell>
          <table:table-cell office:value-type="percentage" office:value="0.10900235136042996" table:formula="of:=IFERROR([.J8]/[.I8];0)" table:style-name="ce94">
            <text:p>11%</text:p>
          </table:table-cell>
          <table:table-cell table:number-columns-repeated="2" table:style-name="ce95"/>
          <table:table-cell table:number-columns-repeated="16371"/>
        </table:table-row>
        <table:table-row table:style-name="ro2">
          <table:table-cell office:value-type="string" table:style-name="ce8">
            <text:p>V5</text:p>
          </table:table-cell>
          <table:table-cell office:value-type="float" office:value="316" table:style-name="ce9">
            <text:p>316</text:p>
          </table:table-cell>
          <table:table-cell office:value-type="float" office:value="213" table:style-name="ce9">
            <text:p>213</text:p>
          </table:table-cell>
          <table:table-cell office:value-type="percentage" office:value="0.67405063291139244" table:formula="of:=[.C9]/[.B9]" table:style-name="ce16">
            <text:p>67.4%</text:p>
          </table:table-cell>
          <table:table-cell office:value-type="float" office:value="202933.07" table:style-name="ce9">
            <text:p>202,933</text:p>
          </table:table-cell>
          <table:table-cell office:value-type="float" office:value="150020" table:style-name="ce9">
            <text:p>150,020</text:p>
          </table:table-cell>
          <table:table-cell office:value-type="percentage" office:value="0.73925852727796004" table:style-name="ce16">
            <text:p>73.9%</text:p>
          </table:table-cell>
          <table:table-cell office:value-type="float" office:value="3061.63" table:style-name="ce9">
            <text:p>3,062</text:p>
          </table:table-cell>
          <table:table-cell office:value-type="float" office:value="0" table:style-name="ce88">
            <text:p><text:s/>-<text:s/></text:p>
          </table:table-cell>
          <table:table-cell office:value-type="float" office:value="0" table:style-name="ce89">
            <text:p><text:s/>-<text:s/></text:p>
          </table:table-cell>
          <table:table-cell office:value-type="percentage" office:value="0" table:formula="of:=IFERROR([.J9]/[.I9];0)" table:style-name="ce90">
            <text:p>0%</text:p>
          </table:table-cell>
          <table:table-cell table:number-columns-repeated="2" table:style-name="ce91"/>
          <table:table-cell table:number-columns-repeated="16371"/>
        </table:table-row>
        <table:table-row table:style-name="ro2">
          <table:table-cell office:value-type="string" table:style-name="ce10">
            <text:p>V6</text:p>
          </table:table-cell>
          <table:table-cell office:value-type="float" office:value="238" table:style-name="ce11">
            <text:p>238</text:p>
          </table:table-cell>
          <table:table-cell office:value-type="float" office:value="173" table:style-name="ce11">
            <text:p>173</text:p>
          </table:table-cell>
          <table:table-cell office:value-type="percentage" office:value="0.72689075630252098" table:formula="of:=[.C10]/[.B10]" table:style-name="ce15">
            <text:p>72.7%</text:p>
          </table:table-cell>
          <table:table-cell office:value-type="float" office:value="265625.87" table:style-name="ce11">
            <text:p>265,626</text:p>
          </table:table-cell>
          <table:table-cell office:value-type="float" office:value="110016" table:style-name="ce11">
            <text:p>110,016</text:p>
          </table:table-cell>
          <table:table-cell office:value-type="percentage" office:value="0.41417653100049501" table:style-name="ce15">
            <text:p>41.4%</text:p>
          </table:table-cell>
          <table:table-cell office:value-type="float" office:value="2340.77" table:style-name="ce11">
            <text:p>2,341</text:p>
          </table:table-cell>
          <table:table-cell office:value-type="float" office:value="565200" table:style-name="ce92">
            <text:p><text:s/>565,200<text:s/></text:p>
          </table:table-cell>
          <table:table-cell office:value-type="float" office:value="0" table:style-name="ce93">
            <text:p><text:s/>-<text:s/></text:p>
          </table:table-cell>
          <table:table-cell office:value-type="percentage" office:value="0" table:formula="of:=IFERROR([.J10]/[.I10];0)" table:style-name="ce94">
            <text:p>0%</text:p>
          </table:table-cell>
          <table:table-cell table:number-columns-repeated="2" table:style-name="ce95"/>
          <table:table-cell table:number-columns-repeated="16371"/>
        </table:table-row>
        <table:table-row table:style-name="ro2">
          <table:table-cell office:value-type="string" table:style-name="ce8">
            <text:p>V7</text:p>
          </table:table-cell>
          <table:table-cell office:value-type="float" office:value="143" table:style-name="ce9">
            <text:p>143</text:p>
          </table:table-cell>
          <table:table-cell office:value-type="float" office:value="99" table:style-name="ce9">
            <text:p>99</text:p>
          </table:table-cell>
          <table:table-cell office:value-type="percentage" office:value="0.69230769230769229" table:formula="of:=[.C11]/[.B11]" table:style-name="ce16">
            <text:p>69.2%</text:p>
          </table:table-cell>
          <table:table-cell office:value-type="float" office:value="88562.93" table:style-name="ce9">
            <text:p>88,563</text:p>
          </table:table-cell>
          <table:table-cell office:value-type="float" office:value="45749.599999999999" table:style-name="ce9">
            <text:p>45,750</text:p>
          </table:table-cell>
          <table:table-cell office:value-type="percentage" office:value="0.51657728891846399" table:style-name="ce16">
            <text:p>51.7%</text:p>
          </table:table-cell>
          <table:table-cell office:value-type="float" office:value="1577.57" table:style-name="ce9">
            <text:p>1,578</text:p>
          </table:table-cell>
          <table:table-cell office:value-type="float" office:value="0" table:style-name="ce88">
            <text:p><text:s/>-<text:s/></text:p>
          </table:table-cell>
          <table:table-cell office:value-type="float" office:value="0" table:style-name="ce89">
            <text:p><text:s/>-<text:s/></text:p>
          </table:table-cell>
          <table:table-cell office:value-type="percentage" office:value="0" table:formula="of:=IFERROR([.J11]/[.I11];0)" table:style-name="ce90">
            <text:p>0%</text:p>
          </table:table-cell>
          <table:table-cell table:number-columns-repeated="2" table:style-name="ce91"/>
          <table:table-cell table:number-columns-repeated="16371"/>
        </table:table-row>
        <table:table-row table:style-name="ro2">
          <table:table-cell office:value-type="string" table:style-name="ce10">
            <text:p>V8</text:p>
          </table:table-cell>
          <table:table-cell office:value-type="float" office:value="94" table:style-name="ce11">
            <text:p>94</text:p>
          </table:table-cell>
          <table:table-cell office:value-type="float" office:value="56" table:style-name="ce11">
            <text:p>56</text:p>
          </table:table-cell>
          <table:table-cell office:value-type="percentage" office:value="0.5957446808510638" table:formula="of:=[.C12]/[.B12]" table:style-name="ce15">
            <text:p>59.6%</text:p>
          </table:table-cell>
          <table:table-cell office:value-type="float" office:value="54629.07" table:style-name="ce11">
            <text:p>54,629</text:p>
          </table:table-cell>
          <table:table-cell office:value-type="float" office:value="38614.67" table:style-name="ce11">
            <text:p>38,615</text:p>
          </table:table-cell>
          <table:table-cell office:value-type="percentage" office:value="0.70685202993278295" table:style-name="ce15">
            <text:p>70.7%</text:p>
          </table:table-cell>
          <table:table-cell office:value-type="float" office:value="1287.1600000000001" table:style-name="ce11">
            <text:p>1,287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3">
            <text:p><text:s/>-<text:s/></text:p>
          </table:table-cell>
          <table:table-cell office:value-type="percentage" office:value="0" table:formula="of:=IFERROR([.J12]/[.I12];0)" table:style-name="ce94">
            <text:p>0%</text:p>
          </table:table-cell>
          <table:table-cell table:number-columns-repeated="2" table:style-name="ce95"/>
          <table:table-cell table:number-columns-repeated="16371"/>
        </table:table-row>
        <table:table-row table:style-name="ro2">
          <table:table-cell office:value-type="string" table:style-name="ce8">
            <text:p>V9</text:p>
          </table:table-cell>
          <table:table-cell office:value-type="float" office:value="31" table:style-name="ce9">
            <text:p>31</text:p>
          </table:table-cell>
          <table:table-cell office:value-type="float" office:value="10" table:style-name="ce9">
            <text:p>10</text:p>
          </table:table-cell>
          <table:table-cell office:value-type="percentage" office:value="0.32258064516129031" table:formula="of:=[.C13]/[.B13]" table:style-name="ce16">
            <text:p>32.3%</text:p>
          </table:table-cell>
          <table:table-cell office:value-type="float" office:value="7745.33" table:style-name="ce9">
            <text:p>7,745</text:p>
          </table:table-cell>
          <table:table-cell office:value-type="float" office:value="5179.47" table:style-name="ce9">
            <text:p>5,179</text:p>
          </table:table-cell>
          <table:table-cell office:value-type="percentage" office:value="0.66872095024961298" table:style-name="ce16">
            <text:p>66.9%</text:p>
          </table:table-cell>
          <table:table-cell office:value-type="float" office:value="647.42999999999995" table:style-name="ce9">
            <text:p>647</text:p>
          </table:table-cell>
          <table:table-cell office:value-type="float" office:value="0" table:style-name="ce88">
            <text:p><text:s/>-<text:s/></text:p>
          </table:table-cell>
          <table:table-cell office:value-type="float" office:value="0" table:style-name="ce89">
            <text:p><text:s/>-<text:s/></text:p>
          </table:table-cell>
          <table:table-cell office:value-type="percentage" office:value="0" table:formula="of:=IFERROR([.J13]/[.I13];0)" table:style-name="ce90">
            <text:p>0%</text:p>
          </table:table-cell>
          <table:table-cell table:number-columns-repeated="2" table:style-name="ce91"/>
          <table:table-cell table:number-columns-repeated="16371"/>
        </table:table-row>
        <table:table-row table:style-name="ro2">
          <table:table-cell office:value-type="string" table:style-name="ce12">
            <text:p>V1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percentage" office:value="1" table:formula="of:=[.C14]/[.B14]" table:style-name="ce70">
            <text:p>100.0%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25"/>
          <table:table-cell office:value-type="float" office:value="0" table:style-name="ce13">
            <text:p>0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3">
            <text:p><text:s/>-<text:s/></text:p>
          </table:table-cell>
          <table:table-cell office:value-type="percentage" office:value="0" table:formula="of:=IFERROR([.J14]/[.I14];0)" table:style-name="ce94">
            <text:p>0%</text:p>
          </table:table-cell>
          <table:table-cell table:number-columns-repeated="2" table:style-name="ce95"/>
          <table:table-cell table:number-columns-repeated="16371"/>
        </table:table-row>
        <table:table-row table:style-name="ro2">
          <table:table-cell office:value-type="string" table:style-name="ce52">
            <text:p>TOTAL</text:p>
          </table:table-cell>
          <table:table-cell office:value-type="float" office:value="1436" table:formula="of:=SUM([.B5:.B14])" table:style-name="ce53">
            <text:p>1,436</text:p>
          </table:table-cell>
          <table:table-cell office:value-type="float" office:value="217" table:style-name="ce53">
            <text:p>217</text:p>
          </table:table-cell>
          <table:table-cell office:value-type="percentage" office:value="0.16641104294478501" table:style-name="ce54">
            <text:p>16.6%</text:p>
          </table:table-cell>
          <table:table-cell office:value-type="float" office:value="982367.47" table:style-name="ce53">
            <text:p>982,367</text:p>
          </table:table-cell>
          <table:table-cell office:value-type="float" office:value="570452.53" table:style-name="ce53">
            <text:p>570,453</text:p>
          </table:table-cell>
          <table:table-cell office:value-type="percentage" office:value="0.58069159727873698" table:style-name="ce54">
            <text:p>58.1%</text:p>
          </table:table-cell>
          <table:table-cell table:style-name="ce51"/>
          <table:table-cell office:value-type="float" office:value="751756" table:formula="of:=SUM([.I5:.I14])" table:style-name="ce96">
            <text:p><text:s/>751,756.00<text:s/></text:p>
          </table:table-cell>
          <table:table-cell office:value-type="float" office:value="34074.660000000003" table:formula="of:=SUM([.J5:.J14])" table:style-name="ce96">
            <text:p><text:s/>34,074.66<text:s/></text:p>
          </table:table-cell>
          <table:table-cell table:number-columns-repeated="3" table:style-name="ce51"/>
          <table:table-cell table:number-columns-repeated="16371"/>
        </table:table-row>
        <table:table-row table:style-name="ro7">
          <table:table-cell table:number-columns-repeated="8" table:style-name="ce31"/>
          <table:table-cell table:style-name="ce85"/>
          <table:table-cell table:number-columns-repeated="16375" table:style-name="ce1"/>
        </table:table-row>
        <table:table-row table:number-rows-repeated="4" table:style-name="ro7">
          <table:table-cell table:number-columns-repeated="8" table:style-name="ce31"/>
          <table:table-cell table:number-columns-repeated="16376"/>
        </table:table-row>
        <table:table-row table:number-rows-repeated="980" table:style-name="ro5">
          <table:table-cell table:number-columns-repeated="8" table:style-name="ce31"/>
          <table:table-cell table:number-columns-repeated="16376"/>
        </table:table-row>
        <table:table-row table:number-rows-repeated="1047576" table:style-name="ro2">
          <table:table-cell table:number-columns-repeated="16384"/>
        </table:table-row>
      </table:table>
      <table:table table:name="Write-offs_&amp;_Fraud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1" table:number-columns-repeated="16381" table:default-cell-style-name="ce1"/>
        <table:table-row table:style-name="ro1">
          <table:table-cell office:value-type="string" table:style-name="ce2">
            <text:p>Write-offs &amp; Fraud Analysis</text:p>
          </table:table-cell>
          <table:table-cell table:number-columns-repeated="10" table:style-name="ce2"/>
          <table:table-cell table:number-columns-repeated="16373"/>
        </table:table-row>
        <table:table-row table:style-name="ro6">
          <table:table-cell office:value-type="string" table:style-name="ce32">
            <text:p>32 WO loans in tape (13 fraud + 19 credit) — FULLY EXCLUDED from all other sheets</text:p>
          </table:table-cell>
          <table:table-cell table:number-columns-repeated="10" table:style-name="ce32"/>
          <table:table-cell table:number-columns-repeated="16373"/>
        </table:table-row>
        <table:table-row table:style-name="ro3">
          <table:table-cell office:value-type="string" table:style-name="ce76">
            <text:p>Write-off Summary</text:p>
          </table:table-cell>
          <table:table-cell table:number-columns-repeated="3" table:style-name="ce59"/>
          <table:table-cell table:number-columns-repeated="7" table:style-name="ce97"/>
          <table:table-cell table:number-columns-repeated="16373"/>
        </table:table-row>
        <table:table-row table:style-name="ro4">
          <table:table-cell office:value-type="string" table:style-name="ce7">
            <text:p>Metric</text:p>
          </table:table-cell>
          <table:table-cell office:value-type="string" table:style-name="ce7">
            <text:p>All WO</text:p>
          </table:table-cell>
          <table:table-cell office:value-type="string" table:style-name="ce7">
            <text:p>Fraud</text:p>
          </table:table-cell>
          <table:table-cell office:value-type="string" table:style-name="ce7">
            <text:p>Credit Loss</text:p>
          </table:table-cell>
          <table:table-cell table:number-columns-repeated="7" table:style-name="ce98"/>
          <table:table-cell table:number-columns-repeated="16373"/>
        </table:table-row>
        <table:table-row table:style-name="ro2">
          <table:table-cell office:value-type="string" table:style-name="ce8">
            <text:p># Loans</text:p>
          </table:table-cell>
          <table:table-cell office:value-type="float" office:value="32" table:style-name="ce9">
            <text:p>32</text:p>
          </table:table-cell>
          <table:table-cell office:value-type="float" office:value="13" table:style-name="ce9">
            <text:p>13</text:p>
          </table:table-cell>
          <table:table-cell office:value-type="float" office:value="19" table:style-name="ce9">
            <text:p>19</text:p>
          </table:table-cell>
          <table:table-cell table:number-columns-repeated="7" table:style-name="ce64"/>
          <table:table-cell table:number-columns-repeated="16373"/>
        </table:table-row>
        <table:table-row table:style-name="ro12">
          <table:table-cell office:value-type="string" table:style-name="ce99">
            <text:p>Original Principal (SAR)</text:p>
          </table:table-cell>
          <table:table-cell office:value-type="float" office:value="1668145" table:style-name="ce100">
            <text:p>1,668,145</text:p>
          </table:table-cell>
          <table:table-cell office:value-type="float" office:value="942000" table:style-name="ce100">
            <text:p>942,000</text:p>
          </table:table-cell>
          <table:table-cell office:value-type="float" office:value="726145" table:style-name="ce100">
            <text:p>726,145</text:p>
          </table:table-cell>
          <table:table-cell table:number-columns-repeated="7" table:style-name="ce65"/>
          <table:table-cell table:number-columns-repeated="16373" table:style-name="ce31"/>
        </table:table-row>
        <table:table-row table:style-name="ro12">
          <table:table-cell office:value-type="string" table:style-name="ce101">
            <text:p>Outstanding Principal (SAR)</text:p>
          </table:table-cell>
          <table:table-cell office:value-type="float" office:value="1012540.1491" table:style-name="ce102">
            <text:p>1,012,540</text:p>
          </table:table-cell>
          <table:table-cell office:value-type="float" office:value="742715.46939999994" table:style-name="ce102">
            <text:p>742,715</text:p>
          </table:table-cell>
          <table:table-cell office:value-type="float" office:value="269824.67969999998" table:style-name="ce102">
            <text:p>269,825</text:p>
          </table:table-cell>
          <table:table-cell table:number-columns-repeated="7" table:style-name="ce64"/>
          <table:table-cell table:number-columns-repeated="16373" table:style-name="ce31"/>
        </table:table-row>
        <table:table-row table:style-name="ro12">
          <table:table-cell office:value-type="string" table:style-name="ce99">
            <text:p>Outstanding Fee (SAR)</text:p>
          </table:table-cell>
          <table:table-cell office:value-type="float" office:value="149552.85" table:style-name="ce100">
            <text:p>149,553</text:p>
          </table:table-cell>
          <table:table-cell office:value-type="float" office:value="114870.53" table:style-name="ce100">
            <text:p>114,871</text:p>
          </table:table-cell>
          <table:table-cell office:value-type="float" office:value="34682.32" table:style-name="ce100">
            <text:p>34,682</text:p>
          </table:table-cell>
          <table:table-cell table:number-columns-repeated="7" table:style-name="ce65"/>
          <table:table-cell table:number-columns-repeated="16373" table:style-name="ce31"/>
        </table:table-row>
        <table:table-row table:style-name="ro12">
          <table:table-cell office:value-type="string" table:style-name="ce101">
            <text:p>Total O/S (SAR)</text:p>
          </table:table-cell>
          <table:table-cell office:value-type="float" office:value="1162092.9990999999" table:style-name="ce102">
            <text:p>1,162,093</text:p>
          </table:table-cell>
          <table:table-cell office:value-type="float" office:value="857585.99939999997" table:style-name="ce102">
            <text:p>857,586</text:p>
          </table:table-cell>
          <table:table-cell office:value-type="float" office:value="304506.99969999999" table:style-name="ce102">
            <text:p>304,507</text:p>
          </table:table-cell>
          <table:table-cell table:number-columns-repeated="7" table:style-name="ce64"/>
          <table:table-cell table:number-columns-repeated="16373" table:style-name="ce31"/>
        </table:table-row>
        <table:table-row table:style-name="ro12">
          <table:table-cell office:value-type="string" table:style-name="ce99">
            <text:p>As % of Total Originations</text:p>
          </table:table-cell>
          <table:table-cell office:value-type="percentage" office:value="3.1908307474165898E-2" table:style-name="ce103">
            <text:p>3.2%</text:p>
          </table:table-cell>
          <table:table-cell office:value-type="percentage" office:value="1.8018592892502901E-2" table:style-name="ce103">
            <text:p>1.8%</text:p>
          </table:table-cell>
          <table:table-cell office:value-type="percentage" office:value="1.3889714581663E-2" table:style-name="ce103">
            <text:p>1.4%</text:p>
          </table:table-cell>
          <table:table-cell table:number-columns-repeated="7" table:style-name="ce65"/>
          <table:table-cell table:number-columns-repeated="16373" table:style-name="ce31"/>
        </table:table-row>
        <table:table-row table:style-name="ro2">
          <table:table-cell table:number-columns-repeated="11" table:style-name="ce59"/>
          <table:table-cell table:number-columns-repeated="16373"/>
        </table:table-row>
        <table:table-row table:style-name="ro3">
          <table:table-cell office:value-type="string" table:style-name="ce76">
            <text:p>By Reason Code</text:p>
          </table:table-cell>
          <table:table-cell table:number-columns-repeated="10" table:style-name="ce59"/>
          <table:table-cell table:number-columns-repeated="16373"/>
        </table:table-row>
        <table:table-row table:style-name="ro4">
          <table:table-cell office:value-type="string" table:style-name="ce81">
            <text:p>Reason Code</text:p>
          </table:table-cell>
          <table:table-cell office:value-type="string" table:style-name="ce81">
            <text:p># Loans</text:p>
          </table:table-cell>
          <table:table-cell office:value-type="string" table:style-name="ce81">
            <text:p>Orig Principal</text:p>
          </table:table-cell>
          <table:table-cell office:value-type="string" table:style-name="ce81">
            <text:p>O/S Principal</text:p>
          </table:table-cell>
          <table:table-cell office:value-type="string" table:style-name="ce81">
            <text:p>O/S Fee</text:p>
          </table:table-cell>
          <table:table-cell office:value-type="string" table:style-name="ce81">
            <text:p>Total O/S</text:p>
          </table:table-cell>
          <table:table-cell office:value-type="string" table:style-name="ce81">
            <text:p>% of WO</text:p>
          </table:table-cell>
          <table:table-cell office:value-type="string" table:style-name="ce81">
            <text:p>Type</text:p>
          </table:table-cell>
          <table:table-cell table:number-columns-repeated="3" table:style-name="ce104"/>
          <table:table-cell table:number-columns-repeated="16373"/>
        </table:table-row>
        <table:table-row table:style-name="ro2">
          <table:table-cell office:value-type="string" table:style-name="ce101">
            <text:p>Long-term delinquency beyond recovery threshold</text:p>
          </table:table-cell>
          <table:table-cell office:value-type="float" office:value="12" table:style-name="ce9">
            <text:p>12</text:p>
          </table:table-cell>
          <table:table-cell office:value-type="float" office:value="129838.67" table:style-name="ce9">
            <text:p>129,839</text:p>
          </table:table-cell>
          <table:table-cell office:value-type="float" office:value="62257.82" table:style-name="ce9">
            <text:p>62,258</text:p>
          </table:table-cell>
          <table:table-cell office:value-type="float" office:value="7660.58" table:style-name="ce9">
            <text:p>7,661</text:p>
          </table:table-cell>
          <table:table-cell office:value-type="float" office:value="69918.399999999994" table:style-name="ce9">
            <text:p>69,918</text:p>
          </table:table-cell>
          <table:table-cell office:value-type="percentage" office:value="0.20933552414120199" table:style-name="ce16">
            <text:p>20.9%</text:p>
          </table:table-cell>
          <table:table-cell office:value-type="string" table:style-name="ce36">
            <text:p>Credit</text:p>
          </table:table-cell>
          <table:table-cell table:number-columns-repeated="3" table:style-name="ce64"/>
          <table:table-cell table:number-columns-repeated="16373"/>
        </table:table-row>
        <table:table-row table:style-name="ro2">
          <table:table-cell office:value-type="string" table:style-name="ce99">
            <text:p>Financial hardship</text:p>
          </table:table-cell>
          <table:table-cell office:value-type="float" office:value="7" table:style-name="ce11">
            <text:p>7</text:p>
          </table:table-cell>
          <table:table-cell office:value-type="float" office:value="63800" table:style-name="ce11">
            <text:p>63,800</text:p>
          </table:table-cell>
          <table:table-cell office:value-type="float" office:value="10495.66" table:style-name="ce11">
            <text:p>10,496</text:p>
          </table:table-cell>
          <table:table-cell office:value-type="float" office:value="1720.07" table:style-name="ce11">
            <text:p>1,720</text:p>
          </table:table-cell>
          <table:table-cell office:value-type="float" office:value="12215.73" table:style-name="ce11">
            <text:p>12,216</text:p>
          </table:table-cell>
          <table:table-cell office:value-type="percentage" office:value="3.6573876692007901E-2" table:style-name="ce15">
            <text:p>3.7%</text:p>
          </table:table-cell>
          <table:table-cell office:value-type="string" table:style-name="ce39">
            <text:p>Credit</text:p>
          </table:table-cell>
          <table:table-cell table:number-columns-repeated="3" table:style-name="ce65"/>
          <table:table-cell table:number-columns-repeated="16373"/>
        </table:table-row>
        <table:table-row table:style-name="ro2">
          <table:table-cell office:value-type="string" table:style-name="ce101">
            <text:p>Family / Friendly Fraud</text:p>
          </table:table-cell>
          <table:table-cell office:value-type="float" office:value="6" table:style-name="ce9">
            <text:p>6</text:p>
          </table:table-cell>
          <table:table-cell office:value-type="float" office:value="72000" table:style-name="ce9">
            <text:p>72,000</text:p>
          </table:table-cell>
          <table:table-cell office:value-type="float" office:value="39317.620000000003" table:style-name="ce9">
            <text:p>39,318</text:p>
          </table:table-cell>
          <table:table-cell office:value-type="float" office:value="6085.58" table:style-name="ce9">
            <text:p>6,086</text:p>
          </table:table-cell>
          <table:table-cell office:value-type="float" office:value="45403.199999999997" table:style-name="ce9">
            <text:p>45,403</text:p>
          </table:table-cell>
          <table:table-cell office:value-type="percentage" office:value="0.135937073355337" table:style-name="ce16">
            <text:p>13.6%</text:p>
          </table:table-cell>
          <table:table-cell office:value-type="string" table:style-name="ce36">
            <text:p>⚠ FRAUD</text:p>
          </table:table-cell>
          <table:table-cell table:number-columns-repeated="3" table:style-name="ce64"/>
          <table:table-cell table:number-columns-repeated="16373"/>
        </table:table-row>
        <table:table-row table:style-name="ro2">
          <table:table-cell office:value-type="string" table:style-name="ce99">
            <text:p>Fake landlord ownership</text:p>
          </table:table-cell>
          <table:table-cell office:value-type="float" office:value="2" table:style-name="ce11">
            <text:p>2</text:p>
          </table:table-cell>
          <table:table-cell office:value-type="float" office:value="19733.330000000002" table:style-name="ce11">
            <text:p>19,733</text:p>
          </table:table-cell>
          <table:table-cell office:value-type="float" office:value="19733.330000000002" table:style-name="ce11">
            <text:p>19,733</text:p>
          </table:table-cell>
          <table:table-cell office:value-type="float" office:value="0" table:style-name="ce11">
            <text:p>0</text:p>
          </table:table-cell>
          <table:table-cell office:value-type="float" office:value="19733.330000000002" table:style-name="ce11">
            <text:p>19,733</text:p>
          </table:table-cell>
          <table:table-cell office:value-type="percentage" office:value="5.9081553301940301E-2" table:style-name="ce15">
            <text:p>5.9%</text:p>
          </table:table-cell>
          <table:table-cell office:value-type="string" table:style-name="ce39">
            <text:p>⚠ FRAUD</text:p>
          </table:table-cell>
          <table:table-cell table:number-columns-repeated="3" table:style-name="ce65"/>
          <table:table-cell table:number-columns-repeated="16373"/>
        </table:table-row>
        <table:table-row table:style-name="ro2">
          <table:table-cell office:value-type="string" table:style-name="ce101">
            <text:p>Organized Application Fraud</text:p>
          </table:table-cell>
          <table:table-cell office:value-type="float" office:value="2" table:style-name="ce9">
            <text:p>2</text:p>
          </table:table-cell>
          <table:table-cell office:value-type="float" office:value="24533.33" table:style-name="ce9">
            <text:p>24,533</text:p>
          </table:table-cell>
          <table:table-cell office:value-type="float" office:value="19706.09" table:style-name="ce9">
            <text:p>19,706</text:p>
          </table:table-cell>
          <table:table-cell office:value-type="float" office:value="3251.51" table:style-name="ce9">
            <text:p>3,252</text:p>
          </table:table-cell>
          <table:table-cell office:value-type="float" office:value="22957.599999999999" table:style-name="ce9">
            <text:p>22,958</text:p>
          </table:table-cell>
          <table:table-cell office:value-type="percentage" office:value="6.8735000071855901E-2" table:style-name="ce16">
            <text:p>6.9%</text:p>
          </table:table-cell>
          <table:table-cell office:value-type="string" table:style-name="ce36">
            <text:p>⚠ FRAUD</text:p>
          </table:table-cell>
          <table:table-cell table:number-columns-repeated="3" table:style-name="ce64"/>
          <table:table-cell table:number-columns-repeated="16373"/>
        </table:table-row>
        <table:table-row table:style-name="ro2">
          <table:table-cell office:value-type="string" table:style-name="ce99">
            <text:p>Identity Theft Fraud</text:p>
          </table:table-cell>
          <table:table-cell office:value-type="float" office:value="2" table:style-name="ce11">
            <text:p>2</text:p>
          </table:table-cell>
          <table:table-cell office:value-type="float" office:value="84000" table:style-name="ce11">
            <text:p>84,000</text:p>
          </table:table-cell>
          <table:table-cell office:value-type="float" office:value="84000" table:style-name="ce11">
            <text:p>84,000</text:p>
          </table:table-cell>
          <table:table-cell office:value-type="float" office:value="12740" table:style-name="ce11">
            <text:p>12,740</text:p>
          </table:table-cell>
          <table:table-cell office:value-type="float" office:value="96740" table:style-name="ce11">
            <text:p>96,740</text:p>
          </table:table-cell>
          <table:table-cell office:value-type="percentage" office:value="0.28963933106907302" table:style-name="ce15">
            <text:p>29.0%</text:p>
          </table:table-cell>
          <table:table-cell office:value-type="string" table:style-name="ce39">
            <text:p>⚠ FRAUD</text:p>
          </table:table-cell>
          <table:table-cell table:number-columns-repeated="3" table:style-name="ce65"/>
          <table:table-cell table:number-columns-repeated="16373"/>
        </table:table-row>
        <table:table-row table:style-name="ro2">
          <table:table-cell office:value-type="string" table:style-name="ce101">
            <text:p>Internal Employment</text:p>
          </table:table-cell>
          <table:table-cell office:value-type="float" office:value="1" table:style-name="ce9">
            <text:p>1</text:p>
          </table:table-cell>
          <table:table-cell office:value-type="float" office:value="10666.67" table:style-name="ce9">
            <text:p>10,667</text:p>
          </table:table-cell>
          <table:table-cell office:value-type="float" office:value="8811.59" table:style-name="ce9">
            <text:p>8,812</text:p>
          </table:table-cell>
          <table:table-cell office:value-type="float" office:value="1321.74" table:style-name="ce9">
            <text:p>1,322</text:p>
          </table:table-cell>
          <table:table-cell office:value-type="float" office:value="10133.33" table:style-name="ce9">
            <text:p>10,133</text:p>
          </table:table-cell>
          <table:table-cell office:value-type="percentage" office:value="3.0339176019915301E-2" table:style-name="ce16">
            <text:p>3.0%</text:p>
          </table:table-cell>
          <table:table-cell office:value-type="string" table:style-name="ce36">
            <text:p>⚠ FRAUD</text:p>
          </table:table-cell>
          <table:table-cell table:number-columns-repeated="3" table:style-name="ce64"/>
          <table:table-cell table:number-columns-repeated="16373"/>
        </table:table-row>
        <table:table-row table:style-name="ro2">
          <table:table-cell office:value-type="string" table:style-name="ce99">
            <text:p>Collusion between tenant and landlord</text:p>
          </table:table-cell>
          <table:table-cell office:value-type="float" office:value="1" table:style-name="ce11">
            <text:p>1</text:p>
          </table:table-cell>
          <table:table-cell office:value-type="float" office:value="53333.33" table:style-name="ce11">
            <text:p>53,333</text:p>
          </table:table-cell>
          <table:table-cell office:value-type="float" office:value="40000" table:style-name="ce11">
            <text:p>40,000</text:p>
          </table:table-cell>
          <table:table-cell office:value-type="float" office:value="6200" table:style-name="ce11">
            <text:p>6,200</text:p>
          </table:table-cell>
          <table:table-cell office:value-type="float" office:value="46200" table:style-name="ce11">
            <text:p>46,200</text:p>
          </table:table-cell>
          <table:table-cell office:value-type="percentage" office:value="0.13832269066974501" table:style-name="ce15">
            <text:p>13.8%</text:p>
          </table:table-cell>
          <table:table-cell office:value-type="string" table:style-name="ce39">
            <text:p>⚠ FRAUD</text:p>
          </table:table-cell>
          <table:table-cell table:number-columns-repeated="3" table:style-name="ce65"/>
          <table:table-cell table:number-columns-repeated="16373"/>
        </table:table-row>
        <table:table-row table:style-name="ro2">
          <table:table-cell office:value-type="string" table:style-name="ce101">
            <text:p>Control Bypass by Team</text:p>
          </table:table-cell>
          <table:table-cell office:value-type="float" office:value="1" table:style-name="ce9">
            <text:p>1</text:p>
          </table:table-cell>
          <table:table-cell office:value-type="float" office:value="6666.67" table:style-name="ce9">
            <text:p>6,667</text:p>
          </table:table-cell>
          <table:table-cell office:value-type="float" office:value="6666.67" table:style-name="ce9">
            <text:p>6,667</text:p>
          </table:table-cell>
          <table:table-cell office:value-type="float" office:value="1100" table:style-name="ce9">
            <text:p>1,100</text:p>
          </table:table-cell>
          <table:table-cell office:value-type="float" office:value="7766.67" table:style-name="ce9">
            <text:p>7,767</text:p>
          </table:table-cell>
          <table:table-cell office:value-type="percentage" office:value="2.3253381620527199E-2" table:style-name="ce16">
            <text:p>2.3%</text:p>
          </table:table-cell>
          <table:table-cell office:value-type="string" table:style-name="ce36">
            <text:p>⚠ FRAUD</text:p>
          </table:table-cell>
          <table:table-cell table:number-columns-repeated="3" table:style-name="ce64"/>
          <table:table-cell table:number-columns-repeated="16373"/>
        </table:table-row>
        <table:table-row table:style-name="ro2">
          <table:table-cell office:value-type="string" table:style-name="ce99">
            <text:p>Tenant-Landlord Collusion</text:p>
          </table:table-cell>
          <table:table-cell office:value-type="float" office:value="1" table:style-name="ce11">
            <text:p>1</text:p>
          </table:table-cell>
          <table:table-cell office:value-type="float" office:value="2933.33" table:style-name="ce11">
            <text:p>2,933</text:p>
          </table:table-cell>
          <table:table-cell office:value-type="float" office:value="2933.33" table:style-name="ce11">
            <text:p>2,933</text:p>
          </table:table-cell>
          <table:table-cell office:value-type="float" office:value="0" table:style-name="ce11">
            <text:p>0</text:p>
          </table:table-cell>
          <table:table-cell office:value-type="float" office:value="2933.33" table:style-name="ce11">
            <text:p>2,933</text:p>
          </table:table-cell>
          <table:table-cell office:value-type="percentage" office:value="8.7823930583965301E-3" table:style-name="ce15">
            <text:p>0.9%</text:p>
          </table:table-cell>
          <table:table-cell office:value-type="string" table:style-name="ce39">
            <text:p>⚠ FRAUD</text:p>
          </table:table-cell>
          <table:table-cell table:number-columns-repeated="3" table:style-name="ce65"/>
          <table:table-cell table:number-columns-repeated="16373"/>
        </table:table-row>
        <table:table-row table:style-name="ro2">
          <table:table-cell office:value-type="string" table:style-name="ce105">
            <text:p>TOTAL</text:p>
          </table:table-cell>
          <table:table-cell office:value-type="float" office:value="35" table:style-name="ce106">
            <text:p>35</text:p>
          </table:table-cell>
          <table:table-cell office:value-type="float" office:value="467505.33" table:style-name="ce106">
            <text:p>467,505</text:p>
          </table:table-cell>
          <table:table-cell office:value-type="float" office:value="293922.12" table:style-name="ce106">
            <text:p>293,922</text:p>
          </table:table-cell>
          <table:table-cell office:value-type="float" office:value="40079.480000000003" table:style-name="ce106">
            <text:p>40,079</text:p>
          </table:table-cell>
          <table:table-cell office:value-type="float" office:value="334001.59999999998" table:style-name="ce106">
            <text:p>334,002</text:p>
          </table:table-cell>
          <table:table-cell office:value-type="percentage" office:value="1" table:style-name="ce107">
            <text:p>100.00%</text:p>
          </table:table-cell>
          <table:table-cell table:number-columns-repeated="4" table:style-name="ce108"/>
          <table:table-cell table:number-columns-repeated="16373"/>
        </table:table-row>
        <table:table-row table:style-name="ro2">
          <table:table-cell table:number-columns-repeated="11" table:style-name="ce59"/>
          <table:table-cell table:number-columns-repeated="16373"/>
        </table:table-row>
        <table:table-row table:style-name="ro3">
          <table:table-cell office:value-type="string" table:style-name="ce76">
            <text:p>Write-offs by Monthly Cohort</text:p>
          </table:table-cell>
          <table:table-cell table:number-columns-repeated="10" table:style-name="ce59"/>
          <table:table-cell table:number-columns-repeated="16373"/>
        </table:table-row>
        <table:table-row table:style-name="ro4">
          <table:table-cell office:value-type="string" table:style-name="ce81">
            <text:p>Cohort</text:p>
          </table:table-cell>
          <table:table-cell office:value-type="string" table:style-name="ce81">
            <text:p>Vintage</text:p>
          </table:table-cell>
          <table:table-cell office:value-type="string" table:style-name="ce81">
            <text:p># WO</text:p>
          </table:table-cell>
          <table:table-cell office:value-type="string" table:style-name="ce81">
            <text:p># Fraud</text:p>
          </table:table-cell>
          <table:table-cell office:value-type="string" table:style-name="ce81">
            <text:p># Credit</text:p>
          </table:table-cell>
          <table:table-cell office:value-type="string" table:style-name="ce81">
            <text:p>WO O/S (USD)</text:p>
          </table:table-cell>
          <table:table-cell office:value-type="string" table:style-name="ce81">
            <text:p>Fraud O/S</text:p>
          </table:table-cell>
          <table:table-cell office:value-type="string" table:style-name="ce81">
            <text:p>Credit O/S</text:p>
          </table:table-cell>
          <table:table-cell office:value-type="string" table:style-name="ce81">
            <text:p>Cohort Orig</text:p>
            <text:p>(all loans)</text:p>
          </table:table-cell>
          <table:table-cell office:value-type="string" table:style-name="ce81">
            <text:p>WO as %</text:p>
            <text:p>of Orig</text:p>
          </table:table-cell>
          <table:table-cell table:style-name="ce104"/>
          <table:table-cell table:number-columns-repeated="16373"/>
        </table:table-row>
        <table:table-row table:style-name="ro2">
          <table:table-cell office:value-type="string" table:style-name="ce8">
            <text:p>Jul-2023</text:p>
          </table:table-cell>
          <table:table-cell office:value-type="string" table:style-name="ce36">
            <text:p>V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734.67" table:style-name="ce9">
            <text:p>735</text:p>
          </table:table-cell>
          <table:table-cell office:value-type="float" office:value="0" table:style-name="ce9">
            <text:p>0</text:p>
          </table:table-cell>
          <table:table-cell office:value-type="float" office:value="734.67" table:style-name="ce9">
            <text:p>735</text:p>
          </table:table-cell>
          <table:table-cell office:value-type="float" office:value="111021" table:style-name="ce9">
            <text:p>111,021</text:p>
          </table:table-cell>
          <table:table-cell office:value-type="percentage" office:value="2.4815125066428901E-2" table:style-name="ce16">
            <text:p>2.5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Aug-2023</text:p>
          </table:table-cell>
          <table:table-cell office:value-type="string" table:style-name="ce39">
            <text:p>V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516" table:style-name="ce11">
            <text:p>5,516</text:p>
          </table:table-cell>
          <table:table-cell office:value-type="float" office:value="5516" table:style-name="ce11">
            <text:p>5,516</text:p>
          </table:table-cell>
          <table:table-cell office:value-type="float" office:value="0" table:style-name="ce11">
            <text:p>0</text:p>
          </table:table-cell>
          <table:table-cell office:value-type="float" office:value="40000" table:style-name="ce11">
            <text:p>40,000</text:p>
          </table:table-cell>
          <table:table-cell office:value-type="percentage" office:value="0.51712499999999995" table:style-name="ce15">
            <text:p>51.7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Sep-2023</text:p>
          </table:table-cell>
          <table:table-cell office:value-type="string" table:style-name="ce36">
            <text:p>V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1627.47" table:style-name="ce9">
            <text:p>11,627</text:p>
          </table:table-cell>
          <table:table-cell office:value-type="float" office:value="11627.47" table:style-name="ce9">
            <text:p>11,627</text:p>
          </table:table-cell>
          <table:table-cell office:value-type="float" office:value="0" table:style-name="ce9">
            <text:p>0</text:p>
          </table:table-cell>
          <table:table-cell office:value-type="float" office:value="238200" table:style-name="ce9">
            <text:p>238,200</text:p>
          </table:table-cell>
          <table:table-cell office:value-type="percentage" office:value="0.183052056675063" table:style-name="ce16">
            <text:p>18.3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Nov-2023</text:p>
          </table:table-cell>
          <table:table-cell office:value-type="string" table:style-name="ce39">
            <text:p>V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022.4" table:style-name="ce11">
            <text:p>1,022</text:p>
          </table:table-cell>
          <table:table-cell office:value-type="float" office:value="0" table:style-name="ce11">
            <text:p>0</text:p>
          </table:table-cell>
          <table:table-cell office:value-type="float" office:value="1022.4" table:style-name="ce11">
            <text:p>1,022</text:p>
          </table:table-cell>
          <table:table-cell office:value-type="float" office:value="327400" table:style-name="ce11">
            <text:p>327,400</text:p>
          </table:table-cell>
          <table:table-cell office:value-type="percentage" office:value="1.17104456322541E-2" table:style-name="ce15">
            <text:p>1.2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Dec-2023</text:p>
          </table:table-cell>
          <table:table-cell office:value-type="string" table:style-name="ce36">
            <text:p>V1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4654.3999999999996" table:style-name="ce9">
            <text:p>4,654</text:p>
          </table:table-cell>
          <table:table-cell office:value-type="float" office:value="3494.4" table:style-name="ce9">
            <text:p>3,494</text:p>
          </table:table-cell>
          <table:table-cell office:value-type="float" office:value="1160" table:style-name="ce9">
            <text:p>1,160</text:p>
          </table:table-cell>
          <table:table-cell office:value-type="float" office:value="504081" table:style-name="ce9">
            <text:p>504,081</text:p>
          </table:table-cell>
          <table:table-cell office:value-type="percentage" office:value="3.4625387189757197E-2" table:style-name="ce16">
            <text:p>3.5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Jan-2024</text:p>
          </table:table-cell>
          <table:table-cell office:value-type="string" table:style-name="ce39">
            <text:p>V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7558.67" table:style-name="ce11">
            <text:p>27,559</text:p>
          </table:table-cell>
          <table:table-cell office:value-type="float" office:value="17529.599999999999" table:style-name="ce11">
            <text:p>17,530</text:p>
          </table:table-cell>
          <table:table-cell office:value-type="float" office:value="10029.07" table:style-name="ce11">
            <text:p>10,029</text:p>
          </table:table-cell>
          <table:table-cell office:value-type="float" office:value="872763" table:style-name="ce11">
            <text:p>872,763</text:p>
          </table:table-cell>
          <table:table-cell office:value-type="percentage" office:value="0.118411298370806" table:style-name="ce15">
            <text:p>11.8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Feb-2024</text:p>
          </table:table-cell>
          <table:table-cell office:value-type="string" table:style-name="ce36">
            <text:p>V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4020" table:style-name="ce9">
            <text:p>264,020</text:p>
          </table:table-cell>
          <table:table-cell office:value-type="percentage" office:value="0" table:style-name="ce37">
            <text:p>0.00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Apr-2024</text:p>
          </table:table-cell>
          <table:table-cell office:value-type="string" table:style-name="ce39">
            <text:p>V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657.87" table:style-name="ce11">
            <text:p>3,658</text:p>
          </table:table-cell>
          <table:table-cell office:value-type="float" office:value="0" table:style-name="ce11">
            <text:p>0</text:p>
          </table:table-cell>
          <table:table-cell office:value-type="float" office:value="3657.87" table:style-name="ce11">
            <text:p>3,658</text:p>
          </table:table-cell>
          <table:table-cell office:value-type="float" office:value="547000" table:style-name="ce11">
            <text:p>547,000</text:p>
          </table:table-cell>
          <table:table-cell office:value-type="percentage" office:value="2.5076782449725801E-2" table:style-name="ce15">
            <text:p>2.5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May-2024</text:p>
          </table:table-cell>
          <table:table-cell office:value-type="string" table:style-name="ce36">
            <text:p>V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5635.73" table:style-name="ce9">
            <text:p>5,636</text:p>
          </table:table-cell>
          <table:table-cell office:value-type="float" office:value="0" table:style-name="ce9">
            <text:p>0</text:p>
          </table:table-cell>
          <table:table-cell office:value-type="float" office:value="5635.73" table:style-name="ce9">
            <text:p>5,636</text:p>
          </table:table-cell>
          <table:table-cell office:value-type="float" office:value="244581" table:style-name="ce9">
            <text:p>244,581</text:p>
          </table:table-cell>
          <table:table-cell office:value-type="percentage" office:value="8.6409001516879899E-2" table:style-name="ce16">
            <text:p>8.6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Jun-2024</text:p>
          </table:table-cell>
          <table:table-cell office:value-type="string" table:style-name="ce39">
            <text:p>V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46666" table:style-name="ce11">
            <text:p>546,666</text:p>
          </table:table-cell>
          <table:table-cell office:value-type="percentage" office:value="0" table:style-name="ce40">
            <text:p>0.00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Jul-2024</text:p>
          </table:table-cell>
          <table:table-cell office:value-type="string" table:style-name="ce36">
            <text:p>V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621.07" table:style-name="ce9">
            <text:p>8,621</text:p>
          </table:table-cell>
          <table:table-cell office:value-type="float" office:value="8621.07" table:style-name="ce9">
            <text:p>8,621</text:p>
          </table:table-cell>
          <table:table-cell office:value-type="float" office:value="0" table:style-name="ce9">
            <text:p>0</text:p>
          </table:table-cell>
          <table:table-cell office:value-type="float" office:value="891250" table:style-name="ce9">
            <text:p>891,250</text:p>
          </table:table-cell>
          <table:table-cell office:value-type="percentage" office:value="3.6273772678821897E-2" table:style-name="ce16">
            <text:p>3.6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Aug-2024</text:p>
          </table:table-cell>
          <table:table-cell office:value-type="string" table:style-name="ce39">
            <text:p>V4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9798.93" table:style-name="ce11">
            <text:p>39,799</text:p>
          </table:table-cell>
          <table:table-cell office:value-type="float" office:value="14336.53" table:style-name="ce11">
            <text:p>14,337</text:p>
          </table:table-cell>
          <table:table-cell office:value-type="float" office:value="25462.400000000001" table:style-name="ce11">
            <text:p>25,462</text:p>
          </table:table-cell>
          <table:table-cell office:value-type="float" office:value="1157098" table:style-name="ce11">
            <text:p>1,157,098</text:p>
          </table:table-cell>
          <table:table-cell office:value-type="percentage" office:value="0.12898302460120101" table:style-name="ce15">
            <text:p>12.9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Sep-2024</text:p>
          </table:table-cell>
          <table:table-cell office:value-type="string" table:style-name="ce36">
            <text:p>V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0365.33" table:style-name="ce9">
            <text:p>10,365</text:p>
          </table:table-cell>
          <table:table-cell office:value-type="float" office:value="0" table:style-name="ce9">
            <text:p>0</text:p>
          </table:table-cell>
          <table:table-cell office:value-type="float" office:value="10365.33" table:style-name="ce9">
            <text:p>10,365</text:p>
          </table:table-cell>
          <table:table-cell office:value-type="float" office:value="651726" table:style-name="ce9">
            <text:p>651,726</text:p>
          </table:table-cell>
          <table:table-cell office:value-type="percentage" office:value="5.9641628537146003E-2" table:style-name="ce16">
            <text:p>6.0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Oct-2024</text:p>
          </table:table-cell>
          <table:table-cell office:value-type="string" table:style-name="ce39">
            <text:p>V5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8905.599999999999" table:style-name="ce11">
            <text:p>18,906</text:p>
          </table:table-cell>
          <table:table-cell office:value-type="float" office:value="3577.33" table:style-name="ce11">
            <text:p>3,577</text:p>
          </table:table-cell>
          <table:table-cell office:value-type="float" office:value="15328.27" table:style-name="ce11">
            <text:p>15,328</text:p>
          </table:table-cell>
          <table:table-cell office:value-type="float" office:value="1652504" table:style-name="ce11">
            <text:p>1,652,504</text:p>
          </table:table-cell>
          <table:table-cell office:value-type="percentage" office:value="4.2902165380537698E-2" table:style-name="ce15">
            <text:p>4.3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Nov-2024</text:p>
          </table:table-cell>
          <table:table-cell office:value-type="string" table:style-name="ce36">
            <text:p>V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4078.67" table:style-name="ce9">
            <text:p>4,079</text:p>
          </table:table-cell>
          <table:table-cell office:value-type="float" office:value="0" table:style-name="ce9">
            <text:p>0</text:p>
          </table:table-cell>
          <table:table-cell office:value-type="float" office:value="4078.67" table:style-name="ce9">
            <text:p>4,079</text:p>
          </table:table-cell>
          <table:table-cell office:value-type="float" office:value="1822405" table:style-name="ce9">
            <text:p>1,822,405</text:p>
          </table:table-cell>
          <table:table-cell office:value-type="percentage" office:value="8.3927557266359597E-3" table:style-name="ce16">
            <text:p>0.8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Dec-2024</text:p>
          </table:table-cell>
          <table:table-cell office:value-type="string" table:style-name="ce39">
            <text:p>V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3280.53" table:style-name="ce11">
            <text:p>13,281</text:p>
          </table:table-cell>
          <table:table-cell office:value-type="float" office:value="13280.53" table:style-name="ce11">
            <text:p>13,281</text:p>
          </table:table-cell>
          <table:table-cell office:value-type="float" office:value="0" table:style-name="ce11">
            <text:p>0</text:p>
          </table:table-cell>
          <table:table-cell office:value-type="float" office:value="2059918" table:style-name="ce11">
            <text:p>2,059,918</text:p>
          </table:table-cell>
          <table:table-cell office:value-type="percentage" office:value="2.4176690479912302E-2" table:style-name="ce15">
            <text:p>2.4%</text:p>
          </table:table-cell>
          <table:table-cell table:style-name="ce65"/>
          <table:table-cell table:number-columns-repeated="16373"/>
        </table:table-row>
        <table:table-row table:style-name="ro2">
          <table:table-cell office:value-type="string" table:style-name="ce8">
            <text:p>Jan-2025</text:p>
          </table:table-cell>
          <table:table-cell office:value-type="string" table:style-name="ce36">
            <text:p>V6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35794.13" table:style-name="ce9">
            <text:p>135,794</text:p>
          </table:table-cell>
          <table:table-cell office:value-type="float" office:value="132066.67000000001" table:style-name="ce9">
            <text:p>132,067</text:p>
          </table:table-cell>
          <table:table-cell office:value-type="float" office:value="3727.47" table:style-name="ce9">
            <text:p>3,727</text:p>
          </table:table-cell>
          <table:table-cell office:value-type="float" office:value="2933206" table:style-name="ce9">
            <text:p>2,933,206</text:p>
          </table:table-cell>
          <table:table-cell office:value-type="percentage" office:value="0.173607990710506" table:style-name="ce16">
            <text:p>17.4%</text:p>
          </table:table-cell>
          <table:table-cell table:style-name="ce64"/>
          <table:table-cell table:number-columns-repeated="16373"/>
        </table:table-row>
        <table:table-row table:style-name="ro2">
          <table:table-cell office:value-type="string" table:style-name="ce10">
            <text:p>Mar-2025</text:p>
          </table:table-cell>
          <table:table-cell office:value-type="string" table:style-name="ce39">
            <text:p>V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8640" table:style-name="ce11">
            <text:p>18,640</text:p>
          </table:table-cell>
          <table:table-cell office:value-type="float" office:value="18640" table:style-name="ce11">
            <text:p>18,640</text:p>
          </table:table-cell>
          <table:table-cell office:value-type="float" office:value="0" table:style-name="ce11">
            <text:p>0</text:p>
          </table:table-cell>
          <table:table-cell office:value-type="float" office:value="1564229" table:style-name="ce11">
            <text:p>1,564,229</text:p>
          </table:table-cell>
          <table:table-cell office:value-type="percentage" office:value="4.4686551649406797E-2" table:style-name="ce15">
            <text:p>4.5%</text:p>
          </table:table-cell>
          <table:table-cell table:style-name="ce65"/>
          <table:table-cell table:number-columns-repeated="16373"/>
        </table:table-row>
        <table:table-row table:style-name="ro2">
          <table:table-cell table:number-columns-repeated="11" table:style-name="ce59"/>
          <table:table-cell table:number-columns-repeated="16373"/>
        </table:table-row>
        <table:table-row table:style-name="ro3" table:visibility="collapse">
          <table:table-cell office:value-type="string" table:style-name="ce76">
            <text:p>Loan-Level Detail</text:p>
          </table:table-cell>
          <table:table-cell table:number-columns-repeated="10" table:style-name="ce59"/>
          <table:table-cell table:number-columns-repeated="16373"/>
        </table:table-row>
        <table:table-row table:style-name="ro4" table:visibility="collapse">
          <table:table-cell office:value-type="string" table:style-name="ce81">
            <text:p>Cohort</text:p>
          </table:table-cell>
          <table:table-cell office:value-type="string" table:style-name="ce81">
            <text:p>Loan ID</text:p>
          </table:table-cell>
          <table:table-cell office:value-type="string" table:style-name="ce109">
            <text:p>Reason Code</text:p>
          </table:table-cell>
          <table:table-cell office:value-type="string" table:style-name="ce81">
            <text:p>Orig Principal</text:p>
          </table:table-cell>
          <table:table-cell office:value-type="string" table:style-name="ce81">
            <text:p>O/S Principal</text:p>
          </table:table-cell>
          <table:table-cell office:value-type="string" table:style-name="ce81">
            <text:p>O/S Fee</text:p>
          </table:table-cell>
          <table:table-cell office:value-type="string" table:style-name="ce81">
            <text:p>DPD</text:p>
          </table:table-cell>
          <table:table-cell office:value-type="string" table:style-name="ce81">
            <text:p>SIMAH</text:p>
          </table:table-cell>
          <table:table-cell office:value-type="string" table:style-name="ce81">
            <text:p>Region</text:p>
          </table:table-cell>
          <table:table-cell office:value-type="string" table:style-name="ce81">
            <text:p>Salary</text:p>
          </table:table-cell>
          <table:table-cell office:value-type="string" table:style-name="ce81">
            <text:p>Type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float" office:value="3030002" table:style-name="ce61">
            <text:p>3030002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7733.33" table:style-name="ce9">
            <text:p>7,733</text:p>
          </table:table-cell>
          <table:table-cell office:value-type="float" office:value="644.45000000000005" table:style-name="ce9">
            <text:p>644</text:p>
          </table:table-cell>
          <table:table-cell office:value-type="float" office:value="90.22" table:style-name="ce43">
            <text:p>90.22</text:p>
          </table:table-cell>
          <table:table-cell office:value-type="float" office:value="598" table:style-name="ce9">
            <text:p>598</text:p>
          </table:table-cell>
          <table:table-cell office:value-type="float" office:value="573" table:style-name="ce61">
            <text:p>573</text:p>
          </table:table-cell>
          <table:table-cell office:value-type="string" table:style-name="ce36">
            <text:p>Riyadh Province</text:p>
          </table:table-cell>
          <table:table-cell office:value-type="float" office:value="15000" table:style-name="ce9">
            <text:p>15,0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3</text:p>
          </table:table-cell>
          <table:table-cell office:value-type="float" office:value="3030048" table:style-name="ce67">
            <text:p>3030048</text:p>
          </table:table-cell>
          <table:table-cell office:value-type="string" table:style-name="ce111">
            <text:p>Long-term delinquency beyond recovery threshold</text:p>
          </table:table-cell>
          <table:table-cell office:value-type="float" office:value="7600" table:style-name="ce11">
            <text:p>7,600</text:p>
          </table:table-cell>
          <table:table-cell office:value-type="float" office:value="3166.98" table:style-name="ce11">
            <text:p>3,167</text:p>
          </table:table-cell>
          <table:table-cell office:value-type="float" office:value="490.88" table:style-name="ce11">
            <text:p>491</text:p>
          </table:table-cell>
          <table:table-cell office:value-type="float" office:value="463" table:style-name="ce11">
            <text:p>463</text:p>
          </table:table-cell>
          <table:table-cell office:value-type="float" office:value="527" table:style-name="ce67">
            <text:p>527</text:p>
          </table:table-cell>
          <table:table-cell office:value-type="string" table:style-name="ce39">
            <text:p>Aseer Province</text:p>
          </table:table-cell>
          <table:table-cell table:style-name="ce41"/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4</text:p>
          </table:table-cell>
          <table:table-cell office:value-type="float" office:value="3030170" table:style-name="ce61">
            <text:p>3030170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34666.67" table:style-name="ce9">
            <text:p>34,667</text:p>
          </table:table-cell>
          <table:table-cell office:value-type="float" office:value="17349.54" table:style-name="ce9">
            <text:p>17,350</text:p>
          </table:table-cell>
          <table:table-cell office:value-type="float" office:value="2342.19" table:style-name="ce9">
            <text:p>2,342</text:p>
          </table:table-cell>
          <table:table-cell office:value-type="float" office:value="352" table:style-name="ce9">
            <text:p>352</text:p>
          </table:table-cell>
          <table:table-cell office:value-type="float" office:value="434" table:style-name="ce61">
            <text:p>434</text:p>
          </table:table-cell>
          <table:table-cell office:value-type="string" table:style-name="ce36">
            <text:p>Riyadh Province</text:p>
          </table:table-cell>
          <table:table-cell office:value-type="float" office:value="42486.73" table:style-name="ce9">
            <text:p>42,487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4</text:p>
          </table:table-cell>
          <table:table-cell office:value-type="float" office:value="3030178" table:style-name="ce67">
            <text:p>3030178</text:p>
          </table:table-cell>
          <table:table-cell office:value-type="string" table:style-name="ce111">
            <text:p>Long-term delinquency beyond recovery threshold</text:p>
          </table:table-cell>
          <table:table-cell office:value-type="float" office:value="11333.33" table:style-name="ce11">
            <text:p>11,333</text:p>
          </table:table-cell>
          <table:table-cell office:value-type="float" office:value="9444.5" table:style-name="ce11">
            <text:p>9,445</text:p>
          </table:table-cell>
          <table:table-cell office:value-type="float" office:value="920.84" table:style-name="ce11">
            <text:p>921</text:p>
          </table:table-cell>
          <table:table-cell office:value-type="float" office:value="439" table:style-name="ce11">
            <text:p>439</text:p>
          </table:table-cell>
          <table:table-cell office:value-type="float" office:value="442" table:style-name="ce67">
            <text:p>442</text:p>
          </table:table-cell>
          <table:table-cell office:value-type="string" table:style-name="ce39">
            <text:p>Riyadh Province</text:p>
          </table:table-cell>
          <table:table-cell office:value-type="float" office:value="10000" table:style-name="ce11">
            <text:p>10,000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5</text:p>
          </table:table-cell>
          <table:table-cell office:value-type="float" office:value="3030186" table:style-name="ce61">
            <text:p>3030186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9333.33" table:style-name="ce9">
            <text:p>9,333</text:p>
          </table:table-cell>
          <table:table-cell office:value-type="float" office:value="5444.65" table:style-name="ce9">
            <text:p>5,445</text:p>
          </table:table-cell>
          <table:table-cell office:value-type="float" office:value="490.02" table:style-name="ce9">
            <text:p>490</text:p>
          </table:table-cell>
          <table:table-cell office:value-type="float" office:value="335" table:style-name="ce9">
            <text:p>335</text:p>
          </table:table-cell>
          <table:table-cell office:value-type="float" office:value="304" table:style-name="ce61">
            <text:p>304</text:p>
          </table:table-cell>
          <table:table-cell office:value-type="string" table:style-name="ce36">
            <text:p>Riyadh Province</text:p>
          </table:table-cell>
          <table:table-cell office:value-type="float" office:value="11000" table:style-name="ce9">
            <text:p>11,0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5</text:p>
          </table:table-cell>
          <table:table-cell office:value-type="float" office:value="3030201" table:style-name="ce67">
            <text:p>3030201</text:p>
          </table:table-cell>
          <table:table-cell office:value-type="string" table:style-name="ce111">
            <text:p>Long-term delinquency beyond recovery threshold</text:p>
          </table:table-cell>
          <table:table-cell office:value-type="float" office:value="13333.33" table:style-name="ce11">
            <text:p>13,333</text:p>
          </table:table-cell>
          <table:table-cell office:value-type="float" office:value="8657.7000000000007" table:style-name="ce11">
            <text:p>8,658</text:p>
          </table:table-cell>
          <table:table-cell office:value-type="float" office:value="735.9" table:style-name="ce11">
            <text:p>736</text:p>
          </table:table-cell>
          <table:table-cell office:value-type="float" office:value="350" table:style-name="ce11">
            <text:p>350</text:p>
          </table:table-cell>
          <table:table-cell office:value-type="float" office:value="305" table:style-name="ce67">
            <text:p>305</text:p>
          </table:table-cell>
          <table:table-cell office:value-type="string" table:style-name="ce39">
            <text:p>Riyadh Province</text:p>
          </table:table-cell>
          <table:table-cell office:value-type="float" office:value="26000" table:style-name="ce11">
            <text:p>26,000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5</text:p>
          </table:table-cell>
          <table:table-cell office:value-type="float" office:value="3030207" table:style-name="ce61">
            <text:p>3030207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6133.33" table:style-name="ce9">
            <text:p>6,133</text:p>
          </table:table-cell>
          <table:table-cell office:value-type="float" office:value="3577.78" table:style-name="ce9">
            <text:p>3,578</text:p>
          </table:table-cell>
          <table:table-cell office:value-type="float" office:value="500.89" table:style-name="ce9">
            <text:p>501</text:p>
          </table:table-cell>
          <table:table-cell office:value-type="float" office:value="313" table:style-name="ce9">
            <text:p>313</text:p>
          </table:table-cell>
          <table:table-cell office:value-type="float" office:value="502" table:style-name="ce61">
            <text:p>502</text:p>
          </table:table-cell>
          <table:table-cell office:value-type="string" table:style-name="ce36">
            <text:p>Makkah al-Mukarramah Province</text:p>
          </table:table-cell>
          <table:table-cell office:value-type="float" office:value="4000" table:style-name="ce9">
            <text:p>4,0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5</text:p>
          </table:table-cell>
          <table:table-cell office:value-type="float" office:value="3030254" table:style-name="ce67">
            <text:p>3030254</text:p>
          </table:table-cell>
          <table:table-cell office:value-type="string" table:style-name="ce111">
            <text:p>Internal Employment</text:p>
          </table:table-cell>
          <table:table-cell office:value-type="float" office:value="10666.67" table:style-name="ce11">
            <text:p>10,667</text:p>
          </table:table-cell>
          <table:table-cell office:value-type="float" office:value="8811.59" table:style-name="ce11">
            <text:p>8,812</text:p>
          </table:table-cell>
          <table:table-cell office:value-type="float" office:value="1321.74" table:style-name="ce11">
            <text:p>1,322</text:p>
          </table:table-cell>
          <table:table-cell office:value-type="float" office:value="365" table:style-name="ce11">
            <text:p>365</text:p>
          </table:table-cell>
          <table:table-cell office:value-type="float" office:value="585" table:style-name="ce67">
            <text:p>585</text:p>
          </table:table-cell>
          <table:table-cell office:value-type="string" table:style-name="ce39">
            <text:p>Riyadh Province</text:p>
          </table:table-cell>
          <table:table-cell office:value-type="float" office:value="1000" table:style-name="ce11">
            <text:p>1,00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5</text:p>
          </table:table-cell>
          <table:table-cell office:value-type="float" office:value="3030264" table:style-name="ce61">
            <text:p>3030264</text:p>
          </table:table-cell>
          <table:table-cell office:value-type="string" table:style-name="ce110">
            <text:p>Family / Friendly Fraud</text:p>
          </table:table-cell>
          <table:table-cell office:value-type="float" office:value="4000" table:style-name="ce9">
            <text:p>4,000</text:p>
          </table:table-cell>
          <table:table-cell office:value-type="float" office:value="2701.46" table:style-name="ce9">
            <text:p>2,701</text:p>
          </table:table-cell>
          <table:table-cell office:value-type="float" office:value="445.74" table:style-name="ce9">
            <text:p>446</text:p>
          </table:table-cell>
          <table:table-cell office:value-type="float" office:value="335" table:style-name="ce9">
            <text:p>335</text:p>
          </table:table-cell>
          <table:table-cell office:value-type="float" office:value="660" table:style-name="ce61">
            <text:p>660</text:p>
          </table:table-cell>
          <table:table-cell office:value-type="string" table:style-name="ce36">
            <text:p>Al-Madinah al-Munawwarah Province</text:p>
          </table:table-cell>
          <table:table-cell office:value-type="float" office:value="11333" table:style-name="ce9">
            <text:p>11,333</text:p>
          </table:table-cell>
          <table:table-cell office:value-type="string" table:style-name="ce36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6</text:p>
          </table:table-cell>
          <table:table-cell office:value-type="float" office:value="3030326" table:style-name="ce67">
            <text:p>3030326</text:p>
          </table:table-cell>
          <table:table-cell office:value-type="string" table:style-name="ce111">
            <text:p>Financial hardship</text:p>
          </table:table-cell>
          <table:table-cell office:value-type="float" office:value="4800" table:style-name="ce11">
            <text:p>4,800</text:p>
          </table:table-cell>
          <table:table-cell office:value-type="float" office:value="3999.77" table:style-name="ce11">
            <text:p>4,000</text:p>
          </table:table-cell>
          <table:table-cell office:value-type="float" office:value="659.96" table:style-name="ce11">
            <text:p>660</text:p>
          </table:table-cell>
          <table:table-cell office:value-type="float" office:value="338" table:style-name="ce11">
            <text:p>338</text:p>
          </table:table-cell>
          <table:table-cell office:value-type="float" office:value="632" table:style-name="ce67">
            <text:p>632</text:p>
          </table:table-cell>
          <table:table-cell office:value-type="string" table:style-name="ce39">
            <text:p>Hail Province</text:p>
          </table:table-cell>
          <table:table-cell office:value-type="float" office:value="5000" table:style-name="ce11">
            <text:p>5,000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string" table:style-name="ce36">
            <text:p>N/A</text:p>
          </table:table-cell>
          <table:table-cell office:value-type="string" table:style-name="ce110">
            <text:p>Fake landlord ownership</text:p>
          </table:table-cell>
          <table:table-cell office:value-type="float" office:value="11733.33" table:style-name="ce9">
            <text:p>11,733</text:p>
          </table:table-cell>
          <table:table-cell office:value-type="float" office:value="11733.33" table:style-name="ce9">
            <text:p>11,733</text:p>
          </table:table-cell>
          <table:table-cell table:number-columns-repeated="2" table:style-name="ce112"/>
          <table:table-cell table:style-name="ce36"/>
          <table:table-cell office:value-type="string" table:style-name="ce36">
            <text:p>nan</text:p>
          </table:table-cell>
          <table:table-cell table:style-name="ce112"/>
          <table:table-cell office:value-type="string" table:style-name="ce36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1</text:p>
          </table:table-cell>
          <table:table-cell office:value-type="string" table:style-name="ce39">
            <text:p>N/A</text:p>
          </table:table-cell>
          <table:table-cell office:value-type="string" table:style-name="ce111">
            <text:p>Fake landlord ownership</text:p>
          </table:table-cell>
          <table:table-cell office:value-type="float" office:value="8000" table:style-name="ce11">
            <text:p>8,000</text:p>
          </table:table-cell>
          <table:table-cell office:value-type="float" office:value="8000" table:style-name="ce11">
            <text:p>8,000</text:p>
          </table:table-cell>
          <table:table-cell table:number-columns-repeated="2" table:style-name="ce41"/>
          <table:table-cell table:style-name="ce39"/>
          <table:table-cell office:value-type="string" table:style-name="ce39">
            <text:p>nan</text:p>
          </table:table-cell>
          <table:table-cell table:style-name="ce41"/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float" office:value="3030003" table:style-name="ce61">
            <text:p>3030003</text:p>
          </table:table-cell>
          <table:table-cell office:value-type="string" table:style-name="ce110">
            <text:p>Family / Friendly Fraud</text:p>
          </table:table-cell>
          <table:table-cell office:value-type="float" office:value="10666.67" table:style-name="ce9">
            <text:p>10,667</text:p>
          </table:table-cell>
          <table:table-cell office:value-type="float" office:value="4838.6000000000004" table:style-name="ce9">
            <text:p>4,839</text:p>
          </table:table-cell>
          <table:table-cell office:value-type="float" office:value="677.4" table:style-name="ce9">
            <text:p>677</text:p>
          </table:table-cell>
          <table:table-cell office:value-type="float" office:value="710" table:style-name="ce9">
            <text:p>710</text:p>
          </table:table-cell>
          <table:table-cell table:style-name="ce36"/>
          <table:table-cell office:value-type="string" table:style-name="ce36">
            <text:p>Aseer Province</text:p>
          </table:table-cell>
          <table:table-cell office:value-type="float" office:value="36170" table:style-name="ce9">
            <text:p>36,170</text:p>
          </table:table-cell>
          <table:table-cell office:value-type="string" table:style-name="ce36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1</text:p>
          </table:table-cell>
          <table:table-cell office:value-type="float" office:value="3030004" table:style-name="ce67">
            <text:p>3030004</text:p>
          </table:table-cell>
          <table:table-cell office:value-type="string" table:style-name="ce111">
            <text:p>Family / Friendly Fraud</text:p>
          </table:table-cell>
          <table:table-cell office:value-type="float" office:value="17333.330000000002" table:style-name="ce11">
            <text:p>17,333</text:p>
          </table:table-cell>
          <table:table-cell office:value-type="float" office:value="10111.11" table:style-name="ce11">
            <text:p>10,111</text:p>
          </table:table-cell>
          <table:table-cell office:value-type="float" office:value="1516.35" table:style-name="ce11">
            <text:p>1,516</text:p>
          </table:table-cell>
          <table:table-cell office:value-type="float" office:value="739" table:style-name="ce11">
            <text:p>739</text:p>
          </table:table-cell>
          <table:table-cell table:style-name="ce39"/>
          <table:table-cell office:value-type="string" table:style-name="ce39">
            <text:p>Riyadh Province</text:p>
          </table:table-cell>
          <table:table-cell office:value-type="float" office:value="36170" table:style-name="ce11">
            <text:p>36,17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float" office:value="3030064" table:style-name="ce61">
            <text:p>3030064</text:p>
          </table:table-cell>
          <table:table-cell office:value-type="string" table:style-name="ce110">
            <text:p>Financial hardship</text:p>
          </table:table-cell>
          <table:table-cell office:value-type="float" office:value="5266.67" table:style-name="ce9">
            <text:p>5,267</text:p>
          </table:table-cell>
          <table:table-cell office:value-type="float" office:value="877.6" table:style-name="ce9">
            <text:p>878</text:p>
          </table:table-cell>
          <table:table-cell office:value-type="float" office:value="144.80000000000001" table:style-name="ce43">
            <text:p>144.80</text:p>
          </table:table-cell>
          <table:table-cell office:value-type="float" office:value="503" table:style-name="ce9">
            <text:p>503</text:p>
          </table:table-cell>
          <table:table-cell table:style-name="ce36"/>
          <table:table-cell office:value-type="string" table:style-name="ce36">
            <text:p>Riyadh Province</text:p>
          </table:table-cell>
          <table:table-cell office:value-type="float" office:value="5500" table:style-name="ce9">
            <text:p>5,5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1</text:p>
          </table:table-cell>
          <table:table-cell office:value-type="float" office:value="3030065" table:style-name="ce67">
            <text:p>3030065</text:p>
          </table:table-cell>
          <table:table-cell office:value-type="string" table:style-name="ce111">
            <text:p>Family / Friendly Fraud</text:p>
          </table:table-cell>
          <table:table-cell office:value-type="float" office:value="12000" table:style-name="ce11">
            <text:p>12,000</text:p>
          </table:table-cell>
          <table:table-cell office:value-type="float" office:value="2999.49" table:style-name="ce11">
            <text:p>2,999</text:p>
          </table:table-cell>
          <table:table-cell office:value-type="float" office:value="494.91" table:style-name="ce11">
            <text:p>495</text:p>
          </table:table-cell>
          <table:table-cell office:value-type="float" office:value="521" table:style-name="ce11">
            <text:p>521</text:p>
          </table:table-cell>
          <table:table-cell table:style-name="ce39"/>
          <table:table-cell office:value-type="string" table:style-name="ce39">
            <text:p>Riyadh Province</text:p>
          </table:table-cell>
          <table:table-cell office:value-type="float" office:value="10500" table:style-name="ce11">
            <text:p>10,50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float" office:value="3030018" table:style-name="ce61">
            <text:p>3030018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4006.67" table:style-name="ce9">
            <text:p>4,007</text:p>
          </table:table-cell>
          <table:table-cell office:value-type="float" office:value="224.99" table:style-name="ce43">
            <text:p>224.99</text:p>
          </table:table-cell>
          <table:table-cell office:value-type="float" office:value="37.14" table:style-name="ce43">
            <text:p>37.14</text:p>
          </table:table-cell>
          <table:table-cell office:value-type="float" office:value="643" table:style-name="ce9">
            <text:p>643</text:p>
          </table:table-cell>
          <table:table-cell table:style-name="ce36"/>
          <table:table-cell office:value-type="string" table:style-name="ce36">
            <text:p>Riyadh Province</text:p>
          </table:table-cell>
          <table:table-cell office:value-type="float" office:value="8074" table:style-name="ce9">
            <text:p>8,074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1</text:p>
          </table:table-cell>
          <table:table-cell office:value-type="float" office:value="3030020" table:style-name="ce67">
            <text:p>3030020</text:p>
          </table:table-cell>
          <table:table-cell office:value-type="string" table:style-name="ce111">
            <text:p>Financial hardship</text:p>
          </table:table-cell>
          <table:table-cell office:value-type="float" office:value="6266.67" table:style-name="ce11">
            <text:p>6,26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39"/>
          <table:table-cell office:value-type="string" table:style-name="ce39">
            <text:p>Makkah al-Mukarramah Province</text:p>
          </table:table-cell>
          <table:table-cell office:value-type="float" office:value="17873" table:style-name="ce11">
            <text:p>17,873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1</text:p>
          </table:table-cell>
          <table:table-cell office:value-type="float" office:value="3030028" table:style-name="ce61">
            <text:p>3030028</text:p>
          </table:table-cell>
          <table:table-cell office:value-type="string" table:style-name="ce110">
            <text:p>Financial hardship</text:p>
          </table:table-cell>
          <table:table-cell office:value-type="float" office:value="9333.33" table:style-name="ce9">
            <text:p>9,333</text:p>
          </table:table-cell>
          <table:table-cell office:value-type="float" office:value="780.75" table:style-name="ce9">
            <text:p>781</text:p>
          </table:table-cell>
          <table:table-cell office:value-type="float" office:value="117.11" table:style-name="ce43">
            <text:p>117.11</text:p>
          </table:table-cell>
          <table:table-cell office:value-type="float" office:value="481" table:style-name="ce9">
            <text:p>481</text:p>
          </table:table-cell>
          <table:table-cell table:style-name="ce36"/>
          <table:table-cell office:value-type="string" table:style-name="ce36">
            <text:p>Makkah al-Mukarramah Province</text:p>
          </table:table-cell>
          <table:table-cell office:value-type="float" office:value="6150" table:style-name="ce9">
            <text:p>6,15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2</text:p>
          </table:table-cell>
          <table:table-cell office:value-type="float" office:value="3030068" table:style-name="ce67">
            <text:p>3030068</text:p>
          </table:table-cell>
          <table:table-cell office:value-type="string" table:style-name="ce111">
            <text:p>Long-term delinquency beyond recovery threshold</text:p>
          </table:table-cell>
          <table:table-cell office:value-type="float" office:value="8160" table:style-name="ce11">
            <text:p>8,160</text:p>
          </table:table-cell>
          <table:table-cell office:value-type="float" office:value="5439.53" table:style-name="ce11">
            <text:p>5,440</text:p>
          </table:table-cell>
          <table:table-cell office:value-type="float" office:value="773.27" table:style-name="ce11">
            <text:p>773</text:p>
          </table:table-cell>
          <table:table-cell office:value-type="float" office:value="647" table:style-name="ce11">
            <text:p>647</text:p>
          </table:table-cell>
          <table:table-cell table:style-name="ce39"/>
          <table:table-cell office:value-type="string" table:style-name="ce39">
            <text:p>Riyadh Province</text:p>
          </table:table-cell>
          <table:table-cell office:value-type="float" office:value="8000" table:style-name="ce11">
            <text:p>8,000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2</text:p>
          </table:table-cell>
          <table:table-cell office:value-type="float" office:value="3030095" table:style-name="ce61">
            <text:p>3030095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13333.33" table:style-name="ce9">
            <text:p>13,333</text:p>
          </table:table-cell>
          <table:table-cell office:value-type="float" office:value="3332.98" table:style-name="ce9">
            <text:p>3,333</text:p>
          </table:table-cell>
          <table:table-cell office:value-type="float" office:value="483.28" table:style-name="ce9">
            <text:p>483</text:p>
          </table:table-cell>
          <table:table-cell office:value-type="float" office:value="482" table:style-name="ce9">
            <text:p>482</text:p>
          </table:table-cell>
          <table:table-cell table:style-name="ce36"/>
          <table:table-cell office:value-type="string" table:style-name="ce36">
            <text:p>Riyadh Province</text:p>
          </table:table-cell>
          <table:table-cell office:value-type="float" office:value="30000" table:style-name="ce9">
            <text:p>30,0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2</text:p>
          </table:table-cell>
          <table:table-cell office:value-type="float" office:value="3030036" table:style-name="ce67">
            <text:p>3030036</text:p>
          </table:table-cell>
          <table:table-cell office:value-type="string" table:style-name="ce111">
            <text:p>Family / Friendly Fraud</text:p>
          </table:table-cell>
          <table:table-cell office:value-type="float" office:value="22666.67" table:style-name="ce11">
            <text:p>22,667</text:p>
          </table:table-cell>
          <table:table-cell office:value-type="float" office:value="15111.73" table:style-name="ce11">
            <text:p>15,112</text:p>
          </table:table-cell>
          <table:table-cell office:value-type="float" office:value="2417.87" table:style-name="ce11">
            <text:p>2,418</text:p>
          </table:table-cell>
          <table:table-cell office:value-type="float" office:value="632" table:style-name="ce11">
            <text:p>632</text:p>
          </table:table-cell>
          <table:table-cell table:style-name="ce39"/>
          <table:table-cell office:value-type="string" table:style-name="ce39">
            <text:p>Riyadh Province</text:p>
          </table:table-cell>
          <table:table-cell office:value-type="float" office:value="36170" table:style-name="ce11">
            <text:p>36,17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2</text:p>
          </table:table-cell>
          <table:table-cell office:value-type="float" office:value="3030080" table:style-name="ce61">
            <text:p>3030080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6738.67" table:style-name="ce9">
            <text:p>6,7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0" table:style-name="ce61">
            <text:p>600</text:p>
          </table:table-cell>
          <table:table-cell office:value-type="string" table:style-name="ce36">
            <text:p>Makkah al-Mukarramah Province</text:p>
          </table:table-cell>
          <table:table-cell office:value-type="float" office:value="12453.75" table:style-name="ce9">
            <text:p>12,454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3</text:p>
          </table:table-cell>
          <table:table-cell office:value-type="float" office:value="3030128" table:style-name="ce67">
            <text:p>3030128</text:p>
          </table:table-cell>
          <table:table-cell office:value-type="string" table:style-name="ce111">
            <text:p>Financial hardship</text:p>
          </table:table-cell>
          <table:table-cell office:value-type="float" office:value="7466.67" table:style-name="ce11">
            <text:p>7,467</text:p>
          </table:table-cell>
          <table:table-cell office:value-type="float" office:value="4837.54" table:style-name="ce11">
            <text:p>4,838</text:p>
          </table:table-cell>
          <table:table-cell office:value-type="float" office:value="798.19" table:style-name="ce11">
            <text:p>798</text:p>
          </table:table-cell>
          <table:table-cell office:value-type="float" office:value="514" table:style-name="ce11">
            <text:p>514</text:p>
          </table:table-cell>
          <table:table-cell table:style-name="ce39"/>
          <table:table-cell office:value-type="string" table:style-name="ce39">
            <text:p>Riyadh Province</text:p>
          </table:table-cell>
          <table:table-cell office:value-type="float" office:value="13900" table:style-name="ce11">
            <text:p>13,900</text:p>
          </table:table-cell>
          <table:table-cell office:value-type="string" table:style-name="ce39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3</text:p>
          </table:table-cell>
          <table:table-cell office:value-type="float" office:value="3030121" table:style-name="ce61">
            <text:p>3030121</text:p>
          </table:table-cell>
          <table:table-cell office:value-type="string" table:style-name="ce110">
            <text:p>Financial hardship</text:p>
          </table:table-cell>
          <table:table-cell office:value-type="float" office:value="8000" table:style-name="ce9">
            <text:p>8,0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36"/>
          <table:table-cell office:value-type="string" table:style-name="ce36">
            <text:p>Riyadh Province</text:p>
          </table:table-cell>
          <table:table-cell office:value-type="float" office:value="15700" table:style-name="ce9">
            <text:p>15,7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4</text:p>
          </table:table-cell>
          <table:table-cell office:value-type="float" office:value="3030159" table:style-name="ce67">
            <text:p>3030159</text:p>
          </table:table-cell>
          <table:table-cell office:value-type="string" table:style-name="ce111">
            <text:p>Organized Application Fraud</text:p>
          </table:table-cell>
          <table:table-cell office:value-type="float" office:value="9866.67" table:style-name="ce11">
            <text:p>9,867</text:p>
          </table:table-cell>
          <table:table-cell office:value-type="float" office:value="7400.06" table:style-name="ce11">
            <text:p>7,400</text:p>
          </table:table-cell>
          <table:table-cell office:value-type="float" office:value="1221.01" table:style-name="ce11">
            <text:p>1,221</text:p>
          </table:table-cell>
          <table:table-cell office:value-type="float" office:value="472" table:style-name="ce11">
            <text:p>472</text:p>
          </table:table-cell>
          <table:table-cell office:value-type="float" office:value="409" table:style-name="ce67">
            <text:p>409</text:p>
          </table:table-cell>
          <table:table-cell office:value-type="string" table:style-name="ce39">
            <text:p>Riyadh Province</text:p>
          </table:table-cell>
          <table:table-cell office:value-type="float" office:value="22165" table:style-name="ce11">
            <text:p>22,165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4</text:p>
          </table:table-cell>
          <table:table-cell office:value-type="float" office:value="3030166" table:style-name="ce61">
            <text:p>3030166</text:p>
          </table:table-cell>
          <table:table-cell office:value-type="string" table:style-name="ce110">
            <text:p>Financial hardship</text:p>
          </table:table-cell>
          <table:table-cell office:value-type="float" office:value="22666.67" table:style-name="ce9">
            <text:p>22,6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9" table:style-name="ce61">
            <text:p>529</text:p>
          </table:table-cell>
          <table:table-cell office:value-type="string" table:style-name="ce36">
            <text:p>Makkah al-Mukarramah Province</text:p>
          </table:table-cell>
          <table:table-cell table:style-name="ce112"/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4</text:p>
          </table:table-cell>
          <table:table-cell office:value-type="float" office:value="3030187" table:style-name="ce67">
            <text:p>3030187</text:p>
          </table:table-cell>
          <table:table-cell office:value-type="string" table:style-name="ce111">
            <text:p>Organized Application Fraud</text:p>
          </table:table-cell>
          <table:table-cell office:value-type="float" office:value="14666.67" table:style-name="ce11">
            <text:p>14,667</text:p>
          </table:table-cell>
          <table:table-cell office:value-type="float" office:value="12306.04" table:style-name="ce11">
            <text:p>12,306</text:p>
          </table:table-cell>
          <table:table-cell office:value-type="float" office:value="2030.5" table:style-name="ce11">
            <text:p>2,031</text:p>
          </table:table-cell>
          <table:table-cell office:value-type="float" office:value="505" table:style-name="ce11">
            <text:p>505</text:p>
          </table:table-cell>
          <table:table-cell office:value-type="float" office:value="409" table:style-name="ce67">
            <text:p>409</text:p>
          </table:table-cell>
          <table:table-cell office:value-type="string" table:style-name="ce39">
            <text:p>Riyadh Province</text:p>
          </table:table-cell>
          <table:table-cell office:value-type="float" office:value="22165" table:style-name="ce11">
            <text:p>22,165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4</text:p>
          </table:table-cell>
          <table:table-cell office:value-type="float" office:value="3030204" table:style-name="ce61">
            <text:p>3030204</text:p>
          </table:table-cell>
          <table:table-cell office:value-type="string" table:style-name="ce110">
            <text:p>Long-term delinquency beyond recovery threshold</text:p>
          </table:table-cell>
          <table:table-cell office:value-type="float" office:value="7466.67" table:style-name="ce9">
            <text:p>7,467</text:p>
          </table:table-cell>
          <table:table-cell office:value-type="float" office:value="4974.71" table:style-name="ce9">
            <text:p>4,975</text:p>
          </table:table-cell>
          <table:table-cell office:value-type="float" office:value="795.95" table:style-name="ce9">
            <text:p>796</text:p>
          </table:table-cell>
          <table:table-cell office:value-type="float" office:value="414" table:style-name="ce9">
            <text:p>414</text:p>
          </table:table-cell>
          <table:table-cell office:value-type="float" office:value="576" table:style-name="ce61">
            <text:p>576</text:p>
          </table:table-cell>
          <table:table-cell office:value-type="string" table:style-name="ce36">
            <text:p>Aseer Province</text:p>
          </table:table-cell>
          <table:table-cell office:value-type="float" office:value="10500" table:style-name="ce9">
            <text:p>10,500</text:p>
          </table:table-cell>
          <table:table-cell office:value-type="string" table:style-name="ce36">
            <text:p>Credit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5</text:p>
          </table:table-cell>
          <table:table-cell office:value-type="float" office:value="3030218" table:style-name="ce67">
            <text:p>3030218</text:p>
          </table:table-cell>
          <table:table-cell office:value-type="string" table:style-name="ce111">
            <text:p>Family / Friendly Fraud</text:p>
          </table:table-cell>
          <table:table-cell office:value-type="float" office:value="5333.33" table:style-name="ce11">
            <text:p>5,333</text:p>
          </table:table-cell>
          <table:table-cell office:value-type="float" office:value="3555.25" table:style-name="ce11">
            <text:p>3,555</text:p>
          </table:table-cell>
          <table:table-cell office:value-type="float" office:value="533.29" table:style-name="ce11">
            <text:p>533</text:p>
          </table:table-cell>
          <table:table-cell office:value-type="float" office:value="362" table:style-name="ce11">
            <text:p>362</text:p>
          </table:table-cell>
          <table:table-cell office:value-type="float" office:value="416" table:style-name="ce67">
            <text:p>416</text:p>
          </table:table-cell>
          <table:table-cell office:value-type="string" table:style-name="ce39">
            <text:p>Makkah al-Mukarramah Province</text:p>
          </table:table-cell>
          <table:table-cell office:value-type="float" office:value="4000" table:style-name="ce11">
            <text:p>4,00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6</text:p>
          </table:table-cell>
          <table:table-cell office:value-type="float" office:value="3030323" table:style-name="ce61">
            <text:p>3030323</text:p>
          </table:table-cell>
          <table:table-cell office:value-type="string" table:style-name="ce110">
            <text:p>Collusion between tenant and landlord</text:p>
          </table:table-cell>
          <table:table-cell office:value-type="float" office:value="53333.33" table:style-name="ce9">
            <text:p>53,333</text:p>
          </table:table-cell>
          <table:table-cell office:value-type="float" office:value="40000" table:style-name="ce9">
            <text:p>40,000</text:p>
          </table:table-cell>
          <table:table-cell office:value-type="float" office:value="6200" table:style-name="ce9">
            <text:p>6,200</text:p>
          </table:table-cell>
          <table:table-cell office:value-type="float" office:value="304" table:style-name="ce9">
            <text:p>304</text:p>
          </table:table-cell>
          <table:table-cell office:value-type="float" office:value="586" table:style-name="ce61">
            <text:p>586</text:p>
          </table:table-cell>
          <table:table-cell office:value-type="string" table:style-name="ce36">
            <text:p>Riyadh Province</text:p>
          </table:table-cell>
          <table:table-cell office:value-type="float" office:value="35000" table:style-name="ce9">
            <text:p>35,000</text:p>
          </table:table-cell>
          <table:table-cell office:value-type="string" table:style-name="ce36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6</text:p>
          </table:table-cell>
          <table:table-cell office:value-type="float" office:value="3030368" table:style-name="ce67">
            <text:p>3030368</text:p>
          </table:table-cell>
          <table:table-cell office:value-type="string" table:style-name="ce111">
            <text:p>Identity Theft Fraud</text:p>
          </table:table-cell>
          <table:table-cell office:value-type="float" office:value="74666.67" table:style-name="ce11">
            <text:p>74,667</text:p>
          </table:table-cell>
          <table:table-cell office:value-type="float" office:value="74666.67" table:style-name="ce11">
            <text:p>74,667</text:p>
          </table:table-cell>
          <table:table-cell office:value-type="float" office:value="11200" table:style-name="ce11">
            <text:p>11,200</text:p>
          </table:table-cell>
          <table:table-cell office:value-type="float" office:value="382" table:style-name="ce11">
            <text:p>382</text:p>
          </table:table-cell>
          <table:table-cell office:value-type="float" office:value="609" table:style-name="ce67">
            <text:p>609</text:p>
          </table:table-cell>
          <table:table-cell office:value-type="string" table:style-name="ce39">
            <text:p>Riyadh Province</text:p>
          </table:table-cell>
          <table:table-cell office:value-type="float" office:value="57800" table:style-name="ce11">
            <text:p>57,80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6</text:p>
          </table:table-cell>
          <table:table-cell office:value-type="float" office:value="3030423" table:style-name="ce61">
            <text:p>3030423</text:p>
          </table:table-cell>
          <table:table-cell office:value-type="string" table:style-name="ce110">
            <text:p>Control Bypass by Team</text:p>
          </table:table-cell>
          <table:table-cell office:value-type="float" office:value="6666.67" table:style-name="ce9">
            <text:p>6,667</text:p>
          </table:table-cell>
          <table:table-cell office:value-type="float" office:value="6666.67" table:style-name="ce9">
            <text:p>6,667</text:p>
          </table:table-cell>
          <table:table-cell office:value-type="float" office:value="1100" table:style-name="ce9">
            <text:p>1,100</text:p>
          </table:table-cell>
          <table:table-cell office:value-type="float" office:value="345" table:style-name="ce9">
            <text:p>345</text:p>
          </table:table-cell>
          <table:table-cell office:value-type="float" office:value="412" table:style-name="ce61">
            <text:p>412</text:p>
          </table:table-cell>
          <table:table-cell office:value-type="string" table:style-name="ce36">
            <text:p>Riyadh Province</text:p>
          </table:table-cell>
          <table:table-cell office:value-type="float" office:value="4000" table:style-name="ce9">
            <text:p>4,000</text:p>
          </table:table-cell>
          <table:table-cell office:value-type="string" table:style-name="ce36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10">
            <text:p>V6</text:p>
          </table:table-cell>
          <table:table-cell office:value-type="float" office:value="3030463" table:style-name="ce67">
            <text:p>3030463</text:p>
          </table:table-cell>
          <table:table-cell office:value-type="string" table:style-name="ce111">
            <text:p>Identity Theft Fraud</text:p>
          </table:table-cell>
          <table:table-cell office:value-type="float" office:value="9333.33" table:style-name="ce11">
            <text:p>9,333</text:p>
          </table:table-cell>
          <table:table-cell office:value-type="float" office:value="9333.33" table:style-name="ce11">
            <text:p>9,333</text:p>
          </table:table-cell>
          <table:table-cell office:value-type="float" office:value="1540" table:style-name="ce11">
            <text:p>1,540</text:p>
          </table:table-cell>
          <table:table-cell office:value-type="float" office:value="321" table:style-name="ce11">
            <text:p>321</text:p>
          </table:table-cell>
          <table:table-cell office:value-type="float" office:value="484" table:style-name="ce67">
            <text:p>484</text:p>
          </table:table-cell>
          <table:table-cell office:value-type="string" table:style-name="ce39">
            <text:p>Riyadh Province</text:p>
          </table:table-cell>
          <table:table-cell office:value-type="float" office:value="5500" table:style-name="ce11">
            <text:p>5,500</text:p>
          </table:table-cell>
          <table:table-cell office:value-type="string" table:style-name="ce39">
            <text:p>⚠ FRAUD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8">
            <text:p>V6</text:p>
          </table:table-cell>
          <table:table-cell office:value-type="string" table:style-name="ce36">
            <text:p>N/A</text:p>
          </table:table-cell>
          <table:table-cell office:value-type="string" table:style-name="ce110">
            <text:p>Tenant-Landlord Collusion</text:p>
          </table:table-cell>
          <table:table-cell office:value-type="float" office:value="2933.33" table:style-name="ce9">
            <text:p>2,933</text:p>
          </table:table-cell>
          <table:table-cell office:value-type="float" office:value="2933.33" table:style-name="ce9">
            <text:p>2,933</text:p>
          </table:table-cell>
          <table:table-cell table:number-columns-repeated="2" table:style-name="ce112"/>
          <table:table-cell table:style-name="ce36"/>
          <table:table-cell office:value-type="string" table:style-name="ce36">
            <text:p>nan</text:p>
          </table:table-cell>
          <table:table-cell table:style-name="ce112"/>
          <table:table-cell office:value-type="string" table:style-name="ce36">
            <text:p>⚠ FRAUD</text:p>
          </table:table-cell>
          <table:table-cell table:number-columns-repeated="16373"/>
        </table:table-row>
        <table:table-row table:number-rows-repeated="914" table:style-name="ro5">
          <table:table-cell table:number-columns-repeated="11" table:style-name="ce31"/>
          <table:table-cell table:number-columns-repeated="16373"/>
        </table:table-row>
        <table:table-row table:number-rows-repeated="1047579" table:style-name="ro2">
          <table:table-cell table:number-columns-repeated="16384"/>
        </table:table-row>
      </table:table>
      <table:table table:name="Data_Notes" table:style-name="ta1">
        <table:table-column table:style-name="co23" table:default-cell-style-name="ce31"/>
        <table:table-column table:style-name="co21" table:number-columns-repeated="16383" table:default-cell-style-name="ce1"/>
        <table:table-row table:style-name="ro1">
          <table:table-cell office:value-type="string" table:style-name="ce2">
            <text:p>Data Notes &amp; Methodology</text:p>
          </table:table-cell>
          <table:table-cell table:style-name="ce113"/>
          <table:table-cell table:number-columns-repeated="16382"/>
        </table:table-row>
        <table:table-row table:style-name="ro6">
          <table:table-cell office:value-type="string" table:style-name="ce33">
            <text:p>Full audit trail of corrections and methodology</text:p>
          </table:table-cell>
          <table:table-cell table:style-name="ce114"/>
          <table:table-cell table:number-columns-repeated="16382"/>
        </table:table-row>
        <table:table-row table:style-name="ro2">
          <table:table-cell table:style-name="ce59"/>
          <table:table-cell table:style-name="ce115"/>
          <table:table-cell table:number-columns-repeated="16382"/>
        </table:table-row>
        <table:table-row table:style-name="ro3">
          <table:table-cell office:value-type="string" table:style-name="ce7">
            <text:p>Data Sources</text:p>
          </table:table-cell>
          <table:table-cell table:style-name="ce7"/>
          <table:table-cell table:number-columns-repeated="16382"/>
        </table:table-row>
        <table:table-row table:style-name="ro13">
          <table:table-cell office:value-type="string" table:style-name="ce101">
            <text:p>Ejari_Data_Tape_19022026.csv — 1,380 contracts, Jul-2023 to Mar-2026</text:p>
          </table:table-cell>
          <table:table-cell table:style-name="ce59"/>
          <table:table-cell table:number-columns-repeated="16382" table:style-name="ce31"/>
        </table:table-row>
        <table:table-row table:style-name="ro13">
          <table:table-cell office:value-type="string" table:style-name="ce99">
            <text:p>90DPD_Data_and_Recoveries.xlsx — 80 loans reaching 90+ DPD, vintage performance, Najiz data</text:p>
          </table:table-cell>
          <table:table-cell table:style-name="ce66"/>
          <table:table-cell table:number-columns-repeated="16382" table:style-name="ce31"/>
        </table:table-row>
        <table:table-row table:style-name="ro13">
          <table:table-cell office:value-type="string" table:style-name="ce101">
            <text:p>Ejari_Writeoffs_as_of_01_26.xlsx — 35 WO entries (32 with Loan IDs matched in tape)</text:p>
          </table:table-cell>
          <table:table-cell table:style-name="ce59"/>
          <table:table-cell table:number-columns-repeated="16382" table:style-name="ce31"/>
        </table:table-row>
        <table:table-row table:style-name="ro13">
          <table:table-cell office:value-type="string" table:style-name="ce99">
            <text:p>collections_waterfall_by_month — Payment timing by due month</text:p>
          </table:table-cell>
          <table:table-cell table:style-name="ce66"/>
          <table:table-cell table:number-columns-repeated="16382" table:style-name="ce31"/>
        </table:table-row>
        <table:table-row table:style-name="ro13">
          <table:table-cell office:value-type="string" table:style-name="ce101">
            <text:p>collections_waterfall_by_origination — Payment timing by origination</text:p>
          </table:table-cell>
          <table:table-cell table:style-name="ce59"/>
          <table:table-cell table:number-columns-repeated="16382" table:style-name="ce31"/>
        </table:table-row>
        <table:table-row table:style-name="ro2">
          <table:table-cell table:number-columns-repeated="2" table:style-name="ce66"/>
          <table:table-cell table:number-columns-repeated="16382"/>
        </table:table-row>
        <table:table-row table:style-name="ro3">
          <table:table-cell office:value-type="string" table:style-name="ce7">
            <text:p>Corrections Applied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101">
            <text:p>1. DPD CORRECTION: dpd_corrected = max(0, dpd_original - 14)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3"/>Removes 14-day grace period inflation baked into source system</text:p>
          </table:table-cell>
          <table:table-cell table:style-name="ce66"/>
          <table:table-cell table:number-columns-repeated="16382"/>
        </table:table-row>
        <table:table-row table:style-name="ro2">
          <table:table-cell table:number-columns-repeated="2" table:style-name="ce59"/>
          <table:table-cell table:number-columns-repeated="16382"/>
        </table:table-row>
        <table:table-row table:style-name="ro2">
          <table:table-cell office:value-type="string" table:style-name="ce99">
            <text:p>2. WRITE-OFF EXCLUSION: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32 WO loan IDs (from WO file) matched &amp; removed from ALL performance sheets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3"/>13 fraud-related + 19 credit-loss write-offs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3 additional WOs in file have no Loan ID (fake landlord / collusion)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3"/>25 of the 32 WO loans were still flagged ACTIVE in tape — corrected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Monthly Cohort sheet contains ZERO write-off contamination</text:p>
          </table:table-cell>
          <table:table-cell table:style-name="ce59"/>
          <table:table-cell table:number-columns-repeated="16382"/>
        </table:table-row>
        <table:table-row table:style-name="ro2">
          <table:table-cell table:number-columns-repeated="2" table:style-name="ce59"/>
          <table:table-cell table:number-columns-repeated="16382"/>
        </table:table-row>
        <table:table-row table:style-name="ro3">
          <table:table-cell office:value-type="string" table:style-name="ce7">
            <text:p>Separation Principle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101">
            <text:p><text:s text:c="3"/>Portfolio Overview, Monthly Cohort, Segment Analysis, Credit Quality, Roll Rates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5"/>→ ALL show CLEAN portfolio only (1,348 loans, 888 active)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Write-offs &amp; Fraud sheet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5"/>→ Contains ALL write-off/fraud detail, isolated from performance metrics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Cohort Loss Waterfall, Historical Performance, 90DPD &amp; Recovery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5"/>→ Show default/recovery data from 90DPD source (includes ALL loans by nature)</text:p>
          </table:table-cell>
          <table:table-cell table:style-name="ce66"/>
          <table:table-cell table:number-columns-repeated="16382"/>
        </table:table-row>
        <table:table-row table:style-name="ro2">
          <table:table-cell table:number-columns-repeated="2" table:style-name="ce59"/>
          <table:table-cell table:number-columns-repeated="16382"/>
        </table:table-row>
        <table:table-row table:style-name="ro3">
          <table:table-cell office:value-type="string" table:style-name="ce7">
            <text:p>Resulting Clean Metrics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101">
            <text:p><text:s text:c="3"/>Active loans: 878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101">
            <text:p><text:s text:c="3"/>O/S principal: SAR 16,229,440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PAR 30+: 4.58% (39 loans)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3"/>PAR 60+: 3.85% (31 loans)</text:p>
          </table:table-cell>
          <table:table-cell table:style-name="ce66"/>
          <table:table-cell table:number-columns-repeated="16382"/>
        </table:table-row>
        <table:table-row table:style-name="ro2">
          <table:table-cell office:value-type="string" table:style-name="ce101">
            <text:p><text:s text:c="3"/>PAR 90+: 2.82% (26 loans)</text:p>
          </table:table-cell>
          <table:table-cell table:style-name="ce59"/>
          <table:table-cell table:number-columns-repeated="16382"/>
        </table:table-row>
        <table:table-row table:style-name="ro2">
          <table:table-cell office:value-type="string" table:style-name="ce99">
            <text:p><text:s text:c="3"/>PAR 180+: 1.10% (9 loans)</text:p>
          </table:table-cell>
          <table:table-cell table:style-name="ce66"/>
          <table:table-cell table:number-columns-repeated="16382"/>
        </table:table-row>
        <table:table-row table:number-rows-repeated="12" table:style-name="ro5">
          <table:table-cell table:number-columns-repeated="2" table:style-name="ce31"/>
          <table:table-cell table:number-columns-repeated="16382"/>
        </table:table-row>
        <table:table-row table:number-rows-repeated="952" table:style-name="ro5">
          <table:table-cell/>
          <table:table-cell table:style-name="ce31"/>
          <table:table-cell table:number-columns-repeated="16382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" svg:font-family="Apto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number:number-style style:name="N39">
      <number:number number:decimal-places="1" number:min-decimal-places="1" number:min-integer-digits="1"/>
    </number:number-style>
    <number:number-style style:name="N4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meta:initial-creator>openpyxl</meta:initial-creator>
    <dc:creator>Yazeed Alshamsi</dc:creator>
    <meta:creation-date>2026-02-20T23:27:45Z</meta:creation-date>
    <dc:date>2026-03-11T18:26:46Z</dc:date>
  </office:meta>
</office:document-meta>
</file>